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181in"/>
    </style:style>
    <style:style style:name="co2" style:family="table-column">
      <style:table-column-properties fo:break-before="auto" style:column-width="2.3346in"/>
    </style:style>
    <style:style style:name="co3" style:family="table-column">
      <style:table-column-properties fo:break-before="auto" style:column-width="3.1744in"/>
    </style:style>
    <style:style style:name="co4" style:family="table-column">
      <style:table-column-properties fo:break-before="auto" style:column-width="2.8299in"/>
    </style:style>
    <style:style style:name="co5" style:family="table-column">
      <style:table-column-properties fo:break-before="auto" style:column-width="1.9799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4.455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Herbs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office:value-type="string">
            <text:p>Arom Tx Damp</text:p>
          </table:table-cell>
          <table:table-cell office:value-type="string">
            <text:p>Aromatic and Transform Dampness</text:p>
          </table:table-cell>
          <table:table-cell office:value-type="string">
            <text:p>Bai Dou Kou</text:p>
          </table:table-cell>
          <table:table-cell office:value-type="string">
            <text:p>白豆蔻</text:p>
          </table:table-cell>
          <table:table-cell office:value-type="string">
            <text:p>round cardamon fruit/ cardamon cluster</text:p>
          </table:table-cell>
          <table:table-cell office:value-type="string">
            <text:p>Fructus Amomi Kravanh</text:p>
          </table:table-cell>
          <table:table-cell table:number-columns-repeated="1018"/>
        </table:table-row>
        <table:table-row table:style-name="ro1">
          <table:table-cell office:value-type="string">
            <text:p>Arom Tx Damp</text:p>
          </table:table-cell>
          <table:table-cell office:value-type="string">
            <text:p>Aromatic and Transform Dampness</text:p>
          </table:table-cell>
          <table:table-cell office:value-type="string">
            <text:p>Cang Zhu</text:p>
          </table:table-cell>
          <table:table-cell office:value-type="string">
            <text:p>蒼术</text:p>
          </table:table-cell>
          <table:table-cell office:value-type="string">
            <text:p>atractylodes rhizome</text:p>
          </table:table-cell>
          <table:table-cell office:value-type="string">
            <text:p>Atractylodis Rhizoma</text:p>
          </table:table-cell>
          <table:table-cell table:number-columns-repeated="1018"/>
        </table:table-row>
        <table:table-row table:style-name="ro1">
          <table:table-cell office:value-type="string">
            <text:p>Arom Tx Damp</text:p>
          </table:table-cell>
          <table:table-cell office:value-type="string">
            <text:p>Aromatic and Transform Dampness</text:p>
          </table:table-cell>
          <table:table-cell office:value-type="string">
            <text:p>Cao Dou Kou</text:p>
          </table:table-cell>
          <table:table-cell office:value-type="string">
            <text:p>草豆蔻</text:p>
          </table:table-cell>
          <table:table-cell office:value-type="string">
            <text:p>Katsumada's galangal seed/ katsumadai/ alpinia katsumadai</text:p>
          </table:table-cell>
          <table:table-cell office:value-type="string">
            <text:p>Alpiniae Katsumadai Semen</text:p>
          </table:table-cell>
          <table:table-cell table:number-columns-repeated="1018"/>
        </table:table-row>
        <table:table-row table:style-name="ro1">
          <table:table-cell office:value-type="string">
            <text:p>Arom Tx Damp</text:p>
          </table:table-cell>
          <table:table-cell office:value-type="string">
            <text:p>Aromatic and Transform Dampness</text:p>
          </table:table-cell>
          <table:table-cell office:value-type="string">
            <text:p>Cao Guo</text:p>
          </table:table-cell>
          <table:table-cell office:value-type="string">
            <text:p>草果</text:p>
          </table:table-cell>
          <table:table-cell office:value-type="string">
            <text:p>tsaoko fruit</text:p>
          </table:table-cell>
          <table:table-cell office:value-type="string">
            <text:p>Tsoko Fructus</text:p>
          </table:table-cell>
          <table:table-cell table:number-columns-repeated="1018"/>
        </table:table-row>
        <table:table-row table:style-name="ro1">
          <table:table-cell office:value-type="string">
            <text:p>Arom Tx Damp</text:p>
          </table:table-cell>
          <table:table-cell office:value-type="string">
            <text:p>Aromatic and Transform Dampness</text:p>
          </table:table-cell>
          <table:table-cell office:value-type="string">
            <text:p>Guang huo xiang</text:p>
          </table:table-cell>
          <table:table-cell office:value-type="string">
            <text:p>廣藿香</text:p>
          </table:table-cell>
          <table:table-cell office:value-type="string">
            <text:p>Patchouli/ pogostemon</text:p>
          </table:table-cell>
          <table:table-cell office:value-type="string">
            <text:p>Pogostemonis Herba</text:p>
          </table:table-cell>
          <table:table-cell table:number-columns-repeated="1018"/>
        </table:table-row>
        <table:table-row table:style-name="ro1">
          <table:table-cell office:value-type="string">
            <text:p>Arom Tx Damp</text:p>
          </table:table-cell>
          <table:table-cell office:value-type="string">
            <text:p>Aromatic and Transform Dampness</text:p>
          </table:table-cell>
          <table:table-cell office:value-type="string">
            <text:p>Hong Dou Kou</text:p>
          </table:table-cell>
          <table:table-cell office:value-type="string">
            <text:p>紅荳蔻</text:p>
          </table:table-cell>
          <table:table-cell office:value-type="string">
            <text:p>major galangal seeds/ galanga seeds/ spice ginger seeds</text:p>
          </table:table-cell>
          <table:table-cell office:value-type="string">
            <text:p>Galangae Fructus</text:p>
          </table:table-cell>
          <table:table-cell table:number-columns-repeated="1018"/>
        </table:table-row>
        <table:table-row table:style-name="ro1">
          <table:table-cell office:value-type="string">
            <text:p>Arom Tx Damp</text:p>
          </table:table-cell>
          <table:table-cell office:value-type="string">
            <text:p>Aromatic and Transform Dampness</text:p>
          </table:table-cell>
          <table:table-cell office:value-type="string">
            <text:p>Hou Po</text:p>
          </table:table-cell>
          <table:table-cell office:value-type="string">
            <text:p>厚朴</text:p>
          </table:table-cell>
          <table:table-cell office:value-type="string">
            <text:p>magnolia bark</text:p>
          </table:table-cell>
          <table:table-cell office:value-type="string">
            <text:p>Cortex Magnoliae Officinalis</text:p>
          </table:table-cell>
          <table:table-cell table:number-columns-repeated="1018"/>
        </table:table-row>
        <table:table-row table:style-name="ro1">
          <table:table-cell office:value-type="string">
            <text:p>Arom Tx Damp</text:p>
          </table:table-cell>
          <table:table-cell office:value-type="string">
            <text:p>Aromatic and Transform Dampness</text:p>
          </table:table-cell>
          <table:table-cell office:value-type="string">
            <text:p>Huo Xiang</text:p>
          </table:table-cell>
          <table:table-cell office:value-type="string">
            <text:p>藿香</text:p>
          </table:table-cell>
          <table:table-cell office:value-type="string">
            <text:p>Pogostemonis/Agastaches Herba/Patchouli</text:p>
          </table:table-cell>
          <table:table-cell office:value-type="string">
            <text:p>Pogostemonis/Agastaches Herba</text:p>
          </table:table-cell>
          <table:table-cell table:number-columns-repeated="1018"/>
        </table:table-row>
        <table:table-row table:style-name="ro1">
          <table:table-cell office:value-type="string">
            <text:p>Arom Tx Damp</text:p>
          </table:table-cell>
          <table:table-cell office:value-type="string">
            <text:p>Aromatic and Transform Dampness</text:p>
          </table:table-cell>
          <table:table-cell office:value-type="string">
            <text:p>Pei Lan</text:p>
          </table:table-cell>
          <table:table-cell office:value-type="string">
            <text:p>佩蘭</text:p>
          </table:table-cell>
          <table:table-cell office:value-type="string">
            <text:p>eupatorium</text:p>
          </table:table-cell>
          <table:table-cell office:value-type="string">
            <text:p>Eupatorii Herba</text:p>
          </table:table-cell>
          <table:table-cell table:number-columns-repeated="1018"/>
        </table:table-row>
        <table:table-row table:style-name="ro1">
          <table:table-cell office:value-type="string">
            <text:p>Arom Tx Damp</text:p>
          </table:table-cell>
          <table:table-cell office:value-type="string">
            <text:p>Aromatic and Transform Dampness</text:p>
          </table:table-cell>
          <table:table-cell office:value-type="string">
            <text:p>Sha Ren</text:p>
          </table:table-cell>
          <table:table-cell office:value-type="string">
            <text:p>砂仁</text:p>
          </table:table-cell>
          <table:table-cell office:value-type="string">
            <text:p>amomum fruit/ grains-of-paradise fruit</text:p>
          </table:table-cell>
          <table:table-cell office:value-type="string">
            <text:p>Fructus Amomi</text:p>
          </table:table-cell>
          <table:table-cell table:number-columns-repeated="1018"/>
        </table:table-row>
        <table:table-row table:style-name="ro1">
          <table:table-cell office:value-type="string">
            <text:p>Arom Tx Damp</text:p>
          </table:table-cell>
          <table:table-cell office:value-type="string">
            <text:p>Aromatic and Transform Dampness</text:p>
          </table:table-cell>
          <table:table-cell office:value-type="string">
            <text:p>Tu Huo Xiang</text:p>
          </table:table-cell>
          <table:table-cell office:value-type="string">
            <text:p>土藿香</text:p>
          </table:table-cell>
          <table:table-cell office:value-type="string">
            <text:p>agastache</text:p>
          </table:table-cell>
          <table:table-cell office:value-type="string">
            <text:p>Agastaches Herba</text:p>
          </table:table-cell>
          <table:table-cell table:number-columns-repeated="1018"/>
        </table:table-row>
        <table:table-row table:style-name="ro1">
          <table:table-cell office:value-type="string">
            <text:p>Stab &amp; Bind</text:p>
          </table:table-cell>
          <table:table-cell office:value-type="string">
            <text:p>Stabilize and Bind</text:p>
          </table:table-cell>
          <table:table-cell office:value-type="string">
            <text:p>Bai Guo</text:p>
          </table:table-cell>
          <table:table-cell office:value-type="string">
            <text:p>白果</text:p>
          </table:table-cell>
          <table:table-cell office:value-type="string">
            <text:p>ginko nut</text:p>
          </table:table-cell>
          <table:table-cell office:value-type="string">
            <text:p>Ginkgo Semen</text:p>
          </table:table-cell>
          <table:table-cell table:number-columns-repeated="1018"/>
        </table:table-row>
        <table:table-row table:style-name="ro1">
          <table:table-cell office:value-type="string">
            <text:p>Stab &amp; Bind</text:p>
          </table:table-cell>
          <table:table-cell office:value-type="string">
            <text:p>Stabilize and Bind</text:p>
          </table:table-cell>
          <table:table-cell office:value-type="string">
            <text:p>Chi Shi Zhi</text:p>
          </table:table-cell>
          <table:table-cell office:value-type="string">
            <text:p>赤石脂</text:p>
          </table:table-cell>
          <table:table-cell office:value-type="string">
            <text:p>halloysite/ kaolin</text:p>
          </table:table-cell>
          <table:table-cell office:value-type="string">
            <text:p>Halloysitum rubrum</text:p>
          </table:table-cell>
          <table:table-cell table:number-columns-repeated="1018"/>
        </table:table-row>
        <table:table-row table:style-name="ro1">
          <table:table-cell office:value-type="string">
            <text:p>Stab &amp; Bind</text:p>
          </table:table-cell>
          <table:table-cell office:value-type="string">
            <text:p>Stabilize and Bind</text:p>
          </table:table-cell>
          <table:table-cell office:value-type="string">
            <text:p>Chun Gen Pi</text:p>
          </table:table-cell>
          <table:table-cell office:value-type="string">
            <text:p>椿根皮</text:p>
          </table:table-cell>
          <table:table-cell office:value-type="string">
            <text:p> </text:p>
          </table:table-cell>
          <table:table-cell office:value-type="string">
            <text:p>Ailanthi Cortex</text:p>
          </table:table-cell>
          <table:table-cell table:number-columns-repeated="1018"/>
        </table:table-row>
        <table:table-row table:style-name="ro1">
          <table:table-cell office:value-type="string">
            <text:p>Stab &amp; Bind</text:p>
          </table:table-cell>
          <table:table-cell office:value-type="string">
            <text:p>Stabilize and Bind</text:p>
          </table:table-cell>
          <table:table-cell office:value-type="string">
            <text:p>Chun Pi</text:p>
          </table:table-cell>
          <table:table-cell office:value-type="string">
            <text:p>椿皮</text:p>
          </table:table-cell>
          <table:table-cell office:value-type="string">
            <text:p>ailanthus bark or root bark</text:p>
          </table:table-cell>
          <table:table-cell office:value-type="string">
            <text:p>Ailanthi Cortex</text:p>
          </table:table-cell>
          <table:table-cell table:number-columns-repeated="1018"/>
        </table:table-row>
        <table:table-row table:style-name="ro1">
          <table:table-cell office:value-type="string">
            <text:p>Stab &amp; Bind</text:p>
          </table:table-cell>
          <table:table-cell office:value-type="string">
            <text:p>Stabilize and Bind</text:p>
          </table:table-cell>
          <table:table-cell office:value-type="string">
            <text:p>Fu Pen Zi</text:p>
          </table:table-cell>
          <table:table-cell office:value-type="string">
            <text:p>覆盆子</text:p>
          </table:table-cell>
          <table:table-cell office:value-type="string">
            <text:p>Chinese rasberry/ rubus</text:p>
          </table:table-cell>
          <table:table-cell office:value-type="string">
            <text:p>Rubi Fructus</text:p>
          </table:table-cell>
          <table:table-cell table:number-columns-repeated="1018"/>
        </table:table-row>
        <table:table-row table:style-name="ro1">
          <table:table-cell office:value-type="string">
            <text:p>Stab &amp; Bind</text:p>
          </table:table-cell>
          <table:table-cell office:value-type="string">
            <text:p>Stabilize and Bind</text:p>
          </table:table-cell>
          <table:table-cell office:value-type="string">
            <text:p>Fu Xiao Mai</text:p>
          </table:table-cell>
          <table:table-cell office:value-type="string">
            <text:p>浮小麥</text:p>
          </table:table-cell>
          <table:table-cell office:value-type="string">
            <text:p>light wheat grain</text:p>
          </table:table-cell>
          <table:table-cell office:value-type="string">
            <text:p>Tritici Fructus Levi</text:p>
          </table:table-cell>
          <table:table-cell table:number-columns-repeated="1018"/>
        </table:table-row>
        <table:table-row table:style-name="ro1">
          <table:table-cell office:value-type="string">
            <text:p>Stab &amp; Bind</text:p>
          </table:table-cell>
          <table:table-cell office:value-type="string">
            <text:p>Stabilize and Bind</text:p>
          </table:table-cell>
          <table:table-cell office:value-type="string">
            <text:p>Hai Piao Xiao</text:p>
          </table:table-cell>
          <table:table-cell office:value-type="string">
            <text:p>海螵蛸</text:p>
          </table:table-cell>
          <table:table-cell office:value-type="string">
            <text:p>cuttlefish bone/ cuttlebone</text:p>
          </table:table-cell>
          <table:table-cell office:value-type="string">
            <text:p>Sepiae Endoconcha</text:p>
          </table:table-cell>
          <table:table-cell table:number-columns-repeated="1018"/>
        </table:table-row>
        <table:table-row table:style-name="ro1">
          <table:table-cell office:value-type="string">
            <text:p>Stab &amp; Bind</text:p>
          </table:table-cell>
          <table:table-cell office:value-type="string">
            <text:p>Stabilize and Bind</text:p>
          </table:table-cell>
          <table:table-cell office:value-type="string">
            <text:p>He Zi</text:p>
          </table:table-cell>
          <table:table-cell office:value-type="string">
            <text:p>訶子</text:p>
          </table:table-cell>
          <table:table-cell office:value-type="string">
            <text:p>myrobalan fruit/ terminalia/ chebgium</text:p>
          </table:table-cell>
          <table:table-cell office:value-type="string">
            <text:p>Chebulae Fructus</text:p>
          </table:table-cell>
          <table:table-cell table:number-columns-repeated="1018"/>
        </table:table-row>
        <table:table-row table:style-name="ro1">
          <table:table-cell office:value-type="string">
            <text:p>Stab &amp; Bind</text:p>
          </table:table-cell>
          <table:table-cell office:value-type="string">
            <text:p>Stabilize and Bind</text:p>
          </table:table-cell>
          <table:table-cell office:value-type="string">
            <text:p>Ji Guan Hua</text:p>
          </table:table-cell>
          <table:table-cell office:value-type="string">
            <text:p>雞冠花</text:p>
          </table:table-cell>
          <table:table-cell office:value-type="string">
            <text:p>coxcomb flower</text:p>
          </table:table-cell>
          <table:table-cell office:value-type="string">
            <text:p>Celosiae cristatae Flos</text:p>
          </table:table-cell>
          <table:table-cell table:number-columns-repeated="1018"/>
        </table:table-row>
        <table:table-row table:style-name="ro1">
          <table:table-cell office:value-type="string">
            <text:p>Stab &amp; Bind</text:p>
          </table:table-cell>
          <table:table-cell office:value-type="string">
            <text:p>Stabilize and Bind</text:p>
          </table:table-cell>
          <table:table-cell office:value-type="string">
            <text:p>Jin Ying Zi</text:p>
          </table:table-cell>
          <table:table-cell office:value-type="string">
            <text:p>金櫻子</text:p>
          </table:table-cell>
          <table:table-cell office:value-type="string">
            <text:p>Cherokee rosehip</text:p>
          </table:table-cell>
          <table:table-cell office:value-type="string">
            <text:p>Rosae laevigatae Fructus</text:p>
          </table:table-cell>
          <table:table-cell table:number-columns-repeated="1018"/>
        </table:table-row>
        <table:table-row table:style-name="ro1">
          <table:table-cell office:value-type="string">
            <text:p>Stab &amp; Bind</text:p>
          </table:table-cell>
          <table:table-cell office:value-type="string">
            <text:p>Stabilize and Bind</text:p>
          </table:table-cell>
          <table:table-cell office:value-type="string">
            <text:p>Lian Xu</text:p>
          </table:table-cell>
          <table:table-cell office:value-type="string">
            <text:p>蓮鬚</text:p>
          </table:table-cell>
          <table:table-cell office:value-type="string">
            <text:p>lotus stamen</text:p>
          </table:table-cell>
          <table:table-cell office:value-type="string">
            <text:p>Nelumbinis Stamen</text:p>
          </table:table-cell>
          <table:table-cell table:number-columns-repeated="1018"/>
        </table:table-row>
        <table:table-row table:style-name="ro1">
          <table:table-cell office:value-type="string">
            <text:p>Stab &amp; Bind</text:p>
          </table:table-cell>
          <table:table-cell office:value-type="string">
            <text:p>Stabilize and Bind</text:p>
          </table:table-cell>
          <table:table-cell office:value-type="string">
            <text:p>Lian Zi</text:p>
          </table:table-cell>
          <table:table-cell office:value-type="string">
            <text:p>蓮子</text:p>
          </table:table-cell>
          <table:table-cell office:value-type="string">
            <text:p>lotus seed</text:p>
          </table:table-cell>
          <table:table-cell office:value-type="string">
            <text:p>Nelumbinis Semen</text:p>
          </table:table-cell>
          <table:table-cell table:number-columns-repeated="1018"/>
        </table:table-row>
        <table:table-row table:style-name="ro1">
          <table:table-cell office:value-type="string">
            <text:p>Stab &amp; Bind</text:p>
          </table:table-cell>
          <table:table-cell office:value-type="string">
            <text:p>Stabilize and Bind</text:p>
          </table:table-cell>
          <table:table-cell office:value-type="string">
            <text:p>Ma Huang Gen</text:p>
          </table:table-cell>
          <table:table-cell office:value-type="string">
            <text:p>麻黃根</text:p>
          </table:table-cell>
          <table:table-cell office:value-type="string">
            <text:p>ephedra root</text:p>
          </table:table-cell>
          <table:table-cell office:value-type="string">
            <text:p>Ephedrae Radix</text:p>
          </table:table-cell>
          <table:table-cell table:number-columns-repeated="1018"/>
        </table:table-row>
        <table:table-row table:style-name="ro1">
          <table:table-cell office:value-type="string">
            <text:p>Stab &amp; Bind</text:p>
          </table:table-cell>
          <table:table-cell office:value-type="string">
            <text:p>Stabilize and Bind</text:p>
          </table:table-cell>
          <table:table-cell office:value-type="string">
            <text:p>Nuo Dao Gen</text:p>
          </table:table-cell>
          <table:table-cell office:value-type="string">
            <text:p>糯稻根</text:p>
          </table:table-cell>
          <table:table-cell office:value-type="string">
            <text:p>glutinous rice root</text:p>
          </table:table-cell>
          <table:table-cell office:value-type="string">
            <text:p>Oryzae glutinosae Radix</text:p>
          </table:table-cell>
          <table:table-cell table:number-columns-repeated="1018"/>
        </table:table-row>
        <table:table-row table:style-name="ro1">
          <table:table-cell office:value-type="string">
            <text:p>Stab &amp; Bind</text:p>
          </table:table-cell>
          <table:table-cell office:value-type="string">
            <text:p>Stabilize and Bind</text:p>
          </table:table-cell>
          <table:table-cell office:value-type="string">
            <text:p>Qian Shi</text:p>
          </table:table-cell>
          <table:table-cell office:value-type="string">
            <text:p>芡實</text:p>
          </table:table-cell>
          <table:table-cell office:value-type="string">
            <text:p>euryale seeds</text:p>
          </table:table-cell>
          <table:table-cell office:value-type="string">
            <text:p>Euryales Semen</text:p>
          </table:table-cell>
          <table:table-cell table:number-columns-repeated="1018"/>
        </table:table-row>
        <table:table-row table:style-name="ro1">
          <table:table-cell office:value-type="string">
            <text:p>Stab &amp; Bind</text:p>
          </table:table-cell>
          <table:table-cell office:value-type="string">
            <text:p>Stabilize and Bind</text:p>
          </table:table-cell>
          <table:table-cell office:value-type="string">
            <text:p>Rou Dou Kou</text:p>
          </table:table-cell>
          <table:table-cell office:value-type="string">
            <text:p>肉豆蔻</text:p>
          </table:table-cell>
          <table:table-cell office:value-type="string">
            <text:p>nutmeg seeds/ myristica</text:p>
          </table:table-cell>
          <table:table-cell office:value-type="string">
            <text:p>Myristicae Semen</text:p>
          </table:table-cell>
          <table:table-cell table:number-columns-repeated="1018"/>
        </table:table-row>
        <table:table-row table:style-name="ro1">
          <table:table-cell office:value-type="string">
            <text:p>Stab &amp; Bind</text:p>
          </table:table-cell>
          <table:table-cell office:value-type="string">
            <text:p>Stabilize and Bind</text:p>
          </table:table-cell>
          <table:table-cell office:value-type="string">
            <text:p>Sang Piao Xiao</text:p>
          </table:table-cell>
          <table:table-cell office:value-type="string">
            <text:p>桑螵蛸</text:p>
          </table:table-cell>
          <table:table-cell office:value-type="string">
            <text:p>mantis egg-case/ matnis</text:p>
          </table:table-cell>
          <table:table-cell office:value-type="string">
            <text:p>Mantidis Ootheca</text:p>
          </table:table-cell>
          <table:table-cell table:number-columns-repeated="1018"/>
        </table:table-row>
        <table:table-row table:style-name="ro1">
          <table:table-cell office:value-type="string">
            <text:p>Stab &amp; Bind</text:p>
          </table:table-cell>
          <table:table-cell office:value-type="string">
            <text:p>Stabilize and Bind</text:p>
          </table:table-cell>
          <table:table-cell office:value-type="string">
            <text:p>Shan Zhu Yu</text:p>
          </table:table-cell>
          <table:table-cell office:value-type="string">
            <text:p>山茱萸</text:p>
          </table:table-cell>
          <table:table-cell office:value-type="string">
            <text:p>Asiatic cornelian cherry fruit/ cornus</text:p>
          </table:table-cell>
          <table:table-cell office:value-type="string">
            <text:p>Corni Fructus</text:p>
          </table:table-cell>
          <table:table-cell table:number-columns-repeated="1018"/>
        </table:table-row>
        <table:table-row table:style-name="ro1">
          <table:table-cell office:value-type="string">
            <text:p>Stab &amp; Bind</text:p>
          </table:table-cell>
          <table:table-cell office:value-type="string">
            <text:p>Stabilize and Bind</text:p>
          </table:table-cell>
          <table:table-cell office:value-type="string">
            <text:p>Shi Liu Pi</text:p>
          </table:table-cell>
          <table:table-cell office:value-type="string">
            <text:p>石榴皮</text:p>
          </table:table-cell>
          <table:table-cell office:value-type="string">
            <text:p>pomegranate husk</text:p>
          </table:table-cell>
          <table:table-cell office:value-type="string">
            <text:p>Granati Pericarpium</text:p>
          </table:table-cell>
          <table:table-cell table:number-columns-repeated="1018"/>
        </table:table-row>
        <table:table-row table:style-name="ro1">
          <table:table-cell office:value-type="string">
            <text:p>Stab &amp; Bind</text:p>
          </table:table-cell>
          <table:table-cell office:value-type="string">
            <text:p>Stabilize and Bind</text:p>
          </table:table-cell>
          <table:table-cell office:value-type="string">
            <text:p>Wu Bei Zi</text:p>
          </table:table-cell>
          <table:table-cell office:value-type="string">
            <text:p>五倍子</text:p>
          </table:table-cell>
          <table:table-cell office:value-type="string">
            <text:p>gallnut of Chinese sumac</text:p>
          </table:table-cell>
          <table:table-cell office:value-type="string">
            <text:p>Galla chinensis</text:p>
          </table:table-cell>
          <table:table-cell table:number-columns-repeated="1018"/>
        </table:table-row>
        <table:table-row table:style-name="ro1">
          <table:table-cell office:value-type="string">
            <text:p>Stab &amp; Bind</text:p>
          </table:table-cell>
          <table:table-cell office:value-type="string">
            <text:p>Stabilize and Bind</text:p>
          </table:table-cell>
          <table:table-cell office:value-type="string">
            <text:p>Wu Mei</text:p>
          </table:table-cell>
          <table:table-cell office:value-type="string">
            <text:p>烏梅</text:p>
          </table:table-cell>
          <table:table-cell office:value-type="string">
            <text:p>mume fruit</text:p>
          </table:table-cell>
          <table:table-cell office:value-type="string">
            <text:p>Mume Fructus</text:p>
          </table:table-cell>
          <table:table-cell table:number-columns-repeated="1018"/>
        </table:table-row>
        <table:table-row table:style-name="ro1">
          <table:table-cell office:value-type="string">
            <text:p>Stab &amp; Bind</text:p>
          </table:table-cell>
          <table:table-cell office:value-type="string">
            <text:p>Stabilize and Bind</text:p>
          </table:table-cell>
          <table:table-cell office:value-type="string">
            <text:p>Wu Wei Zi</text:p>
          </table:table-cell>
          <table:table-cell office:value-type="string">
            <text:p>五味子</text:p>
          </table:table-cell>
          <table:table-cell office:value-type="string">
            <text:p>schisandra fruit</text:p>
          </table:table-cell>
          <table:table-cell office:value-type="string">
            <text:p>Schizandrae Fructus</text:p>
          </table:table-cell>
          <table:table-cell table:number-columns-repeated="1018"/>
        </table:table-row>
        <table:table-row table:style-name="ro1">
          <table:table-cell office:value-type="string">
            <text:p>Stab &amp; Bind</text:p>
          </table:table-cell>
          <table:table-cell office:value-type="string">
            <text:p>Stabilize and Bind</text:p>
          </table:table-cell>
          <table:table-cell office:value-type="string">
            <text:p>Ying Su Ke</text:p>
          </table:table-cell>
          <table:table-cell office:value-type="string">
            <text:p>罌粟殼</text:p>
          </table:table-cell>
          <table:table-cell office:value-type="string">
            <text:p>opium poppy husk</text:p>
          </table:table-cell>
          <table:table-cell office:value-type="string">
            <text:p>Papaveris Pericarpium</text:p>
          </table:table-cell>
          <table:table-cell table:number-columns-repeated="1018"/>
        </table:table-row>
        <table:table-row table:style-name="ro1">
          <table:table-cell office:value-type="string">
            <text:p>Stab &amp; Bind</text:p>
          </table:table-cell>
          <table:table-cell office:value-type="string">
            <text:p>Stabilize and Bind</text:p>
          </table:table-cell>
          <table:table-cell office:value-type="string">
            <text:p>Yu Yu Liang</text:p>
          </table:table-cell>
          <table:table-cell office:value-type="string">
            <text:p>禹餘糧</text:p>
          </table:table-cell>
          <table:table-cell office:value-type="string">
            <text:p>limonite/ limonitum</text:p>
          </table:table-cell>
          <table:table-cell office:value-type="string">
            <text:p>Limonitum</text:p>
          </table:table-cell>
          <table:table-cell table:number-columns-repeated="1018"/>
        </table:table-row>
        <table:table-row table:style-name="ro1">
          <table:table-cell office:value-type="string">
            <text:p>Anchor Shen</text:p>
          </table:table-cell>
          <table:table-cell office:value-type="string">
            <text:p>Anchor/ Settle and Calm the Spirit</text:p>
          </table:table-cell>
          <table:table-cell office:value-type="string">
            <text:p>Bai Mi</text:p>
          </table:table-cell>
          <table:table-cell office:value-type="string">
            <text:p>白蜜</text:p>
          </table:table-cell>
          <table:table-cell table:number-columns-repeated="2" office:value-type="string">
            <text:p> </text:p>
          </table:table-cell>
          <table:table-cell table:number-columns-repeated="1018"/>
        </table:table-row>
        <table:table-row table:style-name="ro1">
          <table:table-cell office:value-type="string">
            <text:p>Anchor Shen</text:p>
          </table:table-cell>
          <table:table-cell office:value-type="string">
            <text:p>Anchor/ Settle and Calm the Spirit</text:p>
          </table:table-cell>
          <table:table-cell office:value-type="string">
            <text:p>Ci Shi</text:p>
          </table:table-cell>
          <table:table-cell office:value-type="string">
            <text:p>磁石</text:p>
          </table:table-cell>
          <table:table-cell office:value-type="string">
            <text:p>magnetite</text:p>
          </table:table-cell>
          <table:table-cell office:value-type="string">
            <text:p>Magnetitum</text:p>
          </table:table-cell>
          <table:table-cell table:number-columns-repeated="1018"/>
        </table:table-row>
        <table:table-row table:style-name="ro1">
          <table:table-cell office:value-type="string">
            <text:p>Anchor Shen</text:p>
          </table:table-cell>
          <table:table-cell office:value-type="string">
            <text:p>Anchor/ Settle and Calm the Spirit</text:p>
          </table:table-cell>
          <table:table-cell office:value-type="string">
            <text:p>Dai Zhe Shi</text:p>
          </table:table-cell>
          <table:table-cell office:value-type="string">
            <text:p>代赭石</text:p>
          </table:table-cell>
          <table:table-cell office:value-type="string">
            <text:p>hematite</text:p>
          </table:table-cell>
          <table:table-cell office:value-type="string">
            <text:p>Haematitum</text:p>
          </table:table-cell>
          <table:table-cell table:number-columns-repeated="1018"/>
        </table:table-row>
        <table:table-row table:style-name="ro1">
          <table:table-cell office:value-type="string">
            <text:p>Anchor Shen</text:p>
          </table:table-cell>
          <table:table-cell office:value-type="string">
            <text:p>Anchor/ Settle and Calm the Spirit</text:p>
          </table:table-cell>
          <table:table-cell office:value-type="string">
            <text:p>Dan Nan Xing</text:p>
          </table:table-cell>
          <table:table-cell office:value-type="string">
            <text:p>膽南星</text:p>
          </table:table-cell>
          <table:table-cell office:value-type="string">
            <text:p> </text:p>
          </table:table-cell>
          <table:table-cell office:value-type="string">
            <text:p>Arisaema cum Bile</text:p>
          </table:table-cell>
          <table:table-cell table:number-columns-repeated="1018"/>
        </table:table-row>
        <table:table-row table:style-name="ro1">
          <table:table-cell office:value-type="string">
            <text:p>Anchor Shen</text:p>
          </table:table-cell>
          <table:table-cell office:value-type="string">
            <text:p>Anchor/ Settle and Calm the Spirit</text:p>
          </table:table-cell>
          <table:table-cell office:value-type="string">
            <text:p>Dan Pi</text:p>
          </table:table-cell>
          <table:table-cell office:value-type="string">
            <text:p>丹皮</text:p>
          </table:table-cell>
          <table:table-cell office:value-type="string">
            <text:p> </text:p>
          </table:table-cell>
          <table:table-cell office:value-type="string">
            <text:p>Moutan Cortex</text:p>
          </table:table-cell>
          <table:table-cell table:number-columns-repeated="1018"/>
        </table:table-row>
        <table:table-row table:style-name="ro1">
          <table:table-cell office:value-type="string">
            <text:p>Anchor Shen</text:p>
          </table:table-cell>
          <table:table-cell office:value-type="string">
            <text:p>Anchor/ Settle and Calm the Spirit</text:p>
          </table:table-cell>
          <table:table-cell office:value-type="string">
            <text:p>Fu Ling Pi</text:p>
          </table:table-cell>
          <table:table-cell office:value-type="string">
            <text:p>茯苓皮</text:p>
          </table:table-cell>
          <table:table-cell table:number-columns-repeated="2" office:value-type="string">
            <text:p> </text:p>
          </table:table-cell>
          <table:table-cell table:number-columns-repeated="1018"/>
        </table:table-row>
        <table:table-row table:style-name="ro1">
          <table:table-cell office:value-type="string">
            <text:p>Anchor Shen</text:p>
          </table:table-cell>
          <table:table-cell office:value-type="string">
            <text:p>Anchor/ Settle and Calm the Spirit</text:p>
          </table:table-cell>
          <table:table-cell office:value-type="string">
            <text:p>Fu Shen</text:p>
          </table:table-cell>
          <table:table-cell office:value-type="string">
            <text:p>茯神</text:p>
          </table:table-cell>
          <table:table-cell office:value-type="string">
            <text:p> </text:p>
          </table:table-cell>
          <table:table-cell office:value-type="string">
            <text:p>Poriae Sclerotium pararadicis</text:p>
          </table:table-cell>
          <table:table-cell table:number-columns-repeated="1018"/>
        </table:table-row>
        <table:table-row table:style-name="ro1">
          <table:table-cell office:value-type="string">
            <text:p>Anchor Shen</text:p>
          </table:table-cell>
          <table:table-cell office:value-type="string">
            <text:p>Anchor/ Settle and Calm the Spirit</text:p>
          </table:table-cell>
          <table:table-cell office:value-type="string">
            <text:p>Hu Po</text:p>
          </table:table-cell>
          <table:table-cell office:value-type="string">
            <text:p>琥珀</text:p>
          </table:table-cell>
          <table:table-cell office:value-type="string">
            <text:p>amber</text:p>
          </table:table-cell>
          <table:table-cell office:value-type="string">
            <text:p>Succinum</text:p>
          </table:table-cell>
          <table:table-cell table:number-columns-repeated="1018"/>
        </table:table-row>
        <table:table-row table:style-name="ro1">
          <table:table-cell office:value-type="string">
            <text:p>Anchor Shen</text:p>
          </table:table-cell>
          <table:table-cell office:value-type="string">
            <text:p>Anchor/ Settle and Calm the Spirit</text:p>
          </table:table-cell>
          <table:table-cell office:value-type="string">
            <text:p>Jiang Ban Xia !</text:p>
          </table:table-cell>
          <table:table-cell office:value-type="string">
            <text:p>薑半夏</text:p>
          </table:table-cell>
          <table:table-cell table:number-columns-repeated="2" office:value-type="string">
            <text:p> </text:p>
          </table:table-cell>
          <table:table-cell table:number-columns-repeated="1018"/>
        </table:table-row>
        <table:table-row table:style-name="ro1">
          <table:table-cell office:value-type="string">
            <text:p>Anchor Shen</text:p>
          </table:table-cell>
          <table:table-cell office:value-type="string">
            <text:p>Anchor/ Settle and Calm the Spirit</text:p>
          </table:table-cell>
          <table:table-cell office:value-type="string">
            <text:p>Ju Pi</text:p>
          </table:table-cell>
          <table:table-cell office:value-type="string">
            <text:p>橘皮</text:p>
          </table:table-cell>
          <table:table-cell office:value-type="string">
            <text:p>Tangerine Peel</text:p>
          </table:table-cell>
          <table:table-cell office:value-type="string">
            <text:p>Citrus reticulata</text:p>
          </table:table-cell>
          <table:table-cell table:number-columns-repeated="1018"/>
        </table:table-row>
        <table:table-row table:style-name="ro1">
          <table:table-cell office:value-type="string">
            <text:p>Anchor Shen</text:p>
          </table:table-cell>
          <table:table-cell office:value-type="string">
            <text:p>Anchor/ Settle and Calm the Spirit</text:p>
          </table:table-cell>
          <table:table-cell office:value-type="string">
            <text:p>Long Chi</text:p>
          </table:table-cell>
          <table:table-cell office:value-type="string">
            <text:p>龍齒</text:p>
          </table:table-cell>
          <table:table-cell office:value-type="string">
            <text:p>dragon teeth/ fossilized teeth</text:p>
          </table:table-cell>
          <table:table-cell office:value-type="string">
            <text:p>Fossilia Dentis Mastodi</text:p>
          </table:table-cell>
          <table:table-cell table:number-columns-repeated="1018"/>
        </table:table-row>
        <table:table-row table:style-name="ro1">
          <table:table-cell office:value-type="string">
            <text:p>Anchor Shen</text:p>
          </table:table-cell>
          <table:table-cell office:value-type="string">
            <text:p>Anchor/ Settle and Calm the Spirit</text:p>
          </table:table-cell>
          <table:table-cell office:value-type="string">
            <text:p>Long Gu</text:p>
          </table:table-cell>
          <table:table-cell office:value-type="string">
            <text:p>龍骨</text:p>
          </table:table-cell>
          <table:table-cell office:value-type="string">
            <text:p>dragon bone; fossiized vertebrae</text:p>
          </table:table-cell>
          <table:table-cell office:value-type="string">
            <text:p>Os Draconis</text:p>
          </table:table-cell>
          <table:table-cell table:number-columns-repeated="1018"/>
        </table:table-row>
        <table:table-row table:style-name="ro1">
          <table:table-cell office:value-type="string">
            <text:p>Anchor Shen</text:p>
          </table:table-cell>
          <table:table-cell office:value-type="string">
            <text:p>Anchor/ Settle and Calm the Spirit</text:p>
          </table:table-cell>
          <table:table-cell office:value-type="string">
            <text:p>Mu Li</text:p>
          </table:table-cell>
          <table:table-cell office:value-type="string">
            <text:p>牡蠣</text:p>
          </table:table-cell>
          <table:table-cell office:value-type="string">
            <text:p>oyster shell</text:p>
          </table:table-cell>
          <table:table-cell office:value-type="string">
            <text:p>Concha Ostreae</text:p>
          </table:table-cell>
          <table:table-cell table:number-columns-repeated="1018"/>
        </table:table-row>
        <table:table-row table:style-name="ro1">
          <table:table-cell office:value-type="string">
            <text:p>Anchor Shen</text:p>
          </table:table-cell>
          <table:table-cell office:value-type="string">
            <text:p>Anchor/ Settle and Calm the Spirit</text:p>
          </table:table-cell>
          <table:table-cell office:value-type="string">
            <text:p>Nuo Mi</text:p>
          </table:table-cell>
          <table:table-cell office:value-type="string">
            <text:p>糯米</text:p>
          </table:table-cell>
          <table:table-cell office:value-type="string">
            <text:p> </text:p>
          </table:table-cell>
          <table:table-cell office:value-type="string">
            <text:p>Glutinous Rice</text:p>
          </table:table-cell>
          <table:table-cell table:number-columns-repeated="1018"/>
        </table:table-row>
        <table:table-row table:style-name="ro1">
          <table:table-cell office:value-type="string">
            <text:p>Anchor Shen</text:p>
          </table:table-cell>
          <table:table-cell office:value-type="string">
            <text:p>Anchor/ Settle and Calm the Spirit</text:p>
          </table:table-cell>
          <table:table-cell office:value-type="string">
            <text:p>Sheng Fu Zi</text:p>
          </table:table-cell>
          <table:table-cell office:value-type="string">
            <text:p>生附子</text:p>
          </table:table-cell>
          <table:table-cell table:number-columns-repeated="2" office:value-type="string">
            <text:p> </text:p>
          </table:table-cell>
          <table:table-cell table:number-columns-repeated="1018"/>
        </table:table-row>
        <table:table-row table:style-name="ro1">
          <table:table-cell office:value-type="string">
            <text:p>Anchor Shen</text:p>
          </table:table-cell>
          <table:table-cell office:value-type="string">
            <text:p>Anchor/ Settle and Calm the Spirit</text:p>
          </table:table-cell>
          <table:table-cell office:value-type="string">
            <text:p>Sheng Jiang Pi</text:p>
          </table:table-cell>
          <table:table-cell office:value-type="string">
            <text:p>生薑皮</text:p>
          </table:table-cell>
          <table:table-cell table:number-columns-repeated="2" office:value-type="string">
            <text:p> </text:p>
          </table:table-cell>
          <table:table-cell table:number-columns-repeated="1018"/>
        </table:table-row>
        <table:table-row table:style-name="ro1">
          <table:table-cell office:value-type="string">
            <text:p>Anchor Shen</text:p>
          </table:table-cell>
          <table:table-cell office:value-type="string">
            <text:p>Anchor/ Settle and Calm the Spirit</text:p>
          </table:table-cell>
          <table:table-cell office:value-type="string">
            <text:p>Sheng Tie Luo</text:p>
          </table:table-cell>
          <table:table-cell office:value-type="string">
            <text:p>生鐵落</text:p>
          </table:table-cell>
          <table:table-cell office:value-type="string">
            <text:p>oxidized iron fillings</text:p>
          </table:table-cell>
          <table:table-cell office:value-type="string">
            <text:p>Ferri Frusta</text:p>
          </table:table-cell>
          <table:table-cell table:number-columns-repeated="1018"/>
        </table:table-row>
        <table:table-row table:style-name="ro1">
          <table:table-cell office:value-type="string">
            <text:p>Anchor Shen</text:p>
          </table:table-cell>
          <table:table-cell office:value-type="string">
            <text:p>Anchor/ Settle and Calm the Spirit</text:p>
          </table:table-cell>
          <table:table-cell office:value-type="string">
            <text:p>Zhen Zhu</text:p>
          </table:table-cell>
          <table:table-cell office:value-type="string">
            <text:p>珍珠</text:p>
          </table:table-cell>
          <table:table-cell office:value-type="string">
            <text:p>pearl</text:p>
          </table:table-cell>
          <table:table-cell office:value-type="string">
            <text:p>Margarita</text:p>
          </table:table-cell>
          <table:table-cell table:number-columns-repeated="1018"/>
        </table:table-row>
        <table:table-row table:style-name="ro1">
          <table:table-cell office:value-type="string">
            <text:p>Anchor Shen</text:p>
          </table:table-cell>
          <table:table-cell office:value-type="string">
            <text:p>Anchor/ Settle and Calm the Spirit</text:p>
          </table:table-cell>
          <table:table-cell office:value-type="string">
            <text:p>Zhen Zhu Mu</text:p>
          </table:table-cell>
          <table:table-cell office:value-type="string">
            <text:p>珍珠母</text:p>
          </table:table-cell>
          <table:table-cell office:value-type="string">
            <text:p>mother of pearl</text:p>
          </table:table-cell>
          <table:table-cell office:value-type="string">
            <text:p>Concha Margaritaferae</text:p>
          </table:table-cell>
          <table:table-cell table:number-columns-repeated="1018"/>
        </table:table-row>
        <table:table-row table:style-name="ro1">
          <table:table-cell office:value-type="string">
            <text:p>Anchor Shen</text:p>
          </table:table-cell>
          <table:table-cell office:value-type="string">
            <text:p>Anchor/ Settle and Calm the Spirit</text:p>
          </table:table-cell>
          <table:table-cell office:value-type="string">
            <text:p>Zhu Sha</text:p>
          </table:table-cell>
          <table:table-cell office:value-type="string">
            <text:p>朱砂</text:p>
          </table:table-cell>
          <table:table-cell office:value-type="string">
            <text:p>Cinnabar</text:p>
          </table:table-cell>
          <table:table-cell office:value-type="string">
            <text:p>Cinnabaris</text:p>
          </table:table-cell>
          <table:table-cell table:number-columns-repeated="1018"/>
        </table:table-row>
        <table:table-row table:style-name="ro1">
          <table:table-cell office:value-type="string">
            <text:p>Anchor Shen</text:p>
          </table:table-cell>
          <table:table-cell office:value-type="string">
            <text:p>Anchor/ Settle and Calm the Spirit</text:p>
          </table:table-cell>
          <table:table-cell office:value-type="string">
            <text:p>Zi Bei Chi</text:p>
          </table:table-cell>
          <table:table-cell office:value-type="string">
            <text:p>紫貝齒</text:p>
          </table:table-cell>
          <table:table-cell office:value-type="string">
            <text:p>cowry shell</text:p>
          </table:table-cell>
          <table:table-cell office:value-type="string">
            <text:p>Mauritiae/Cypraeae Concha</text:p>
          </table:table-cell>
          <table:table-cell table:number-columns-repeated="1018"/>
        </table:table-row>
        <table:table-row table:style-name="ro1">
          <table:table-cell office:value-type="string">
            <text:p>Anchor Shen</text:p>
          </table:table-cell>
          <table:table-cell office:value-type="string">
            <text:p>Anchor/ Settle and Calm the Spirit</text:p>
          </table:table-cell>
          <table:table-cell office:value-type="string">
            <text:p>Zi Shi Ying</text:p>
          </table:table-cell>
          <table:table-cell office:value-type="string">
            <text:p>紫石英</text:p>
          </table:table-cell>
          <table:table-cell office:value-type="string">
            <text:p>flourite</text:p>
          </table:table-cell>
          <table:table-cell office:value-type="string">
            <text:p>Fluoritum</text:p>
          </table:table-cell>
          <table:table-cell table:number-columns-repeated="1018"/>
        </table:table-row>
        <table:table-row table:style-name="ro1">
          <table:table-cell office:value-type="string">
            <text:p>Cl Heat/Dr Fire</text:p>
          </table:table-cell>
          <table:table-cell office:value-type="string">
            <text:p>Clear Heat and Drain Fire</text:p>
          </table:table-cell>
          <table:table-cell office:value-type="string">
            <text:p>Dan Zhu Ye</text:p>
          </table:table-cell>
          <table:table-cell office:value-type="string">
            <text:p>淡竹葉</text:p>
          </table:table-cell>
          <table:table-cell office:value-type="string">
            <text:p>lophatherum stem and leaves</text:p>
          </table:table-cell>
          <table:table-cell office:value-type="string">
            <text:p>Herba Lophatheri Gracilis</text:p>
          </table:table-cell>
          <table:table-cell table:number-columns-repeated="1018"/>
        </table:table-row>
        <table:table-row table:style-name="ro1">
          <table:table-cell office:value-type="string">
            <text:p>Cl Heat/Dr Fire</text:p>
          </table:table-cell>
          <table:table-cell office:value-type="string">
            <text:p>Clear Heat and Drain Fire</text:p>
          </table:table-cell>
          <table:table-cell office:value-type="string">
            <text:p>Gu Jing Cao</text:p>
          </table:table-cell>
          <table:table-cell office:value-type="string">
            <text:p>谷精草</text:p>
          </table:table-cell>
          <table:table-cell office:value-type="string">
            <text:p>pipewort scapus and inflorescence</text:p>
          </table:table-cell>
          <table:table-cell office:value-type="string">
            <text:p>Eriocauli Flos</text:p>
          </table:table-cell>
          <table:table-cell table:number-columns-repeated="1018"/>
        </table:table-row>
        <table:table-row table:style-name="ro1">
          <table:table-cell office:value-type="string">
            <text:p>Cl Heat/Dr Fire</text:p>
          </table:table-cell>
          <table:table-cell office:value-type="string">
            <text:p>Clear Heat and Drain Fire</text:p>
          </table:table-cell>
          <table:table-cell office:value-type="string">
            <text:p>Han Shui Shi</text:p>
          </table:table-cell>
          <table:table-cell office:value-type="string">
            <text:p>寒水石</text:p>
          </table:table-cell>
          <table:table-cell office:value-type="string">
            <text:p>calcitum</text:p>
          </table:table-cell>
          <table:table-cell office:value-type="string">
            <text:p>Glauberitum</text:p>
          </table:table-cell>
          <table:table-cell table:number-columns-repeated="1018"/>
        </table:table-row>
        <table:table-row table:style-name="ro1">
          <table:table-cell office:value-type="string">
            <text:p>Cl Heat/Dr Fire</text:p>
          </table:table-cell>
          <table:table-cell office:value-type="string">
            <text:p>Clear Heat and Drain Fire</text:p>
          </table:table-cell>
          <table:table-cell office:value-type="string">
            <text:p>Jiao Shan Zhi</text:p>
          </table:table-cell>
          <table:table-cell office:value-type="string">
            <text:p> </text:p>
          </table:table-cell>
          <table:table-cell office:value-type="string">
            <text:p>Gardenia fruit/ Cape Jasmine fruit</text:p>
          </table:table-cell>
          <table:table-cell office:value-type="string">
            <text:p>Gardenia Fructus</text:p>
          </table:table-cell>
          <table:table-cell table:number-columns-repeated="1018"/>
        </table:table-row>
        <table:table-row table:style-name="ro1">
          <table:table-cell office:value-type="string">
            <text:p>Cl Heat/Dr Fire</text:p>
          </table:table-cell>
          <table:table-cell office:value-type="string">
            <text:p>Clear Heat and Drain Fire</text:p>
          </table:table-cell>
          <table:table-cell office:value-type="string">
            <text:p>Jiu Chao Zhi Mu</text:p>
          </table:table-cell>
          <table:table-cell office:value-type="string">
            <text:p> </text:p>
          </table:table-cell>
          <table:table-cell office:value-type="string">
            <text:p>anemarrhena rhizome</text:p>
          </table:table-cell>
          <table:table-cell office:value-type="string">
            <text:p>Anemarrhenae Rhizoma</text:p>
          </table:table-cell>
          <table:table-cell table:number-columns-repeated="1018"/>
        </table:table-row>
        <table:table-row table:style-name="ro1">
          <table:table-cell office:value-type="string">
            <text:p>Cl Heat/Dr Fire</text:p>
          </table:table-cell>
          <table:table-cell office:value-type="string">
            <text:p>Clear Heat and Drain Fire</text:p>
          </table:table-cell>
          <table:table-cell office:value-type="string">
            <text:p>Jue Ming Zi</text:p>
          </table:table-cell>
          <table:table-cell office:value-type="string">
            <text:p>決明子</text:p>
          </table:table-cell>
          <table:table-cell office:value-type="string">
            <text:p>foetid cassia seed/ cassia</text:p>
          </table:table-cell>
          <table:table-cell office:value-type="string">
            <text:p>Semen Cassiae</text:p>
          </table:table-cell>
          <table:table-cell table:number-columns-repeated="1018"/>
        </table:table-row>
        <table:table-row table:style-name="ro1">
          <table:table-cell office:value-type="string">
            <text:p>Cl Heat/Dr Fire</text:p>
          </table:table-cell>
          <table:table-cell office:value-type="string">
            <text:p>Clear Heat and Drain Fire</text:p>
          </table:table-cell>
          <table:table-cell office:value-type="string">
            <text:p>Lian Xin</text:p>
          </table:table-cell>
          <table:table-cell office:value-type="string">
            <text:p>蓮心</text:p>
          </table:table-cell>
          <table:table-cell office:value-type="string">
            <text:p>lotus plumule</text:p>
          </table:table-cell>
          <table:table-cell office:value-type="string">
            <text:p>Plumula Nelumbinis Nuciferae</text:p>
          </table:table-cell>
          <table:table-cell table:number-columns-repeated="1018"/>
        </table:table-row>
        <table:table-row table:style-name="ro1">
          <table:table-cell office:value-type="string">
            <text:p>Cl Heat/Dr Fire</text:p>
          </table:table-cell>
          <table:table-cell office:value-type="string">
            <text:p>Clear Heat and Drain Fire</text:p>
          </table:table-cell>
          <table:table-cell office:value-type="string">
            <text:p>Lian Zi Xin</text:p>
          </table:table-cell>
          <table:table-cell office:value-type="string">
            <text:p>蓮子心</text:p>
          </table:table-cell>
          <table:table-cell office:value-type="string">
            <text:p>lotus plumule</text:p>
          </table:table-cell>
          <table:table-cell office:value-type="string">
            <text:p>Nelumbinis Plumula</text:p>
          </table:table-cell>
          <table:table-cell table:number-columns-repeated="1018"/>
        </table:table-row>
        <table:table-row table:style-name="ro1">
          <table:table-cell office:value-type="string">
            <text:p>Cl Heat/Dr Fire</text:p>
          </table:table-cell>
          <table:table-cell office:value-type="string">
            <text:p>Clear Heat and Drain Fire</text:p>
          </table:table-cell>
          <table:table-cell office:value-type="string">
            <text:p>Lu Gen</text:p>
          </table:table-cell>
          <table:table-cell office:value-type="string">
            <text:p>蘆根</text:p>
          </table:table-cell>
          <table:table-cell office:value-type="string">
            <text:p>reed rhizome</text:p>
          </table:table-cell>
          <table:table-cell office:value-type="string">
            <text:p>Rhizoma Phragmitis Communis</text:p>
          </table:table-cell>
          <table:table-cell table:number-columns-repeated="1018"/>
        </table:table-row>
        <table:table-row table:style-name="ro1">
          <table:table-cell office:value-type="string">
            <text:p>Cl Heat/Dr Fire</text:p>
          </table:table-cell>
          <table:table-cell office:value-type="string">
            <text:p>Clear Heat and Drain Fire</text:p>
          </table:table-cell>
          <table:table-cell office:value-type="string">
            <text:p>Mi Meng Hua</text:p>
          </table:table-cell>
          <table:table-cell office:value-type="string">
            <text:p>密蒙花</text:p>
          </table:table-cell>
          <table:table-cell office:value-type="string">
            <text:p>Buddleia flower bud</text:p>
          </table:table-cell>
          <table:table-cell office:value-type="string">
            <text:p>Buddlejae Flos</text:p>
          </table:table-cell>
          <table:table-cell table:number-columns-repeated="1018"/>
        </table:table-row>
        <table:table-row table:style-name="ro1">
          <table:table-cell office:value-type="string">
            <text:p>Cl Heat/Dr Fire</text:p>
          </table:table-cell>
          <table:table-cell office:value-type="string">
            <text:p>Clear Heat and Drain Fire</text:p>
          </table:table-cell>
          <table:table-cell office:value-type="string">
            <text:p>Qing Xiang Zi</text:p>
          </table:table-cell>
          <table:table-cell office:value-type="string">
            <text:p>青葙子</text:p>
          </table:table-cell>
          <table:table-cell office:value-type="string">
            <text:p>celosia seeds</text:p>
          </table:table-cell>
          <table:table-cell office:value-type="string">
            <text:p>Celosiae Semen</text:p>
          </table:table-cell>
          <table:table-cell table:number-columns-repeated="1018"/>
        </table:table-row>
        <table:table-row table:style-name="ro1">
          <table:table-cell office:value-type="string">
            <text:p>Cl Heat/Dr Fire</text:p>
          </table:table-cell>
          <table:table-cell office:value-type="string">
            <text:p>Clear Heat and Drain Fire</text:p>
          </table:table-cell>
          <table:table-cell office:value-type="string">
            <text:p>Shi Gao</text:p>
          </table:table-cell>
          <table:table-cell office:value-type="string">
            <text:p>石膏</text:p>
          </table:table-cell>
          <table:table-cell office:value-type="string">
            <text:p>gypsum</text:p>
          </table:table-cell>
          <table:table-cell office:value-type="string">
            <text:p>Gypsum</text:p>
          </table:table-cell>
          <table:table-cell table:number-columns-repeated="1018"/>
        </table:table-row>
        <table:table-row table:style-name="ro1">
          <table:table-cell office:value-type="string">
            <text:p>Cl Heat/Dr Fire</text:p>
          </table:table-cell>
          <table:table-cell office:value-type="string">
            <text:p>Clear Heat and Drain Fire</text:p>
          </table:table-cell>
          <table:table-cell office:value-type="string">
            <text:p>Tian Hua Fen</text:p>
          </table:table-cell>
          <table:table-cell office:value-type="string">
            <text:p>天花粉</text:p>
          </table:table-cell>
          <table:table-cell office:value-type="string">
            <text:p>trichosanthes root</text:p>
          </table:table-cell>
          <table:table-cell office:value-type="string">
            <text:p>Radix Trichosanthis Kirilowii</text:p>
          </table:table-cell>
          <table:table-cell table:number-columns-repeated="1018"/>
        </table:table-row>
        <table:table-row table:style-name="ro1">
          <table:table-cell office:value-type="string">
            <text:p>Cl Heat/Dr Fire</text:p>
          </table:table-cell>
          <table:table-cell office:value-type="string">
            <text:p>Clear Heat and Drain Fire</text:p>
          </table:table-cell>
          <table:table-cell office:value-type="string">
            <text:p>Xi Gua</text:p>
          </table:table-cell>
          <table:table-cell office:value-type="string">
            <text:p>西瓜</text:p>
          </table:table-cell>
          <table:table-cell office:value-type="string">
            <text:p>watermelon fruit</text:p>
          </table:table-cell>
          <table:table-cell office:value-type="string">
            <text:p>Citrulli Fructus</text:p>
          </table:table-cell>
          <table:table-cell table:number-columns-repeated="1018"/>
        </table:table-row>
        <table:table-row table:style-name="ro1">
          <table:table-cell office:value-type="string">
            <text:p>Cl Heat/Dr Fire</text:p>
          </table:table-cell>
          <table:table-cell office:value-type="string">
            <text:p>Clear Heat and Drain Fire</text:p>
          </table:table-cell>
          <table:table-cell office:value-type="string">
            <text:p>Xia Ku Cao</text:p>
          </table:table-cell>
          <table:table-cell office:value-type="string">
            <text:p>夏枯草</text:p>
          </table:table-cell>
          <table:table-cell office:value-type="string">
            <text:p>selfheal spike/ prunella</text:p>
          </table:table-cell>
          <table:table-cell office:value-type="string">
            <text:p>Spica Prunellae Vulgaris</text:p>
          </table:table-cell>
          <table:table-cell table:number-columns-repeated="1018"/>
        </table:table-row>
        <table:table-row table:style-name="ro1">
          <table:table-cell office:value-type="string">
            <text:p>Cl Heat/Dr Fire</text:p>
          </table:table-cell>
          <table:table-cell office:value-type="string">
            <text:p>Clear Heat and Drain Fire</text:p>
          </table:table-cell>
          <table:table-cell office:value-type="string">
            <text:p>Xiong Dan</text:p>
          </table:table-cell>
          <table:table-cell office:value-type="string">
            <text:p>熊膽</text:p>
          </table:table-cell>
          <table:table-cell office:value-type="string">
            <text:p>bear gallbladder</text:p>
          </table:table-cell>
          <table:table-cell office:value-type="string">
            <text:p>Vessica Fellea Ursi</text:p>
          </table:table-cell>
          <table:table-cell table:number-columns-repeated="1018"/>
        </table:table-row>
        <table:table-row table:style-name="ro1">
          <table:table-cell office:value-type="string">
            <text:p>Cl Heat/Dr Fire</text:p>
          </table:table-cell>
          <table:table-cell office:value-type="string">
            <text:p>Clear Heat and Drain Fire</text:p>
          </table:table-cell>
          <table:table-cell office:value-type="string">
            <text:p>Ya Zhi Cao</text:p>
          </table:table-cell>
          <table:table-cell office:value-type="string">
            <text:p>鴨跖草</text:p>
          </table:table-cell>
          <table:table-cell office:value-type="string">
            <text:p>common dayflower herb</text:p>
          </table:table-cell>
          <table:table-cell office:value-type="string">
            <text:p>Commelinae Herba</text:p>
          </table:table-cell>
          <table:table-cell table:number-columns-repeated="1018"/>
        </table:table-row>
        <table:table-row table:style-name="ro1">
          <table:table-cell office:value-type="string">
            <text:p>Cl Heat/Dr Fire</text:p>
          </table:table-cell>
          <table:table-cell office:value-type="string">
            <text:p>Clear Heat and Drain Fire</text:p>
          </table:table-cell>
          <table:table-cell office:value-type="string">
            <text:p>Ye Ming Sha</text:p>
          </table:table-cell>
          <table:table-cell office:value-type="string">
            <text:p>夜明砂</text:p>
          </table:table-cell>
          <table:table-cell office:value-type="string">
            <text:p>bat feces</text:p>
          </table:table-cell>
          <table:table-cell office:value-type="string">
            <text:p>Vespertillionis Faeces</text:p>
          </table:table-cell>
          <table:table-cell table:number-columns-repeated="1018"/>
        </table:table-row>
        <table:table-row table:style-name="ro1">
          <table:table-cell office:value-type="string">
            <text:p>Cl Heat/Dr Fire</text:p>
          </table:table-cell>
          <table:table-cell office:value-type="string">
            <text:p>Clear Heat and Drain Fire</text:p>
          </table:table-cell>
          <table:table-cell office:value-type="string">
            <text:p>Zhi Mu</text:p>
          </table:table-cell>
          <table:table-cell office:value-type="string">
            <text:p>知母</text:p>
          </table:table-cell>
          <table:table-cell office:value-type="string">
            <text:p>anemarrhena rhizome</text:p>
          </table:table-cell>
          <table:table-cell office:value-type="string">
            <text:p>Rhizoma Anemarrhenae Asphodeloidis</text:p>
          </table:table-cell>
          <table:table-cell table:number-columns-repeated="1018"/>
        </table:table-row>
        <table:table-row table:style-name="ro1">
          <table:table-cell office:value-type="string">
            <text:p>Cl Heat/Dr Fire</text:p>
          </table:table-cell>
          <table:table-cell office:value-type="string">
            <text:p>Clear Heat and Drain Fire</text:p>
          </table:table-cell>
          <table:table-cell office:value-type="string">
            <text:p>Zhi Zi</text:p>
          </table:table-cell>
          <table:table-cell office:value-type="string">
            <text:p>梔子</text:p>
          </table:table-cell>
          <table:table-cell office:value-type="string">
            <text:p>cape jasmine fruit/ gardenia</text:p>
          </table:table-cell>
          <table:table-cell office:value-type="string">
            <text:p>Gardeniae Fructus</text:p>
          </table:table-cell>
          <table:table-cell table:number-columns-repeated="1018"/>
        </table:table-row>
        <table:table-row table:style-name="ro1">
          <table:table-cell office:value-type="string">
            <text:p>Cl Heat/Dr Fire</text:p>
          </table:table-cell>
          <table:table-cell office:value-type="string">
            <text:p>Clear Heat and Drain Fire</text:p>
          </table:table-cell>
          <table:table-cell office:value-type="string">
            <text:p>Zhu Ye</text:p>
          </table:table-cell>
          <table:table-cell office:value-type="string">
            <text:p>竹葉</text:p>
          </table:table-cell>
          <table:table-cell office:value-type="string">
            <text:p>Bamboo Leaves</text:p>
          </table:table-cell>
          <table:table-cell office:value-type="string">
            <text:p>Phyllostachys nigrae Folium</text:p>
          </table:table-cell>
          <table:table-cell table:number-columns-repeated="1018"/>
        </table:table-row>
        <table:table-row table:style-name="ro1">
          <table:table-cell office:value-type="string">
            <text:p>Cl Heat/Cool Blood</text:p>
          </table:table-cell>
          <table:table-cell office:value-type="string">
            <text:p>Clear Heat and Cool Blood</text:p>
          </table:table-cell>
          <table:table-cell office:value-type="string">
            <text:p>Mu Dan Pi</text:p>
          </table:table-cell>
          <table:table-cell office:value-type="string">
            <text:p>牡丹皮</text:p>
          </table:table-cell>
          <table:table-cell office:value-type="string">
            <text:p>moutan root bark/ tree peony root bark</text:p>
          </table:table-cell>
          <table:table-cell office:value-type="string">
            <text:p>Cortex Moutan Radicis</text:p>
          </table:table-cell>
          <table:table-cell table:number-columns-repeated="1018"/>
        </table:table-row>
        <table:table-row table:style-name="ro1">
          <table:table-cell office:value-type="string">
            <text:p>Cl Heat/Cool Blood</text:p>
          </table:table-cell>
          <table:table-cell office:value-type="string">
            <text:p>Clear Heat and Cool Blood</text:p>
          </table:table-cell>
          <table:table-cell office:value-type="string">
            <text:p>Sheng Di Huang</text:p>
          </table:table-cell>
          <table:table-cell office:value-type="string">
            <text:p>生地黃</text:p>
          </table:table-cell>
          <table:table-cell office:value-type="string">
            <text:p>Chinese foxglove root/ rehmannia (fresh)/Rehmannia root</text:p>
          </table:table-cell>
          <table:table-cell office:value-type="string">
            <text:p>Radix Rehmanniae Glutinosae</text:p>
          </table:table-cell>
          <table:table-cell table:number-columns-repeated="1018"/>
        </table:table-row>
        <table:table-row table:style-name="ro1">
          <table:table-cell office:value-type="string">
            <text:p>Cl Heat/Cool Blood</text:p>
          </table:table-cell>
          <table:table-cell office:value-type="string">
            <text:p>Clear Heat and Cool Blood</text:p>
          </table:table-cell>
          <table:table-cell office:value-type="string">
            <text:p>Shui Niu Jiao</text:p>
          </table:table-cell>
          <table:table-cell office:value-type="string">
            <text:p>水牛角</text:p>
          </table:table-cell>
          <table:table-cell office:value-type="string">
            <text:p>water buffalo horn</text:p>
          </table:table-cell>
          <table:table-cell office:value-type="string">
            <text:p>Cornu Bubali</text:p>
          </table:table-cell>
          <table:table-cell table:number-columns-repeated="1018"/>
        </table:table-row>
        <table:table-row table:style-name="ro1">
          <table:table-cell office:value-type="string">
            <text:p>Cl Heat/Cool Blood</text:p>
          </table:table-cell>
          <table:table-cell office:value-type="string">
            <text:p>Clear Heat and Cool Blood</text:p>
          </table:table-cell>
          <table:table-cell office:value-type="string">
            <text:p>Xi Jiao</text:p>
          </table:table-cell>
          <table:table-cell office:value-type="string">
            <text:p>犀角</text:p>
          </table:table-cell>
          <table:table-cell office:value-type="string">
            <text:p>rhinoceros horn</text:p>
          </table:table-cell>
          <table:table-cell office:value-type="string">
            <text:p>Cornu. Rhinoceri</text:p>
          </table:table-cell>
          <table:table-cell table:number-columns-repeated="1018"/>
        </table:table-row>
        <table:table-row table:style-name="ro1">
          <table:table-cell office:value-type="string">
            <text:p>Cl Heat/Cool Blood</text:p>
          </table:table-cell>
          <table:table-cell office:value-type="string">
            <text:p>Clear Heat and Cool Blood</text:p>
          </table:table-cell>
          <table:table-cell office:value-type="string">
            <text:p>Xuan Shen</text:p>
          </table:table-cell>
          <table:table-cell office:value-type="string">
            <text:p>玄參</text:p>
          </table:table-cell>
          <table:table-cell office:value-type="string">
            <text:p>ningpo figwort root/ scrophularia</text:p>
          </table:table-cell>
          <table:table-cell office:value-type="string">
            <text:p>Radix Scrophulariae Ningpoensis</text:p>
          </table:table-cell>
          <table:table-cell table:number-columns-repeated="1018"/>
        </table:table-row>
        <table:table-row table:style-name="ro1">
          <table:table-cell office:value-type="string">
            <text:p>Cl Heat/Cool Blood</text:p>
          </table:table-cell>
          <table:table-cell office:value-type="string">
            <text:p>Clear Heat and Cool Blood</text:p>
          </table:table-cell>
          <table:table-cell office:value-type="string">
            <text:p>Zi Cao</text:p>
          </table:table-cell>
          <table:table-cell office:value-type="string">
            <text:p>紫草</text:p>
          </table:table-cell>
          <table:table-cell office:value-type="string">
            <text:p>groomwell root/ lithospermum/ arnebia</text:p>
          </table:table-cell>
          <table:table-cell office:value-type="string">
            <text:p>Radix Arnebiae seu Lithospermi</text:p>
          </table:table-cell>
          <table:table-cell table:number-columns-repeated="1018"/>
        </table:table-row>
        <table:table-row table:style-name="ro1">
          <table:table-cell office:value-type="string">
            <text:p>Clear Xu Heat</text:p>
          </table:table-cell>
          <table:table-cell office:value-type="string">
            <text:p>Clear Heat from Deficiency</text:p>
          </table:table-cell>
          <table:table-cell office:value-type="string">
            <text:p>Bai Wei</text:p>
          </table:table-cell>
          <table:table-cell office:value-type="string">
            <text:p>白薇</text:p>
          </table:table-cell>
          <table:table-cell office:value-type="string">
            <text:p>swallowwort root/ cynanchi root</text:p>
          </table:table-cell>
          <table:table-cell office:value-type="string">
            <text:p>Radix Cynanchi Baiwei</text:p>
          </table:table-cell>
          <table:table-cell table:number-columns-repeated="1018"/>
        </table:table-row>
        <table:table-row table:style-name="ro1">
          <table:table-cell office:value-type="string">
            <text:p>Clear Xu Heat</text:p>
          </table:table-cell>
          <table:table-cell office:value-type="string">
            <text:p>Clear Heat from Deficiency</text:p>
          </table:table-cell>
          <table:table-cell office:value-type="string">
            <text:p>Di Gu Pi</text:p>
          </table:table-cell>
          <table:table-cell office:value-type="string">
            <text:p>地骨皮</text:p>
          </table:table-cell>
          <table:table-cell office:value-type="string">
            <text:p>wolfberry root (cortex)/ lycium bark</text:p>
          </table:table-cell>
          <table:table-cell office:value-type="string">
            <text:p>Cortex Lycii Radicis</text:p>
          </table:table-cell>
          <table:table-cell table:number-columns-repeated="1018"/>
        </table:table-row>
        <table:table-row table:style-name="ro1">
          <table:table-cell office:value-type="string">
            <text:p>Clear Xu Heat</text:p>
          </table:table-cell>
          <table:table-cell office:value-type="string">
            <text:p>Clear Heat from Deficiency</text:p>
          </table:table-cell>
          <table:table-cell office:value-type="string">
            <text:p>Hu Huang Lian</text:p>
          </table:table-cell>
          <table:table-cell office:value-type="string">
            <text:p>胡黄蓮</text:p>
          </table:table-cell>
          <table:table-cell office:value-type="string">
            <text:p>picrorhiza rhizome</text:p>
          </table:table-cell>
          <table:table-cell office:value-type="string">
            <text:p>Picrorhizae Rhizoma</text:p>
          </table:table-cell>
          <table:table-cell table:number-columns-repeated="1018"/>
        </table:table-row>
        <table:table-row table:style-name="ro1">
          <table:table-cell office:value-type="string">
            <text:p>Clear Xu Heat</text:p>
          </table:table-cell>
          <table:table-cell office:value-type="string">
            <text:p>Clear Heat from Deficiency</text:p>
          </table:table-cell>
          <table:table-cell office:value-type="string">
            <text:p>Qing Hao</text:p>
          </table:table-cell>
          <table:table-cell office:value-type="string">
            <text:p>青蒿</text:p>
          </table:table-cell>
          <table:table-cell office:value-type="string">
            <text:p>wormwood/ ching-hao/ sweet wormwood</text:p>
          </table:table-cell>
          <table:table-cell office:value-type="string">
            <text:p>Herba Artemesiae Annuae</text:p>
          </table:table-cell>
          <table:table-cell table:number-columns-repeated="1018"/>
        </table:table-row>
        <table:table-row table:style-name="ro1">
          <table:table-cell office:value-type="string">
            <text:p>Clear Xu Heat</text:p>
          </table:table-cell>
          <table:table-cell office:value-type="string">
            <text:p>Clear Heat from Deficiency</text:p>
          </table:table-cell>
          <table:table-cell office:value-type="string">
            <text:p>Yin Chai Hu</text:p>
          </table:table-cell>
          <table:table-cell office:value-type="string">
            <text:p>銀柴胡</text:p>
          </table:table-cell>
          <table:table-cell office:value-type="string">
            <text:p>stellaria root</text:p>
          </table:table-cell>
          <table:table-cell office:value-type="string">
            <text:p>Radix Stellariae</text:p>
          </table:table-cell>
          <table:table-cell table:number-columns-repeated="1018"/>
        </table:table-row>
        <table:table-row table:style-name="ro1">
          <table:table-cell office:value-type="string">
            <text:p>Clear Damp Heat</text:p>
          </table:table-cell>
          <table:table-cell office:value-type="string">
            <text:p>Clear Heat and Dry Dampness </text:p>
          </table:table-cell>
          <table:table-cell office:value-type="string">
            <text:p>Chao Huang Bai</text:p>
          </table:table-cell>
          <table:table-cell office:value-type="string">
            <text:p>炒黃柏</text:p>
          </table:table-cell>
          <table:table-cell office:value-type="string">
            <text:p>phellodendron bark/ amur cork-tree bark</text:p>
          </table:table-cell>
          <table:table-cell office:value-type="string">
            <text:p>Phellodendri Cortex</text:p>
          </table:table-cell>
          <table:table-cell table:number-columns-repeated="1018"/>
        </table:table-row>
        <table:table-row table:style-name="ro1">
          <table:table-cell office:value-type="string">
            <text:p>Clear Damp Heat</text:p>
          </table:table-cell>
          <table:table-cell office:value-type="string">
            <text:p>Clear Heat and Dry Dampness </text:p>
          </table:table-cell>
          <table:table-cell office:value-type="string">
            <text:p>Huang Bai</text:p>
          </table:table-cell>
          <table:table-cell office:value-type="string">
            <text:p>黃栢</text:p>
          </table:table-cell>
          <table:table-cell office:value-type="string">
            <text:p>amur cork tree bark/ phellodendron bark</text:p>
          </table:table-cell>
          <table:table-cell office:value-type="string">
            <text:p>Cortex Phellodendri</text:p>
          </table:table-cell>
          <table:table-cell table:number-columns-repeated="1018"/>
        </table:table-row>
        <table:table-row table:style-name="ro1">
          <table:table-cell office:value-type="string">
            <text:p>Clear Damp Heat</text:p>
          </table:table-cell>
          <table:table-cell office:value-type="string">
            <text:p>Clear Heat and Dry Dampness </text:p>
          </table:table-cell>
          <table:table-cell office:value-type="string">
            <text:p>Huang Lian</text:p>
          </table:table-cell>
          <table:table-cell office:value-type="string">
            <text:p>黃蓮</text:p>
          </table:table-cell>
          <table:table-cell office:value-type="string">
            <text:p>coptis rhizome</text:p>
          </table:table-cell>
          <table:table-cell office:value-type="string">
            <text:p>Rhizoma Coptidis</text:p>
          </table:table-cell>
          <table:table-cell table:number-columns-repeated="1018"/>
        </table:table-row>
        <table:table-row table:style-name="ro1">
          <table:table-cell office:value-type="string">
            <text:p>Clear Damp Heat</text:p>
          </table:table-cell>
          <table:table-cell office:value-type="string">
            <text:p>Clear Heat and Dry Dampness </text:p>
          </table:table-cell>
          <table:table-cell office:value-type="string">
            <text:p>Huang Qin</text:p>
          </table:table-cell>
          <table:table-cell office:value-type="string">
            <text:p>黃苓</text:p>
          </table:table-cell>
          <table:table-cell office:value-type="string">
            <text:p>baical skullcap root/ scutellaria/ scute</text:p>
          </table:table-cell>
          <table:table-cell office:value-type="string">
            <text:p>Radix Scutellariae Baicalensis</text:p>
          </table:table-cell>
          <table:table-cell table:number-columns-repeated="1018"/>
        </table:table-row>
        <table:table-row table:style-name="ro1">
          <table:table-cell office:value-type="string">
            <text:p>Clear Damp Heat</text:p>
          </table:table-cell>
          <table:table-cell office:value-type="string">
            <text:p>Clear Heat and Dry Dampness </text:p>
          </table:table-cell>
          <table:table-cell office:value-type="string">
            <text:p>Jiu Chao Huang Bai</text:p>
          </table:table-cell>
          <table:table-cell office:value-type="string">
            <text:p> </text:p>
          </table:table-cell>
          <table:table-cell office:value-type="string">
            <text:p>phellodendron bark/ amur cork-tree bark</text:p>
          </table:table-cell>
          <table:table-cell office:value-type="string">
            <text:p>Phellodendri Cortex</text:p>
          </table:table-cell>
          <table:table-cell table:number-columns-repeated="1018"/>
        </table:table-row>
        <table:table-row table:style-name="ro1">
          <table:table-cell office:value-type="string">
            <text:p>Clear Damp Heat</text:p>
          </table:table-cell>
          <table:table-cell office:value-type="string">
            <text:p>Clear Heat and Dry Dampness </text:p>
          </table:table-cell>
          <table:table-cell office:value-type="string">
            <text:p>Ku Shen</text:p>
          </table:table-cell>
          <table:table-cell office:value-type="string">
            <text:p>苦參</text:p>
          </table:table-cell>
          <table:table-cell office:value-type="string">
            <text:p>sophora root/ flavescent sophora root</text:p>
          </table:table-cell>
          <table:table-cell office:value-type="string">
            <text:p>Radix Sophorae Flavescentis</text:p>
          </table:table-cell>
          <table:table-cell table:number-columns-repeated="1018"/>
        </table:table-row>
        <table:table-row table:style-name="ro1">
          <table:table-cell office:value-type="string">
            <text:p>Clear Damp Heat</text:p>
          </table:table-cell>
          <table:table-cell office:value-type="string">
            <text:p>Clear Heat and Dry Dampness </text:p>
          </table:table-cell>
          <table:table-cell office:value-type="string">
            <text:p>Long Dan Cao</text:p>
          </table:table-cell>
          <table:table-cell office:value-type="string">
            <text:p>龍膽草</text:p>
          </table:table-cell>
          <table:table-cell office:value-type="string">
            <text:p>Chinese gentian root/ gentiana root</text:p>
          </table:table-cell>
          <table:table-cell office:value-type="string">
            <text:p>Radix Gentianae Longdancao</text:p>
          </table:table-cell>
          <table:table-cell table:number-columns-repeated="1018"/>
        </table:table-row>
        <table:table-row table:style-name="ro1">
          <table:table-cell office:value-type="string">
            <text:p>Clear Damp Heat</text:p>
          </table:table-cell>
          <table:table-cell office:value-type="string">
            <text:p>Clear Heat and Dry Dampness </text:p>
          </table:table-cell>
          <table:table-cell office:value-type="string">
            <text:p>Qin Pi</text:p>
          </table:table-cell>
          <table:table-cell office:value-type="string">
            <text:p>秦皮</text:p>
          </table:table-cell>
          <table:table-cell office:value-type="string">
            <text:p>Korean ash branch bark/ fraxinus/ Korean ash bark/ ash bark</text:p>
          </table:table-cell>
          <table:table-cell office:value-type="string">
            <text:p>Cortex Fraxini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Bai Hua She She Cao</text:p>
          </table:table-cell>
          <table:table-cell office:value-type="string">
            <text:p>百花蛇舌草</text:p>
          </table:table-cell>
          <table:table-cell office:value-type="string">
            <text:p>heydyotis/ oldenlandia</text:p>
          </table:table-cell>
          <table:table-cell office:value-type="string">
            <text:p>Hedyotis diffusae Herba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Bai Jiang Cao</text:p>
          </table:table-cell>
          <table:table-cell office:value-type="string">
            <text:p>敗醬草</text:p>
          </table:table-cell>
          <table:table-cell office:value-type="string">
            <text:p>patrinia/ thiaspi</text:p>
          </table:table-cell>
          <table:table-cell office:value-type="string">
            <text:p>Herba cum Radice Patriniae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Bai Lian</text:p>
          </table:table-cell>
          <table:table-cell office:value-type="string">
            <text:p>白蘞</text:p>
          </table:table-cell>
          <table:table-cell office:value-type="string">
            <text:p>ampelopsis</text:p>
          </table:table-cell>
          <table:table-cell office:value-type="string">
            <text:p>Ampelopsis Radix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Bai Tou Weng</text:p>
          </table:table-cell>
          <table:table-cell office:value-type="string">
            <text:p>白頭翁</text:p>
          </table:table-cell>
          <table:table-cell office:value-type="string">
            <text:p>Chinese anemone root/ pulsatilla/ anemone</text:p>
          </table:table-cell>
          <table:table-cell office:value-type="string">
            <text:p>Radix Pulsatillae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Bai Xian Pi</text:p>
          </table:table-cell>
          <table:table-cell office:value-type="string">
            <text:p>白藓皮</text:p>
          </table:table-cell>
          <table:table-cell office:value-type="string">
            <text:p>Chinese dittany root (cortex)/ dictamnus root bark</text:p>
          </table:table-cell>
          <table:table-cell office:value-type="string">
            <text:p>Cortex Dictamni Radicis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Ban Lan Gen</text:p>
          </table:table-cell>
          <table:table-cell office:value-type="string">
            <text:p>板藍根</text:p>
          </table:table-cell>
          <table:table-cell office:value-type="string">
            <text:p>indigowoad root/ Chinese Woad/ indigo woad root/ Isatis root</text:p>
          </table:table-cell>
          <table:table-cell office:value-type="string">
            <text:p>Radix Isatidis seu Baphicacanthi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Ban Zhi Lian</text:p>
          </table:table-cell>
          <table:table-cell office:value-type="string">
            <text:p>半枝蓮</text:p>
          </table:table-cell>
          <table:table-cell office:value-type="string">
            <text:p>barbat skullcap/ bearded scutellaria/ scutellaria</text:p>
          </table:table-cell>
          <table:table-cell office:value-type="string">
            <text:p>Herba Scutellariae Barbatae.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Bei Ban Lan Gen</text:p>
          </table:table-cell>
          <table:table-cell office:value-type="string">
            <text:p>北板藍根</text:p>
          </table:table-cell>
          <table:table-cell office:value-type="string">
            <text:p>isatis root/ woad root</text:p>
          </table:table-cell>
          <table:table-cell office:value-type="string">
            <text:p>Isatidis Radix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Bei Dou Gen</text:p>
          </table:table-cell>
          <table:table-cell office:value-type="string">
            <text:p>北豆根</text:p>
          </table:table-cell>
          <table:table-cell office:value-type="string">
            <text:p>Asiatic moonseed rhizome</text:p>
          </table:table-cell>
          <table:table-cell office:value-type="string">
            <text:p>Menispermi Rhizoma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Chong Lou</text:p>
          </table:table-cell>
          <table:table-cell office:value-type="string">
            <text:p>重樓</text:p>
          </table:table-cell>
          <table:table-cell office:value-type="string">
            <text:p>paris rhizome</text:p>
          </table:table-cell>
          <table:table-cell office:value-type="string">
            <text:p>Paridis Rhizoma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Chuan Xin Lian</text:p>
          </table:table-cell>
          <table:table-cell office:value-type="string">
            <text:p>穿心蓮</text:p>
          </table:table-cell>
          <table:table-cell office:value-type="string">
            <text:p>andrographis/ green chiretta/ kariyat</text:p>
          </table:table-cell>
          <table:table-cell office:value-type="string">
            <text:p>Andrographitis Herba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Chui Pen Cao</text:p>
          </table:table-cell>
          <table:table-cell office:value-type="string">
            <text:p>垂盆草</text:p>
          </table:table-cell>
          <table:table-cell office:value-type="string">
            <text:p>hanging stonecrop/ stringy stonecrop</text:p>
          </table:table-cell>
          <table:table-cell office:value-type="string">
            <text:p>Sedi Herba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Da Qing Ye</text:p>
          </table:table-cell>
          <table:table-cell office:value-type="string">
            <text:p>大青葉</text:p>
          </table:table-cell>
          <table:table-cell office:value-type="string">
            <text:p>Chinese Woad/ Woad leaf (Isatis)/ indigo/ indigowoad leaf</text:p>
          </table:table-cell>
          <table:table-cell office:value-type="string">
            <text:p>Folium Daqingye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He Ye</text:p>
          </table:table-cell>
          <table:table-cell office:value-type="string">
            <text:p>荷葉</text:p>
          </table:table-cell>
          <table:table-cell office:value-type="string">
            <text:p>lotus leaf</text:p>
          </table:table-cell>
          <table:table-cell office:value-type="string">
            <text:p>Folium Nelumbinis Nuciferae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Hong Teng</text:p>
          </table:table-cell>
          <table:table-cell office:value-type="string">
            <text:p>紅藤</text:p>
          </table:table-cell>
          <table:table-cell office:value-type="string">
            <text:p>sargentodoxa vine</text:p>
          </table:table-cell>
          <table:table-cell office:value-type="string">
            <text:p>Sargentodoxae Caulis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Hong Tian Kui</text:p>
          </table:table-cell>
          <table:table-cell office:value-type="string">
            <text:p>紅天葵</text:p>
          </table:table-cell>
          <table:table-cell office:value-type="string">
            <text:p>tes begonia/ begonia</text:p>
          </table:table-cell>
          <table:table-cell office:value-type="string">
            <text:p>Begoniae fimbristipulatae Herba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Ji Gu Cao</text:p>
          </table:table-cell>
          <table:table-cell office:value-type="string">
            <text:p>雞骨草</text:p>
          </table:table-cell>
          <table:table-cell office:value-type="string">
            <text:p>prayer- beads/ Canton love-pea vine</text:p>
          </table:table-cell>
          <table:table-cell office:value-type="string">
            <text:p>Abri Herba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Ji Xue Cao</text:p>
          </table:table-cell>
          <table:table-cell office:value-type="string">
            <text:p>积雪草</text:p>
          </table:table-cell>
          <table:table-cell office:value-type="string">
            <text:p>centella/ Asiatic pennywort</text:p>
          </table:table-cell>
          <table:table-cell office:value-type="string">
            <text:p>Centellae Herba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Jin Sha Teng</text:p>
          </table:table-cell>
          <table:table-cell office:value-type="string">
            <text:p>金沙藤</text:p>
          </table:table-cell>
          <table:table-cell office:value-type="string">
            <text:p>Japanese fern/ lygodium</text:p>
          </table:table-cell>
          <table:table-cell office:value-type="string">
            <text:p>Herba Lygodii Japonicae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Jin Yin Hua</text:p>
          </table:table-cell>
          <table:table-cell office:value-type="string">
            <text:p>金銀花</text:p>
          </table:table-cell>
          <table:table-cell office:value-type="string">
            <text:p>honeysuckle flower/ lonicera</text:p>
          </table:table-cell>
          <table:table-cell office:value-type="string">
            <text:p>Flos Lonicerae Japonicae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Lian Qiao</text:p>
          </table:table-cell>
          <table:table-cell office:value-type="string">
            <text:p>連翹</text:p>
          </table:table-cell>
          <table:table-cell office:value-type="string">
            <text:p>forsythia fruit</text:p>
          </table:table-cell>
          <table:table-cell office:value-type="string">
            <text:p>Forsythiae Fructus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Long Kui</text:p>
          </table:table-cell>
          <table:table-cell office:value-type="string">
            <text:p>龍葵</text:p>
          </table:table-cell>
          <table:table-cell office:value-type="string">
            <text:p>black nightshade</text:p>
          </table:table-cell>
          <table:table-cell office:value-type="string">
            <text:p>Solani nigri Herba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Lou Lu</text:p>
          </table:table-cell>
          <table:table-cell office:value-type="string">
            <text:p>漏蘆</text:p>
          </table:table-cell>
          <table:table-cell office:value-type="string">
            <text:p>rhaponticum root</text:p>
          </table:table-cell>
          <table:table-cell office:value-type="string">
            <text:p>Rhapontici Radix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Lu Dou</text:p>
          </table:table-cell>
          <table:table-cell office:value-type="string">
            <text:p>綠豆</text:p>
          </table:table-cell>
          <table:table-cell office:value-type="string">
            <text:p>mung bean/ phaseolus</text:p>
          </table:table-cell>
          <table:table-cell office:value-type="string">
            <text:p>Semen Phaseoli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Ma Bo</text:p>
          </table:table-cell>
          <table:table-cell office:value-type="string">
            <text:p>馬勃</text:p>
          </table:table-cell>
          <table:table-cell office:value-type="string">
            <text:p>fruiting body of puffball/ lasiosphaera</text:p>
          </table:table-cell>
          <table:table-cell office:value-type="string">
            <text:p>Fructus Lasiosphere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Ma Chi Xian</text:p>
          </table:table-cell>
          <table:table-cell office:value-type="string">
            <text:p>馬齒莧</text:p>
          </table:table-cell>
          <table:table-cell office:value-type="string">
            <text:p>purslane/ portulaca</text:p>
          </table:table-cell>
          <table:table-cell office:value-type="string">
            <text:p>Herba Portulacae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Nan Ban Lan Gen</text:p>
          </table:table-cell>
          <table:table-cell office:value-type="string">
            <text:p>南板藍根</text:p>
          </table:table-cell>
          <table:table-cell office:value-type="string">
            <text:p>baphicacanthus root</text:p>
          </table:table-cell>
          <table:table-cell office:value-type="string">
            <text:p>Baphicacanthis cusiae Rhizoma et Radix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Nan Ban Lan Ye</text:p>
          </table:table-cell>
          <table:table-cell office:value-type="string">
            <text:p>南板藍葉</text:p>
          </table:table-cell>
          <table:table-cell office:value-type="string">
            <text:p>baphicacanthus leaf</text:p>
          </table:table-cell>
          <table:table-cell office:value-type="string">
            <text:p>Baphicacanthis Folium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Pu Gong Ying</text:p>
          </table:table-cell>
          <table:table-cell office:value-type="string">
            <text:p>蒲公英</text:p>
          </table:table-cell>
          <table:table-cell office:value-type="string">
            <text:p>dandelion/ taraxacum</text:p>
          </table:table-cell>
          <table:table-cell office:value-type="string">
            <text:p>Herba Taraxaci Mongolicae cum Radice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Qing Dai</text:p>
          </table:table-cell>
          <table:table-cell office:value-type="string">
            <text:p>青黛</text:p>
          </table:table-cell>
          <table:table-cell office:value-type="string">
            <text:p>indigo/ wood leaf (isatis)</text:p>
          </table:table-cell>
          <table:table-cell office:value-type="string">
            <text:p>Indigo naturalis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Qing Guo</text:p>
          </table:table-cell>
          <table:table-cell office:value-type="string">
            <text:p>青果</text:p>
          </table:table-cell>
          <table:table-cell office:value-type="string">
            <text:p>Chinese white olive</text:p>
          </table:table-cell>
          <table:table-cell office:value-type="string">
            <text:p>Canarii Fructus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Quan Shen</text:p>
          </table:table-cell>
          <table:table-cell office:value-type="string">
            <text:p>拳參</text:p>
          </table:table-cell>
          <table:table-cell office:value-type="string">
            <text:p>bistort rhizome</text:p>
          </table:table-cell>
          <table:table-cell office:value-type="string">
            <text:p>Bistortae Rhizoma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Ren Dong Teng</text:p>
          </table:table-cell>
          <table:table-cell office:value-type="string">
            <text:p>忍冬藤</text:p>
          </table:table-cell>
          <table:table-cell office:value-type="string">
            <text:p>honeysuckle vine/ lonicera vine</text:p>
          </table:table-cell>
          <table:table-cell office:value-type="string">
            <text:p>Lonicerae Caulis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Shan Ci Gu</text:p>
          </table:table-cell>
          <table:table-cell office:value-type="string">
            <text:p>山慈菇</text:p>
          </table:table-cell>
          <table:table-cell office:value-type="string">
            <text:p>cremastra/pleione</text:p>
          </table:table-cell>
          <table:table-cell office:value-type="string">
            <text:p>Cremastrae/Pleiones Pseudobulbus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Shan Dou Gen</text:p>
          </table:table-cell>
          <table:table-cell office:value-type="string">
            <text:p>山豆根</text:p>
          </table:table-cell>
          <table:table-cell office:value-type="string">
            <text:p>subprostrate/ sophora root/ bushy sophora</text:p>
          </table:table-cell>
          <table:table-cell office:value-type="string">
            <text:p>Sophorae tonkinensis Radix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She Gan</text:p>
          </table:table-cell>
          <table:table-cell office:value-type="string">
            <text:p>射干</text:p>
          </table:table-cell>
          <table:table-cell office:value-type="string">
            <text:p>belamcanda rhizome</text:p>
          </table:table-cell>
          <table:table-cell office:value-type="string">
            <text:p>Belamcandae Rhizoma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Shi Shang Bai</text:p>
          </table:table-cell>
          <table:table-cell office:value-type="string">
            <text:p>石上柏</text:p>
          </table:table-cell>
          <table:table-cell office:value-type="string">
            <text:p>selaginella</text:p>
          </table:table-cell>
          <table:table-cell office:value-type="string">
            <text:p>Selaginellae doederleinii Herba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Si Gua Luo</text:p>
          </table:table-cell>
          <table:table-cell office:value-type="string">
            <text:p>絲瓜絡</text:p>
          </table:table-cell>
          <table:table-cell office:value-type="string">
            <text:p>loofah/ luffa/ dried skeleton of vegetable sponge</text:p>
          </table:table-cell>
          <table:table-cell office:value-type="string">
            <text:p>Luffae Fructus Retinervus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Su Bai Jiang</text:p>
          </table:table-cell>
          <table:table-cell office:value-type="string">
            <text:p>蘇敗醬</text:p>
          </table:table-cell>
          <table:table-cell office:value-type="string">
            <text:p>thlaspi</text:p>
          </table:table-cell>
          <table:table-cell office:value-type="string">
            <text:p>Thlaspi Herba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Tian Kui Zi</text:p>
          </table:table-cell>
          <table:table-cell office:value-type="string">
            <text:p>天葵子</text:p>
          </table:table-cell>
          <table:table-cell office:value-type="string">
            <text:p>semiaquilegia root and tuber/ thousand year mouse stool</text:p>
          </table:table-cell>
          <table:table-cell office:value-type="string">
            <text:p>Semiaquilegiae Radix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Tu Fu Ling</text:p>
          </table:table-cell>
          <table:table-cell office:value-type="string">
            <text:p>土茯苓</text:p>
          </table:table-cell>
          <table:table-cell office:value-type="string">
            <text:p>glabrous greenbrier rhizome/ smilax/ smooth greenbrier rhizome/ smilax</text:p>
          </table:table-cell>
          <table:table-cell office:value-type="string">
            <text:p>Rhizoma Smilacis Glabrae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Tu Niu Xi</text:p>
          </table:table-cell>
          <table:table-cell office:value-type="string">
            <text:p>土牛膝</text:p>
          </table:table-cell>
          <table:table-cell office:value-type="string">
            <text:p>local achyranthis root/ native achyranthis root</text:p>
          </table:table-cell>
          <table:table-cell office:value-type="string">
            <text:p>Achyranthis Radix terrena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Wan Nian Qing</text:p>
          </table:table-cell>
          <table:table-cell office:value-type="string">
            <text:p>萬年青</text:p>
          </table:table-cell>
          <table:table-cell office:value-type="string">
            <text:p>rohdea root</text:p>
          </table:table-cell>
          <table:table-cell office:value-type="string">
            <text:p>Rohdeae japonicae Radix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Wei Ling Cai</text:p>
          </table:table-cell>
          <table:table-cell office:value-type="string">
            <text:p>委陵菜</text:p>
          </table:table-cell>
          <table:table-cell office:value-type="string">
            <text:p>Chinese silverweed/ Chinese cinquefoil</text:p>
          </table:table-cell>
          <table:table-cell office:value-type="string">
            <text:p>Potentillae chinensis Herba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Ya Dan Zi</text:p>
          </table:table-cell>
          <table:table-cell office:value-type="string">
            <text:p>鴉膽子</text:p>
          </table:table-cell>
          <table:table-cell office:value-type="string">
            <text:p>brucea fruit/ java brucea fruit</text:p>
          </table:table-cell>
          <table:table-cell office:value-type="string">
            <text:p>Bruceae Fructus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Ye Ju Hua</text:p>
          </table:table-cell>
          <table:table-cell office:value-type="string">
            <text:p>野菊花</text:p>
          </table:table-cell>
          <table:table-cell office:value-type="string">
            <text:p>wild chrysanthemum flower</text:p>
          </table:table-cell>
          <table:table-cell office:value-type="string">
            <text:p>Flos Chrysanthemi Indici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Yu Xing Cao</text:p>
          </table:table-cell>
          <table:table-cell office:value-type="string">
            <text:p>魚腥草</text:p>
          </table:table-cell>
          <table:table-cell office:value-type="string">
            <text:p>houttuynia</text:p>
          </table:table-cell>
          <table:table-cell office:value-type="string">
            <text:p>Herba Houttuyniae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Yu Zhou Lou Lu</text:p>
          </table:table-cell>
          <table:table-cell office:value-type="string">
            <text:p>禹州漏蘆</text:p>
          </table:table-cell>
          <table:table-cell office:value-type="string">
            <text:p>echinops</text:p>
          </table:table-cell>
          <table:table-cell office:value-type="string">
            <text:p>Echinopsis Radix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Zi Bei Tian Kui</text:p>
          </table:table-cell>
          <table:table-cell office:value-type="string">
            <text:p> </text:p>
          </table:table-cell>
          <table:table-cell office:value-type="string">
            <text:p>Begonia</text:p>
          </table:table-cell>
          <table:table-cell office:value-type="string">
            <text:p>Herba Begoniae Fimbristipulatae</text:p>
          </table:table-cell>
          <table:table-cell table:number-columns-repeated="1018"/>
        </table:table-row>
        <table:table-row table:style-name="ro1">
          <table:table-cell office:value-type="string">
            <text:p>Clear Heat / Resolve Tox</text:p>
          </table:table-cell>
          <table:table-cell office:value-type="string">
            <text:p>Clear Heat and Resolves Toxicity </text:p>
          </table:table-cell>
          <table:table-cell office:value-type="string">
            <text:p>Zi Hua Di Ding</text:p>
          </table:table-cell>
          <table:table-cell office:value-type="string">
            <text:p>紫花地丁</text:p>
          </table:table-cell>
          <table:table-cell office:value-type="string">
            <text:p>violet/ viola/ Yedeon's violet/ Yedo violet</text:p>
          </table:table-cell>
          <table:table-cell office:value-type="string">
            <text:p>Herba Violae</text:p>
          </table:table-cell>
          <table:table-cell table:number-columns-repeated="1018"/>
        </table:table-row>
        <table:table-row table:style-name="ro1">
          <table:table-cell office:value-type="string">
            <text:p>Clear Summerheat</text:p>
          </table:table-cell>
          <table:table-cell office:value-type="string">
            <text:p>Clear Heat and Relieve Summerheat </text:p>
          </table:table-cell>
          <table:table-cell office:value-type="string">
            <text:p>Bai Bian Dou</text:p>
          </table:table-cell>
          <table:table-cell office:value-type="string">
            <text:p>白扁豆</text:p>
          </table:table-cell>
          <table:table-cell office:value-type="string">
            <text:p>hyacinth bean/ dolichos/ lablab</text:p>
          </table:table-cell>
          <table:table-cell office:value-type="string">
            <text:p>Lablab Semen album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Bai Hua She</text:p>
          </table:table-cell>
          <table:table-cell office:value-type="string">
            <text:p>白花蛇</text:p>
          </table:table-cell>
          <table:table-cell office:value-type="string">
            <text:p>agkistrodon; bungarus/ multibranded snake (organs removed)</text:p>
          </table:table-cell>
          <table:table-cell office:value-type="string">
            <text:p>Agkistrodon seu Bunganus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Can Sha</text:p>
          </table:table-cell>
          <table:table-cell office:value-type="string">
            <text:p>蠶砂</text:p>
          </table:table-cell>
          <table:table-cell office:value-type="string">
            <text:p>silkworm feces</text:p>
          </table:table-cell>
          <table:table-cell office:value-type="string">
            <text:p>Excrementum Bombycis Mori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Chou Wu Tong</text:p>
          </table:table-cell>
          <table:table-cell office:value-type="string">
            <text:p>臭梧桐</text:p>
          </table:table-cell>
          <table:table-cell office:value-type="string">
            <text:p>clerodendron leaf</text:p>
          </table:table-cell>
          <table:table-cell office:value-type="string">
            <text:p>Clerodendri Folium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Chuan Shan Long</text:p>
          </table:table-cell>
          <table:table-cell office:value-type="string">
            <text:p>穿山龍</text:p>
          </table:table-cell>
          <table:table-cell office:value-type="string">
            <text:p>Japanese dioscorea rhizome</text:p>
          </table:table-cell>
          <table:table-cell office:value-type="string">
            <text:p>Dioscoreaceae nipponicae Rhizoma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Chuan Tong Pi</text:p>
          </table:table-cell>
          <table:table-cell office:value-type="string">
            <text:p>川桐皮</text:p>
          </table:table-cell>
          <table:table-cell office:value-type="string">
            <text:p>kalopanax bark</text:p>
          </table:table-cell>
          <table:table-cell office:value-type="string">
            <text:p>Kalopanacis Cortex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Du Huo</text:p>
          </table:table-cell>
          <table:table-cell office:value-type="string">
            <text:p>獨活</text:p>
          </table:table-cell>
          <table:table-cell office:value-type="string">
            <text:p>pubescent angelica root/ angelica root/ tu-huo</text:p>
          </table:table-cell>
          <table:table-cell office:value-type="string">
            <text:p>Radix Angelicae Pubiscentis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Hai Feng Teng</text:p>
          </table:table-cell>
          <table:table-cell office:value-type="string">
            <text:p>海風藤</text:p>
          </table:table-cell>
          <table:table-cell office:value-type="string">
            <text:p>kadsura stem/ futokadsura stem</text:p>
          </table:table-cell>
          <table:table-cell office:value-type="string">
            <text:p>Caulis Piperis Futokadursae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Hai Tong Pi</text:p>
          </table:table-cell>
          <table:table-cell office:value-type="string">
            <text:p>海桐皮</text:p>
          </table:table-cell>
          <table:table-cell office:value-type="string">
            <text:p>coral-bean bark/ erythrina bark</text:p>
          </table:table-cell>
          <table:table-cell office:value-type="string">
            <text:p>Cortex Erythrineae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Hu Gu</text:p>
          </table:table-cell>
          <table:table-cell office:value-type="string">
            <text:p>虎骨</text:p>
          </table:table-cell>
          <table:table-cell office:value-type="string">
            <text:p>tiger bone</text:p>
          </table:table-cell>
          <table:table-cell office:value-type="string">
            <text:p>Os Tigris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Hu Ji Sheng</text:p>
          </table:table-cell>
          <table:table-cell office:value-type="string">
            <text:p>槲寄生</text:p>
          </table:table-cell>
          <table:table-cell office:value-type="string">
            <text:p>colored mistletoe</text:p>
          </table:table-cell>
          <table:table-cell office:value-type="string">
            <text:p>Visci Herba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Jin Qian Bai Hua She</text:p>
          </table:table-cell>
          <table:table-cell office:value-type="string">
            <text:p>金錢百花蛇</text:p>
          </table:table-cell>
          <table:table-cell office:value-type="string">
            <text:p>multibanded krati</text:p>
          </table:table-cell>
          <table:table-cell office:value-type="string">
            <text:p>Bungarus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Kuan Jin Teng</text:p>
          </table:table-cell>
          <table:table-cell office:value-type="string">
            <text:p>寬筋藤</text:p>
          </table:table-cell>
          <table:table-cell office:value-type="string">
            <text:p>Chinese tinospora stem</text:p>
          </table:table-cell>
          <table:table-cell office:value-type="string">
            <text:p>Tinosporae sinensis Caulis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Lao Guan Cao</text:p>
          </table:table-cell>
          <table:table-cell office:value-type="string">
            <text:p>老顴草</text:p>
          </table:table-cell>
          <table:table-cell office:value-type="string">
            <text:p>cranesbill/ crane's bill/ common heron's bill herb</text:p>
          </table:table-cell>
          <table:table-cell office:value-type="string">
            <text:p>Erodii/Geranii Herba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Liang Mian Zhen</text:p>
          </table:table-cell>
          <table:table-cell office:value-type="string">
            <text:p>兩面針</text:p>
          </table:table-cell>
          <table:table-cell office:value-type="string">
            <text:p>shiny bramble/ shiny prickly-ash</text:p>
          </table:table-cell>
          <table:table-cell office:value-type="string">
            <text:p>Zanthoxyli Radix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Lu Xian Cao</text:p>
          </table:table-cell>
          <table:table-cell office:value-type="string">
            <text:p>鹿啣草</text:p>
          </table:table-cell>
          <table:table-cell office:value-type="string">
            <text:p>pyrol</text:p>
          </table:table-cell>
          <table:table-cell office:value-type="string">
            <text:p>Pyrolae Herba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Luo Shi Teng</text:p>
          </table:table-cell>
          <table:table-cell office:value-type="string">
            <text:p>絡石藤</text:p>
          </table:table-cell>
          <table:table-cell office:value-type="string">
            <text:p>star jasmine stem</text:p>
          </table:table-cell>
          <table:table-cell office:value-type="string">
            <text:p>Trachelospermi Caulis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Luo Shi Teng 2</text:p>
          </table:table-cell>
          <table:table-cell office:value-type="string">
            <text:p> </text:p>
          </table:table-cell>
          <table:table-cell office:value-type="string">
            <text:p>star jasmine stem</text:p>
          </table:table-cell>
          <table:table-cell office:value-type="string">
            <text:p>Trachelospermi Caulis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Mu Gua</text:p>
          </table:table-cell>
          <table:table-cell office:value-type="string">
            <text:p>木瓜</text:p>
          </table:table-cell>
          <table:table-cell office:value-type="string">
            <text:p>Chinese quince fruit/ chaenomeles</text:p>
          </table:table-cell>
          <table:table-cell office:value-type="string">
            <text:p>Fructus Chaenomelis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Mu Mian Pi</text:p>
          </table:table-cell>
          <table:table-cell office:value-type="string">
            <text:p>木棉皮</text:p>
          </table:table-cell>
          <table:table-cell office:value-type="string">
            <text:p>bombax bark</text:p>
          </table:table-cell>
          <table:table-cell office:value-type="string">
            <text:p>Bombacis malabarici Cortex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Qi She</text:p>
          </table:table-cell>
          <table:table-cell office:value-type="string">
            <text:p>蘄蛇</text:p>
          </table:table-cell>
          <table:table-cell office:value-type="string">
            <text:p>agkistrodon</text:p>
          </table:table-cell>
          <table:table-cell office:value-type="string">
            <text:p>Agkistrodon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Qian Nian Jian</text:p>
          </table:table-cell>
          <table:table-cell office:value-type="string">
            <text:p>千年健</text:p>
          </table:table-cell>
          <table:table-cell office:value-type="string">
            <text:p>homalomena rhizome</text:p>
          </table:table-cell>
          <table:table-cell office:value-type="string">
            <text:p>Homalomenae Rhizoma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Qin Jiao</text:p>
          </table:table-cell>
          <table:table-cell office:value-type="string">
            <text:p>秦艽</text:p>
          </table:table-cell>
          <table:table-cell office:value-type="string">
            <text:p>large gentian root/ gentiana macropylla root/ chin-chiu</text:p>
          </table:table-cell>
          <table:table-cell office:value-type="string">
            <text:p>Radix Gentianae Qinjiao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Qing Feng Teng</text:p>
          </table:table-cell>
          <table:table-cell office:value-type="string">
            <text:p>青風藤</text:p>
          </table:table-cell>
          <table:table-cell office:value-type="string">
            <text:p>orient vine</text:p>
          </table:table-cell>
          <table:table-cell office:value-type="string">
            <text:p>Sinomenii Caulis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Sang Ji Sheng</text:p>
          </table:table-cell>
          <table:table-cell office:value-type="string">
            <text:p>桑寄生</text:p>
          </table:table-cell>
          <table:table-cell office:value-type="string">
            <text:p>mulberry mistletoe stems; taxillus/ mistletoe</text:p>
          </table:table-cell>
          <table:table-cell office:value-type="string">
            <text:p>Ramulus Sangjisheng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Sang Zhi</text:p>
          </table:table-cell>
          <table:table-cell office:value-type="string">
            <text:p>桑枝</text:p>
          </table:table-cell>
          <table:table-cell office:value-type="string">
            <text:p>mulberry twig/morus twig</text:p>
          </table:table-cell>
          <table:table-cell office:value-type="string">
            <text:p>Ramulus Mori Albae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She Tui</text:p>
          </table:table-cell>
          <table:table-cell office:value-type="string">
            <text:p>蛇蛻</text:p>
          </table:table-cell>
          <table:table-cell office:value-type="string">
            <text:p>snake skin slough</text:p>
          </table:table-cell>
          <table:table-cell office:value-type="string">
            <text:p>Serpentis Periostracum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Shen Jin Cao</text:p>
          </table:table-cell>
          <table:table-cell office:value-type="string">
            <text:p>伸筋草</text:p>
          </table:table-cell>
          <table:table-cell office:value-type="string">
            <text:p>ground pine/ common clubmoss</text:p>
          </table:table-cell>
          <table:table-cell office:value-type="string">
            <text:p>Lycopodii Herba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Song Jie</text:p>
          </table:table-cell>
          <table:table-cell office:value-type="string">
            <text:p>松節</text:p>
          </table:table-cell>
          <table:table-cell office:value-type="string">
            <text:p>knotty pine wood</text:p>
          </table:table-cell>
          <table:table-cell office:value-type="string">
            <text:p>Lignum Pini Nodi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Tou Gu Cao</text:p>
          </table:table-cell>
          <table:table-cell office:value-type="string">
            <text:p>透骨草</text:p>
          </table:table-cell>
          <table:table-cell office:value-type="string">
            <text:p>Garden Balsam</text:p>
          </table:table-cell>
          <table:table-cell office:value-type="string">
            <text:p>Caulis Impatientis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Wei Ling Xian</text:p>
          </table:table-cell>
          <table:table-cell office:value-type="string">
            <text:p>威靈仙</text:p>
          </table:table-cell>
          <table:table-cell office:value-type="string">
            <text:p>Chinese clematis root/ clematis</text:p>
          </table:table-cell>
          <table:table-cell office:value-type="string">
            <text:p>Radix Clematidis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Wu Jia Pi</text:p>
          </table:table-cell>
          <table:table-cell office:value-type="string">
            <text:p>五加皮</text:p>
          </table:table-cell>
          <table:table-cell office:value-type="string">
            <text:p>Eleutherococcus root bark/ acanthopanax root bark</text:p>
          </table:table-cell>
          <table:table-cell office:value-type="string">
            <text:p>Cortex Acanthopanacis Gracilistylus Radicis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Wu Shao She</text:p>
          </table:table-cell>
          <table:table-cell office:value-type="string">
            <text:p>烏梢蛇</text:p>
          </table:table-cell>
          <table:table-cell office:value-type="string">
            <text:p>zaocys/ black-striped snake</text:p>
          </table:table-cell>
          <table:table-cell office:value-type="string">
            <text:p>Zaocys Dhumnades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Xi Xian Cao</text:p>
          </table:table-cell>
          <table:table-cell office:value-type="string">
            <text:p>稀薟草</text:p>
          </table:table-cell>
          <table:table-cell office:value-type="string">
            <text:p>siegesbeckia</text:p>
          </table:table-cell>
          <table:table-cell office:value-type="string">
            <text:p>Herba Siegesbeckiae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Xiang Jia Pi</text:p>
          </table:table-cell>
          <table:table-cell office:value-type="string">
            <text:p>香加皮</text:p>
          </table:table-cell>
          <table:table-cell office:value-type="string">
            <text:p>Chinese silkvine root bark</text:p>
          </table:table-cell>
          <table:table-cell office:value-type="string">
            <text:p>Periplocae Cortex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Xu Chang Qing</text:p>
          </table:table-cell>
          <table:table-cell office:value-type="string">
            <text:p>徐長卿</text:p>
          </table:table-cell>
          <table:table-cell office:value-type="string">
            <text:p>paniculate cynanchum/ paniculate swallow-wort root</text:p>
          </table:table-cell>
          <table:table-cell office:value-type="string">
            <text:p>Cynanchi paniculati Radix</text:p>
          </table:table-cell>
          <table:table-cell table:number-columns-repeated="1018"/>
        </table:table-row>
        <table:table-row table:style-name="ro1">
          <table:table-cell office:value-type="string">
            <text:p>D-W-D</text:p>
          </table:table-cell>
          <table:table-cell office:value-type="string">
            <text:p>Dispel Wind-Damp </text:p>
          </table:table-cell>
          <table:table-cell office:value-type="string">
            <text:p>Zhe Tong Pi</text:p>
          </table:table-cell>
          <table:table-cell office:value-type="string">
            <text:p>浙桐皮</text:p>
          </table:table-cell>
          <table:table-cell office:value-type="string">
            <text:p>zanthoxylum bark</text:p>
          </table:table-cell>
          <table:table-cell office:value-type="string">
            <text:p>Zanthoxyli Cortex</text:p>
          </table:table-cell>
          <table:table-cell table:number-columns-repeated="1018"/>
        </table:table-row>
        <table:table-row table:style-name="ro1">
          <table:table-cell office:value-type="string">
            <text:p>Moist Lax</text:p>
          </table:table-cell>
          <table:table-cell office:value-type="string">
            <text:p>Moistening Laxatives </text:p>
          </table:table-cell>
          <table:table-cell office:value-type="string">
            <text:p>Huo Ma Ren</text:p>
          </table:table-cell>
          <table:table-cell office:value-type="string">
            <text:p>火麻仁</text:p>
          </table:table-cell>
          <table:table-cell office:value-type="string">
            <text:p>hemp seeds/ canabis seeds/ linum</text:p>
          </table:table-cell>
          <table:table-cell office:value-type="string">
            <text:p>Semen Cannabis Sativae</text:p>
          </table:table-cell>
          <table:table-cell table:number-columns-repeated="1018"/>
        </table:table-row>
        <table:table-row table:style-name="ro1">
          <table:table-cell office:value-type="string">
            <text:p>Moist Lax</text:p>
          </table:table-cell>
          <table:table-cell office:value-type="string">
            <text:p>Moistening Laxatives </text:p>
          </table:table-cell>
          <table:table-cell office:value-type="string">
            <text:p>Yu Li Ren</text:p>
          </table:table-cell>
          <table:table-cell office:value-type="string">
            <text:p>鬱李仁</text:p>
          </table:table-cell>
          <table:table-cell office:value-type="string">
            <text:p>bush cherry pit</text:p>
          </table:table-cell>
          <table:table-cell office:value-type="string">
            <text:p>Semen Pruni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Purgatives</text:p>
          </table:table-cell>
          <table:table-cell office:value-type="string">
            <text:p>Da Huang</text:p>
          </table:table-cell>
          <table:table-cell office:value-type="string">
            <text:p>大黄</text:p>
          </table:table-cell>
          <table:table-cell office:value-type="string">
            <text:p>rhubarb root and rhizome</text:p>
          </table:table-cell>
          <table:table-cell office:value-type="string">
            <text:p>Radix et Rhizoma Rhei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Purgatives</text:p>
          </table:table-cell>
          <table:table-cell office:value-type="string">
            <text:p>Fan Xie Ye</text:p>
          </table:table-cell>
          <table:table-cell office:value-type="string">
            <text:p>蕃瀉葉</text:p>
          </table:table-cell>
          <table:table-cell office:value-type="string">
            <text:p>senna leaf</text:p>
          </table:table-cell>
          <table:table-cell office:value-type="string">
            <text:p>Folium Sennae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Purgatives</text:p>
          </table:table-cell>
          <table:table-cell office:value-type="string">
            <text:p>Lu Hui</text:p>
          </table:table-cell>
          <table:table-cell office:value-type="string">
            <text:p>蘆薈</text:p>
          </table:table-cell>
          <table:table-cell office:value-type="string">
            <text:p>dried juice concentrate of aloe leaves</text:p>
          </table:table-cell>
          <table:table-cell office:value-type="string">
            <text:p>Aloe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Purgatives</text:p>
          </table:table-cell>
          <table:table-cell office:value-type="string">
            <text:p>Mang Xiao</text:p>
          </table:table-cell>
          <table:table-cell office:value-type="string">
            <text:p>芒硝</text:p>
          </table:table-cell>
          <table:table-cell office:value-type="string">
            <text:p>mirabilite/ glauber's salt</text:p>
          </table:table-cell>
          <table:table-cell office:value-type="string">
            <text:p>Natrii Sulfas</text:p>
          </table:table-cell>
          <table:table-cell table:number-columns-repeated="1018"/>
        </table:table-row>
        <table:table-row table:style-name="ro1">
          <table:table-cell office:value-type="string">
            <text:p>Harsh Expellants</text:p>
          </table:table-cell>
          <table:table-cell office:value-type="string">
            <text:p>Harsh Expellants (Cathartics) </text:p>
          </table:table-cell>
          <table:table-cell office:value-type="string">
            <text:p>Ba Dou</text:p>
          </table:table-cell>
          <table:table-cell office:value-type="string">
            <text:p>巴豆</text:p>
          </table:table-cell>
          <table:table-cell office:value-type="string">
            <text:p>croton seed</text:p>
          </table:table-cell>
          <table:table-cell office:value-type="string">
            <text:p>Semen Croton Tiglii</text:p>
          </table:table-cell>
          <table:table-cell table:number-columns-repeated="1018"/>
        </table:table-row>
        <table:table-row table:style-name="ro1">
          <table:table-cell office:value-type="string">
            <text:p>Harsh Expellants</text:p>
          </table:table-cell>
          <table:table-cell office:value-type="string">
            <text:p>Harsh Expellants (Cathartics) </text:p>
          </table:table-cell>
          <table:table-cell office:value-type="string">
            <text:p>Da Ji</text:p>
          </table:table-cell>
          <table:table-cell office:value-type="string">
            <text:p>大戟</text:p>
          </table:table-cell>
          <table:table-cell office:value-type="string">
            <text:p>Peking spurge root/ euphorbia</text:p>
          </table:table-cell>
          <table:table-cell office:value-type="string">
            <text:p>Euphorbia perinenis Rupr. or Knoxia valerianoides Thorel</text:p>
          </table:table-cell>
          <table:table-cell table:number-columns-repeated="1018"/>
        </table:table-row>
        <table:table-row table:style-name="ro1">
          <table:table-cell office:value-type="string">
            <text:p>Harsh Expellants</text:p>
          </table:table-cell>
          <table:table-cell office:value-type="string">
            <text:p>Harsh Expellants (Cathartics) </text:p>
          </table:table-cell>
          <table:table-cell office:value-type="string">
            <text:p>Gan Sui</text:p>
          </table:table-cell>
          <table:table-cell office:value-type="string">
            <text:p>甘遂</text:p>
          </table:table-cell>
          <table:table-cell office:value-type="string">
            <text:p>kan-sui root</text:p>
          </table:table-cell>
          <table:table-cell office:value-type="string">
            <text:p>Radix Euphorbiae Kansui</text:p>
          </table:table-cell>
          <table:table-cell table:number-columns-repeated="1018"/>
        </table:table-row>
        <table:table-row table:style-name="ro1">
          <table:table-cell office:value-type="string">
            <text:p>Harsh Expellants</text:p>
          </table:table-cell>
          <table:table-cell office:value-type="string">
            <text:p>Harsh Expellants (Cathartics) </text:p>
          </table:table-cell>
          <table:table-cell office:value-type="string">
            <text:p>Hong Da Ji</text:p>
          </table:table-cell>
          <table:table-cell office:value-type="string">
            <text:p>紅大戟</text:p>
          </table:table-cell>
          <table:table-cell office:value-type="string">
            <text:p>knoxia root</text:p>
          </table:table-cell>
          <table:table-cell office:value-type="string">
            <text:p>Knoxiae Radix</text:p>
          </table:table-cell>
          <table:table-cell table:number-columns-repeated="1018"/>
        </table:table-row>
        <table:table-row table:style-name="ro1">
          <table:table-cell office:value-type="string">
            <text:p>Harsh Expellants</text:p>
          </table:table-cell>
          <table:table-cell office:value-type="string">
            <text:p>Harsh Expellants (Cathartics) </text:p>
          </table:table-cell>
          <table:table-cell office:value-type="string">
            <text:p>Jing Da Ji</text:p>
          </table:table-cell>
          <table:table-cell office:value-type="string">
            <text:p>京大戟</text:p>
          </table:table-cell>
          <table:table-cell office:value-type="string">
            <text:p>euphorbia root</text:p>
          </table:table-cell>
          <table:table-cell office:value-type="string">
            <text:p>Euphorbiae pekinensis Radix</text:p>
          </table:table-cell>
          <table:table-cell table:number-columns-repeated="1018"/>
        </table:table-row>
        <table:table-row table:style-name="ro1">
          <table:table-cell office:value-type="string">
            <text:p>Harsh Expellants</text:p>
          </table:table-cell>
          <table:table-cell office:value-type="string">
            <text:p>Harsh Expellants (Cathartics) </text:p>
          </table:table-cell>
          <table:table-cell office:value-type="string">
            <text:p>Qian Niu Zi</text:p>
          </table:table-cell>
          <table:table-cell office:value-type="string">
            <text:p>牽牛子</text:p>
          </table:table-cell>
          <table:table-cell office:value-type="string">
            <text:p>morning glory seeds/ pharbitis</text:p>
          </table:table-cell>
          <table:table-cell office:value-type="string">
            <text:p>Semen Pharbitidis</text:p>
          </table:table-cell>
          <table:table-cell table:number-columns-repeated="1018"/>
        </table:table-row>
        <table:table-row table:style-name="ro1">
          <table:table-cell office:value-type="string">
            <text:p>Harsh Expellants</text:p>
          </table:table-cell>
          <table:table-cell office:value-type="string">
            <text:p>Harsh Expellants (Cathartics) </text:p>
          </table:table-cell>
          <table:table-cell office:value-type="string">
            <text:p>Shang Lu</text:p>
          </table:table-cell>
          <table:table-cell office:value-type="string">
            <text:p>商陸</text:p>
          </table:table-cell>
          <table:table-cell office:value-type="string">
            <text:p>poke root/ phytolacca</text:p>
          </table:table-cell>
          <table:table-cell office:value-type="string">
            <text:p>Phytolaccae Radix</text:p>
          </table:table-cell>
          <table:table-cell table:number-columns-repeated="1018"/>
        </table:table-row>
        <table:table-row table:style-name="ro1">
          <table:table-cell office:value-type="string">
            <text:p>Harsh Expellants</text:p>
          </table:table-cell>
          <table:table-cell office:value-type="string">
            <text:p>Harsh Expellants (Cathartics) </text:p>
          </table:table-cell>
          <table:table-cell office:value-type="string">
            <text:p>Yuan Hua</text:p>
          </table:table-cell>
          <table:table-cell office:value-type="string">
            <text:p>芫花</text:p>
          </table:table-cell>
          <table:table-cell office:value-type="string">
            <text:p>genkwa flower</text:p>
          </table:table-cell>
          <table:table-cell office:value-type="string">
            <text:p>Flos Daphnes Genkwa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Ban Bian Lian</text:p>
          </table:table-cell>
          <table:table-cell office:value-type="string">
            <text:p>半邊蓮</text:p>
          </table:table-cell>
          <table:table-cell office:value-type="string">
            <text:p>Chinese lobelia (with root)/ lobelia</text:p>
          </table:table-cell>
          <table:table-cell office:value-type="string">
            <text:p>Herba Lobeliae Chinensis cum Radice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Bi Xie</text:p>
          </table:table-cell>
          <table:table-cell office:value-type="string">
            <text:p>萆薢</text:p>
          </table:table-cell>
          <table:table-cell office:value-type="string">
            <text:p>fish-poison yam rhizome/ tokoro</text:p>
          </table:table-cell>
          <table:table-cell office:value-type="string">
            <text:p>Herba Dioscoreae Hypoglaucae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Bian Xu</text:p>
          </table:table-cell>
          <table:table-cell office:value-type="string">
            <text:p>萹蓄</text:p>
          </table:table-cell>
          <table:table-cell office:value-type="string">
            <text:p>knotgrass/ knotweed/ polygonum</text:p>
          </table:table-cell>
          <table:table-cell office:value-type="string">
            <text:p>Herba Polygoni Avicularis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Che Qian Zi</text:p>
          </table:table-cell>
          <table:table-cell office:value-type="string">
            <text:p>車前子</text:p>
          </table:table-cell>
          <table:table-cell office:value-type="string">
            <text:p>plantago seeds</text:p>
          </table:table-cell>
          <table:table-cell office:value-type="string">
            <text:p>Semen Plantaginis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Chi Xiao Dou</text:p>
          </table:table-cell>
          <table:table-cell office:value-type="string">
            <text:p>赤小豆</text:p>
          </table:table-cell>
          <table:table-cell office:value-type="string">
            <text:p>adzuki bean/ rice bean/ phaseolus</text:p>
          </table:table-cell>
          <table:table-cell office:value-type="string">
            <text:p>Semen Phaseoli Calcarati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Chuan Mu Tong</text:p>
          </table:table-cell>
          <table:table-cell office:value-type="string">
            <text:p>川木通</text:p>
          </table:table-cell>
          <table:table-cell office:value-type="string">
            <text:p>clematidis caulis</text:p>
          </table:table-cell>
          <table:table-cell office:value-type="string">
            <text:p>Clematidis armandii Caulis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Deng Xin Cao</text:p>
          </table:table-cell>
          <table:table-cell office:value-type="string">
            <text:p>燈芯草</text:p>
          </table:table-cell>
          <table:table-cell office:value-type="string">
            <text:p>juncus pith/ rush pith</text:p>
          </table:table-cell>
          <table:table-cell office:value-type="string">
            <text:p>Medulla Junci Effusi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Di Fu Zi</text:p>
          </table:table-cell>
          <table:table-cell office:value-type="string">
            <text:p>地膚子</text:p>
          </table:table-cell>
          <table:table-cell office:value-type="string">
            <text:p>broom cypres/ kocia fruit</text:p>
          </table:table-cell>
          <table:table-cell office:value-type="string">
            <text:p>Fructus Kochiae Scopariae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Dong Gua Pi</text:p>
          </table:table-cell>
          <table:table-cell office:value-type="string">
            <text:p>冬瓜皮</text:p>
          </table:table-cell>
          <table:table-cell office:value-type="string">
            <text:p>winter melon rind</text:p>
          </table:table-cell>
          <table:table-cell office:value-type="string">
            <text:p>Benincasae Exocarpium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Dong Gua Ren</text:p>
          </table:table-cell>
          <table:table-cell office:value-type="string">
            <text:p>冬瓜仁</text:p>
          </table:table-cell>
          <table:table-cell office:value-type="string">
            <text:p>Winter melon or wax gourd seed</text:p>
          </table:table-cell>
          <table:table-cell office:value-type="string">
            <text:p>Semen Benincassiae Hispidae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Dong Gua Zi</text:p>
          </table:table-cell>
          <table:table-cell office:value-type="string">
            <text:p>冬瓜子</text:p>
          </table:table-cell>
          <table:table-cell office:value-type="string">
            <text:p>winter melon seed/ wax gourd seed/ benincasa</text:p>
          </table:table-cell>
          <table:table-cell office:value-type="string">
            <text:p>Benincasae Semen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Dong Kui Guo</text:p>
          </table:table-cell>
          <table:table-cell office:value-type="string">
            <text:p>冬葵果</text:p>
          </table:table-cell>
          <table:table-cell office:value-type="string">
            <text:p>mallow fruit/ cluster mallow fruit</text:p>
          </table:table-cell>
          <table:table-cell office:value-type="string">
            <text:p>Malvae Fructus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Dong Kui Zi</text:p>
          </table:table-cell>
          <table:table-cell office:value-type="string">
            <text:p>冬葵子</text:p>
          </table:table-cell>
          <table:table-cell office:value-type="string">
            <text:p>musk mallow seeds (m. verticillata)</text:p>
          </table:table-cell>
          <table:table-cell office:value-type="string">
            <text:p>Semen Abutili seu Malvae; Agrimoniae Herba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Fu Ling</text:p>
          </table:table-cell>
          <table:table-cell office:value-type="string">
            <text:p>茯苓</text:p>
          </table:table-cell>
          <table:table-cell office:value-type="string">
            <text:p>poria/ sclerotium of tuckahoe/ China root/ hoelen/ Indian bread</text:p>
          </table:table-cell>
          <table:table-cell office:value-type="string">
            <text:p>Sclerotium Poriae Cocos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Guang Fang Ji</text:p>
          </table:table-cell>
          <table:table-cell office:value-type="string">
            <text:p>廣防己</text:p>
          </table:table-cell>
          <table:table-cell office:value-type="string">
            <text:p>aristolochia root/ stephania</text:p>
          </table:table-cell>
          <table:table-cell office:value-type="string">
            <text:p>Radix Aristolochiae Fangji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Guang Jin Qian Cao</text:p>
          </table:table-cell>
          <table:table-cell office:value-type="string">
            <text:p>廣金錢草</text:p>
          </table:table-cell>
          <table:table-cell office:value-type="string">
            <text:p>desmodium/ snowbell leaf tick clover</text:p>
          </table:table-cell>
          <table:table-cell office:value-type="string">
            <text:p>Desmodii styracifolii Herba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Hai Jin Sha</text:p>
          </table:table-cell>
          <table:table-cell office:value-type="string">
            <text:p>海金沙</text:p>
          </table:table-cell>
          <table:table-cell office:value-type="string">
            <text:p>lygodium spore</text:p>
          </table:table-cell>
          <table:table-cell office:value-type="string">
            <text:p>Lygodii Spora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Han Fang Ji</text:p>
          </table:table-cell>
          <table:table-cell office:value-type="string">
            <text:p>漢防己</text:p>
          </table:table-cell>
          <table:table-cell office:value-type="string">
            <text:p>stephania root</text:p>
          </table:table-cell>
          <table:table-cell office:value-type="string">
            <text:p>Stephaniae tetrandrae Radix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Han Fang Ji 2</text:p>
          </table:table-cell>
          <table:table-cell office:value-type="string">
            <text:p>漢防己</text:p>
          </table:table-cell>
          <table:table-cell office:value-type="string">
            <text:p>stephania root</text:p>
          </table:table-cell>
          <table:table-cell office:value-type="string">
            <text:p>Radix Stephaniae Tetrandrae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Hua Shi</text:p>
          </table:table-cell>
          <table:table-cell office:value-type="string">
            <text:p>滑石</text:p>
          </table:table-cell>
          <table:table-cell office:value-type="string">
            <text:p>talcum</text:p>
          </table:table-cell>
          <table:table-cell office:value-type="string">
            <text:p>Talcum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Jin Qian Cao</text:p>
          </table:table-cell>
          <table:table-cell office:value-type="string">
            <text:p>金錢草</text:p>
          </table:table-cell>
          <table:table-cell office:value-type="string">
            <text:p>lysimachia</text:p>
          </table:table-cell>
          <table:table-cell office:value-type="string">
            <text:p>Herba Lysimachiae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Lian Qian Cao</text:p>
          </table:table-cell>
          <table:table-cell office:value-type="string">
            <text:p>連錢草</text:p>
          </table:table-cell>
          <table:table-cell office:value-type="string">
            <text:p>glechoma/ longtube ground ivy</text:p>
          </table:table-cell>
          <table:table-cell office:value-type="string">
            <text:p>Glechomae Herba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Mian Bi Xie</text:p>
          </table:table-cell>
          <table:table-cell office:value-type="string">
            <text:p>綿萆薢</text:p>
          </table:table-cell>
          <table:table-cell office:value-type="string">
            <text:p>seven-lobed yam rhizome</text:p>
          </table:table-cell>
          <table:table-cell office:value-type="string">
            <text:p>Dioscoreae septemlobae Rhizoma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Mu Fang Ji</text:p>
          </table:table-cell>
          <table:table-cell office:value-type="string">
            <text:p>木防己</text:p>
          </table:table-cell>
          <table:table-cell office:value-type="string">
            <text:p>cocculus root</text:p>
          </table:table-cell>
          <table:table-cell office:value-type="string">
            <text:p>Cocculi Radix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Mu Tong</text:p>
          </table:table-cell>
          <table:table-cell office:value-type="string">
            <text:p>木通</text:p>
          </table:table-cell>
          <table:table-cell office:value-type="string">
            <text:p>akebia caulis</text:p>
          </table:table-cell>
          <table:table-cell office:value-type="string">
            <text:p>Caulis Mutong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Qing Ma Zi</text:p>
          </table:table-cell>
          <table:table-cell office:value-type="string">
            <text:p>檾麻子</text:p>
          </table:table-cell>
          <table:table-cell office:value-type="string">
            <text:p>Indian mallow seed/ chingma abutilon seed</text:p>
          </table:table-cell>
          <table:table-cell office:value-type="string">
            <text:p>Abutili Semen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Qu Mai</text:p>
          </table:table-cell>
          <table:table-cell office:value-type="string">
            <text:p>瞿麥</text:p>
          </table:table-cell>
          <table:table-cell office:value-type="string">
            <text:p>dianthus/ fringed pink/ Chinese pink</text:p>
          </table:table-cell>
          <table:table-cell office:value-type="string">
            <text:p>Herba Dianthi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Shi Wei</text:p>
          </table:table-cell>
          <table:table-cell office:value-type="string">
            <text:p>石葦</text:p>
          </table:table-cell>
          <table:table-cell office:value-type="string">
            <text:p>pyrrosia leaf</text:p>
          </table:table-cell>
          <table:table-cell office:value-type="string">
            <text:p>Folium Pyrrosiae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Tong Cao</text:p>
          </table:table-cell>
          <table:table-cell office:value-type="string">
            <text:p>通草</text:p>
          </table:table-cell>
          <table:table-cell office:value-type="string">
            <text:p>rice paper plant pith/ tetrapanax</text:p>
          </table:table-cell>
          <table:table-cell office:value-type="string">
            <text:p>Tetrapanacis Medulla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Yi Yi Ren</text:p>
          </table:table-cell>
          <table:table-cell office:value-type="string">
            <text:p>薏苡仁</text:p>
          </table:table-cell>
          <table:table-cell office:value-type="string">
            <text:p>coix seeds/ Job's tears</text:p>
          </table:table-cell>
          <table:table-cell office:value-type="string">
            <text:p>Semen Coicis Lachrymae Jobi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Yin Chen</text:p>
          </table:table-cell>
          <table:table-cell office:value-type="string">
            <text:p>茵陳</text:p>
          </table:table-cell>
          <table:table-cell office:value-type="string">
            <text:p>virgate wormwood</text:p>
          </table:table-cell>
          <table:table-cell office:value-type="string">
            <text:p>Artemisiae scopariae Herba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Yin Chen Hao</text:p>
          </table:table-cell>
          <table:table-cell office:value-type="string">
            <text:p>茵陳蒿</text:p>
          </table:table-cell>
          <table:table-cell office:value-type="string">
            <text:p>yinchenhao shoots and leaves/ capillaris</text:p>
          </table:table-cell>
          <table:table-cell office:value-type="string">
            <text:p>Herba Artemesiae Yinchenhao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Yu Mi Xu</text:p>
          </table:table-cell>
          <table:table-cell office:value-type="string">
            <text:p>玉米鬚</text:p>
          </table:table-cell>
          <table:table-cell office:value-type="string">
            <text:p>cornsilk</text:p>
          </table:table-cell>
          <table:table-cell office:value-type="string">
            <text:p>Styluis Zeae Mays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Ze Xie</text:p>
          </table:table-cell>
          <table:table-cell office:value-type="string">
            <text:p>澤瀉</text:p>
          </table:table-cell>
          <table:table-cell office:value-type="string">
            <text:p>alisma rhizome/ water plantain</text:p>
          </table:table-cell>
          <table:table-cell office:value-type="string">
            <text:p>Rhizoma Alismatis Orientalis</text:p>
          </table:table-cell>
          <table:table-cell table:number-columns-repeated="1018"/>
        </table:table-row>
        <table:table-row table:style-name="ro1">
          <table:table-cell office:value-type="string">
            <text:p>Drain Damp</text:p>
          </table:table-cell>
          <table:table-cell office:value-type="string">
            <text:p>Drain Dampness (Diuretics) </text:p>
          </table:table-cell>
          <table:table-cell office:value-type="string">
            <text:p>Zhu Ling</text:p>
          </table:table-cell>
          <table:table-cell office:value-type="string">
            <text:p>豬苓</text:p>
          </table:table-cell>
          <table:table-cell office:value-type="string">
            <text:p>polyporus</text:p>
          </table:table-cell>
          <table:table-cell office:value-type="string">
            <text:p>Polyporus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Expel Parasites</text:p>
          </table:table-cell>
          <table:table-cell office:value-type="string">
            <text:p>Bing Lang</text:p>
          </table:table-cell>
          <table:table-cell office:value-type="string">
            <text:p>檳榔</text:p>
          </table:table-cell>
          <table:table-cell office:value-type="string">
            <text:p>betel nut; areca seed; areaca</text:p>
          </table:table-cell>
          <table:table-cell office:value-type="string">
            <text:p>Semen Arecae Catechu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Expel Parasites</text:p>
          </table:table-cell>
          <table:table-cell office:value-type="string">
            <text:p>Chang Shan</text:p>
          </table:table-cell>
          <table:table-cell office:value-type="string">
            <text:p>常山</text:p>
          </table:table-cell>
          <table:table-cell office:value-type="string">
            <text:p>dichroa root</text:p>
          </table:table-cell>
          <table:table-cell office:value-type="string">
            <text:p>Dichroae Radix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Expel Parasites</text:p>
          </table:table-cell>
          <table:table-cell office:value-type="string">
            <text:p>Da Suan</text:p>
          </table:table-cell>
          <table:table-cell office:value-type="string">
            <text:p>大蒜</text:p>
          </table:table-cell>
          <table:table-cell office:value-type="string">
            <text:p>garlic bulb</text:p>
          </table:table-cell>
          <table:table-cell office:value-type="string">
            <text:p>Allii sativi Bulbus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Expel Parasites</text:p>
          </table:table-cell>
          <table:table-cell office:value-type="string">
            <text:p>Fei Zi</text:p>
          </table:table-cell>
          <table:table-cell office:value-type="string">
            <text:p>榧子</text:p>
          </table:table-cell>
          <table:table-cell office:value-type="string">
            <text:p>torreya seeds</text:p>
          </table:table-cell>
          <table:table-cell office:value-type="string">
            <text:p>Torreyae Semen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Expel Parasites</text:p>
          </table:table-cell>
          <table:table-cell office:value-type="string">
            <text:p>Guan Zhong</text:p>
          </table:table-cell>
          <table:table-cell office:value-type="string">
            <text:p>貫衆</text:p>
          </table:table-cell>
          <table:table-cell office:value-type="string">
            <text:p>cyrtomium</text:p>
          </table:table-cell>
          <table:table-cell office:value-type="string">
            <text:p>Herba Guanzhong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Expel Parasites</text:p>
          </table:table-cell>
          <table:table-cell office:value-type="string">
            <text:p>He Shi</text:p>
          </table:table-cell>
          <table:table-cell office:value-type="string">
            <text:p>鶴虱</text:p>
          </table:table-cell>
          <table:table-cell office:value-type="string">
            <text:p>carpesium fruit</text:p>
          </table:table-cell>
          <table:table-cell office:value-type="string">
            <text:p>Carpesii abrotanoidis Fructus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Expel Parasites</text:p>
          </table:table-cell>
          <table:table-cell office:value-type="string">
            <text:p>Ku Lian Gen Pi</text:p>
          </table:table-cell>
          <table:table-cell office:value-type="string">
            <text:p>苦楝根皮</text:p>
          </table:table-cell>
          <table:table-cell office:value-type="string">
            <text:p>chinaberry bark/ chinaberry root bark/ melia bark/ melia root bark</text:p>
          </table:table-cell>
          <table:table-cell office:value-type="string">
            <text:p>Cortex Meliae Radicis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Expel Parasites</text:p>
          </table:table-cell>
          <table:table-cell office:value-type="string">
            <text:p>Ku Lian Pi</text:p>
          </table:table-cell>
          <table:table-cell office:value-type="string">
            <text:p>苦楝皮</text:p>
          </table:table-cell>
          <table:table-cell office:value-type="string">
            <text:p>chinaberry bark or root bark/ melia bark or root bark</text:p>
          </table:table-cell>
          <table:table-cell office:value-type="string">
            <text:p>Meliae Cortex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Expel Parasites</text:p>
          </table:table-cell>
          <table:table-cell office:value-type="string">
            <text:p>Lei Wan</text:p>
          </table:table-cell>
          <table:table-cell office:value-type="string">
            <text:p>雷丸</text:p>
          </table:table-cell>
          <table:table-cell office:value-type="string">
            <text:p>fruiting body of Omphalia</text:p>
          </table:table-cell>
          <table:table-cell office:value-type="string">
            <text:p>Omphali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Expel Parasites</text:p>
          </table:table-cell>
          <table:table-cell office:value-type="string">
            <text:p>Mian Ma Guan Zhong</text:p>
          </table:table-cell>
          <table:table-cell office:value-type="string">
            <text:p>綿馬貫眾</text:p>
          </table:table-cell>
          <table:table-cell office:value-type="string">
            <text:p>dryopteris root/ shield-fern</text:p>
          </table:table-cell>
          <table:table-cell office:value-type="string">
            <text:p>Dryopteridis crassirhizomae Rhizom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Expel Parasites</text:p>
          </table:table-cell>
          <table:table-cell office:value-type="string">
            <text:p>Nan Gua Zi</text:p>
          </table:table-cell>
          <table:table-cell office:value-type="string">
            <text:p>南瓜子</text:p>
          </table:table-cell>
          <table:table-cell office:value-type="string">
            <text:p>Pumpkin seeds and husks</text:p>
          </table:table-cell>
          <table:table-cell office:value-type="string">
            <text:p>Semen Cucurbitae Moschatae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Expel Parasites</text:p>
          </table:table-cell>
          <table:table-cell office:value-type="string">
            <text:p>Nan He Shi</text:p>
          </table:table-cell>
          <table:table-cell office:value-type="string">
            <text:p>南鹤虱</text:p>
          </table:table-cell>
          <table:table-cell office:value-type="string">
            <text:p>daucus fruit</text:p>
          </table:table-cell>
          <table:table-cell office:value-type="string">
            <text:p>Carotae Fructus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Expel Parasites</text:p>
          </table:table-cell>
          <table:table-cell office:value-type="string">
            <text:p>Shi Jun Zi</text:p>
          </table:table-cell>
          <table:table-cell office:value-type="string">
            <text:p>使君子</text:p>
          </table:table-cell>
          <table:table-cell office:value-type="string">
            <text:p>Rangoon creeper fruit with seeds/ quisqualis</text:p>
          </table:table-cell>
          <table:table-cell office:value-type="string">
            <text:p>Fructus Qisqualis Indicae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Expel Parasites</text:p>
          </table:table-cell>
          <table:table-cell office:value-type="string">
            <text:p>Wu Yi</text:p>
          </table:table-cell>
          <table:table-cell office:value-type="string">
            <text:p>蕪荑</text:p>
          </table:table-cell>
          <table:table-cell office:value-type="string">
            <text:p>elm cake/ paste made from the fruit of the stinking elm</text:p>
          </table:table-cell>
          <table:table-cell office:value-type="string">
            <text:p>Ulmi macrocarpae Fructus</text:p>
          </table:table-cell>
          <table:table-cell table:number-columns-repeated="1018"/>
        </table:table-row>
        <table:table-row table:style-name="ro1">
          <table:table-cell office:value-type="string">
            <text:p>External</text:p>
          </table:table-cell>
          <table:table-cell office:value-type="string">
            <text:p>External Application </text:p>
          </table:table-cell>
          <table:table-cell office:value-type="string">
            <text:p>Bai Fan</text:p>
          </table:table-cell>
          <table:table-cell office:value-type="string">
            <text:p>白礬</text:p>
          </table:table-cell>
          <table:table-cell office:value-type="string">
            <text:p>alum</text:p>
          </table:table-cell>
          <table:table-cell office:value-type="string">
            <text:p>Alumen</text:p>
          </table:table-cell>
          <table:table-cell table:number-columns-repeated="1018"/>
        </table:table-row>
        <table:table-row table:style-name="ro1">
          <table:table-cell office:value-type="string">
            <text:p>External</text:p>
          </table:table-cell>
          <table:table-cell office:value-type="string">
            <text:p>External Application </text:p>
          </table:table-cell>
          <table:table-cell office:value-type="string">
            <text:p>Ban Mao</text:p>
          </table:table-cell>
          <table:table-cell office:value-type="string">
            <text:p>斑蝥</text:p>
          </table:table-cell>
          <table:table-cell office:value-type="string">
            <text:p>mylabris/ cantharides</text:p>
          </table:table-cell>
          <table:table-cell office:value-type="string">
            <text:p>Mylabris</text:p>
          </table:table-cell>
          <table:table-cell table:number-columns-repeated="1018"/>
        </table:table-row>
        <table:table-row table:style-name="ro1">
          <table:table-cell office:value-type="string">
            <text:p>External</text:p>
          </table:table-cell>
          <table:table-cell office:value-type="string">
            <text:p>External Application </text:p>
          </table:table-cell>
          <table:table-cell office:value-type="string">
            <text:p>Chan Su</text:p>
          </table:table-cell>
          <table:table-cell office:value-type="string">
            <text:p>蟾酥</text:p>
          </table:table-cell>
          <table:table-cell office:value-type="string">
            <text:p>toad venum/ toad venom</text:p>
          </table:table-cell>
          <table:table-cell office:value-type="string">
            <text:p>Secretio Bufonis</text:p>
          </table:table-cell>
          <table:table-cell table:number-columns-repeated="1018"/>
        </table:table-row>
        <table:table-row table:style-name="ro1">
          <table:table-cell office:value-type="string">
            <text:p>External</text:p>
          </table:table-cell>
          <table:table-cell office:value-type="string">
            <text:p>External Application </text:p>
          </table:table-cell>
          <table:table-cell office:value-type="string">
            <text:p>Da Feng Zi</text:p>
          </table:table-cell>
          <table:table-cell office:value-type="string">
            <text:p>大楓子</text:p>
          </table:table-cell>
          <table:table-cell office:value-type="string">
            <text:p>hydnocarpus seeds/ chaulmoogra</text:p>
          </table:table-cell>
          <table:table-cell office:value-type="string">
            <text:p>Hydnocarpi Semen</text:p>
          </table:table-cell>
          <table:table-cell table:number-columns-repeated="1018"/>
        </table:table-row>
        <table:table-row table:style-name="ro1">
          <table:table-cell office:value-type="string">
            <text:p>External</text:p>
          </table:table-cell>
          <table:table-cell office:value-type="string">
            <text:p>External Application </text:p>
          </table:table-cell>
          <table:table-cell office:value-type="string">
            <text:p>Er Cha</text:p>
          </table:table-cell>
          <table:table-cell office:value-type="string">
            <text:p>兒茶</text:p>
          </table:table-cell>
          <table:table-cell office:value-type="string">
            <text:p>black cutch/ catechu/ cutch</text:p>
          </table:table-cell>
          <table:table-cell office:value-type="string">
            <text:p>Catechu</text:p>
          </table:table-cell>
          <table:table-cell table:number-columns-repeated="1018"/>
        </table:table-row>
        <table:table-row table:style-name="ro1">
          <table:table-cell office:value-type="string">
            <text:p>External</text:p>
          </table:table-cell>
          <table:table-cell office:value-type="string">
            <text:p>External Application </text:p>
          </table:table-cell>
          <table:table-cell office:value-type="string">
            <text:p>Feng Fang</text:p>
          </table:table-cell>
          <table:table-cell office:value-type="string">
            <text:p>蜂房</text:p>
          </table:table-cell>
          <table:table-cell office:value-type="string">
            <text:p>wasp nest</text:p>
          </table:table-cell>
          <table:table-cell office:value-type="string">
            <text:p>Vespae Nidus</text:p>
          </table:table-cell>
          <table:table-cell table:number-columns-repeated="1018"/>
        </table:table-row>
        <table:table-row table:style-name="ro1">
          <table:table-cell office:value-type="string">
            <text:p>External</text:p>
          </table:table-cell>
          <table:table-cell office:value-type="string">
            <text:p>External Application </text:p>
          </table:table-cell>
          <table:table-cell office:value-type="string">
            <text:p>Liu Huang</text:p>
          </table:table-cell>
          <table:table-cell office:value-type="string">
            <text:p>硫磺</text:p>
          </table:table-cell>
          <table:table-cell office:value-type="string">
            <text:p>sulfur powder/ sulfur</text:p>
          </table:table-cell>
          <table:table-cell office:value-type="string">
            <text:p>Sulfur</text:p>
          </table:table-cell>
          <table:table-cell table:number-columns-repeated="1018"/>
        </table:table-row>
        <table:table-row table:style-name="ro1">
          <table:table-cell office:value-type="string">
            <text:p>External</text:p>
          </table:table-cell>
          <table:table-cell office:value-type="string">
            <text:p>External Application </text:p>
          </table:table-cell>
          <table:table-cell office:value-type="string">
            <text:p>Lu Feng Fang</text:p>
          </table:table-cell>
          <table:table-cell office:value-type="string">
            <text:p>露蜂房</text:p>
          </table:table-cell>
          <table:table-cell office:value-type="string">
            <text:p>wasp nest</text:p>
          </table:table-cell>
          <table:table-cell office:value-type="string">
            <text:p>Nidus Vespae</text:p>
          </table:table-cell>
          <table:table-cell table:number-columns-repeated="1018"/>
        </table:table-row>
        <table:table-row table:style-name="ro1">
          <table:table-cell office:value-type="string">
            <text:p>External</text:p>
          </table:table-cell>
          <table:table-cell office:value-type="string">
            <text:p>External Application </text:p>
          </table:table-cell>
          <table:table-cell office:value-type="string">
            <text:p>Lu Gan Shi</text:p>
          </table:table-cell>
          <table:table-cell office:value-type="string">
            <text:p>爐甘石</text:p>
          </table:table-cell>
          <table:table-cell office:value-type="string">
            <text:p>calamine/ smithsonite</text:p>
          </table:table-cell>
          <table:table-cell office:value-type="string">
            <text:p>Calamina</text:p>
          </table:table-cell>
          <table:table-cell table:number-columns-repeated="1018"/>
        </table:table-row>
        <table:table-row table:style-name="ro1">
          <table:table-cell office:value-type="string">
            <text:p>External</text:p>
          </table:table-cell>
          <table:table-cell office:value-type="string">
            <text:p>External Application </text:p>
          </table:table-cell>
          <table:table-cell office:value-type="string">
            <text:p>Ma Qian Zi</text:p>
          </table:table-cell>
          <table:table-cell office:value-type="string">
            <text:p>馬錢子</text:p>
          </table:table-cell>
          <table:table-cell office:value-type="string">
            <text:p>Nux-vomica seeds</text:p>
          </table:table-cell>
          <table:table-cell office:value-type="string">
            <text:p>Semen Strychni</text:p>
          </table:table-cell>
          <table:table-cell table:number-columns-repeated="1018"/>
        </table:table-row>
        <table:table-row table:style-name="ro1">
          <table:table-cell office:value-type="string">
            <text:p>External</text:p>
          </table:table-cell>
          <table:table-cell office:value-type="string">
            <text:p>External Application </text:p>
          </table:table-cell>
          <table:table-cell office:value-type="string">
            <text:p>Ming Fan</text:p>
          </table:table-cell>
          <table:table-cell office:value-type="string">
            <text:p>明礬</text:p>
          </table:table-cell>
          <table:table-cell office:value-type="string">
            <text:p>alum</text:p>
          </table:table-cell>
          <table:table-cell office:value-type="string">
            <text:p>Alumen</text:p>
          </table:table-cell>
          <table:table-cell table:number-columns-repeated="1018"/>
        </table:table-row>
        <table:table-row table:style-name="ro1">
          <table:table-cell office:value-type="string">
            <text:p>External</text:p>
          </table:table-cell>
          <table:table-cell office:value-type="string">
            <text:p>External Application </text:p>
          </table:table-cell>
          <table:table-cell office:value-type="string">
            <text:p>Mu Bie Zi</text:p>
          </table:table-cell>
          <table:table-cell office:value-type="string">
            <text:p>木鳖子</text:p>
          </table:table-cell>
          <table:table-cell office:value-type="string">
            <text:p>momordica seeds</text:p>
          </table:table-cell>
          <table:table-cell office:value-type="string">
            <text:p>Momordicae Semen</text:p>
          </table:table-cell>
          <table:table-cell table:number-columns-repeated="1018"/>
        </table:table-row>
        <table:table-row table:style-name="ro1">
          <table:table-cell office:value-type="string">
            <text:p>External</text:p>
          </table:table-cell>
          <table:table-cell office:value-type="string">
            <text:p>External Application </text:p>
          </table:table-cell>
          <table:table-cell office:value-type="string">
            <text:p>Peng Sha</text:p>
          </table:table-cell>
          <table:table-cell office:value-type="string">
            <text:p>硼砂</text:p>
          </table:table-cell>
          <table:table-cell office:value-type="string">
            <text:p>borax</text:p>
          </table:table-cell>
          <table:table-cell office:value-type="string">
            <text:p>Borax</text:p>
          </table:table-cell>
          <table:table-cell table:number-columns-repeated="1018"/>
        </table:table-row>
        <table:table-row table:style-name="ro1">
          <table:table-cell office:value-type="string">
            <text:p>External</text:p>
          </table:table-cell>
          <table:table-cell office:value-type="string">
            <text:p>External Application </text:p>
          </table:table-cell>
          <table:table-cell office:value-type="string">
            <text:p>Qian Dan</text:p>
          </table:table-cell>
          <table:table-cell office:value-type="string">
            <text:p>鉛丹</text:p>
          </table:table-cell>
          <table:table-cell office:value-type="string">
            <text:p>minium/ lead oxide</text:p>
          </table:table-cell>
          <table:table-cell office:value-type="string">
            <text:p>Minium</text:p>
          </table:table-cell>
          <table:table-cell table:number-columns-repeated="1018"/>
        </table:table-row>
        <table:table-row table:style-name="ro1">
          <table:table-cell office:value-type="string">
            <text:p>External</text:p>
          </table:table-cell>
          <table:table-cell office:value-type="string">
            <text:p>External Application </text:p>
          </table:table-cell>
          <table:table-cell office:value-type="string">
            <text:p>Qing Fen</text:p>
          </table:table-cell>
          <table:table-cell office:value-type="string">
            <text:p>輕粉</text:p>
          </table:table-cell>
          <table:table-cell table:number-columns-repeated="2" office:value-type="string">
            <text:p> </text:p>
          </table:table-cell>
          <table:table-cell table:number-columns-repeated="1018"/>
        </table:table-row>
        <table:table-row table:style-name="ro1">
          <table:table-cell office:value-type="string">
            <text:p>External</text:p>
          </table:table-cell>
          <table:table-cell office:value-type="string">
            <text:p>External Application </text:p>
          </table:table-cell>
          <table:table-cell office:value-type="string">
            <text:p>She Chuang Zi</text:p>
          </table:table-cell>
          <table:table-cell office:value-type="string">
            <text:p>蛇床子</text:p>
          </table:table-cell>
          <table:table-cell office:value-type="string">
            <text:p>cnidium seeds</text:p>
          </table:table-cell>
          <table:table-cell office:value-type="string">
            <text:p>Fructus Cnidii Monnieri</text:p>
          </table:table-cell>
          <table:table-cell table:number-columns-repeated="1018"/>
        </table:table-row>
        <table:table-row table:style-name="ro1">
          <table:table-cell office:value-type="string">
            <text:p>External</text:p>
          </table:table-cell>
          <table:table-cell office:value-type="string">
            <text:p>External Application </text:p>
          </table:table-cell>
          <table:table-cell office:value-type="string">
            <text:p>Tu Jing Pi</text:p>
          </table:table-cell>
          <table:table-cell office:value-type="string">
            <text:p>土荆皮</text:p>
          </table:table-cell>
          <table:table-cell office:value-type="string">
            <text:p>golden larch bark</text:p>
          </table:table-cell>
          <table:table-cell office:value-type="string">
            <text:p>Pseudolaricis Cortex</text:p>
          </table:table-cell>
          <table:table-cell table:number-columns-repeated="1018"/>
        </table:table-row>
        <table:table-row table:style-name="ro1">
          <table:table-cell office:value-type="string">
            <text:p>External</text:p>
          </table:table-cell>
          <table:table-cell office:value-type="string">
            <text:p>External Application </text:p>
          </table:table-cell>
          <table:table-cell office:value-type="string">
            <text:p>Xiong Huang</text:p>
          </table:table-cell>
          <table:table-cell office:value-type="string">
            <text:p>雄黄</text:p>
          </table:table-cell>
          <table:table-cell office:value-type="string">
            <text:p>borneol</text:p>
          </table:table-cell>
          <table:table-cell office:value-type="string">
            <text:p>Realgar</text:p>
          </table:table-cell>
          <table:table-cell table:number-columns-repeated="1018"/>
        </table:table-row>
        <table:table-row table:style-name="ro1">
          <table:table-cell office:value-type="string">
            <text:p>External</text:p>
          </table:table-cell>
          <table:table-cell office:value-type="string">
            <text:p>External Application </text:p>
          </table:table-cell>
          <table:table-cell office:value-type="string">
            <text:p>Zhang Nao</text:p>
          </table:table-cell>
          <table:table-cell office:value-type="string">
            <text:p>樟腦</text:p>
          </table:table-cell>
          <table:table-cell office:value-type="string">
            <text:p>camphor</text:p>
          </table:table-cell>
          <table:table-cell office:value-type="string">
            <text:p>Camphora</text:p>
          </table:table-cell>
          <table:table-cell table:number-columns-repeated="1018"/>
        </table:table-row>
        <table:table-row table:style-name="ro1">
          <table:table-cell office:value-type="string">
            <text:p>Ext Wind</text:p>
          </table:table-cell>
          <table:table-cell office:value-type="string">
            <text:p>Extinguish Wind and Stops Tremors </text:p>
          </table:table-cell>
          <table:table-cell office:value-type="string">
            <text:p>Bai Ji Li</text:p>
          </table:table-cell>
          <table:table-cell office:value-type="string">
            <text:p>白蒺蔾</text:p>
          </table:table-cell>
          <table:table-cell office:value-type="string">
            <text:p>caltrop fruit; puncture-vine fruit</text:p>
          </table:table-cell>
          <table:table-cell office:value-type="string">
            <text:p>Fructus Tribuli Terristris</text:p>
          </table:table-cell>
          <table:table-cell table:number-columns-repeated="1018"/>
        </table:table-row>
        <table:table-row table:style-name="ro1">
          <table:table-cell office:value-type="string">
            <text:p>Ext Wind</text:p>
          </table:table-cell>
          <table:table-cell office:value-type="string">
            <text:p>Extinguish Wind and Stops Tremors </text:p>
          </table:table-cell>
          <table:table-cell office:value-type="string">
            <text:p>Bai Jiang Can</text:p>
          </table:table-cell>
          <table:table-cell office:value-type="string">
            <text:p>白僵蠶</text:p>
          </table:table-cell>
          <table:table-cell office:value-type="string">
            <text:p>silkworm/ body of sick silkworm</text:p>
          </table:table-cell>
          <table:table-cell office:value-type="string">
            <text:p>Bombyx batryticatus</text:p>
          </table:table-cell>
          <table:table-cell table:number-columns-repeated="1018"/>
        </table:table-row>
        <table:table-row table:style-name="ro1">
          <table:table-cell office:value-type="string">
            <text:p>Ext Wind</text:p>
          </table:table-cell>
          <table:table-cell office:value-type="string">
            <text:p>Extinguish Wind and Stops Tremors </text:p>
          </table:table-cell>
          <table:table-cell office:value-type="string">
            <text:p>Ci Ji Li</text:p>
          </table:table-cell>
          <table:table-cell office:value-type="string">
            <text:p>刺蒺藜</text:p>
          </table:table-cell>
          <table:table-cell office:value-type="string">
            <text:p>caltrop fruit/ puncture-vine fruit/ tribulus</text:p>
          </table:table-cell>
          <table:table-cell office:value-type="string">
            <text:p>Tribuli Fructus</text:p>
          </table:table-cell>
          <table:table-cell table:number-columns-repeated="1018"/>
        </table:table-row>
        <table:table-row table:style-name="ro1">
          <table:table-cell office:value-type="string">
            <text:p>Ext Wind</text:p>
          </table:table-cell>
          <table:table-cell office:value-type="string">
            <text:p>Extinguish Wind and Stops Tremors </text:p>
          </table:table-cell>
          <table:table-cell office:value-type="string">
            <text:p>Di Long</text:p>
          </table:table-cell>
          <table:table-cell office:value-type="string">
            <text:p>地龍</text:p>
          </table:table-cell>
          <table:table-cell office:value-type="string">
            <text:p>earthworm; lumbricus</text:p>
          </table:table-cell>
          <table:table-cell office:value-type="string">
            <text:p>Lumbricus</text:p>
          </table:table-cell>
          <table:table-cell table:number-columns-repeated="1018"/>
        </table:table-row>
        <table:table-row table:style-name="ro1">
          <table:table-cell office:value-type="string">
            <text:p>Ext Wind</text:p>
          </table:table-cell>
          <table:table-cell office:value-type="string">
            <text:p>Extinguish Wind and Stops Tremors </text:p>
          </table:table-cell>
          <table:table-cell office:value-type="string">
            <text:p>Gou Teng</text:p>
          </table:table-cell>
          <table:table-cell office:value-type="string">
            <text:p>芶藤</text:p>
          </table:table-cell>
          <table:table-cell office:value-type="string">
            <text:p>stems of gambir vine; gambir/ uncaria vine</text:p>
          </table:table-cell>
          <table:table-cell office:value-type="string">
            <text:p>Ramulus Uncariae cum Uncis</text:p>
          </table:table-cell>
          <table:table-cell table:number-columns-repeated="1018"/>
        </table:table-row>
        <table:table-row table:style-name="ro1">
          <table:table-cell office:value-type="string">
            <text:p>Ext Wind</text:p>
          </table:table-cell>
          <table:table-cell office:value-type="string">
            <text:p>Extinguish Wind and Stops Tremors </text:p>
          </table:table-cell>
          <table:table-cell office:value-type="string">
            <text:p>Jiang Can</text:p>
          </table:table-cell>
          <table:table-cell office:value-type="string">
            <text:p>僵蠶</text:p>
          </table:table-cell>
          <table:table-cell office:value-type="string">
            <text:p>silkworm; body of sick silkworm</text:p>
          </table:table-cell>
          <table:table-cell office:value-type="string">
            <text:p>Bombyx Batryticatus</text:p>
          </table:table-cell>
          <table:table-cell table:number-columns-repeated="1018"/>
        </table:table-row>
        <table:table-row table:style-name="ro1">
          <table:table-cell office:value-type="string">
            <text:p>Ext Wind</text:p>
          </table:table-cell>
          <table:table-cell office:value-type="string">
            <text:p>Extinguish Wind and Stops Tremors </text:p>
          </table:table-cell>
          <table:table-cell office:value-type="string">
            <text:p>Ling Yang Jiao</text:p>
          </table:table-cell>
          <table:table-cell office:value-type="string">
            <text:p>羚羊角</text:p>
          </table:table-cell>
          <table:table-cell office:value-type="string">
            <text:p>antelope horn</text:p>
          </table:table-cell>
          <table:table-cell office:value-type="string">
            <text:p>Cornu Antelopis</text:p>
          </table:table-cell>
          <table:table-cell table:number-columns-repeated="1018"/>
        </table:table-row>
        <table:table-row table:style-name="ro1">
          <table:table-cell office:value-type="string">
            <text:p>Ext Wind</text:p>
          </table:table-cell>
          <table:table-cell office:value-type="string">
            <text:p>Extinguish Wind and Stops Tremors </text:p>
          </table:table-cell>
          <table:table-cell office:value-type="string">
            <text:p>Lu Dou Yi</text:p>
          </table:table-cell>
          <table:table-cell office:value-type="string">
            <text:p>綠豆衣</text:p>
          </table:table-cell>
          <table:table-cell office:value-type="string">
            <text:p>soybean skin</text:p>
          </table:table-cell>
          <table:table-cell office:value-type="string">
            <text:p>Glycinis Testa</text:p>
          </table:table-cell>
          <table:table-cell table:number-columns-repeated="1018"/>
        </table:table-row>
        <table:table-row table:style-name="ro1">
          <table:table-cell office:value-type="string">
            <text:p>Ext Wind</text:p>
          </table:table-cell>
          <table:table-cell office:value-type="string">
            <text:p>Extinguish Wind and Stops Tremors </text:p>
          </table:table-cell>
          <table:table-cell office:value-type="string">
            <text:p>Luo Bu Ma Ye</text:p>
          </table:table-cell>
          <table:table-cell office:value-type="string">
            <text:p>羅布麻葉</text:p>
          </table:table-cell>
          <table:table-cell office:value-type="string">
            <text:p>dogbane leaf</text:p>
          </table:table-cell>
          <table:table-cell office:value-type="string">
            <text:p>Apocyni veneti Folium</text:p>
          </table:table-cell>
          <table:table-cell table:number-columns-repeated="1018"/>
        </table:table-row>
        <table:table-row table:style-name="ro1">
          <table:table-cell office:value-type="string">
            <text:p>Ext Wind</text:p>
          </table:table-cell>
          <table:table-cell office:value-type="string">
            <text:p>Extinguish Wind and Stops Tremors </text:p>
          </table:table-cell>
          <table:table-cell office:value-type="string">
            <text:p>Quan Xie</text:p>
          </table:table-cell>
          <table:table-cell office:value-type="string">
            <text:p>全蝎</text:p>
          </table:table-cell>
          <table:table-cell office:value-type="string">
            <text:p>scorpion; buthus</text:p>
          </table:table-cell>
          <table:table-cell office:value-type="string">
            <text:p>Buthus Martensi</text:p>
          </table:table-cell>
          <table:table-cell table:number-columns-repeated="1018"/>
        </table:table-row>
        <table:table-row table:style-name="ro1">
          <table:table-cell office:value-type="string">
            <text:p>Ext Wind</text:p>
          </table:table-cell>
          <table:table-cell office:value-type="string">
            <text:p>Extinguish Wind and Stops Tremors </text:p>
          </table:table-cell>
          <table:table-cell office:value-type="string">
            <text:p>Shi Jue Ming</text:p>
          </table:table-cell>
          <table:table-cell office:value-type="string">
            <text:p>石决明</text:p>
          </table:table-cell>
          <table:table-cell office:value-type="string">
            <text:p>abalone shell</text:p>
          </table:table-cell>
          <table:table-cell office:value-type="string">
            <text:p>Concha. Haliotidis</text:p>
          </table:table-cell>
          <table:table-cell table:number-columns-repeated="1018"/>
        </table:table-row>
        <table:table-row table:style-name="ro1">
          <table:table-cell office:value-type="string">
            <text:p>Ext Wind</text:p>
          </table:table-cell>
          <table:table-cell office:value-type="string">
            <text:p>Extinguish Wind and Stops Tremors </text:p>
          </table:table-cell>
          <table:table-cell office:value-type="string">
            <text:p>Tian Ma</text:p>
          </table:table-cell>
          <table:table-cell office:value-type="string">
            <text:p>天麻</text:p>
          </table:table-cell>
          <table:table-cell office:value-type="string">
            <text:p>gastrodia rhizome</text:p>
          </table:table-cell>
          <table:table-cell office:value-type="string">
            <text:p>Rhizoma Gastrodiae Elatae</text:p>
          </table:table-cell>
          <table:table-cell table:number-columns-repeated="1018"/>
        </table:table-row>
        <table:table-row table:style-name="ro1">
          <table:table-cell office:value-type="string">
            <text:p>Ext Wind</text:p>
          </table:table-cell>
          <table:table-cell office:value-type="string">
            <text:p>Extinguish Wind and Stops Tremors </text:p>
          </table:table-cell>
          <table:table-cell office:value-type="string">
            <text:p>Wu Gong</text:p>
          </table:table-cell>
          <table:table-cell office:value-type="string">
            <text:p>蜈蚣</text:p>
          </table:table-cell>
          <table:table-cell office:value-type="string">
            <text:p>centipede; scolopendra</text:p>
          </table:table-cell>
          <table:table-cell office:value-type="string">
            <text:p>Scolopendrae Subspinipes</text:p>
          </table:table-cell>
          <table:table-cell table:number-columns-repeated="1018"/>
        </table:table-row>
        <table:table-row table:style-name="ro1">
          <table:table-cell office:value-type="string">
            <text:p>Nourish Ht/Calm Spirit</text:p>
          </table:table-cell>
          <table:table-cell office:value-type="string">
            <text:p>Nourish the Heart and Calm the Spirit </text:p>
          </table:table-cell>
          <table:table-cell office:value-type="string">
            <text:p>Bai Zi Ren</text:p>
          </table:table-cell>
          <table:table-cell office:value-type="string">
            <text:p>柏子仁</text:p>
          </table:table-cell>
          <table:table-cell office:value-type="string">
            <text:p>arbor-vitae seed; biota seed</text:p>
          </table:table-cell>
          <table:table-cell office:value-type="string">
            <text:p>Semen Biotae Orientalis</text:p>
          </table:table-cell>
          <table:table-cell table:number-columns-repeated="1018"/>
        </table:table-row>
        <table:table-row table:style-name="ro1">
          <table:table-cell office:value-type="string">
            <text:p>Nourish Ht/Calm Spirit</text:p>
          </table:table-cell>
          <table:table-cell office:value-type="string">
            <text:p>Nourish the Heart and Calm the Spirit </text:p>
          </table:table-cell>
          <table:table-cell office:value-type="string">
            <text:p>He Huan Hua</text:p>
          </table:table-cell>
          <table:table-cell office:value-type="string">
            <text:p>合歡花</text:p>
          </table:table-cell>
          <table:table-cell office:value-type="string">
            <text:p>the flower of albizzia tree</text:p>
          </table:table-cell>
          <table:table-cell office:value-type="string">
            <text:p>Albiziae Flos</text:p>
          </table:table-cell>
          <table:table-cell table:number-columns-repeated="1018"/>
        </table:table-row>
        <table:table-row table:style-name="ro1">
          <table:table-cell office:value-type="string">
            <text:p>Nourish Ht/Calm Spirit</text:p>
          </table:table-cell>
          <table:table-cell office:value-type="string">
            <text:p>Nourish the Heart and Calm the Spirit </text:p>
          </table:table-cell>
          <table:table-cell office:value-type="string">
            <text:p>He Huan Pi</text:p>
          </table:table-cell>
          <table:table-cell office:value-type="string">
            <text:p>合歡皮</text:p>
          </table:table-cell>
          <table:table-cell office:value-type="string">
            <text:p>Albizzia bark</text:p>
          </table:table-cell>
          <table:table-cell office:value-type="string">
            <text:p>Cortex Albizziae Julibrissin</text:p>
          </table:table-cell>
          <table:table-cell table:number-columns-repeated="1018"/>
        </table:table-row>
        <table:table-row table:style-name="ro1">
          <table:table-cell office:value-type="string">
            <text:p>Nourish Ht/Calm Spirit</text:p>
          </table:table-cell>
          <table:table-cell office:value-type="string">
            <text:p>Nourish the Heart and Calm the Spirit </text:p>
          </table:table-cell>
          <table:table-cell office:value-type="string">
            <text:p>Ling Zhi</text:p>
          </table:table-cell>
          <table:table-cell office:value-type="string">
            <text:p>靈芝</text:p>
          </table:table-cell>
          <table:table-cell office:value-type="string">
            <text:p>ganoderma/ reishi</text:p>
          </table:table-cell>
          <table:table-cell office:value-type="string">
            <text:p>Ganoderma</text:p>
          </table:table-cell>
          <table:table-cell table:number-columns-repeated="1018"/>
        </table:table-row>
        <table:table-row table:style-name="ro1">
          <table:table-cell office:value-type="string">
            <text:p>Nourish Ht/Calm Spirit</text:p>
          </table:table-cell>
          <table:table-cell office:value-type="string">
            <text:p>Nourish the Heart and Calm the Spirit </text:p>
          </table:table-cell>
          <table:table-cell office:value-type="string">
            <text:p>Suan Zao Ren</text:p>
          </table:table-cell>
          <table:table-cell office:value-type="string">
            <text:p>酸棗仁</text:p>
          </table:table-cell>
          <table:table-cell office:value-type="string">
            <text:p>sour jujube seed; zizyphus</text:p>
          </table:table-cell>
          <table:table-cell office:value-type="string">
            <text:p>Semen Zizyphi Spinosae</text:p>
          </table:table-cell>
          <table:table-cell table:number-columns-repeated="1018"/>
        </table:table-row>
        <table:table-row table:style-name="ro1">
          <table:table-cell office:value-type="string">
            <text:p>Nourish Ht/Calm Spirit</text:p>
          </table:table-cell>
          <table:table-cell office:value-type="string">
            <text:p>Nourish the Heart and Calm the Spirit </text:p>
          </table:table-cell>
          <table:table-cell office:value-type="string">
            <text:p>Ye Jiao Teng</text:p>
          </table:table-cell>
          <table:table-cell office:value-type="string">
            <text:p>夜交藤</text:p>
          </table:table-cell>
          <table:table-cell office:value-type="string">
            <text:p>crydalis rhizome</text:p>
          </table:table-cell>
          <table:table-cell office:value-type="string">
            <text:p>Caulis Polygoni Multiflori</text:p>
          </table:table-cell>
          <table:table-cell table:number-columns-repeated="1018"/>
        </table:table-row>
        <table:table-row table:style-name="ro1">
          <table:table-cell office:value-type="string">
            <text:p>Nourish Ht/Calm Spirit</text:p>
          </table:table-cell>
          <table:table-cell office:value-type="string">
            <text:p>Nourish the Heart and Calm the Spirit </text:p>
          </table:table-cell>
          <table:table-cell office:value-type="string">
            <text:p>Yuan Zhi</text:p>
          </table:table-cell>
          <table:table-cell office:value-type="string">
            <text:p>遠志</text:p>
          </table:table-cell>
          <table:table-cell office:value-type="string">
            <text:p>Chinese senega root; polygala</text:p>
          </table:table-cell>
          <table:table-cell office:value-type="string">
            <text:p>Radix Polygalae Tenuifoliae</text:p>
          </table:table-cell>
          <table:table-cell table:number-columns-repeated="1018"/>
        </table:table-row>
        <table:table-row table:style-name="ro1">
          <table:table-cell office:value-type="string">
            <text:p>Open Orifices</text:p>
          </table:table-cell>
          <table:table-cell office:value-type="string">
            <text:p>Open the Orifices</text:p>
          </table:table-cell>
          <table:table-cell office:value-type="string">
            <text:p>An Xi Xiang</text:p>
          </table:table-cell>
          <table:table-cell office:value-type="string">
            <text:p>安息香</text:p>
          </table:table-cell>
          <table:table-cell office:value-type="string">
            <text:p>Benzoin/ Gum benzoin/ Siam Benzoin/ Sumatra Benzoin/ Gum Benjamin</text:p>
          </table:table-cell>
          <table:table-cell office:value-type="string">
            <text:p>Benzoinum</text:p>
          </table:table-cell>
          <table:table-cell table:number-columns-repeated="1018"/>
        </table:table-row>
        <table:table-row table:style-name="ro1">
          <table:table-cell office:value-type="string">
            <text:p>Open Orifices</text:p>
          </table:table-cell>
          <table:table-cell office:value-type="string">
            <text:p>Open the Orifices</text:p>
          </table:table-cell>
          <table:table-cell office:value-type="string">
            <text:p>Bing Pian</text:p>
          </table:table-cell>
          <table:table-cell office:value-type="string">
            <text:p>冰片</text:p>
          </table:table-cell>
          <table:table-cell office:value-type="string">
            <text:p>borneol</text:p>
          </table:table-cell>
          <table:table-cell office:value-type="string">
            <text:p>Borneolum</text:p>
          </table:table-cell>
          <table:table-cell table:number-columns-repeated="1018"/>
        </table:table-row>
        <table:table-row table:style-name="ro1">
          <table:table-cell office:value-type="string">
            <text:p>Open Orifices</text:p>
          </table:table-cell>
          <table:table-cell office:value-type="string">
            <text:p>Open the Orifices</text:p>
          </table:table-cell>
          <table:table-cell office:value-type="string">
            <text:p>Niu Huang</text:p>
          </table:table-cell>
          <table:table-cell office:value-type="string">
            <text:p>牛黃</text:p>
          </table:table-cell>
          <table:table-cell office:value-type="string">
            <text:p>cattle gallstone; bezoar</text:p>
          </table:table-cell>
          <table:table-cell office:value-type="string">
            <text:p>Calculus Bovis</text:p>
          </table:table-cell>
          <table:table-cell table:number-columns-repeated="1018"/>
        </table:table-row>
        <table:table-row table:style-name="ro1">
          <table:table-cell office:value-type="string">
            <text:p>Open Orifices</text:p>
          </table:table-cell>
          <table:table-cell office:value-type="string">
            <text:p>Open the Orifices</text:p>
          </table:table-cell>
          <table:table-cell office:value-type="string">
            <text:p>She Xiang</text:p>
          </table:table-cell>
          <table:table-cell office:value-type="string">
            <text:p>麝香</text:p>
          </table:table-cell>
          <table:table-cell office:value-type="string">
            <text:p>naval secretions of musk deer; musk</text:p>
          </table:table-cell>
          <table:table-cell office:value-type="string">
            <text:p>Secretio Moschus</text:p>
          </table:table-cell>
          <table:table-cell table:number-columns-repeated="1018"/>
        </table:table-row>
        <table:table-row table:style-name="ro1">
          <table:table-cell office:value-type="string">
            <text:p>Open Orifices</text:p>
          </table:table-cell>
          <table:table-cell office:value-type="string">
            <text:p>Open the Orifices</text:p>
          </table:table-cell>
          <table:table-cell office:value-type="string">
            <text:p>Shi Chang Pu</text:p>
          </table:table-cell>
          <table:table-cell office:value-type="string">
            <text:p>石菖蒲</text:p>
          </table:table-cell>
          <table:table-cell office:value-type="string">
            <text:p>sweetflag rhizome; acorus</text:p>
          </table:table-cell>
          <table:table-cell office:value-type="string">
            <text:p>Rhizoma Acori Graminei</text:p>
          </table:table-cell>
          <table:table-cell table:number-columns-repeated="1018"/>
        </table:table-row>
        <table:table-row table:style-name="ro1">
          <table:table-cell office:value-type="string">
            <text:p>Open Orifices</text:p>
          </table:table-cell>
          <table:table-cell office:value-type="string">
            <text:p>Open the Orifices</text:p>
          </table:table-cell>
          <table:table-cell office:value-type="string">
            <text:p>Su He Xiang</text:p>
          </table:table-cell>
          <table:table-cell office:value-type="string">
            <text:p>蘇合香</text:p>
          </table:table-cell>
          <table:table-cell office:value-type="string">
            <text:p>resin of rose maloes; styrax</text:p>
          </table:table-cell>
          <table:table-cell office:value-type="string">
            <text:p>Styrax Liquidus</text:p>
          </table:table-cell>
          <table:table-cell table:number-columns-repeated="1018"/>
        </table:table-row>
        <table:table-row table:style-name="ro1">
          <table:table-cell office:value-type="string">
            <text:p>Reg Qi</text:p>
          </table:table-cell>
          <table:table-cell office:value-type="string">
            <text:p>Regulate Qi</text:p>
          </table:table-cell>
          <table:table-cell office:value-type="string">
            <text:p>Ba Yue Zha</text:p>
          </table:table-cell>
          <table:table-cell office:value-type="string">
            <text:p>八月扎</text:p>
          </table:table-cell>
          <table:table-cell office:value-type="string">
            <text:p>akebia fruit</text:p>
          </table:table-cell>
          <table:table-cell office:value-type="string">
            <text:p>Akebiae Fructus</text:p>
          </table:table-cell>
          <table:table-cell table:number-columns-repeated="1018"/>
        </table:table-row>
        <table:table-row table:style-name="ro1">
          <table:table-cell office:value-type="string">
            <text:p>Reg Qi</text:p>
          </table:table-cell>
          <table:table-cell office:value-type="string">
            <text:p>Regulate Qi</text:p>
          </table:table-cell>
          <table:table-cell office:value-type="string">
            <text:p>Chen Pi</text:p>
          </table:table-cell>
          <table:table-cell office:value-type="string">
            <text:p>陳皮</text:p>
          </table:table-cell>
          <table:table-cell office:value-type="string">
            <text:p>aged tangerine peel/ citrus</text:p>
          </table:table-cell>
          <table:table-cell office:value-type="string">
            <text:p>Citri reticulatae Pericarpium</text:p>
          </table:table-cell>
          <table:table-cell table:number-columns-repeated="1018"/>
        </table:table-row>
        <table:table-row table:style-name="ro1">
          <table:table-cell office:value-type="string">
            <text:p>Reg Qi</text:p>
          </table:table-cell>
          <table:table-cell office:value-type="string">
            <text:p>Regulate Qi</text:p>
          </table:table-cell>
          <table:table-cell office:value-type="string">
            <text:p>Chen Xiang</text:p>
          </table:table-cell>
          <table:table-cell office:value-type="string">
            <text:p>沉香</text:p>
          </table:table-cell>
          <table:table-cell office:value-type="string">
            <text:p>aloeswood/ aquilaria wood/ Chinese Eaglewood Wood</text:p>
          </table:table-cell>
          <table:table-cell office:value-type="string">
            <text:p>Lignum Aquilariae Resinatum</text:p>
          </table:table-cell>
          <table:table-cell table:number-columns-repeated="1018"/>
        </table:table-row>
        <table:table-row table:style-name="ro1">
          <table:table-cell office:value-type="string">
            <text:p>Reg Qi</text:p>
          </table:table-cell>
          <table:table-cell office:value-type="string">
            <text:p>Regulate Qi</text:p>
          </table:table-cell>
          <table:table-cell office:value-type="string">
            <text:p>Chuan Lian Zi</text:p>
          </table:table-cell>
          <table:table-cell office:value-type="string">
            <text:p>川楝子</text:p>
          </table:table-cell>
          <table:table-cell office:value-type="string">
            <text:p>toosendan fruit/ Sichuan chinabery/ Sichuan Pagoda tree</text:p>
          </table:table-cell>
          <table:table-cell office:value-type="string">
            <text:p>Meliae Toosendan Fructus</text:p>
          </table:table-cell>
          <table:table-cell table:number-columns-repeated="1018"/>
        </table:table-row>
        <table:table-row table:style-name="ro1">
          <table:table-cell office:value-type="string">
            <text:p>Reg Qi</text:p>
          </table:table-cell>
          <table:table-cell office:value-type="string">
            <text:p>Regulate Qi</text:p>
          </table:table-cell>
          <table:table-cell office:value-type="string">
            <text:p>Da Fu Pi</text:p>
          </table:table-cell>
          <table:table-cell office:value-type="string">
            <text:p>大腹皮</text:p>
          </table:table-cell>
          <table:table-cell office:value-type="string">
            <text:p>areca husk/ areca peel</text:p>
          </table:table-cell>
          <table:table-cell office:value-type="string">
            <text:p>Arecae Pericarpium</text:p>
          </table:table-cell>
          <table:table-cell table:number-columns-repeated="1018"/>
        </table:table-row>
        <table:table-row table:style-name="ro1">
          <table:table-cell office:value-type="string">
            <text:p>Reg Qi</text:p>
          </table:table-cell>
          <table:table-cell office:value-type="string">
            <text:p>Regulate Qi</text:p>
          </table:table-cell>
          <table:table-cell office:value-type="string">
            <text:p>Fo Shou</text:p>
          </table:table-cell>
          <table:table-cell office:value-type="string">
            <text:p>佛手</text:p>
          </table:table-cell>
          <table:table-cell office:value-type="string">
            <text:p>finger citron fruit/ Buddha's hand</text:p>
          </table:table-cell>
          <table:table-cell office:value-type="string">
            <text:p>Citri sarcodactylis Fructus</text:p>
          </table:table-cell>
          <table:table-cell table:number-columns-repeated="1018"/>
        </table:table-row>
        <table:table-row table:style-name="ro1">
          <table:table-cell office:value-type="string">
            <text:p>Reg Qi</text:p>
          </table:table-cell>
          <table:table-cell office:value-type="string">
            <text:p>Regulate Qi</text:p>
          </table:table-cell>
          <table:table-cell office:value-type="string">
            <text:p>Gan Song</text:p>
          </table:table-cell>
          <table:table-cell office:value-type="string">
            <text:p>干松</text:p>
          </table:table-cell>
          <table:table-cell office:value-type="string">
            <text:p>nardostachys root</text:p>
          </table:table-cell>
          <table:table-cell office:value-type="string">
            <text:p>Nardostachydis Radix seu Rhizoma</text:p>
          </table:table-cell>
          <table:table-cell table:number-columns-repeated="1018"/>
        </table:table-row>
        <table:table-row table:style-name="ro1">
          <table:table-cell office:value-type="string">
            <text:p>Reg Qi</text:p>
          </table:table-cell>
          <table:table-cell office:value-type="string">
            <text:p>Regulate Qi</text:p>
          </table:table-cell>
          <table:table-cell office:value-type="string">
            <text:p>Hua Ju Hong</text:p>
          </table:table-cell>
          <table:table-cell office:value-type="string">
            <text:p>化橘紅</text:p>
          </table:table-cell>
          <table:table-cell office:value-type="string">
            <text:p>pomelo flavedo/ Huazhou pomelo rind</text:p>
          </table:table-cell>
          <table:table-cell office:value-type="string">
            <text:p>Citri grandis Exocarpium rubrum</text:p>
          </table:table-cell>
          <table:table-cell table:number-columns-repeated="1018"/>
        </table:table-row>
        <table:table-row table:style-name="ro1">
          <table:table-cell office:value-type="string">
            <text:p>Reg Qi</text:p>
          </table:table-cell>
          <table:table-cell office:value-type="string">
            <text:p>Regulate Qi</text:p>
          </table:table-cell>
          <table:table-cell office:value-type="string">
            <text:p>Ju Hong</text:p>
          </table:table-cell>
          <table:table-cell office:value-type="string">
            <text:p>橘紅</text:p>
          </table:table-cell>
          <table:table-cell office:value-type="string">
            <text:p>red tangerin peel</text:p>
          </table:table-cell>
          <table:table-cell office:value-type="string">
            <text:p>Citri reticulatae Expocarpium rubrum</text:p>
          </table:table-cell>
          <table:table-cell table:number-columns-repeated="1018"/>
        </table:table-row>
        <table:table-row table:style-name="ro1">
          <table:table-cell office:value-type="string">
            <text:p>Reg Qi</text:p>
          </table:table-cell>
          <table:table-cell office:value-type="string">
            <text:p>Regulate Qi</text:p>
          </table:table-cell>
          <table:table-cell office:value-type="string">
            <text:p>Li Zhi He</text:p>
          </table:table-cell>
          <table:table-cell office:value-type="string">
            <text:p>茘枝核</text:p>
          </table:table-cell>
          <table:table-cell office:value-type="string">
            <text:p>leechee nut/ lychee pip</text:p>
          </table:table-cell>
          <table:table-cell office:value-type="string">
            <text:p>Litchi Semen</text:p>
          </table:table-cell>
          <table:table-cell table:number-columns-repeated="1018"/>
        </table:table-row>
        <table:table-row table:style-name="ro1">
          <table:table-cell office:value-type="string">
            <text:p>Reg Qi</text:p>
          </table:table-cell>
          <table:table-cell office:value-type="string">
            <text:p>Regulate Qi</text:p>
          </table:table-cell>
          <table:table-cell office:value-type="string">
            <text:p>Mu Xiang</text:p>
          </table:table-cell>
          <table:table-cell office:value-type="string">
            <text:p>木香</text:p>
          </table:table-cell>
          <table:table-cell office:value-type="string">
            <text:p>costus root/ saussurea/ auklandia</text:p>
          </table:table-cell>
          <table:table-cell office:value-type="string">
            <text:p>Aucklandiae Radix</text:p>
          </table:table-cell>
          <table:table-cell table:number-columns-repeated="1018"/>
        </table:table-row>
        <table:table-row table:style-name="ro1">
          <table:table-cell office:value-type="string">
            <text:p>Reg Qi</text:p>
          </table:table-cell>
          <table:table-cell office:value-type="string">
            <text:p>Regulate Qi</text:p>
          </table:table-cell>
          <table:table-cell office:value-type="string">
            <text:p>Qing Pi</text:p>
          </table:table-cell>
          <table:table-cell office:value-type="string">
            <text:p>青皮</text:p>
          </table:table-cell>
          <table:table-cell office:value-type="string">
            <text:p>unripe tangerine peel/ green tangerine peel/ blue citrus</text:p>
          </table:table-cell>
          <table:table-cell office:value-type="string">
            <text:p>Citri reticulatae viride Pericarpium</text:p>
          </table:table-cell>
          <table:table-cell table:number-columns-repeated="1018"/>
        </table:table-row>
        <table:table-row table:style-name="ro1">
          <table:table-cell office:value-type="string">
            <text:p>Reg Qi</text:p>
          </table:table-cell>
          <table:table-cell office:value-type="string">
            <text:p>Regulate Qi</text:p>
          </table:table-cell>
          <table:table-cell office:value-type="string">
            <text:p>Shi Di</text:p>
          </table:table-cell>
          <table:table-cell office:value-type="string">
            <text:p>柿蒂</text:p>
          </table:table-cell>
          <table:table-cell office:value-type="string">
            <text:p>persimmon calyx/ kaki</text:p>
          </table:table-cell>
          <table:table-cell office:value-type="string">
            <text:p>Kaki Calyx</text:p>
          </table:table-cell>
          <table:table-cell table:number-columns-repeated="1018"/>
        </table:table-row>
        <table:table-row table:style-name="ro1">
          <table:table-cell office:value-type="string">
            <text:p>Reg Qi</text:p>
          </table:table-cell>
          <table:table-cell office:value-type="string">
            <text:p>Regulate Qi</text:p>
          </table:table-cell>
          <table:table-cell office:value-type="string">
            <text:p>Tan Xiang</text:p>
          </table:table-cell>
          <table:table-cell office:value-type="string">
            <text:p>檀香</text:p>
          </table:table-cell>
          <table:table-cell office:value-type="string">
            <text:p>sandalwood/ santalum</text:p>
          </table:table-cell>
          <table:table-cell office:value-type="string">
            <text:p>Lignum albi Lignum</text:p>
          </table:table-cell>
          <table:table-cell table:number-columns-repeated="1018"/>
        </table:table-row>
        <table:table-row table:style-name="ro1">
          <table:table-cell office:value-type="string">
            <text:p>Reg Qi</text:p>
          </table:table-cell>
          <table:table-cell office:value-type="string">
            <text:p>Regulate Qi</text:p>
          </table:table-cell>
          <table:table-cell office:value-type="string">
            <text:p>Wu Yao</text:p>
          </table:table-cell>
          <table:table-cell office:value-type="string">
            <text:p>烏藥</text:p>
          </table:table-cell>
          <table:table-cell office:value-type="string">
            <text:p>lindera root</text:p>
          </table:table-cell>
          <table:table-cell office:value-type="string">
            <text:p>Radix Linderae Strychnifolii</text:p>
          </table:table-cell>
          <table:table-cell table:number-columns-repeated="1018"/>
        </table:table-row>
        <table:table-row table:style-name="ro1">
          <table:table-cell office:value-type="string">
            <text:p>Reg Qi</text:p>
          </table:table-cell>
          <table:table-cell office:value-type="string">
            <text:p>Regulate Qi</text:p>
          </table:table-cell>
          <table:table-cell office:value-type="string">
            <text:p>Xiang Fu</text:p>
          </table:table-cell>
          <table:table-cell office:value-type="string">
            <text:p>香附</text:p>
          </table:table-cell>
          <table:table-cell office:value-type="string">
            <text:p>cyperus/ nut-grass rhizome</text:p>
          </table:table-cell>
          <table:table-cell office:value-type="string">
            <text:p>Cyperi Rhizoma</text:p>
          </table:table-cell>
          <table:table-cell table:number-columns-repeated="1018"/>
        </table:table-row>
        <table:table-row table:style-name="ro1">
          <table:table-cell office:value-type="string">
            <text:p>Reg Qi</text:p>
          </table:table-cell>
          <table:table-cell office:value-type="string">
            <text:p>Regulate Qi</text:p>
          </table:table-cell>
          <table:table-cell office:value-type="string">
            <text:p>Xiang Yuan</text:p>
          </table:table-cell>
          <table:table-cell office:value-type="string">
            <text:p>香櫞</text:p>
          </table:table-cell>
          <table:table-cell office:value-type="string">
            <text:p>citron</text:p>
          </table:table-cell>
          <table:table-cell office:value-type="string">
            <text:p>Citri Fructus</text:p>
          </table:table-cell>
          <table:table-cell table:number-columns-repeated="1018"/>
        </table:table-row>
        <table:table-row table:style-name="ro1">
          <table:table-cell office:value-type="string">
            <text:p>Reg Qi</text:p>
          </table:table-cell>
          <table:table-cell office:value-type="string">
            <text:p>Regulate Qi</text:p>
          </table:table-cell>
          <table:table-cell office:value-type="string">
            <text:p>Xie Bai</text:p>
          </table:table-cell>
          <table:table-cell office:value-type="string">
            <text:p>薤白</text:p>
          </table:table-cell>
          <table:table-cell office:value-type="string">
            <text:p>Chinese garlic/ garlic chives</text:p>
          </table:table-cell>
          <table:table-cell office:value-type="string">
            <text:p>Allii macrostemi Bulbus</text:p>
          </table:table-cell>
          <table:table-cell table:number-columns-repeated="1018"/>
        </table:table-row>
        <table:table-row table:style-name="ro1">
          <table:table-cell office:value-type="string">
            <text:p>Reg Qi</text:p>
          </table:table-cell>
          <table:table-cell office:value-type="string">
            <text:p>Regulate Qi</text:p>
          </table:table-cell>
          <table:table-cell office:value-type="string">
            <text:p>Zhi Ke</text:p>
          </table:table-cell>
          <table:table-cell office:value-type="string">
            <text:p>枳殼</text:p>
          </table:table-cell>
          <table:table-cell office:value-type="string">
            <text:p>bitter orange</text:p>
          </table:table-cell>
          <table:table-cell office:value-type="string">
            <text:p>Aurantii Fructus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top Bleeding</text:p>
          </table:table-cell>
          <table:table-cell office:value-type="string">
            <text:p>Zhi Shi</text:p>
          </table:table-cell>
          <table:table-cell office:value-type="string">
            <text:p>枳實</text:p>
          </table:table-cell>
          <table:table-cell office:value-type="string">
            <text:p>unripe bitter orange/ chih-shih</text:p>
          </table:table-cell>
          <table:table-cell office:value-type="string">
            <text:p>Aurantii Fructus immaturus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top Bleeding</text:p>
          </table:table-cell>
          <table:table-cell office:value-type="string">
            <text:p>Ai Ye</text:p>
          </table:table-cell>
          <table:table-cell office:value-type="string">
            <text:p>艾葉</text:p>
          </table:table-cell>
          <table:table-cell office:value-type="string">
            <text:p>mugwort leaf/ artemesia leaf</text:p>
          </table:table-cell>
          <table:table-cell office:value-type="string">
            <text:p>Folium Artemesiae Argyi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top Bleeding</text:p>
          </table:table-cell>
          <table:table-cell office:value-type="string">
            <text:p>Bai Ji</text:p>
          </table:table-cell>
          <table:table-cell office:value-type="string">
            <text:p>白芨</text:p>
          </table:table-cell>
          <table:table-cell office:value-type="string">
            <text:p>bletilla rhizome</text:p>
          </table:table-cell>
          <table:table-cell office:value-type="string">
            <text:p>Rhizoma Bletillae Striatae/ Bletillae Rhizom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top Bleeding</text:p>
          </table:table-cell>
          <table:table-cell office:value-type="string">
            <text:p>Bai Mao Gen</text:p>
          </table:table-cell>
          <table:table-cell office:value-type="string">
            <text:p>白茅根</text:p>
          </table:table-cell>
          <table:table-cell office:value-type="string">
            <text:p>rhizome of woolly grass/ imperata/ white grass/ imperata rhizome</text:p>
          </table:table-cell>
          <table:table-cell office:value-type="string">
            <text:p>Imperatae Rhizom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top Bleeding</text:p>
          </table:table-cell>
          <table:table-cell office:value-type="string">
            <text:p>Ce Bai Ye</text:p>
          </table:table-cell>
          <table:table-cell office:value-type="string">
            <text:p>側柏葉</text:p>
          </table:table-cell>
          <table:table-cell office:value-type="string">
            <text:p>leafy twig of arborvitae/ biota leaves/ Oriental arborvitae leafy twig/ arborvitae/ Chinese arborvit</text:p>
          </table:table-cell>
          <table:table-cell office:value-type="string">
            <text:p>Cacumen Biotae Orientalis/ Platycladi Cacumen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top Bleeding</text:p>
          </table:table-cell>
          <table:table-cell office:value-type="string">
            <text:p>Di Yu</text:p>
          </table:table-cell>
          <table:table-cell office:value-type="string">
            <text:p>地榆</text:p>
          </table:table-cell>
          <table:table-cell office:value-type="string">
            <text:p>burnet-bloodwort root/ sanguisorba</text:p>
          </table:table-cell>
          <table:table-cell office:value-type="string">
            <text:p>Radix Sanguisorbae Officinalis/ Sanguisorbae Radix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top Bleeding</text:p>
          </table:table-cell>
          <table:table-cell office:value-type="string">
            <text:p>Fu Long Gan</text:p>
          </table:table-cell>
          <table:table-cell office:value-type="string">
            <text:p>伏龍肝</text:p>
          </table:table-cell>
          <table:table-cell office:value-type="string">
            <text:p>ignited yellow earth</text:p>
          </table:table-cell>
          <table:table-cell office:value-type="string">
            <text:p>Terra Flava Ust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top Bleeding</text:p>
          </table:table-cell>
          <table:table-cell office:value-type="string">
            <text:p>Hua Rui Shi</text:p>
          </table:table-cell>
          <table:table-cell office:value-type="string">
            <text:p>花蕊石</text:p>
          </table:table-cell>
          <table:table-cell office:value-type="string">
            <text:p>ophicalcite</text:p>
          </table:table-cell>
          <table:table-cell office:value-type="string">
            <text:p>Ophicalcitum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top Bleeding</text:p>
          </table:table-cell>
          <table:table-cell office:value-type="string">
            <text:p>Huai Hua Mi</text:p>
          </table:table-cell>
          <table:table-cell office:value-type="string">
            <text:p>槐花米</text:p>
          </table:table-cell>
          <table:table-cell office:value-type="string">
            <text:p>pagoda tree flower (bud)/ sophora flower (bud)</text:p>
          </table:table-cell>
          <table:table-cell office:value-type="string">
            <text:p>Flos Sophorae Japonicae Immaturus/ Sophorae Flos immaturus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top Bleeding</text:p>
          </table:table-cell>
          <table:table-cell office:value-type="string">
            <text:p>Huai Jiao</text:p>
          </table:table-cell>
          <table:table-cell office:value-type="string">
            <text:p>槐角</text:p>
          </table:table-cell>
          <table:table-cell office:value-type="string">
            <text:p>sophora fruit</text:p>
          </table:table-cell>
          <table:table-cell office:value-type="string">
            <text:p>Sophorae Fructus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top Bleeding</text:p>
          </table:table-cell>
          <table:table-cell office:value-type="string">
            <text:p>Jiang Xiang</text:p>
          </table:table-cell>
          <table:table-cell office:value-type="string">
            <text:p>降香</text:p>
          </table:table-cell>
          <table:table-cell office:value-type="string">
            <text:p>Dalbergia heartwood/ scented rosewood</text:p>
          </table:table-cell>
          <table:table-cell office:value-type="string">
            <text:p>Lignum Dalbergiae Odoriferai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top Bleeding</text:p>
          </table:table-cell>
          <table:table-cell office:value-type="string">
            <text:p>Lian Fang</text:p>
          </table:table-cell>
          <table:table-cell office:value-type="string">
            <text:p>蓮房</text:p>
          </table:table-cell>
          <table:table-cell office:value-type="string">
            <text:p>lotus receptacle/ lotus peduncle</text:p>
          </table:table-cell>
          <table:table-cell office:value-type="string">
            <text:p>Nelumbinis Receptaculum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top Bleeding</text:p>
          </table:table-cell>
          <table:table-cell office:value-type="string">
            <text:p>Ou Jie</text:p>
          </table:table-cell>
          <table:table-cell office:value-type="string">
            <text:p>藕節</text:p>
          </table:table-cell>
          <table:table-cell office:value-type="string">
            <text:p>lotus rhizome node</text:p>
          </table:table-cell>
          <table:table-cell office:value-type="string">
            <text:p>Nodus Nelumbinis Nuciferae/ Nelumbinis Nodus rhizomatis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top Bleeding</text:p>
          </table:table-cell>
          <table:table-cell office:value-type="string">
            <text:p>Pu Huang</text:p>
          </table:table-cell>
          <table:table-cell office:value-type="string">
            <text:p>蒲黃</text:p>
          </table:table-cell>
          <table:table-cell office:value-type="string">
            <text:p>cattail pollen/ bulrush/ typha pollen</text:p>
          </table:table-cell>
          <table:table-cell office:value-type="string">
            <text:p>Pollen Typhae/ Typhae Pollen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top Bleeding</text:p>
          </table:table-cell>
          <table:table-cell office:value-type="string">
            <text:p>Qian Cao Gen</text:p>
          </table:table-cell>
          <table:table-cell office:value-type="string">
            <text:p>茜草根</text:p>
          </table:table-cell>
          <table:table-cell office:value-type="string">
            <text:p>madder root/ rubia root</text:p>
          </table:table-cell>
          <table:table-cell office:value-type="string">
            <text:p>Radix Rubiae Cordifoliae/ Rubiae Radix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top Bleeding</text:p>
          </table:table-cell>
          <table:table-cell office:value-type="string">
            <text:p>San Qi</text:p>
          </table:table-cell>
          <table:table-cell office:value-type="string">
            <text:p>三七</text:p>
          </table:table-cell>
          <table:table-cell office:value-type="string">
            <text:p>notoginseng root/ pseudoginseng root</text:p>
          </table:table-cell>
          <table:table-cell office:value-type="string">
            <text:p>Notoginseng Radix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top Bleeding</text:p>
          </table:table-cell>
          <table:table-cell office:value-type="string">
            <text:p>Shao Yao</text:p>
          </table:table-cell>
          <table:table-cell office:value-type="string">
            <text:p>芍藥</text:p>
          </table:table-cell>
          <table:table-cell table:number-columns-repeated="2" office:value-type="string">
            <text:p> 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top Bleeding</text:p>
          </table:table-cell>
          <table:table-cell office:value-type="string">
            <text:p>Xian He Cao</text:p>
          </table:table-cell>
          <table:table-cell office:value-type="string">
            <text:p>仙鶴草</text:p>
          </table:table-cell>
          <table:table-cell office:value-type="string">
            <text:p>agrimony</text:p>
          </table:table-cell>
          <table:table-cell office:value-type="string">
            <text:p>Herba Agrimoniae Pilosae/ Agrimoniae Herb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top Bleeding</text:p>
          </table:table-cell>
          <table:table-cell office:value-type="string">
            <text:p>Xiao Ji</text:p>
          </table:table-cell>
          <table:table-cell office:value-type="string">
            <text:p>小薊</text:p>
          </table:table-cell>
          <table:table-cell office:value-type="string">
            <text:p>small thistle/ field thistle/ cephalanoplos</text:p>
          </table:table-cell>
          <table:table-cell office:value-type="string">
            <text:p>Herba Cephanoplos./ Cirsii Herb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top Bleeding</text:p>
          </table:table-cell>
          <table:table-cell office:value-type="string">
            <text:p>Xue Yu Tan</text:p>
          </table:table-cell>
          <table:table-cell office:value-type="string">
            <text:p>血餘炭</text:p>
          </table:table-cell>
          <table:table-cell office:value-type="string">
            <text:p>charred human hair</text:p>
          </table:table-cell>
          <table:table-cell office:value-type="string">
            <text:p>Crinis carbonisatus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top Bleeding</text:p>
          </table:table-cell>
          <table:table-cell office:value-type="string">
            <text:p>Zao Xin Tu</text:p>
          </table:table-cell>
          <table:table-cell office:value-type="string">
            <text:p>竈心土</text:p>
          </table:table-cell>
          <table:table-cell office:value-type="string">
            <text:p>oven earth/ ignited yellow earth</text:p>
          </table:table-cell>
          <table:table-cell office:value-type="string">
            <text:p>Terra flava ust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top Bleeding</text:p>
          </table:table-cell>
          <table:table-cell office:value-type="string">
            <text:p>Zhu Ma Gen</text:p>
          </table:table-cell>
          <table:table-cell office:value-type="string">
            <text:p>苧麻根</text:p>
          </table:table-cell>
          <table:table-cell office:value-type="string">
            <text:p>ramie root</text:p>
          </table:table-cell>
          <table:table-cell office:value-type="string">
            <text:p>Boehmeriae Radix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top Bleeding</text:p>
          </table:table-cell>
          <table:table-cell office:value-type="string">
            <text:p>Zi Zhu</text:p>
          </table:table-cell>
          <table:table-cell office:value-type="string">
            <text:p>紫珠</text:p>
          </table:table-cell>
          <table:table-cell office:value-type="string">
            <text:p>beauty-berry leaf/ callicarpa leaf</text:p>
          </table:table-cell>
          <table:table-cell office:value-type="string">
            <text:p>Callicarpae formosanae Folium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Stop Bleeding</text:p>
          </table:table-cell>
          <table:table-cell office:value-type="string">
            <text:p>Zong Lu Pi</text:p>
          </table:table-cell>
          <table:table-cell office:value-type="string">
            <text:p>棕櫚皮</text:p>
          </table:table-cell>
          <table:table-cell office:value-type="string">
            <text:p>trachycarpus stiple fiber</text:p>
          </table:table-cell>
          <table:table-cell office:value-type="string">
            <text:p>Fibra Stipulae Trachycarpi/ Trachycarpi Petiolus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Chi Shao</text:p>
          </table:table-cell>
          <table:table-cell office:value-type="string">
            <text:p>赤芍</text:p>
          </table:table-cell>
          <table:table-cell office:value-type="string">
            <text:p>red peony root</text:p>
          </table:table-cell>
          <table:table-cell office:value-type="string">
            <text:p>Radix Peoniae Rubrae/ Peoniae Radix rubra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Chong Wei Zi</text:p>
          </table:table-cell>
          <table:table-cell office:value-type="string">
            <text:p>茺蔚子</text:p>
          </table:table-cell>
          <table:table-cell office:value-type="string">
            <text:p>leonurus fruit</text:p>
          </table:table-cell>
          <table:table-cell office:value-type="string">
            <text:p>Leonuri Fructus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Chuan Niu Xi</text:p>
          </table:table-cell>
          <table:table-cell office:value-type="string">
            <text:p>川牛膝</text:p>
          </table:table-cell>
          <table:table-cell office:value-type="string">
            <text:p>cyathula root</text:p>
          </table:table-cell>
          <table:table-cell office:value-type="string">
            <text:p>Cyathulae Radix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Chuan Shan Jia</text:p>
          </table:table-cell>
          <table:table-cell office:value-type="string">
            <text:p>穿山甲</text:p>
          </table:table-cell>
          <table:table-cell office:value-type="string">
            <text:p>pangolin scales; anteater scales</text:p>
          </table:table-cell>
          <table:table-cell office:value-type="string">
            <text:p>Squama Manitis Pentadactylae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Chuan Xiong</text:p>
          </table:table-cell>
          <table:table-cell office:value-type="string">
            <text:p>川芎</text:p>
          </table:table-cell>
          <table:table-cell office:value-type="string">
            <text:p>Sichuan lovage root/ cnidium/ chuanxiong root</text:p>
          </table:table-cell>
          <table:table-cell office:value-type="string">
            <text:p>Rhizoma Ligustici Chuanxiong/ Rhizoma Chuanxiong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Dan Shen</text:p>
          </table:table-cell>
          <table:table-cell office:value-type="string">
            <text:p>丹蔘</text:p>
          </table:table-cell>
          <table:table-cell office:value-type="string">
            <text:p>salvia root</text:p>
          </table:table-cell>
          <table:table-cell office:value-type="string">
            <text:p>Radix Salviae Miltiorrhizae/ Salviae miltiorrhizae Radix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E Zhu</text:p>
          </table:table-cell>
          <table:table-cell office:value-type="string">
            <text:p>莪术</text:p>
          </table:table-cell>
          <table:table-cell office:value-type="string">
            <text:p>curcuma rhizome</text:p>
          </table:table-cell>
          <table:table-cell office:value-type="string">
            <text:p>Curcumae Rhizoma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Gan Qi</text:p>
          </table:table-cell>
          <table:table-cell office:value-type="string">
            <text:p>乾漆</text:p>
          </table:table-cell>
          <table:table-cell office:value-type="string">
            <text:p>lacquer</text:p>
          </table:table-cell>
          <table:table-cell office:value-type="string">
            <text:p>Lacca Sinica Exsiccatae/ Toxicodendri Resina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Hong Hua</text:p>
          </table:table-cell>
          <table:table-cell office:value-type="string">
            <text:p>紅花</text:p>
          </table:table-cell>
          <table:table-cell office:value-type="string">
            <text:p>safflower flower/ carthamus</text:p>
          </table:table-cell>
          <table:table-cell office:value-type="string">
            <text:p>Carthami Flos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Hu Zhang</text:p>
          </table:table-cell>
          <table:table-cell office:value-type="string">
            <text:p>虎杖</text:p>
          </table:table-cell>
          <table:table-cell office:value-type="string">
            <text:p>bushy knotweed rhizome/ giant knotweed</text:p>
          </table:table-cell>
          <table:table-cell office:value-type="string">
            <text:p>Polygoni cuspidati Rhizoma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Huai Niu Xi</text:p>
          </table:table-cell>
          <table:table-cell office:value-type="string">
            <text:p>懷牛膝</text:p>
          </table:table-cell>
          <table:table-cell office:value-type="string">
            <text:p>achyranthes root</text:p>
          </table:table-cell>
          <table:table-cell office:value-type="string">
            <text:p>Archyanthis bidentatae Radix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Ji Xue Teng</text:p>
          </table:table-cell>
          <table:table-cell office:value-type="string">
            <text:p>鷄血藤</text:p>
          </table:table-cell>
          <table:table-cell office:value-type="string">
            <text:p>spatholobus or millettia root and vine</text:p>
          </table:table-cell>
          <table:table-cell office:value-type="string">
            <text:p>Spatholobi Caulis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Jiang Huang</text:p>
          </table:table-cell>
          <table:table-cell office:value-type="string">
            <text:p>薑黄</text:p>
          </table:table-cell>
          <table:table-cell office:value-type="string">
            <text:p>turmeric rhizome</text:p>
          </table:table-cell>
          <table:table-cell office:value-type="string">
            <text:p>Rhizoma Curcumae Longae/ Curcumae longae Rhizoma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Lu Lu Tong</text:p>
          </table:table-cell>
          <table:table-cell office:value-type="string">
            <text:p>路路通</text:p>
          </table:table-cell>
          <table:table-cell office:value-type="string">
            <text:p>liquidambar fruit/ sweetgum fruit</text:p>
          </table:table-cell>
          <table:table-cell office:value-type="string">
            <text:p>Liquidamberis Fructus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Ma Bian Cao</text:p>
          </table:table-cell>
          <table:table-cell office:value-type="string">
            <text:p>馬鞭草</text:p>
          </table:table-cell>
          <table:table-cell office:value-type="string">
            <text:p>verbena/ European verbena/ iron herb</text:p>
          </table:table-cell>
          <table:table-cell office:value-type="string">
            <text:p>Verbenae Herba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Mo Yao</text:p>
          </table:table-cell>
          <table:table-cell office:value-type="string">
            <text:p>没藥</text:p>
          </table:table-cell>
          <table:table-cell office:value-type="string">
            <text:p>myrrh</text:p>
          </table:table-cell>
          <table:table-cell office:value-type="string">
            <text:p>Myrrha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Ru Xiang</text:p>
          </table:table-cell>
          <table:table-cell office:value-type="string">
            <text:p>乳香</text:p>
          </table:table-cell>
          <table:table-cell office:value-type="string">
            <text:p>frankincense/ gum olibanum/ mastic</text:p>
          </table:table-cell>
          <table:table-cell office:value-type="string">
            <text:p>Olibanum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San Leng</text:p>
          </table:table-cell>
          <table:table-cell office:value-type="string">
            <text:p>三棱</text:p>
          </table:table-cell>
          <table:table-cell office:value-type="string">
            <text:p>sparganium/ burr reed rhizome/ scirpus/ common burr reed</text:p>
          </table:table-cell>
          <table:table-cell office:value-type="string">
            <text:p>Sparganii Rhizoma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Shui Zhi</text:p>
          </table:table-cell>
          <table:table-cell office:value-type="string">
            <text:p>水蛭</text:p>
          </table:table-cell>
          <table:table-cell office:value-type="string">
            <text:p>leech</text:p>
          </table:table-cell>
          <table:table-cell office:value-type="string">
            <text:p>Hirudo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Su Mu</text:p>
          </table:table-cell>
          <table:table-cell office:value-type="string">
            <text:p>蘇木</text:p>
          </table:table-cell>
          <table:table-cell office:value-type="string">
            <text:p>sappan wood</text:p>
          </table:table-cell>
          <table:table-cell office:value-type="string">
            <text:p>Sappan Lignum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Tao Ren</text:p>
          </table:table-cell>
          <table:table-cell office:value-type="string">
            <text:p>桃仁</text:p>
          </table:table-cell>
          <table:table-cell office:value-type="string">
            <text:p>peach kernel/ persica</text:p>
          </table:table-cell>
          <table:table-cell office:value-type="string">
            <text:p>Persicae Semen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Tu Bie Chong</text:p>
          </table:table-cell>
          <table:table-cell office:value-type="string">
            <text:p>土龞蟲</text:p>
          </table:table-cell>
          <table:table-cell office:value-type="string">
            <text:p>Wingless cockroach/ ground beetle/ eupolyphaga</text:p>
          </table:table-cell>
          <table:table-cell office:value-type="string">
            <text:p>Eupolyphaga/Steleophaga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Wang Bu Liu Xing</text:p>
          </table:table-cell>
          <table:table-cell office:value-type="string">
            <text:p>王不留行</text:p>
          </table:table-cell>
          <table:table-cell office:value-type="string">
            <text:p>vaccaria seeds</text:p>
          </table:table-cell>
          <table:table-cell office:value-type="string">
            <text:p>Vaccariae Semen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Wu Ling Zhi</text:p>
          </table:table-cell>
          <table:table-cell office:value-type="string">
            <text:p>五靈脂</text:p>
          </table:table-cell>
          <table:table-cell office:value-type="string">
            <text:p>flying squirrel feces/ pteropus</text:p>
          </table:table-cell>
          <table:table-cell office:value-type="string">
            <text:p>Trogopterori Faeces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Yan Hu Suo</text:p>
          </table:table-cell>
          <table:table-cell office:value-type="string">
            <text:p>延胡索</text:p>
          </table:table-cell>
          <table:table-cell office:value-type="string">
            <text:p>corydalis rhizome</text:p>
          </table:table-cell>
          <table:table-cell office:value-type="string">
            <text:p>Rhizoma Corydalis Yanhusuo/ Corydalis Rhizoma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Yi Mu Cao</text:p>
          </table:table-cell>
          <table:table-cell office:value-type="string">
            <text:p>益母草</text:p>
          </table:table-cell>
          <table:table-cell office:value-type="string">
            <text:p>Chinese motherwort/ leonurus</text:p>
          </table:table-cell>
          <table:table-cell office:value-type="string">
            <text:p>Herba Leonuri Heterophylae/ Leonuri Herba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Yu Jin</text:p>
          </table:table-cell>
          <table:table-cell office:value-type="string">
            <text:p>鬱金(郁金)</text:p>
          </table:table-cell>
          <table:table-cell office:value-type="string">
            <text:p>turmeric tuber/ curcuma tuber</text:p>
          </table:table-cell>
          <table:table-cell office:value-type="string">
            <text:p>Tuber Curcumae/ Curcumae Radix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Yue Ji Hua</text:p>
          </table:table-cell>
          <table:table-cell office:value-type="string">
            <text:p>月季花</text:p>
          </table:table-cell>
          <table:table-cell office:value-type="string">
            <text:p>partially-opened flower of Chinese tea rose</text:p>
          </table:table-cell>
          <table:table-cell office:value-type="string">
            <text:p>Flos et Fructus Rosae Chinensis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Ze Lan</text:p>
          </table:table-cell>
          <table:table-cell office:value-type="string">
            <text:p>澤蘭</text:p>
          </table:table-cell>
          <table:table-cell office:value-type="string">
            <text:p>bugleweed/ lycopos</text:p>
          </table:table-cell>
          <table:table-cell office:value-type="string">
            <text:p>Herba Lycopi Lucidi/ Lycopi Herba</text:p>
          </table:table-cell>
          <table:table-cell table:number-columns-repeated="1018"/>
        </table:table-row>
        <table:table-row table:style-name="ro1">
          <table:table-cell office:value-type="string">
            <text:p>Reg Blood</text:p>
          </table:table-cell>
          <table:table-cell office:value-type="string">
            <text:p>Invigorate the Blood</text:p>
          </table:table-cell>
          <table:table-cell office:value-type="string">
            <text:p>Zhi Huang Qi</text:p>
          </table:table-cell>
          <table:table-cell office:value-type="string">
            <text:p>炙黃蓍</text:p>
          </table:table-cell>
          <table:table-cell table:number-columns-repeated="2" office:value-type="string">
            <text:p> </text:p>
          </table:table-cell>
          <table:table-cell table:number-columns-repeated="1018"/>
        </table:table-row>
        <table:table-row table:style-name="ro1">
          <table:table-cell office:value-type="string">
            <text:p>Acrid-Warm Rel Ext</text:p>
          </table:table-cell>
          <table:table-cell office:value-type="string">
            <text:p>Warm Acrid Herbs that Release Exterior</text:p>
          </table:table-cell>
          <table:table-cell office:value-type="string">
            <text:p>Bai Zhi</text:p>
          </table:table-cell>
          <table:table-cell office:value-type="string">
            <text:p>白芷</text:p>
          </table:table-cell>
          <table:table-cell office:value-type="string">
            <text:p>angelica root</text:p>
          </table:table-cell>
          <table:table-cell office:value-type="string">
            <text:p>Radix Angelicae Dahuricae</text:p>
          </table:table-cell>
          <table:table-cell table:number-columns-repeated="1018"/>
        </table:table-row>
        <table:table-row table:style-name="ro1">
          <table:table-cell office:value-type="string">
            <text:p>Acrid-Warm Rel Ext</text:p>
          </table:table-cell>
          <table:table-cell office:value-type="string">
            <text:p>Warm Acrid Herbs that Release Exterior</text:p>
          </table:table-cell>
          <table:table-cell office:value-type="string">
            <text:p>Cang Er Cao</text:p>
          </table:table-cell>
          <table:table-cell office:value-type="string">
            <text:p>蒼耳草</text:p>
          </table:table-cell>
          <table:table-cell office:value-type="string">
            <text:p>xanthium/ cockleburr</text:p>
          </table:table-cell>
          <table:table-cell office:value-type="string">
            <text:p>Xanthii Herba</text:p>
          </table:table-cell>
          <table:table-cell table:number-columns-repeated="1018"/>
        </table:table-row>
        <table:table-row table:style-name="ro1">
          <table:table-cell office:value-type="string">
            <text:p>Acrid-Warm Rel Ext</text:p>
          </table:table-cell>
          <table:table-cell office:value-type="string">
            <text:p>Warm Acrid Herbs that Release Exterior</text:p>
          </table:table-cell>
          <table:table-cell office:value-type="string">
            <text:p>Cang Er Zi</text:p>
          </table:table-cell>
          <table:table-cell office:value-type="string">
            <text:p>蒼耳子</text:p>
          </table:table-cell>
          <table:table-cell office:value-type="string">
            <text:p>cockleburr fruit/ xanthium</text:p>
          </table:table-cell>
          <table:table-cell office:value-type="string">
            <text:p>Fructus Xanthii Sibirici</text:p>
          </table:table-cell>
          <table:table-cell table:number-columns-repeated="1018"/>
        </table:table-row>
        <table:table-row table:style-name="ro1">
          <table:table-cell office:value-type="string">
            <text:p>Acrid-Warm Rel Ext</text:p>
          </table:table-cell>
          <table:table-cell office:value-type="string">
            <text:p>Warm Acrid Herbs that Release Exterior</text:p>
          </table:table-cell>
          <table:table-cell office:value-type="string">
            <text:p>Cong Bai</text:p>
          </table:table-cell>
          <table:table-cell office:value-type="string">
            <text:p>蔥白</text:p>
          </table:table-cell>
          <table:table-cell office:value-type="string">
            <text:p>scallion/ green onion/ spring onion</text:p>
          </table:table-cell>
          <table:table-cell office:value-type="string">
            <text:p>Bulbus Allii Fistulosi</text:p>
          </table:table-cell>
          <table:table-cell table:number-columns-repeated="1018"/>
        </table:table-row>
        <table:table-row table:style-name="ro1">
          <table:table-cell office:value-type="string">
            <text:p>Acrid-Warm Rel Ext</text:p>
          </table:table-cell>
          <table:table-cell office:value-type="string">
            <text:p>Warm Acrid Herbs that Release Exterior</text:p>
          </table:table-cell>
          <table:table-cell office:value-type="string">
            <text:p>E Bu Shi Cao</text:p>
          </table:table-cell>
          <table:table-cell office:value-type="string">
            <text:p>鵝不食草</text:p>
          </table:table-cell>
          <table:table-cell office:value-type="string">
            <text:p>small centipeda herb</text:p>
          </table:table-cell>
          <table:table-cell office:value-type="string">
            <text:p>Centipedae Herba</text:p>
          </table:table-cell>
          <table:table-cell table:number-columns-repeated="1018"/>
        </table:table-row>
        <table:table-row table:style-name="ro1">
          <table:table-cell office:value-type="string">
            <text:p>Acrid-Warm Rel Ext</text:p>
          </table:table-cell>
          <table:table-cell office:value-type="string">
            <text:p>Warm Acrid Herbs that Release Exterior</text:p>
          </table:table-cell>
          <table:table-cell office:value-type="string">
            <text:p>Fang Feng</text:p>
          </table:table-cell>
          <table:table-cell office:value-type="string">
            <text:p>防風</text:p>
          </table:table-cell>
          <table:table-cell office:value-type="string">
            <text:p>saposhnikovia root/ ledebouriella root/ siler</text:p>
          </table:table-cell>
          <table:table-cell office:value-type="string">
            <text:p>Radix Ledebouriellae Divaricatae</text:p>
          </table:table-cell>
          <table:table-cell table:number-columns-repeated="1018"/>
        </table:table-row>
        <table:table-row table:style-name="ro1">
          <table:table-cell office:value-type="string">
            <text:p>Acrid-Warm Rel Ext</text:p>
          </table:table-cell>
          <table:table-cell office:value-type="string">
            <text:p>Warm Acrid Herbs that Release Exterior</text:p>
          </table:table-cell>
          <table:table-cell office:value-type="string">
            <text:p>Gao Ben</text:p>
          </table:table-cell>
          <table:table-cell office:value-type="string">
            <text:p>藁本</text:p>
          </table:table-cell>
          <table:table-cell office:value-type="string">
            <text:p>Chinese lovage root/ ligusticum root/ kao-ben</text:p>
          </table:table-cell>
          <table:table-cell office:value-type="string">
            <text:p>Rhizoma et Radix Ligustici</text:p>
          </table:table-cell>
          <table:table-cell table:number-columns-repeated="1018"/>
        </table:table-row>
        <table:table-row table:style-name="ro1">
          <table:table-cell office:value-type="string">
            <text:p>Acrid-Warm Rel Ext</text:p>
          </table:table-cell>
          <table:table-cell office:value-type="string">
            <text:p>Warm Acrid Herbs that Release Exterior</text:p>
          </table:table-cell>
          <table:table-cell office:value-type="string">
            <text:p>Gui Zhi</text:p>
          </table:table-cell>
          <table:table-cell office:value-type="string">
            <text:p>桂枝</text:p>
          </table:table-cell>
          <table:table-cell office:value-type="string">
            <text:p>(Saigon) cinnamon twig/ cassia twig</text:p>
          </table:table-cell>
          <table:table-cell office:value-type="string">
            <text:p>Ramulus Cinnamomi Cassiae</text:p>
          </table:table-cell>
          <table:table-cell table:number-columns-repeated="1018"/>
        </table:table-row>
        <table:table-row table:style-name="ro1">
          <table:table-cell office:value-type="string">
            <text:p>Acrid-Warm Rel Ext</text:p>
          </table:table-cell>
          <table:table-cell office:value-type="string">
            <text:p>Warm Acrid Herbs that Release Exterior</text:p>
          </table:table-cell>
          <table:table-cell office:value-type="string">
            <text:p>Jing Jie</text:p>
          </table:table-cell>
          <table:table-cell office:value-type="string">
            <text:p>荊芥</text:p>
          </table:table-cell>
          <table:table-cell office:value-type="string">
            <text:p>schizonepeta stem or bud</text:p>
          </table:table-cell>
          <table:table-cell office:value-type="string">
            <text:p>Herba seu Flos Schizonepetae Tenuifoliae</text:p>
          </table:table-cell>
          <table:table-cell table:number-columns-repeated="1018"/>
        </table:table-row>
        <table:table-row table:style-name="ro1">
          <table:table-cell office:value-type="string">
            <text:p>Acrid-Warm Rel Ext</text:p>
          </table:table-cell>
          <table:table-cell office:value-type="string">
            <text:p>Warm Acrid Herbs that Release Exterior</text:p>
          </table:table-cell>
          <table:table-cell office:value-type="string">
            <text:p>Ma Huang</text:p>
          </table:table-cell>
          <table:table-cell office:value-type="string">
            <text:p>麻黃</text:p>
          </table:table-cell>
          <table:table-cell office:value-type="string">
            <text:p>ephedra stem</text:p>
          </table:table-cell>
          <table:table-cell office:value-type="string">
            <text:p>Herba Ephedrae</text:p>
          </table:table-cell>
          <table:table-cell table:number-columns-repeated="1018"/>
        </table:table-row>
        <table:table-row table:style-name="ro1">
          <table:table-cell office:value-type="string">
            <text:p>Acrid-Warm Rel Ext</text:p>
          </table:table-cell>
          <table:table-cell office:value-type="string">
            <text:p>Warm Acrid Herbs that Release Exterior</text:p>
          </table:table-cell>
          <table:table-cell office:value-type="string">
            <text:p>Qiang Huo</text:p>
          </table:table-cell>
          <table:table-cell office:value-type="string">
            <text:p>羌活</text:p>
          </table:table-cell>
          <table:table-cell office:value-type="string">
            <text:p>notopterygium root/ chiang-huo</text:p>
          </table:table-cell>
          <table:table-cell office:value-type="string">
            <text:p>Rhizoma et Radix Notopterygii</text:p>
          </table:table-cell>
          <table:table-cell table:number-columns-repeated="1018"/>
        </table:table-row>
        <table:table-row table:style-name="ro1">
          <table:table-cell office:value-type="string">
            <text:p>Acrid-Warm Rel Ext</text:p>
          </table:table-cell>
          <table:table-cell office:value-type="string">
            <text:p>Warm Acrid Herbs that Release Exterior</text:p>
          </table:table-cell>
          <table:table-cell office:value-type="string">
            <text:p>Qing Jiu</text:p>
          </table:table-cell>
          <table:table-cell office:value-type="string">
            <text:p>清酒</text:p>
          </table:table-cell>
          <table:table-cell table:number-columns-repeated="2" office:value-type="string">
            <text:p> </text:p>
          </table:table-cell>
          <table:table-cell table:number-columns-repeated="1018"/>
        </table:table-row>
        <table:table-row table:style-name="ro1">
          <table:table-cell office:value-type="string">
            <text:p>Acrid-Warm Rel Ext</text:p>
          </table:table-cell>
          <table:table-cell office:value-type="string">
            <text:p>Warm Acrid Herbs that Release Exterior</text:p>
          </table:table-cell>
          <table:table-cell office:value-type="string">
            <text:p>Sheng Jiang</text:p>
          </table:table-cell>
          <table:table-cell office:value-type="string">
            <text:p>生薑</text:p>
          </table:table-cell>
          <table:table-cell office:value-type="string">
            <text:p>fresh ginger rhizome</text:p>
          </table:table-cell>
          <table:table-cell office:value-type="string">
            <text:p>Rhizoma Zingiberis Officinalis Recens</text:p>
          </table:table-cell>
          <table:table-cell table:number-columns-repeated="1018"/>
        </table:table-row>
        <table:table-row table:style-name="ro1">
          <table:table-cell office:value-type="string">
            <text:p>Acrid-Warm Rel Ext</text:p>
          </table:table-cell>
          <table:table-cell office:value-type="string">
            <text:p>Warm Acrid Herbs that Release Exterior</text:p>
          </table:table-cell>
          <table:table-cell office:value-type="string">
            <text:p>Wei Jiang</text:p>
          </table:table-cell>
          <table:table-cell office:value-type="string">
            <text:p>煨薑</text:p>
          </table:table-cell>
          <table:table-cell table:number-columns-repeated="2" office:value-type="string">
            <text:p> </text:p>
          </table:table-cell>
          <table:table-cell table:number-columns-repeated="1018"/>
        </table:table-row>
        <table:table-row table:style-name="ro1">
          <table:table-cell office:value-type="string">
            <text:p>Acrid-Warm Rel Ext</text:p>
          </table:table-cell>
          <table:table-cell office:value-type="string">
            <text:p>Warm Acrid Herbs that Release Exterior</text:p>
          </table:table-cell>
          <table:table-cell office:value-type="string">
            <text:p>Xi He Liu</text:p>
          </table:table-cell>
          <table:table-cell office:value-type="string">
            <text:p>西河柳</text:p>
          </table:table-cell>
          <table:table-cell office:value-type="string">
            <text:p>tamarisk stems and leaves</text:p>
          </table:table-cell>
          <table:table-cell office:value-type="string">
            <text:p>Tamaricis Cacumen</text:p>
          </table:table-cell>
          <table:table-cell table:number-columns-repeated="1018"/>
        </table:table-row>
        <table:table-row table:style-name="ro1">
          <table:table-cell office:value-type="string">
            <text:p>Acrid-Warm Rel Ext</text:p>
          </table:table-cell>
          <table:table-cell office:value-type="string">
            <text:p>Warm Acrid Herbs that Release Exterior</text:p>
          </table:table-cell>
          <table:table-cell office:value-type="string">
            <text:p>Xi Xin</text:p>
          </table:table-cell>
          <table:table-cell office:value-type="string">
            <text:p>細辛</text:p>
          </table:table-cell>
          <table:table-cell office:value-type="string">
            <text:p>Chinese wild ginger/ asarum</text:p>
          </table:table-cell>
          <table:table-cell office:value-type="string">
            <text:p>Herba cum Radice Asari</text:p>
          </table:table-cell>
          <table:table-cell table:number-columns-repeated="1018"/>
        </table:table-row>
        <table:table-row table:style-name="ro1">
          <table:table-cell office:value-type="string">
            <text:p>Acrid-Warm Rel Ext</text:p>
          </table:table-cell>
          <table:table-cell office:value-type="string">
            <text:p>Warm Acrid Herbs that Release Exterior</text:p>
          </table:table-cell>
          <table:table-cell office:value-type="string">
            <text:p>Xiang Ru</text:p>
          </table:table-cell>
          <table:table-cell office:value-type="string">
            <text:p>香薷</text:p>
          </table:table-cell>
          <table:table-cell office:value-type="string">
            <text:p>aromatic madder/ elsholtzia/ molsa/ summer ma huang</text:p>
          </table:table-cell>
          <table:table-cell office:value-type="string">
            <text:p>Herba Elsholtziae seu Moslae</text:p>
          </table:table-cell>
          <table:table-cell table:number-columns-repeated="1018"/>
        </table:table-row>
        <table:table-row table:style-name="ro1">
          <table:table-cell office:value-type="string">
            <text:p>Acrid-Warm Rel Ext</text:p>
          </table:table-cell>
          <table:table-cell office:value-type="string">
            <text:p>Warm Acrid Herbs that Release Exterior</text:p>
          </table:table-cell>
          <table:table-cell office:value-type="string">
            <text:p>Xin Yi Hua</text:p>
          </table:table-cell>
          <table:table-cell office:value-type="string">
            <text:p>辛夷花</text:p>
          </table:table-cell>
          <table:table-cell office:value-type="string">
            <text:p>magnolia flower</text:p>
          </table:table-cell>
          <table:table-cell office:value-type="string">
            <text:p>Flos Magnoliae</text:p>
          </table:table-cell>
          <table:table-cell table:number-columns-repeated="1018"/>
        </table:table-row>
        <table:table-row table:style-name="ro1">
          <table:table-cell office:value-type="string">
            <text:p>Acrid-Warm Rel Ext</text:p>
          </table:table-cell>
          <table:table-cell office:value-type="string">
            <text:p>Warm Acrid Herbs that Release Exterior</text:p>
          </table:table-cell>
          <table:table-cell office:value-type="string">
            <text:p>Zi Su Ye</text:p>
          </table:table-cell>
          <table:table-cell office:value-type="string">
            <text:p>紫蘇葉(紫苏叶)</text:p>
          </table:table-cell>
          <table:table-cell office:value-type="string">
            <text:p>perilla leaf</text:p>
          </table:table-cell>
          <table:table-cell office:value-type="string">
            <text:p>Folium Perillae Frutescentis</text:p>
          </table:table-cell>
          <table:table-cell table:number-columns-repeated="1018"/>
        </table:table-row>
        <table:table-row table:style-name="ro1">
          <table:table-cell office:value-type="string">
            <text:p>Acrid-Cool Rel Ext</text:p>
          </table:table-cell>
          <table:table-cell office:value-type="string">
            <text:p>Cool/ Acrid Herbs that Release Exterior </text:p>
          </table:table-cell>
          <table:table-cell office:value-type="string">
            <text:p>Bai Ju Hua</text:p>
          </table:table-cell>
          <table:table-cell office:value-type="string">
            <text:p>白菊花</text:p>
          </table:table-cell>
          <table:table-cell office:value-type="string">
            <text:p>White Chrysanthemum Flower</text:p>
          </table:table-cell>
          <table:table-cell office:value-type="string">
            <text:p>Chrysanthemi Flos</text:p>
          </table:table-cell>
          <table:table-cell table:number-columns-repeated="1018"/>
        </table:table-row>
        <table:table-row table:style-name="ro1">
          <table:table-cell office:value-type="string">
            <text:p>Acrid-Cool Rel Ext</text:p>
          </table:table-cell>
          <table:table-cell office:value-type="string">
            <text:p>Cool/ Acrid Herbs that Release Exterior </text:p>
          </table:table-cell>
          <table:table-cell office:value-type="string">
            <text:p>Bo He</text:p>
          </table:table-cell>
          <table:table-cell office:value-type="string">
            <text:p>薄荷</text:p>
          </table:table-cell>
          <table:table-cell office:value-type="string">
            <text:p>field mint/ mentha</text:p>
          </table:table-cell>
          <table:table-cell office:value-type="string">
            <text:p>Herba Menthae Haplocalycis</text:p>
          </table:table-cell>
          <table:table-cell table:number-columns-repeated="1018"/>
        </table:table-row>
        <table:table-row table:style-name="ro1">
          <table:table-cell office:value-type="string">
            <text:p>Acrid-Cool Rel Ext</text:p>
          </table:table-cell>
          <table:table-cell office:value-type="string">
            <text:p>Cool/ Acrid Herbs that Release Exterior </text:p>
          </table:table-cell>
          <table:table-cell office:value-type="string">
            <text:p>Chai Hu</text:p>
          </table:table-cell>
          <table:table-cell office:value-type="string">
            <text:p>柴胡</text:p>
          </table:table-cell>
          <table:table-cell office:value-type="string">
            <text:p>hare's ear root/ thorowax root/ bupleurum</text:p>
          </table:table-cell>
          <table:table-cell office:value-type="string">
            <text:p>Radix Bupleuri</text:p>
          </table:table-cell>
          <table:table-cell table:number-columns-repeated="1018"/>
        </table:table-row>
        <table:table-row table:style-name="ro1">
          <table:table-cell office:value-type="string">
            <text:p>Acrid-Cool Rel Ext</text:p>
          </table:table-cell>
          <table:table-cell office:value-type="string">
            <text:p>Cool/ Acrid Herbs that Release Exterior </text:p>
          </table:table-cell>
          <table:table-cell office:value-type="string">
            <text:p>Chan Tui</text:p>
          </table:table-cell>
          <table:table-cell office:value-type="string">
            <text:p>蟬蛻</text:p>
          </table:table-cell>
          <table:table-cell office:value-type="string">
            <text:p>cicada molting</text:p>
          </table:table-cell>
          <table:table-cell office:value-type="string">
            <text:p>Periostracum Cicadae</text:p>
          </table:table-cell>
          <table:table-cell table:number-columns-repeated="1018"/>
        </table:table-row>
        <table:table-row table:style-name="ro1">
          <table:table-cell office:value-type="string">
            <text:p>Acrid-Cool Rel Ext</text:p>
          </table:table-cell>
          <table:table-cell office:value-type="string">
            <text:p>Cool/ Acrid Herbs that Release Exterior </text:p>
          </table:table-cell>
          <table:table-cell office:value-type="string">
            <text:p>Da Dou Juan</text:p>
          </table:table-cell>
          <table:table-cell office:value-type="string">
            <text:p>大豆卷</text:p>
          </table:table-cell>
          <table:table-cell office:value-type="string">
            <text:p>young soybean sprout/ dried soybean sprout</text:p>
          </table:table-cell>
          <table:table-cell office:value-type="string">
            <text:p>Sojae Semen germinatum</text:p>
          </table:table-cell>
          <table:table-cell table:number-columns-repeated="1018"/>
        </table:table-row>
        <table:table-row table:style-name="ro1">
          <table:table-cell office:value-type="string">
            <text:p>Acrid-Cool Rel Ext</text:p>
          </table:table-cell>
          <table:table-cell office:value-type="string">
            <text:p>Cool/ Acrid Herbs that Release Exterior </text:p>
          </table:table-cell>
          <table:table-cell office:value-type="string">
            <text:p>Dan Dou Chi</text:p>
          </table:table-cell>
          <table:table-cell office:value-type="string">
            <text:p>淡豆豉</text:p>
          </table:table-cell>
          <table:table-cell office:value-type="string">
            <text:p>prepared soybean</text:p>
          </table:table-cell>
          <table:table-cell office:value-type="string">
            <text:p>Semen Sojae Praeparatae</text:p>
          </table:table-cell>
          <table:table-cell table:number-columns-repeated="1018"/>
        </table:table-row>
        <table:table-row table:style-name="ro1">
          <table:table-cell office:value-type="string">
            <text:p>Acrid-Cool Rel Ext</text:p>
          </table:table-cell>
          <table:table-cell office:value-type="string">
            <text:p>Cool/ Acrid Herbs that Release Exterior </text:p>
          </table:table-cell>
          <table:table-cell office:value-type="string">
            <text:p>Fu Ping</text:p>
          </table:table-cell>
          <table:table-cell office:value-type="string">
            <text:p>浮萍</text:p>
          </table:table-cell>
          <table:table-cell office:value-type="string">
            <text:p>spirodela/ duckwed</text:p>
          </table:table-cell>
          <table:table-cell office:value-type="string">
            <text:p>Spirodelae Herba</text:p>
          </table:table-cell>
          <table:table-cell table:number-columns-repeated="1018"/>
        </table:table-row>
        <table:table-row table:style-name="ro1">
          <table:table-cell office:value-type="string">
            <text:p>Acrid-Cool Rel Ext</text:p>
          </table:table-cell>
          <table:table-cell office:value-type="string">
            <text:p>Cool/ Acrid Herbs that Release Exterior </text:p>
          </table:table-cell>
          <table:table-cell office:value-type="string">
            <text:p>Ge Gen</text:p>
          </table:table-cell>
          <table:table-cell office:value-type="string">
            <text:p>葛根</text:p>
          </table:table-cell>
          <table:table-cell office:value-type="string">
            <text:p>kudzu root/ pueraria</text:p>
          </table:table-cell>
          <table:table-cell office:value-type="string">
            <text:p>Radix Puerariae</text:p>
          </table:table-cell>
          <table:table-cell table:number-columns-repeated="1018"/>
        </table:table-row>
        <table:table-row table:style-name="ro1">
          <table:table-cell office:value-type="string">
            <text:p>Acrid-Cool Rel Ext</text:p>
          </table:table-cell>
          <table:table-cell office:value-type="string">
            <text:p>Cool/ Acrid Herbs that Release Exterior </text:p>
          </table:table-cell>
          <table:table-cell office:value-type="string">
            <text:p>Ju Hua</text:p>
          </table:table-cell>
          <table:table-cell office:value-type="string">
            <text:p>菊花</text:p>
          </table:table-cell>
          <table:table-cell office:value-type="string">
            <text:p>chrysanthemum flower</text:p>
          </table:table-cell>
          <table:table-cell office:value-type="string">
            <text:p>Flos Chrysanthemi Morifolii</text:p>
          </table:table-cell>
          <table:table-cell table:number-columns-repeated="1018"/>
        </table:table-row>
        <table:table-row table:style-name="ro1">
          <table:table-cell office:value-type="string">
            <text:p>Acrid-Cool Rel Ext</text:p>
          </table:table-cell>
          <table:table-cell office:value-type="string">
            <text:p>Cool/ Acrid Herbs that Release Exterior </text:p>
          </table:table-cell>
          <table:table-cell office:value-type="string">
            <text:p>Man Jing Zi</text:p>
          </table:table-cell>
          <table:table-cell office:value-type="string">
            <text:p>蔓荊子</text:p>
          </table:table-cell>
          <table:table-cell office:value-type="string">
            <text:p>vitex fruit/ vitex seed</text:p>
          </table:table-cell>
          <table:table-cell office:value-type="string">
            <text:p>Fructus Viticis</text:p>
          </table:table-cell>
          <table:table-cell table:number-columns-repeated="1018"/>
        </table:table-row>
        <table:table-row table:style-name="ro1">
          <table:table-cell office:value-type="string">
            <text:p>Acrid-Cool Rel Ext</text:p>
          </table:table-cell>
          <table:table-cell office:value-type="string">
            <text:p>Cool/ Acrid Herbs that Release Exterior </text:p>
          </table:table-cell>
          <table:table-cell office:value-type="string">
            <text:p>Mu Zei</text:p>
          </table:table-cell>
          <table:table-cell office:value-type="string">
            <text:p>木賊</text:p>
          </table:table-cell>
          <table:table-cell office:value-type="string">
            <text:p>scouring rush/ shave grass/ equisetum</text:p>
          </table:table-cell>
          <table:table-cell office:value-type="string">
            <text:p>Herba Equiseti Hiemalis</text:p>
          </table:table-cell>
          <table:table-cell table:number-columns-repeated="1018"/>
        </table:table-row>
        <table:table-row table:style-name="ro1">
          <table:table-cell office:value-type="string">
            <text:p>Acrid-Cool Rel Ext</text:p>
          </table:table-cell>
          <table:table-cell office:value-type="string">
            <text:p>Cool/ Acrid Herbs that Release Exterior </text:p>
          </table:table-cell>
          <table:table-cell office:value-type="string">
            <text:p>Niu Bang Zi</text:p>
          </table:table-cell>
          <table:table-cell office:value-type="string">
            <text:p>牛蒡子</text:p>
          </table:table-cell>
          <table:table-cell office:value-type="string">
            <text:p>great burdock fruit/ arctium</text:p>
          </table:table-cell>
          <table:table-cell office:value-type="string">
            <text:p>Fructus Arctii Lappae</text:p>
          </table:table-cell>
          <table:table-cell table:number-columns-repeated="1018"/>
        </table:table-row>
        <table:table-row table:style-name="ro1">
          <table:table-cell office:value-type="string">
            <text:p>Acrid-Cool Rel Ext</text:p>
          </table:table-cell>
          <table:table-cell office:value-type="string">
            <text:p>Cool/ Acrid Herbs that Release Exterior </text:p>
          </table:table-cell>
          <table:table-cell office:value-type="string">
            <text:p>Sang Ye</text:p>
          </table:table-cell>
          <table:table-cell office:value-type="string">
            <text:p>桑葉</text:p>
          </table:table-cell>
          <table:table-cell office:value-type="string">
            <text:p>white mulberry leaf</text:p>
          </table:table-cell>
          <table:table-cell office:value-type="string">
            <text:p>Folium Mori Albae</text:p>
          </table:table-cell>
          <table:table-cell table:number-columns-repeated="1018"/>
        </table:table-row>
        <table:table-row table:style-name="ro1">
          <table:table-cell office:value-type="string">
            <text:p>Acrid-Cool Rel Ext</text:p>
          </table:table-cell>
          <table:table-cell office:value-type="string">
            <text:p>Cool/ Acrid Herbs that Release Exterior </text:p>
          </table:table-cell>
          <table:table-cell office:value-type="string">
            <text:p>Sheng Ma</text:p>
          </table:table-cell>
          <table:table-cell office:value-type="string">
            <text:p>升麻</text:p>
          </table:table-cell>
          <table:table-cell office:value-type="string">
            <text:p>bugbane rhizome/ cimicifuga/ black cohosh rhizome</text:p>
          </table:table-cell>
          <table:table-cell office:value-type="string">
            <text:p>Rhizoma Cimicifugae</text:p>
          </table:table-cell>
          <table:table-cell table:number-columns-repeated="1018"/>
        </table:table-row>
        <table:table-row table:style-name="ro1">
          <table:table-cell office:value-type="string">
            <text:p>Tx Food Stag</text:p>
          </table:table-cell>
          <table:table-cell office:value-type="string">
            <text:p>Relieve Food Stagnation</text:p>
          </table:table-cell>
          <table:table-cell office:value-type="string">
            <text:p>Dao Ya</text:p>
          </table:table-cell>
          <table:table-cell office:value-type="string">
            <text:p>稻芽</text:p>
          </table:table-cell>
          <table:table-cell office:value-type="string">
            <text:p>rice sprouts</text:p>
          </table:table-cell>
          <table:table-cell office:value-type="string">
            <text:p>Oryzae Fructus germinatus</text:p>
          </table:table-cell>
          <table:table-cell table:number-columns-repeated="1018"/>
        </table:table-row>
        <table:table-row table:style-name="ro1">
          <table:table-cell office:value-type="string">
            <text:p>Tx Food Stag</text:p>
          </table:table-cell>
          <table:table-cell office:value-type="string">
            <text:p>Relieve Food Stagnation</text:p>
          </table:table-cell>
          <table:table-cell office:value-type="string">
            <text:p>Gu Ya</text:p>
          </table:table-cell>
          <table:table-cell office:value-type="string">
            <text:p>榖芽</text:p>
          </table:table-cell>
          <table:table-cell office:value-type="string">
            <text:p>grain sprouts</text:p>
          </table:table-cell>
          <table:table-cell office:value-type="string">
            <text:p>Setariae (Oryzae) Fructus germinatus</text:p>
          </table:table-cell>
          <table:table-cell table:number-columns-repeated="1018"/>
        </table:table-row>
        <table:table-row table:style-name="ro1">
          <table:table-cell office:value-type="string">
            <text:p>Tx Food Stag</text:p>
          </table:table-cell>
          <table:table-cell office:value-type="string">
            <text:p>Relieve Food Stagnation</text:p>
          </table:table-cell>
          <table:table-cell office:value-type="string">
            <text:p>Ji Nei Jin</text:p>
          </table:table-cell>
          <table:table-cell office:value-type="string">
            <text:p>鷄内金</text:p>
          </table:table-cell>
          <table:table-cell office:value-type="string">
            <text:p>gizzard lining</text:p>
          </table:table-cell>
          <table:table-cell office:value-type="string">
            <text:p>Gigeriae galli Endothelium corneum</text:p>
          </table:table-cell>
          <table:table-cell table:number-columns-repeated="1018"/>
        </table:table-row>
        <table:table-row table:style-name="ro1">
          <table:table-cell office:value-type="string">
            <text:p>Tx Food Stag</text:p>
          </table:table-cell>
          <table:table-cell office:value-type="string">
            <text:p>Relieve Food Stagnation</text:p>
          </table:table-cell>
          <table:table-cell office:value-type="string">
            <text:p>Lai Fu Zi</text:p>
          </table:table-cell>
          <table:table-cell office:value-type="string">
            <text:p>萊菔子</text:p>
          </table:table-cell>
          <table:table-cell office:value-type="string">
            <text:p>radish seed/ raphanus</text:p>
          </table:table-cell>
          <table:table-cell office:value-type="string">
            <text:p>Raphani Semen</text:p>
          </table:table-cell>
          <table:table-cell table:number-columns-repeated="1018"/>
        </table:table-row>
        <table:table-row table:style-name="ro1">
          <table:table-cell office:value-type="string">
            <text:p>Tx Food Stag</text:p>
          </table:table-cell>
          <table:table-cell office:value-type="string">
            <text:p>Relieve Food Stagnation</text:p>
          </table:table-cell>
          <table:table-cell office:value-type="string">
            <text:p>Mai Ya</text:p>
          </table:table-cell>
          <table:table-cell office:value-type="string">
            <text:p>麥芽</text:p>
          </table:table-cell>
          <table:table-cell office:value-type="string">
            <text:p>barley sprout/ malt</text:p>
          </table:table-cell>
          <table:table-cell office:value-type="string">
            <text:p>Hordei Fructus germinatus</text:p>
          </table:table-cell>
          <table:table-cell table:number-columns-repeated="1018"/>
        </table:table-row>
        <table:table-row table:style-name="ro1">
          <table:table-cell office:value-type="string">
            <text:p>Tx Food Stag</text:p>
          </table:table-cell>
          <table:table-cell office:value-type="string">
            <text:p>Relieve Food Stagnation</text:p>
          </table:table-cell>
          <table:table-cell office:value-type="string">
            <text:p>Shan Zha</text:p>
          </table:table-cell>
          <table:table-cell office:value-type="string">
            <text:p>山楂</text:p>
          </table:table-cell>
          <table:table-cell office:value-type="string">
            <text:p>crataegus fruit/ hawthorn fruit</text:p>
          </table:table-cell>
          <table:table-cell office:value-type="string">
            <text:p>Crataegi Fructus</text:p>
          </table:table-cell>
          <table:table-cell table:number-columns-repeated="1018"/>
        </table:table-row>
        <table:table-row table:style-name="ro1">
          <table:table-cell office:value-type="string">
            <text:p>Tx Food Stag</text:p>
          </table:table-cell>
          <table:table-cell office:value-type="string">
            <text:p>Relieve Food Stagnation</text:p>
          </table:table-cell>
          <table:table-cell office:value-type="string">
            <text:p>Shen Qu</text:p>
          </table:table-cell>
          <table:table-cell office:value-type="string">
            <text:p>神麴</text:p>
          </table:table-cell>
          <table:table-cell office:value-type="string">
            <text:p>medicated leaven</text:p>
          </table:table-cell>
          <table:table-cell office:value-type="string">
            <text:p>Massa medicata fermentata</text:p>
          </table:table-cell>
          <table:table-cell table:number-columns-repeated="1018"/>
        </table:table-row>
        <table:table-row table:style-name="ro1">
          <table:table-cell office:value-type="string">
            <text:p>Tx Food Stag</text:p>
          </table:table-cell>
          <table:table-cell office:value-type="string">
            <text:p>Relieve Food Stagnation</text:p>
          </table:table-cell>
          <table:table-cell office:value-type="string">
            <text:p>Su Ya</text:p>
          </table:table-cell>
          <table:table-cell office:value-type="string">
            <text:p>粟芽</text:p>
          </table:table-cell>
          <table:table-cell office:value-type="string">
            <text:p>millet sprouts</text:p>
          </table:table-cell>
          <table:table-cell office:value-type="string">
            <text:p>Setariae Fructus germinatus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Yin</text:p>
          </table:table-cell>
          <table:table-cell office:value-type="string">
            <text:p>Bai He</text:p>
          </table:table-cell>
          <table:table-cell office:value-type="string">
            <text:p>百合</text:p>
          </table:table-cell>
          <table:table-cell office:value-type="string">
            <text:p>lily bulb</text:p>
          </table:table-cell>
          <table:table-cell office:value-type="string">
            <text:p>Lilii Bulbus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Yin</text:p>
          </table:table-cell>
          <table:table-cell office:value-type="string">
            <text:p>bei sha shen</text:p>
          </table:table-cell>
          <table:table-cell office:value-type="string">
            <text:p>北沙參</text:p>
          </table:table-cell>
          <table:table-cell office:value-type="string">
            <text:p>glehnia root</text:p>
          </table:table-cell>
          <table:table-cell office:value-type="string">
            <text:p>Glehniae Radix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Yin</text:p>
          </table:table-cell>
          <table:table-cell office:value-type="string">
            <text:p>Bie Jia</text:p>
          </table:table-cell>
          <table:table-cell office:value-type="string">
            <text:p>鱉甲</text:p>
          </table:table-cell>
          <table:table-cell office:value-type="string">
            <text:p>Chinese soft-shelled turtle shell (dorsal aspect)</text:p>
          </table:table-cell>
          <table:table-cell office:value-type="string">
            <text:p>Trionycis Carapax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Yin</text:p>
          </table:table-cell>
          <table:table-cell office:value-type="string">
            <text:p>Chu Shi Zi</text:p>
          </table:table-cell>
          <table:table-cell office:value-type="string">
            <text:p>禇實子</text:p>
          </table:table-cell>
          <table:table-cell office:value-type="string">
            <text:p>paper mulberry fruit</text:p>
          </table:table-cell>
          <table:table-cell office:value-type="string">
            <text:p>Broussonetiae Fructus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Yin</text:p>
          </table:table-cell>
          <table:table-cell office:value-type="string">
            <text:p>Gui Ban</text:p>
          </table:table-cell>
          <table:table-cell office:value-type="string">
            <text:p>龜板</text:p>
          </table:table-cell>
          <table:table-cell office:value-type="string">
            <text:p>fresh-water turtle plastron/ testudinis/ tortise plastron</text:p>
          </table:table-cell>
          <table:table-cell office:value-type="string">
            <text:p>Testudinis Plastrum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Yin</text:p>
          </table:table-cell>
          <table:table-cell office:value-type="string">
            <text:p>Han Lian Cao</text:p>
          </table:table-cell>
          <table:table-cell office:value-type="string">
            <text:p>旱蓮草</text:p>
          </table:table-cell>
          <table:table-cell office:value-type="string">
            <text:p>eclipta</text:p>
          </table:table-cell>
          <table:table-cell office:value-type="string">
            <text:p>Herba Ecliptae Prostratae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Yin</text:p>
          </table:table-cell>
          <table:table-cell office:value-type="string">
            <text:p>Hei Zhi Ma</text:p>
          </table:table-cell>
          <table:table-cell office:value-type="string">
            <text:p>黑芝麻</text:p>
          </table:table-cell>
          <table:table-cell office:value-type="string">
            <text:p>black sesame seeds</text:p>
          </table:table-cell>
          <table:table-cell office:value-type="string">
            <text:p>Sesami Semen nigrum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Yin</text:p>
          </table:table-cell>
          <table:table-cell office:value-type="string">
            <text:p>Mai Men Dong</text:p>
          </table:table-cell>
          <table:table-cell office:value-type="string">
            <text:p>麥門冬</text:p>
          </table:table-cell>
          <table:table-cell office:value-type="string">
            <text:p>ophiopogon tuber</text:p>
          </table:table-cell>
          <table:table-cell office:value-type="string">
            <text:p>Ophiopogonis Radix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Yin</text:p>
          </table:table-cell>
          <table:table-cell office:value-type="string">
            <text:p>Mo Han Lian</text:p>
          </table:table-cell>
          <table:table-cell office:value-type="string">
            <text:p>墨旱蓮</text:p>
          </table:table-cell>
          <table:table-cell office:value-type="string">
            <text:p>eclipta</text:p>
          </table:table-cell>
          <table:table-cell office:value-type="string">
            <text:p>Ecliptae Herb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Yin</text:p>
          </table:table-cell>
          <table:table-cell office:value-type="string">
            <text:p>Nan Sha Shen</text:p>
          </table:table-cell>
          <table:table-cell office:value-type="string">
            <text:p>南沙參</text:p>
          </table:table-cell>
          <table:table-cell office:value-type="string">
            <text:p>adenophora root</text:p>
          </table:table-cell>
          <table:table-cell office:value-type="string">
            <text:p>Adenophorae Radix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Yin</text:p>
          </table:table-cell>
          <table:table-cell office:value-type="string">
            <text:p>Nu Zhen Zi</text:p>
          </table:table-cell>
          <table:table-cell office:value-type="string">
            <text:p>女貞子</text:p>
          </table:table-cell>
          <table:table-cell office:value-type="string">
            <text:p>privet fruit; ligustrum</text:p>
          </table:table-cell>
          <table:table-cell office:value-type="string">
            <text:p>Ligustri lucidi Fructus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Yin</text:p>
          </table:table-cell>
          <table:table-cell office:value-type="string">
            <text:p>Sha Shen</text:p>
          </table:table-cell>
          <table:table-cell office:value-type="string">
            <text:p>沙參</text:p>
          </table:table-cell>
          <table:table-cell office:value-type="string">
            <text:p>glehnia root</text:p>
          </table:table-cell>
          <table:table-cell office:value-type="string">
            <text:p>Radix Glehniae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Yin</text:p>
          </table:table-cell>
          <table:table-cell office:value-type="string">
            <text:p>Shi Hu</text:p>
          </table:table-cell>
          <table:table-cell office:value-type="string">
            <text:p>石斛</text:p>
          </table:table-cell>
          <table:table-cell office:value-type="string">
            <text:p>dendrobium</text:p>
          </table:table-cell>
          <table:table-cell office:value-type="string">
            <text:p>Dendrobii Herb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Yin</text:p>
          </table:table-cell>
          <table:table-cell office:value-type="string">
            <text:p>Su Jiu Gui Ban</text:p>
          </table:table-cell>
          <table:table-cell office:value-type="string">
            <text:p> </text:p>
          </table:table-cell>
          <table:table-cell office:value-type="string">
            <text:p>deep fried plastrum testudinis</text:p>
          </table:table-cell>
          <table:table-cell office:value-type="string">
            <text:p>Testudinis Plastrum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Yin</text:p>
          </table:table-cell>
          <table:table-cell office:value-type="string">
            <text:p>Su Zhi Gui Ban</text:p>
          </table:table-cell>
          <table:table-cell office:value-type="string">
            <text:p> </text:p>
          </table:table-cell>
          <table:table-cell office:value-type="string">
            <text:p>Deep Fried Vinegar Turtle Plastron</text:p>
          </table:table-cell>
          <table:table-cell office:value-type="string">
            <text:p> 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Yin</text:p>
          </table:table-cell>
          <table:table-cell office:value-type="string">
            <text:p>Tian Men Dong</text:p>
          </table:table-cell>
          <table:table-cell office:value-type="string">
            <text:p>天門冬</text:p>
          </table:table-cell>
          <table:table-cell office:value-type="string">
            <text:p>asparagus tuber</text:p>
          </table:table-cell>
          <table:table-cell office:value-type="string">
            <text:p>Asparagi Radix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Yin</text:p>
          </table:table-cell>
          <table:table-cell office:value-type="string">
            <text:p>Xi Yang Shen</text:p>
          </table:table-cell>
          <table:table-cell office:value-type="string">
            <text:p>西洋参</text:p>
          </table:table-cell>
          <table:table-cell office:value-type="string">
            <text:p>American ginseng root</text:p>
          </table:table-cell>
          <table:table-cell office:value-type="string">
            <text:p>Panacis quinquifolii Radix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Yin</text:p>
          </table:table-cell>
          <table:table-cell office:value-type="string">
            <text:p>Yin Er</text:p>
          </table:table-cell>
          <table:table-cell office:value-type="string">
            <text:p> </text:p>
          </table:table-cell>
          <table:table-cell office:value-type="string">
            <text:p>tremella fruiting body/ wood ear</text:p>
          </table:table-cell>
          <table:table-cell office:value-type="string">
            <text:p>Tremell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Yin</text:p>
          </table:table-cell>
          <table:table-cell office:value-type="string">
            <text:p>Yu Zhu</text:p>
          </table:table-cell>
          <table:table-cell office:value-type="string">
            <text:p>玉竹</text:p>
          </table:table-cell>
          <table:table-cell office:value-type="string">
            <text:p>scented Solomon's seal rhizome/ polygonatum</text:p>
          </table:table-cell>
          <table:table-cell office:value-type="string">
            <text:p>Polygonati odorati Rhizom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Blood</text:p>
          </table:table-cell>
          <table:table-cell office:value-type="string">
            <text:p>Bai Shao</text:p>
          </table:table-cell>
          <table:table-cell office:value-type="string">
            <text:p>白芍</text:p>
          </table:table-cell>
          <table:table-cell office:value-type="string">
            <text:p>white peony root/ peony</text:p>
          </table:table-cell>
          <table:table-cell office:value-type="string">
            <text:p>Paeoniae Radix alb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Blood</text:p>
          </table:table-cell>
          <table:table-cell office:value-type="string">
            <text:p>Dang Gui</text:p>
          </table:table-cell>
          <table:table-cell office:value-type="string">
            <text:p>當歸</text:p>
          </table:table-cell>
          <table:table-cell office:value-type="string">
            <text:p>tangkuei/ Chinese angelica root</text:p>
          </table:table-cell>
          <table:table-cell office:value-type="string">
            <text:p>Radix Angelicae Sinensis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Blood</text:p>
          </table:table-cell>
          <table:table-cell office:value-type="string">
            <text:p>E Jiao</text:p>
          </table:table-cell>
          <table:table-cell office:value-type="string">
            <text:p>阿膠</text:p>
          </table:table-cell>
          <table:table-cell office:value-type="string">
            <text:p>ass-hide glue/ donkey-hide gelatin/ gelatin</text:p>
          </table:table-cell>
          <table:table-cell office:value-type="string">
            <text:p>Asini Corii Coll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Blood</text:p>
          </table:table-cell>
          <table:table-cell office:value-type="string">
            <text:p>Gou Qi Zi</text:p>
          </table:table-cell>
          <table:table-cell office:value-type="string">
            <text:p>枸杞子</text:p>
          </table:table-cell>
          <table:table-cell office:value-type="string">
            <text:p>lycium fruit/ Chinese wolfberry/ matrimony vine fruit/ goji berry</text:p>
          </table:table-cell>
          <table:table-cell office:value-type="string">
            <text:p>Lycii Fructus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Blood</text:p>
          </table:table-cell>
          <table:table-cell office:value-type="string">
            <text:p>He Shou Wu</text:p>
          </table:table-cell>
          <table:table-cell office:value-type="string">
            <text:p>何首烏</text:p>
          </table:table-cell>
          <table:table-cell office:value-type="string">
            <text:p>fleeceflower root/ floweryknotweed root</text:p>
          </table:table-cell>
          <table:table-cell office:value-type="string">
            <text:p>Radix Polygoni Multiflori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Blood</text:p>
          </table:table-cell>
          <table:table-cell office:value-type="string">
            <text:p>Long Yan Rou</text:p>
          </table:table-cell>
          <table:table-cell office:value-type="string">
            <text:p>龍眼肉</text:p>
          </table:table-cell>
          <table:table-cell office:value-type="string">
            <text:p>flesh of the longan fruit/ longan</text:p>
          </table:table-cell>
          <table:table-cell office:value-type="string">
            <text:p>Longan Arillus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Blood</text:p>
          </table:table-cell>
          <table:table-cell office:value-type="string">
            <text:p>Sang Shen</text:p>
          </table:table-cell>
          <table:table-cell office:value-type="string">
            <text:p>桑椹</text:p>
          </table:table-cell>
          <table:table-cell office:value-type="string">
            <text:p>mullberry/ morus fruit</text:p>
          </table:table-cell>
          <table:table-cell office:value-type="string">
            <text:p>Mori Fructus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Blood</text:p>
          </table:table-cell>
          <table:table-cell office:value-type="string">
            <text:p>sheng he shou wu</text:p>
          </table:table-cell>
          <table:table-cell office:value-type="string">
            <text:p> </text:p>
          </table:table-cell>
          <table:table-cell office:value-type="string">
            <text:p>fleeceflower root/ flowery knotweed root</text:p>
          </table:table-cell>
          <table:table-cell office:value-type="string">
            <text:p>Polygoni multiflori Radix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Blood</text:p>
          </table:table-cell>
          <table:table-cell office:value-type="string">
            <text:p>Shu Di Huang</text:p>
          </table:table-cell>
          <table:table-cell office:value-type="string">
            <text:p>熟地黄</text:p>
          </table:table-cell>
          <table:table-cell office:value-type="string">
            <text:p>cooked rehmannia root/ prepared Chinese foxglove root</text:p>
          </table:table-cell>
          <table:table-cell office:value-type="string">
            <text:p>Rehmanniae Radix preparat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Nourish Blood</text:p>
          </table:table-cell>
          <table:table-cell office:value-type="string">
            <text:p>zhi he shou wu</text:p>
          </table:table-cell>
          <table:table-cell office:value-type="string">
            <text:p> </text:p>
          </table:table-cell>
          <table:table-cell office:value-type="string">
            <text:p>processed fleeceflower root/ processed flowery knotweed root</text:p>
          </table:table-cell>
          <table:table-cell office:value-type="string">
            <text:p>Polygonia multiflori Radix preparat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ugment Qi</text:p>
          </table:table-cell>
          <table:table-cell office:value-type="string">
            <text:p>Bai Zhu</text:p>
          </table:table-cell>
          <table:table-cell office:value-type="string">
            <text:p>白术</text:p>
          </table:table-cell>
          <table:table-cell office:value-type="string">
            <text:p>(white) atratylodes rhizome/ ovate atractylodes/ angelica root</text:p>
          </table:table-cell>
          <table:table-cell office:value-type="string">
            <text:p>Radix Atractylodes Macrocephalae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ugment Qi</text:p>
          </table:table-cell>
          <table:table-cell office:value-type="string">
            <text:p>Chuan Mu Xiang</text:p>
          </table:table-cell>
          <table:table-cell office:value-type="string">
            <text:p>川木香</text:p>
          </table:table-cell>
          <table:table-cell office:value-type="string">
            <text:p>dolomiaea root/ common vladimiria root</text:p>
          </table:table-cell>
          <table:table-cell office:value-type="string">
            <text:p>Dolomiaeae Radix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ugment Qi</text:p>
          </table:table-cell>
          <table:table-cell office:value-type="string">
            <text:p>Ci Wu Jia</text:p>
          </table:table-cell>
          <table:table-cell office:value-type="string">
            <text:p>刺五加</text:p>
          </table:table-cell>
          <table:table-cell office:value-type="string">
            <text:p>Siberian ginseng/ eleutherococcus ginseng/ eleutero/ spiny acanthopanax</text:p>
          </table:table-cell>
          <table:table-cell office:value-type="string">
            <text:p>Eleutherococci senticosi Radix et Caulis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ugment Qi</text:p>
          </table:table-cell>
          <table:table-cell office:value-type="string">
            <text:p>Da Zao</text:p>
          </table:table-cell>
          <table:table-cell office:value-type="string">
            <text:p>大棗</text:p>
          </table:table-cell>
          <table:table-cell office:value-type="string">
            <text:p>jujube/ Chinese date</text:p>
          </table:table-cell>
          <table:table-cell office:value-type="string">
            <text:p>Jujubae Fructus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ugment Qi</text:p>
          </table:table-cell>
          <table:table-cell office:value-type="string">
            <text:p>Dang Shen</text:p>
          </table:table-cell>
          <table:table-cell office:value-type="string">
            <text:p>黨蔘</text:p>
          </table:table-cell>
          <table:table-cell office:value-type="string">
            <text:p>codonopsis root</text:p>
          </table:table-cell>
          <table:table-cell office:value-type="string">
            <text:p>Codonopsis Radix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ugment Qi</text:p>
          </table:table-cell>
          <table:table-cell office:value-type="string">
            <text:p>Dao Dou</text:p>
          </table:table-cell>
          <table:table-cell office:value-type="string">
            <text:p>刀豆</text:p>
          </table:table-cell>
          <table:table-cell office:value-type="string">
            <text:p>sword bean</text:p>
          </table:table-cell>
          <table:table-cell office:value-type="string">
            <text:p>Canavaliae Semen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ugment Qi</text:p>
          </table:table-cell>
          <table:table-cell office:value-type="string">
            <text:p>Feng Mi</text:p>
          </table:table-cell>
          <table:table-cell office:value-type="string">
            <text:p>蜂蜜</text:p>
          </table:table-cell>
          <table:table-cell office:value-type="string">
            <text:p>Honey</text:p>
          </table:table-cell>
          <table:table-cell office:value-type="string">
            <text:p>Mel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ugment Qi</text:p>
          </table:table-cell>
          <table:table-cell office:value-type="string">
            <text:p>Gan Cao</text:p>
          </table:table-cell>
          <table:table-cell office:value-type="string">
            <text:p>甘草</text:p>
          </table:table-cell>
          <table:table-cell office:value-type="string">
            <text:p>licorice root</text:p>
          </table:table-cell>
          <table:table-cell office:value-type="string">
            <text:p>Radix Glycyrrhizae; Glycyrrhizae Radix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ugment Qi</text:p>
          </table:table-cell>
          <table:table-cell office:value-type="string">
            <text:p>Geng Mi</text:p>
          </table:table-cell>
          <table:table-cell office:value-type="string">
            <text:p>粳米</text:p>
          </table:table-cell>
          <table:table-cell office:value-type="string">
            <text:p>hulled or husked/ uncooked non-glutinous rice</text:p>
          </table:table-cell>
          <table:table-cell office:value-type="string">
            <text:p>Semen Oryzae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ugment Qi</text:p>
          </table:table-cell>
          <table:table-cell office:value-type="string">
            <text:p>Huang Jing</text:p>
          </table:table-cell>
          <table:table-cell office:value-type="string">
            <text:p>黃精</text:p>
          </table:table-cell>
          <table:table-cell office:value-type="string">
            <text:p>polygonatum rhizome/ Siberian Solomon s seal/ polygonati</text:p>
          </table:table-cell>
          <table:table-cell office:value-type="string">
            <text:p>Polygonati Rhizom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ugment Qi</text:p>
          </table:table-cell>
          <table:table-cell office:value-type="string">
            <text:p>Huang Qi</text:p>
          </table:table-cell>
          <table:table-cell office:value-type="string">
            <text:p>黃耆</text:p>
          </table:table-cell>
          <table:table-cell office:value-type="string">
            <text:p>astragalus root/ milk-vetch root/ milkvetch root</text:p>
          </table:table-cell>
          <table:table-cell office:value-type="string">
            <text:p>Astragali Radix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ugment Qi</text:p>
          </table:table-cell>
          <table:table-cell office:value-type="string">
            <text:p>Jiu Xiang Chong</text:p>
          </table:table-cell>
          <table:table-cell office:value-type="string">
            <text:p>九香蟲</text:p>
          </table:table-cell>
          <table:table-cell office:value-type="string">
            <text:p>stinkbug</text:p>
          </table:table-cell>
          <table:table-cell office:value-type="string">
            <text:p>Aspongopus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ugment Qi</text:p>
          </table:table-cell>
          <table:table-cell office:value-type="string">
            <text:p>Mei Gui Hua</text:p>
          </table:table-cell>
          <table:table-cell office:value-type="string">
            <text:p>玫瑰花</text:p>
          </table:table-cell>
          <table:table-cell office:value-type="string">
            <text:p>rosebud/ bud of Chinese rose</text:p>
          </table:table-cell>
          <table:table-cell office:value-type="string">
            <text:p>Rosae rugosae Flos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ugment Qi</text:p>
          </table:table-cell>
          <table:table-cell office:value-type="string">
            <text:p>Ren Shen</text:p>
          </table:table-cell>
          <table:table-cell office:value-type="string">
            <text:p>人蔘</text:p>
          </table:table-cell>
          <table:table-cell office:value-type="string">
            <text:p>ginseng root</text:p>
          </table:table-cell>
          <table:table-cell office:value-type="string">
            <text:p>Ginseng Radix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ugment Qi</text:p>
          </table:table-cell>
          <table:table-cell office:value-type="string">
            <text:p>sha ji</text:p>
          </table:table-cell>
          <table:table-cell office:value-type="string">
            <text:p> </text:p>
          </table:table-cell>
          <table:table-cell office:value-type="string">
            <text:p>swallow thorn/ sea buckthorn fruit</text:p>
          </table:table-cell>
          <table:table-cell office:value-type="string">
            <text:p>Hippophae Fructus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ugment Qi</text:p>
          </table:table-cell>
          <table:table-cell office:value-type="string">
            <text:p>Shan Yao</text:p>
          </table:table-cell>
          <table:table-cell office:value-type="string">
            <text:p>山藥</text:p>
          </table:table-cell>
          <table:table-cell office:value-type="string">
            <text:p>dioscorea rhizome/ Chinese yam</text:p>
          </table:table-cell>
          <table:table-cell office:value-type="string">
            <text:p>Dioscoreae Rhizom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ugment Qi</text:p>
          </table:table-cell>
          <table:table-cell office:value-type="string">
            <text:p>Suo Luo Zi</text:p>
          </table:table-cell>
          <table:table-cell office:value-type="string">
            <text:p>索羅子</text:p>
          </table:table-cell>
          <table:table-cell office:value-type="string">
            <text:p>horse chestnut</text:p>
          </table:table-cell>
          <table:table-cell office:value-type="string">
            <text:p>Aesculi Semen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ugment Qi</text:p>
          </table:table-cell>
          <table:table-cell office:value-type="string">
            <text:p>Tai Zi Shen</text:p>
          </table:table-cell>
          <table:table-cell office:value-type="string">
            <text:p>太子蔘</text:p>
          </table:table-cell>
          <table:table-cell office:value-type="string">
            <text:p>pseudostellaria root</text:p>
          </table:table-cell>
          <table:table-cell office:value-type="string">
            <text:p>Pseudostellariae Radix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ugment Qi</text:p>
          </table:table-cell>
          <table:table-cell office:value-type="string">
            <text:p>Tu Mu Xiang</text:p>
          </table:table-cell>
          <table:table-cell office:value-type="string">
            <text:p>土木香</text:p>
          </table:table-cell>
          <table:table-cell office:value-type="string">
            <text:p>inula root</text:p>
          </table:table-cell>
          <table:table-cell office:value-type="string">
            <text:p>Inulae Radix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ugment Qi</text:p>
          </table:table-cell>
          <table:table-cell office:value-type="string">
            <text:p>Yi Tang</text:p>
          </table:table-cell>
          <table:table-cell office:value-type="string">
            <text:p>飴糖</text:p>
          </table:table-cell>
          <table:table-cell office:value-type="string">
            <text:p>malt sugar/ maltose</text:p>
          </table:table-cell>
          <table:table-cell office:value-type="string">
            <text:p>Maltosum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ugment Qi</text:p>
          </table:table-cell>
          <table:table-cell office:value-type="string">
            <text:p>Zhi Gan Cao</text:p>
          </table:table-cell>
          <table:table-cell office:value-type="string">
            <text:p>炙甘草</text:p>
          </table:table-cell>
          <table:table-cell office:value-type="string">
            <text:p>Honey Prepared Licorice</text:p>
          </table:table-cell>
          <table:table-cell office:value-type="string">
            <text:p> 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ugment Qi</text:p>
          </table:table-cell>
          <table:table-cell office:value-type="string">
            <text:p>Zi Su Geng</text:p>
          </table:table-cell>
          <table:table-cell office:value-type="string">
            <text:p>紫蘇梗(紫苏梗)</text:p>
          </table:table-cell>
          <table:table-cell office:value-type="string">
            <text:p>perilla stem</text:p>
          </table:table-cell>
          <table:table-cell office:value-type="string">
            <text:p>Perillae Caulis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Ba Ji Tian</text:p>
          </table:table-cell>
          <table:table-cell office:value-type="string">
            <text:p>巴戟天</text:p>
          </table:table-cell>
          <table:table-cell office:value-type="string">
            <text:p>Morinda root</text:p>
          </table:table-cell>
          <table:table-cell office:value-type="string">
            <text:p>Morindae Officinalis Radix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Bu Gu Zhi</text:p>
          </table:table-cell>
          <table:table-cell office:value-type="string">
            <text:p>補骨脂</text:p>
          </table:table-cell>
          <table:table-cell office:value-type="string">
            <text:p>psoralea fruit</text:p>
          </table:table-cell>
          <table:table-cell office:value-type="string">
            <text:p>Psoraliae Fructus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Dong Chong Xia Cao</text:p>
          </table:table-cell>
          <table:table-cell office:value-type="string">
            <text:p>冬蟲夏草</text:p>
          </table:table-cell>
          <table:table-cell office:value-type="string">
            <text:p>cordyceps/ Chinese caterpillar fungus</text:p>
          </table:table-cell>
          <table:table-cell office:value-type="string">
            <text:p>Cordyceps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Du Zhong</text:p>
          </table:table-cell>
          <table:table-cell office:value-type="string">
            <text:p>杜仲</text:p>
          </table:table-cell>
          <table:table-cell office:value-type="string">
            <text:p>eucommia bark</text:p>
          </table:table-cell>
          <table:table-cell office:value-type="string">
            <text:p>Eucommiae Cortex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Ge Jie</text:p>
          </table:table-cell>
          <table:table-cell office:value-type="string">
            <text:p>蛤蚧</text:p>
          </table:table-cell>
          <table:table-cell office:value-type="string">
            <text:p>gecko</text:p>
          </table:table-cell>
          <table:table-cell office:value-type="string">
            <text:p>Gecko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Gou Ji</text:p>
          </table:table-cell>
          <table:table-cell office:value-type="string">
            <text:p>狗脊</text:p>
          </table:table-cell>
          <table:table-cell office:value-type="string">
            <text:p>chain fern/ cibotium rhizome</text:p>
          </table:table-cell>
          <table:table-cell office:value-type="string">
            <text:p>Cibotii Rhizoma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Gu Sui Bu</text:p>
          </table:table-cell>
          <table:table-cell office:value-type="string">
            <text:p>骨碎補</text:p>
          </table:table-cell>
          <table:table-cell office:value-type="string">
            <text:p>drynaria rhizome</text:p>
          </table:table-cell>
          <table:table-cell office:value-type="string">
            <text:p>Drynariae Rhizoma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Hai Gou Shen</text:p>
          </table:table-cell>
          <table:table-cell office:value-type="string">
            <text:p>海狗腎</text:p>
          </table:table-cell>
          <table:table-cell office:value-type="string">
            <text:p>male seal sex organs</text:p>
          </table:table-cell>
          <table:table-cell office:value-type="string">
            <text:p>Callorhini Testes et Penis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Hai Ma</text:p>
          </table:table-cell>
          <table:table-cell office:value-type="string">
            <text:p>海馬</text:p>
          </table:table-cell>
          <table:table-cell office:value-type="string">
            <text:p>sea horse</text:p>
          </table:table-cell>
          <table:table-cell office:value-type="string">
            <text:p>Hippocampus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Hai Shen</text:p>
          </table:table-cell>
          <table:table-cell office:value-type="string">
            <text:p>海參</text:p>
          </table:table-cell>
          <table:table-cell office:value-type="string">
            <text:p>sea cucumber/ sea slug/ trepang</text:p>
          </table:table-cell>
          <table:table-cell office:value-type="string">
            <text:p>Stichopus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Hu Lu Ba</text:p>
          </table:table-cell>
          <table:table-cell office:value-type="string">
            <text:p>葫蘆巴</text:p>
          </table:table-cell>
          <table:table-cell office:value-type="string">
            <text:p>fenugreek seed; trigonella</text:p>
          </table:table-cell>
          <table:table-cell office:value-type="string">
            <text:p>Trigonellae Semen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Hu Tao Ren</text:p>
          </table:table-cell>
          <table:table-cell office:value-type="string">
            <text:p>胡桃仁</text:p>
          </table:table-cell>
          <table:table-cell office:value-type="string">
            <text:p>walnut nut</text:p>
          </table:table-cell>
          <table:table-cell office:value-type="string">
            <text:p>Semen Juglandis Regiae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Jiu Cai Zi</text:p>
          </table:table-cell>
          <table:table-cell office:value-type="string">
            <text:p>韮菜子</text:p>
          </table:table-cell>
          <table:table-cell office:value-type="string">
            <text:p>Chinese leed seeds/ allium seeds</text:p>
          </table:table-cell>
          <table:table-cell office:value-type="string">
            <text:p>Allii tuberosi Semen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Lu Jiao</text:p>
          </table:table-cell>
          <table:table-cell office:value-type="string">
            <text:p>鹿角</text:p>
          </table:table-cell>
          <table:table-cell office:value-type="string">
            <text:p>deer antler glue</text:p>
          </table:table-cell>
          <table:table-cell office:value-type="string">
            <text:p>Cornu Cervi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Lu Rong</text:p>
          </table:table-cell>
          <table:table-cell office:value-type="string">
            <text:p>鹿茸</text:p>
          </table:table-cell>
          <table:table-cell office:value-type="string">
            <text:p>deer antler velvet</text:p>
          </table:table-cell>
          <table:table-cell office:value-type="string">
            <text:p>Cornu Cervi Parvum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Rou Cong Rong</text:p>
          </table:table-cell>
          <table:table-cell office:value-type="string">
            <text:p>肉蓯蓉</text:p>
          </table:table-cell>
          <table:table-cell office:value-type="string">
            <text:p>cistanche; fleshy stem of broomrape</text:p>
          </table:table-cell>
          <table:table-cell office:value-type="string">
            <text:p>Cistanches Herba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Sh</text:p>
          </table:table-cell>
          <table:table-cell table:number-columns-repeated="3" office:value-type="string">
            <text:p> 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Sha Yuan Ji Li</text:p>
          </table:table-cell>
          <table:table-cell office:value-type="string">
            <text:p>沙苑蒺藜</text:p>
          </table:table-cell>
          <table:table-cell office:value-type="string">
            <text:p>milkvetch seed; astragalus seed/ milk-vetch seed/ milk vetch seed</text:p>
          </table:table-cell>
          <table:table-cell office:value-type="string">
            <text:p>Semen Cuscutae Chinensis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sha yuan zi</text:p>
          </table:table-cell>
          <table:table-cell office:value-type="string">
            <text:p>沙苑子</text:p>
          </table:table-cell>
          <table:table-cell office:value-type="string">
            <text:p>complanate astragalus seed/ flattened milkvetch seed</text:p>
          </table:table-cell>
          <table:table-cell office:value-type="string">
            <text:p>Astragali complanati Semen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Suo Yang</text:p>
          </table:table-cell>
          <table:table-cell office:value-type="string">
            <text:p>鎖陽</text:p>
          </table:table-cell>
          <table:table-cell office:value-type="string">
            <text:p>fleshy stem of cynomorium</text:p>
          </table:table-cell>
          <table:table-cell office:value-type="string">
            <text:p>Cynomorii Herba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Tu Si Zi</text:p>
          </table:table-cell>
          <table:table-cell office:value-type="string">
            <text:p>菟絲子</text:p>
          </table:table-cell>
          <table:table-cell office:value-type="string">
            <text:p>Chinese dodder seeds; cuscuta</text:p>
          </table:table-cell>
          <table:table-cell office:value-type="string">
            <text:p>Cuscutae Semen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Xian Mao</text:p>
          </table:table-cell>
          <table:table-cell office:value-type="string">
            <text:p>仙茅</text:p>
          </table:table-cell>
          <table:table-cell office:value-type="string">
            <text:p>golden eye-grass rhizome; curculigo</text:p>
          </table:table-cell>
          <table:table-cell office:value-type="string">
            <text:p>Curculiginis Rhizoma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Xu Duan</text:p>
          </table:table-cell>
          <table:table-cell office:value-type="string">
            <text:p>續斷</text:p>
          </table:table-cell>
          <table:table-cell office:value-type="string">
            <text:p>Japanese teasel root; dipsacus</text:p>
          </table:table-cell>
          <table:table-cell office:value-type="string">
            <text:p>Radix Dipsaci Asperi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yang qi shi</text:p>
          </table:table-cell>
          <table:table-cell office:value-type="string">
            <text:p>陽起石</text:p>
          </table:table-cell>
          <table:table-cell office:value-type="string">
            <text:p>actinolite</text:p>
          </table:table-cell>
          <table:table-cell office:value-type="string">
            <text:p>Actinolitum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Yi Zhi Ren</text:p>
          </table:table-cell>
          <table:table-cell office:value-type="string">
            <text:p>益智仁</text:p>
          </table:table-cell>
          <table:table-cell office:value-type="string">
            <text:p>alpinia fruit/ black cardamon/ bitter-seeded cardamon</text:p>
          </table:table-cell>
          <table:table-cell office:value-type="string">
            <text:p>Alpiniae oxyphyllae Fructus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Yin Yang Huo</text:p>
          </table:table-cell>
          <table:table-cell office:value-type="string">
            <text:p>淫羊藿</text:p>
          </table:table-cell>
          <table:table-cell office:value-type="string">
            <text:p>aerial parts of epimedium/ horny goat weed</text:p>
          </table:table-cell>
          <table:table-cell office:value-type="string">
            <text:p>Herba Epimedii; Epimedii Herba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zhong ru shi</text:p>
          </table:table-cell>
          <table:table-cell office:value-type="string">
            <text:p> </text:p>
          </table:table-cell>
          <table:table-cell office:value-type="string">
            <text:p>tip of tubular stalactites</text:p>
          </table:table-cell>
          <table:table-cell office:value-type="string">
            <text:p>Stalactitum</text:p>
          </table:table-cell>
          <table:table-cell table:number-columns-repeated="1018"/>
        </table:table-row>
        <table:table-row table:style-name="ro1">
          <table:table-cell office:value-type="string">
            <text:p>Invigorate Yang</text:p>
          </table:table-cell>
          <table:table-cell office:value-type="string">
            <text:p>Warm and Invigorate Yang</text:p>
          </table:table-cell>
          <table:table-cell office:value-type="string">
            <text:p>Zi He Che</text:p>
          </table:table-cell>
          <table:table-cell office:value-type="string">
            <text:p>紫河車</text:p>
          </table:table-cell>
          <table:table-cell office:value-type="string">
            <text:p>human placenta/ placenta</text:p>
          </table:table-cell>
          <table:table-cell office:value-type="string">
            <text:p>Hominis Placenta</text:p>
          </table:table-cell>
          <table:table-cell table:number-columns-repeated="1018"/>
        </table:table-row>
        <table:table-row table:style-name="ro1">
          <table:table-cell office:value-type="string">
            <text:p>Tx Phlegm-Heat</text:p>
          </table:table-cell>
          <table:table-cell office:value-type="string">
            <text:p>Cool and Transform Phlegm-Heat </text:p>
          </table:table-cell>
          <table:table-cell office:value-type="string">
            <text:p> </text:p>
          </table:table-cell>
          <table:table-cell office:value-type="string">
            <text:p>trichosanthes seed</text:p>
          </table:table-cell>
          <table:table-cell office:value-type="string">
            <text:p> </text:p>
          </table:table-cell>
          <table:table-cell table:number-columns-repeated="1019"/>
        </table:table-row>
        <table:table-row table:style-name="ro1">
          <table:table-cell office:value-type="string">
            <text:p>Tx Phlegm-Heat</text:p>
          </table:table-cell>
          <table:table-cell office:value-type="string">
            <text:p>Cool and Transform Phlegm-Heat </text:p>
          </table:table-cell>
          <table:table-cell office:value-type="string">
            <text:p>Bi Qi</text:p>
          </table:table-cell>
          <table:table-cell office:value-type="string">
            <text:p>荸薺</text:p>
          </table:table-cell>
          <table:table-cell office:value-type="string">
            <text:p>water chestnut</text:p>
          </table:table-cell>
          <table:table-cell office:value-type="string">
            <text:p>Eleocharitis Rhizoma</text:p>
          </table:table-cell>
          <table:table-cell table:number-columns-repeated="1018"/>
        </table:table-row>
        <table:table-row table:style-name="ro1">
          <table:table-cell office:value-type="string">
            <text:p>Tx Phlegm-Heat</text:p>
          </table:table-cell>
          <table:table-cell office:value-type="string">
            <text:p>Cool and Transform Phlegm-Heat </text:p>
          </table:table-cell>
          <table:table-cell office:value-type="string">
            <text:p>Chuan Bei Mu</text:p>
          </table:table-cell>
          <table:table-cell office:value-type="string">
            <text:p>川貝母</text:p>
          </table:table-cell>
          <table:table-cell office:value-type="string">
            <text:p>Sichuan fritillaria bulb/ tendrilled fritillaria bulb/ fritillaria</text:p>
          </table:table-cell>
          <table:table-cell office:value-type="string">
            <text:p>Bulbus Fritillariae Cirrhosae</text:p>
          </table:table-cell>
          <table:table-cell table:number-columns-repeated="1018"/>
        </table:table-row>
        <table:table-row table:style-name="ro1">
          <table:table-cell office:value-type="string">
            <text:p>Tx Phlegm-Heat</text:p>
          </table:table-cell>
          <table:table-cell office:value-type="string">
            <text:p>Cool and Transform Phlegm-Heat </text:p>
          </table:table-cell>
          <table:table-cell office:value-type="string">
            <text:p>Fu Hai Shi</text:p>
          </table:table-cell>
          <table:table-cell office:value-type="string">
            <text:p>浮海石</text:p>
          </table:table-cell>
          <table:table-cell office:value-type="string">
            <text:p>constaziae skeleton</text:p>
          </table:table-cell>
          <table:table-cell office:value-type="string">
            <text:p>Costaziae Os</text:p>
          </table:table-cell>
          <table:table-cell table:number-columns-repeated="1018"/>
        </table:table-row>
        <table:table-row table:style-name="ro1">
          <table:table-cell office:value-type="string">
            <text:p>Tx Phlegm-Heat</text:p>
          </table:table-cell>
          <table:table-cell office:value-type="string">
            <text:p>Cool and Transform Phlegm-Heat </text:p>
          </table:table-cell>
          <table:table-cell office:value-type="string">
            <text:p>Fu Shi</text:p>
          </table:table-cell>
          <table:table-cell office:value-type="string">
            <text:p>浮石</text:p>
          </table:table-cell>
          <table:table-cell office:value-type="string">
            <text:p>pumice</text:p>
          </table:table-cell>
          <table:table-cell office:value-type="string">
            <text:p>Pumex</text:p>
          </table:table-cell>
          <table:table-cell table:number-columns-repeated="1018"/>
        </table:table-row>
        <table:table-row table:style-name="ro1">
          <table:table-cell office:value-type="string">
            <text:p>Tx Phlegm-Heat</text:p>
          </table:table-cell>
          <table:table-cell office:value-type="string">
            <text:p>Cool and Transform Phlegm-Heat </text:p>
          </table:table-cell>
          <table:table-cell office:value-type="string">
            <text:p>Ge Qiao (Ge Ke)</text:p>
          </table:table-cell>
          <table:table-cell office:value-type="string">
            <text:p>蛤殼</text:p>
          </table:table-cell>
          <table:table-cell office:value-type="string">
            <text:p>clam shell</text:p>
          </table:table-cell>
          <table:table-cell office:value-type="string">
            <text:p>Meretricis/Cyclinae Concha</text:p>
          </table:table-cell>
          <table:table-cell table:number-columns-repeated="1018"/>
        </table:table-row>
        <table:table-row table:style-name="ro1">
          <table:table-cell office:value-type="string">
            <text:p>Tx Phlegm-Heat</text:p>
          </table:table-cell>
          <table:table-cell office:value-type="string">
            <text:p>Cool and Transform Phlegm-Heat </text:p>
          </table:table-cell>
          <table:table-cell office:value-type="string">
            <text:p>Gua Lou</text:p>
          </table:table-cell>
          <table:table-cell office:value-type="string">
            <text:p>瓜蔞</text:p>
          </table:table-cell>
          <table:table-cell office:value-type="string">
            <text:p>trichosanthes fruit</text:p>
          </table:table-cell>
          <table:table-cell office:value-type="string">
            <text:p>Fructus Trichosanthis</text:p>
          </table:table-cell>
          <table:table-cell table:number-columns-repeated="1018"/>
        </table:table-row>
        <table:table-row table:style-name="ro1">
          <table:table-cell office:value-type="string">
            <text:p>Tx Phlegm-Heat</text:p>
          </table:table-cell>
          <table:table-cell office:value-type="string">
            <text:p>Cool and Transform Phlegm-Heat </text:p>
          </table:table-cell>
          <table:table-cell office:value-type="string">
            <text:p>Gua Lou Pi</text:p>
          </table:table-cell>
          <table:table-cell office:value-type="string">
            <text:p>瓜蔞皮</text:p>
          </table:table-cell>
          <table:table-cell office:value-type="string">
            <text:p>trichosanthes peel</text:p>
          </table:table-cell>
          <table:table-cell office:value-type="string">
            <text:p>Pericarpium Trichosanthis</text:p>
          </table:table-cell>
          <table:table-cell table:number-columns-repeated="1018"/>
        </table:table-row>
        <table:table-row table:style-name="ro1">
          <table:table-cell office:value-type="string">
            <text:p>Tx Phlegm-Heat</text:p>
          </table:table-cell>
          <table:table-cell office:value-type="string">
            <text:p>Cool and Transform Phlegm-Heat </text:p>
          </table:table-cell>
          <table:table-cell office:value-type="string">
            <text:p>Gua Lou Ren</text:p>
          </table:table-cell>
          <table:table-cell office:value-type="string">
            <text:p>瓜蔞仁</text:p>
          </table:table-cell>
          <table:table-cell office:value-type="string">
            <text:p>trichosanthes seed</text:p>
          </table:table-cell>
          <table:table-cell office:value-type="string">
            <text:p>Trichosanthis Semen</text:p>
          </table:table-cell>
          <table:table-cell table:number-columns-repeated="1018"/>
        </table:table-row>
        <table:table-row table:style-name="ro1">
          <table:table-cell office:value-type="string">
            <text:p>Tx Phlegm-Heat</text:p>
          </table:table-cell>
          <table:table-cell office:value-type="string">
            <text:p>Cool and Transform Phlegm-Heat </text:p>
          </table:table-cell>
          <table:table-cell office:value-type="string">
            <text:p>Hai Dai</text:p>
          </table:table-cell>
          <table:table-cell office:value-type="string">
            <text:p>海帶</text:p>
          </table:table-cell>
          <table:table-cell office:value-type="string">
            <text:p>brown algae</text:p>
          </table:table-cell>
          <table:table-cell office:value-type="string">
            <text:p>Laminariae Thallus</text:p>
          </table:table-cell>
          <table:table-cell table:number-columns-repeated="1018"/>
        </table:table-row>
        <table:table-row table:style-name="ro1">
          <table:table-cell office:value-type="string">
            <text:p>Tx Phlegm-Heat</text:p>
          </table:table-cell>
          <table:table-cell office:value-type="string">
            <text:p>Cool and Transform Phlegm-Heat </text:p>
          </table:table-cell>
          <table:table-cell office:value-type="string">
            <text:p>Hai Zao</text:p>
          </table:table-cell>
          <table:table-cell office:value-type="string">
            <text:p>海藻</text:p>
          </table:table-cell>
          <table:table-cell office:value-type="string">
            <text:p>sargassum/ seaweed</text:p>
          </table:table-cell>
          <table:table-cell office:value-type="string">
            <text:p>Herba Sargassii</text:p>
          </table:table-cell>
          <table:table-cell table:number-columns-repeated="1018"/>
        </table:table-row>
        <table:table-row table:style-name="ro1">
          <table:table-cell office:value-type="string">
            <text:p>Tx Phlegm-Heat</text:p>
          </table:table-cell>
          <table:table-cell office:value-type="string">
            <text:p>Cool and Transform Phlegm-Heat </text:p>
          </table:table-cell>
          <table:table-cell office:value-type="string">
            <text:p>Huang Yao Zi</text:p>
          </table:table-cell>
          <table:table-cell office:value-type="string">
            <text:p>黃藥子</text:p>
          </table:table-cell>
          <table:table-cell office:value-type="string">
            <text:p>dioscorea bulbifera tuber</text:p>
          </table:table-cell>
          <table:table-cell office:value-type="string">
            <text:p>Dioscoreae bulbiferae Rhizoma</text:p>
          </table:table-cell>
          <table:table-cell table:number-columns-repeated="1018"/>
        </table:table-row>
        <table:table-row table:style-name="ro1">
          <table:table-cell office:value-type="string">
            <text:p>Tx Phlegm-Heat</text:p>
          </table:table-cell>
          <table:table-cell office:value-type="string">
            <text:p>Cool and Transform Phlegm-Heat </text:p>
          </table:table-cell>
          <table:table-cell office:value-type="string">
            <text:p>Jin Meng Shi</text:p>
          </table:table-cell>
          <table:table-cell office:value-type="string">
            <text:p>金礞石</text:p>
          </table:table-cell>
          <table:table-cell office:value-type="string">
            <text:p>vermiculite schist</text:p>
          </table:table-cell>
          <table:table-cell office:value-type="string">
            <text:p>Micae Lapis aureus</text:p>
          </table:table-cell>
          <table:table-cell table:number-columns-repeated="1018"/>
        </table:table-row>
        <table:table-row table:style-name="ro1">
          <table:table-cell office:value-type="string">
            <text:p>Tx Phlegm-Heat</text:p>
          </table:table-cell>
          <table:table-cell office:value-type="string">
            <text:p>Cool and Transform Phlegm-Heat </text:p>
          </table:table-cell>
          <table:table-cell office:value-type="string">
            <text:p>Kun Bu</text:p>
          </table:table-cell>
          <table:table-cell office:value-type="string">
            <text:p>昆布</text:p>
          </table:table-cell>
          <table:table-cell office:value-type="string">
            <text:p>kelp/ seaweed</text:p>
          </table:table-cell>
          <table:table-cell office:value-type="string">
            <text:p>Thallus Algae</text:p>
          </table:table-cell>
          <table:table-cell table:number-columns-repeated="1018"/>
        </table:table-row>
        <table:table-row table:style-name="ro1">
          <table:table-cell office:value-type="string">
            <text:p>Tx Phlegm-Heat</text:p>
          </table:table-cell>
          <table:table-cell office:value-type="string">
            <text:p>Cool and Transform Phlegm-Heat </text:p>
          </table:table-cell>
          <table:table-cell office:value-type="string">
            <text:p>Ming Dang Shen</text:p>
          </table:table-cell>
          <table:table-cell office:value-type="string">
            <text:p>明黨參</text:p>
          </table:table-cell>
          <table:table-cell office:value-type="string">
            <text:p>changium root</text:p>
          </table:table-cell>
          <table:table-cell office:value-type="string">
            <text:p>Changii Radix</text:p>
          </table:table-cell>
          <table:table-cell table:number-columns-repeated="1018"/>
        </table:table-row>
        <table:table-row table:style-name="ro1">
          <table:table-cell office:value-type="string">
            <text:p>Tx Phlegm-Heat</text:p>
          </table:table-cell>
          <table:table-cell office:value-type="string">
            <text:p>Cool and Transform Phlegm-Heat </text:p>
          </table:table-cell>
          <table:table-cell office:value-type="string">
            <text:p>Pang Da Hai</text:p>
          </table:table-cell>
          <table:table-cell office:value-type="string">
            <text:p>胖大海</text:p>
          </table:table-cell>
          <table:table-cell office:value-type="string">
            <text:p>sterculia seed</text:p>
          </table:table-cell>
          <table:table-cell office:value-type="string">
            <text:p>Sterculiae lychnophorae Semen</text:p>
          </table:table-cell>
          <table:table-cell table:number-columns-repeated="1018"/>
        </table:table-row>
        <table:table-row table:style-name="ro1">
          <table:table-cell office:value-type="string">
            <text:p>Tx Phlegm-Heat</text:p>
          </table:table-cell>
          <table:table-cell office:value-type="string">
            <text:p>Cool and Transform Phlegm-Heat </text:p>
          </table:table-cell>
          <table:table-cell office:value-type="string">
            <text:p>Qian Hu</text:p>
          </table:table-cell>
          <table:table-cell office:value-type="string">
            <text:p>前胡</text:p>
          </table:table-cell>
          <table:table-cell office:value-type="string">
            <text:p>peucedanum root/ hogfennel root</text:p>
          </table:table-cell>
          <table:table-cell office:value-type="string">
            <text:p>Radix Peucedani</text:p>
          </table:table-cell>
          <table:table-cell table:number-columns-repeated="1018"/>
        </table:table-row>
        <table:table-row table:style-name="ro1">
          <table:table-cell office:value-type="string">
            <text:p>Tx Phlegm-Heat</text:p>
          </table:table-cell>
          <table:table-cell office:value-type="string">
            <text:p>Cool and Transform Phlegm-Heat </text:p>
          </table:table-cell>
          <table:table-cell office:value-type="string">
            <text:p>Qing Meng Shi</text:p>
          </table:table-cell>
          <table:table-cell office:value-type="string">
            <text:p>青礞石</text:p>
          </table:table-cell>
          <table:table-cell office:value-type="string">
            <text:p>chlorite</text:p>
          </table:table-cell>
          <table:table-cell office:value-type="string">
            <text:p>Chloriti Lapis</text:p>
          </table:table-cell>
          <table:table-cell table:number-columns-repeated="1018"/>
        </table:table-row>
        <table:table-row table:style-name="ro1">
          <table:table-cell office:value-type="string">
            <text:p>Tx Phlegm-Heat</text:p>
          </table:table-cell>
          <table:table-cell office:value-type="string">
            <text:p>Cool and Transform Phlegm-Heat </text:p>
          </table:table-cell>
          <table:table-cell office:value-type="string">
            <text:p>Tian Zhu Huang</text:p>
          </table:table-cell>
          <table:table-cell office:value-type="string">
            <text:p>天竺黃</text:p>
          </table:table-cell>
          <table:table-cell office:value-type="string">
            <text:p>bamboo sugar/ tabasheer/ siliceous secretions of bamboo</text:p>
          </table:table-cell>
          <table:table-cell office:value-type="string">
            <text:p>Bambusae Concretio silicea</text:p>
          </table:table-cell>
          <table:table-cell table:number-columns-repeated="1018"/>
        </table:table-row>
        <table:table-row table:style-name="ro1">
          <table:table-cell office:value-type="string">
            <text:p>Tx Phlegm-Heat</text:p>
          </table:table-cell>
          <table:table-cell office:value-type="string">
            <text:p>Cool and Transform Phlegm-Heat </text:p>
          </table:table-cell>
          <table:table-cell office:value-type="string">
            <text:p>Ze Qi</text:p>
          </table:table-cell>
          <table:table-cell office:value-type="string">
            <text:p>澤漆</text:p>
          </table:table-cell>
          <table:table-cell office:value-type="string">
            <text:p>sun spurge/ euphorbia</text:p>
          </table:table-cell>
          <table:table-cell office:value-type="string">
            <text:p>Euphorbiae helioscopiae Herba</text:p>
          </table:table-cell>
          <table:table-cell table:number-columns-repeated="1018"/>
        </table:table-row>
        <table:table-row table:style-name="ro1">
          <table:table-cell office:value-type="string">
            <text:p>Tx Phlegm-Heat</text:p>
          </table:table-cell>
          <table:table-cell office:value-type="string">
            <text:p>Cool and Transform Phlegm-Heat </text:p>
          </table:table-cell>
          <table:table-cell office:value-type="string">
            <text:p>Zhe Bei Mu</text:p>
          </table:table-cell>
          <table:table-cell office:value-type="string">
            <text:p>浙貝母</text:p>
          </table:table-cell>
          <table:table-cell office:value-type="string">
            <text:p>Zheijiang fritillaria bulb/ Thunberg fritillaria bulb/ fritillaria</text:p>
          </table:table-cell>
          <table:table-cell office:value-type="string">
            <text:p>Bulbus Fritillariae Thunbergii</text:p>
          </table:table-cell>
          <table:table-cell table:number-columns-repeated="1018"/>
        </table:table-row>
        <table:table-row table:style-name="ro1">
          <table:table-cell office:value-type="string">
            <text:p>Tx Phlegm-Heat</text:p>
          </table:table-cell>
          <table:table-cell office:value-type="string">
            <text:p>Cool and Transform Phlegm-Heat </text:p>
          </table:table-cell>
          <table:table-cell office:value-type="string">
            <text:p>Zhu Li</text:p>
          </table:table-cell>
          <table:table-cell office:value-type="string">
            <text:p>竹瀝</text:p>
          </table:table-cell>
          <table:table-cell office:value-type="string">
            <text:p>bamboo sap (dried)</text:p>
          </table:table-cell>
          <table:table-cell office:value-type="string">
            <text:p>Bambusae Succus</text:p>
          </table:table-cell>
          <table:table-cell table:number-columns-repeated="1018"/>
        </table:table-row>
        <table:table-row table:style-name="ro1">
          <table:table-cell office:value-type="string">
            <text:p>Tx Phlegm-Heat</text:p>
          </table:table-cell>
          <table:table-cell office:value-type="string">
            <text:p>Cool and Transform Phlegm-Heat </text:p>
          </table:table-cell>
          <table:table-cell office:value-type="string">
            <text:p>Zhu Ru</text:p>
          </table:table-cell>
          <table:table-cell office:value-type="string">
            <text:p>竹茹</text:p>
          </table:table-cell>
          <table:table-cell office:value-type="string">
            <text:p>bamboo shavings</text:p>
          </table:table-cell>
          <table:table-cell office:value-type="string">
            <text:p>Caulis Bambusae in Taeniis</text:p>
          </table:table-cell>
          <table:table-cell table:number-columns-repeated="1018"/>
        </table:table-row>
        <table:table-row table:style-name="ro1">
          <table:table-cell office:value-type="string">
            <text:p>Tx Cold Phlegm</text:p>
          </table:table-cell>
          <table:table-cell office:value-type="string">
            <text:p>Warm and Transform Cold Phlegm</text:p>
          </table:table-cell>
          <table:table-cell office:value-type="string">
            <text:p>Bai Fu Zi</text:p>
          </table:table-cell>
          <table:table-cell office:value-type="string">
            <text:p>白附子</text:p>
          </table:table-cell>
          <table:table-cell office:value-type="string">
            <text:p>prepared typhomium rhizome</text:p>
          </table:table-cell>
          <table:table-cell office:value-type="string">
            <text:p>Rhizoma Typhonii</text:p>
          </table:table-cell>
          <table:table-cell table:number-columns-repeated="1018"/>
        </table:table-row>
        <table:table-row table:style-name="ro1">
          <table:table-cell office:value-type="string">
            <text:p>Tx Cold Phlegm</text:p>
          </table:table-cell>
          <table:table-cell office:value-type="string">
            <text:p>Warm and Transform Cold Phlegm</text:p>
          </table:table-cell>
          <table:table-cell office:value-type="string">
            <text:p>Bai Jie Zi</text:p>
          </table:table-cell>
          <table:table-cell office:value-type="string">
            <text:p>白芥子</text:p>
          </table:table-cell>
          <table:table-cell office:value-type="string">
            <text:p>white mustard seed</text:p>
          </table:table-cell>
          <table:table-cell office:value-type="string">
            <text:p>Semen Sinapis Albae</text:p>
          </table:table-cell>
          <table:table-cell table:number-columns-repeated="1018"/>
        </table:table-row>
        <table:table-row table:style-name="ro1">
          <table:table-cell office:value-type="string">
            <text:p>Tx Cold Phlegm</text:p>
          </table:table-cell>
          <table:table-cell office:value-type="string">
            <text:p>Warm and Transform Cold Phlegm</text:p>
          </table:table-cell>
          <table:table-cell office:value-type="string">
            <text:p>Bai Qian</text:p>
          </table:table-cell>
          <table:table-cell office:value-type="string">
            <text:p>白前</text:p>
          </table:table-cell>
          <table:table-cell office:value-type="string">
            <text:p>cyanchum root and rhizome</text:p>
          </table:table-cell>
          <table:table-cell office:value-type="string">
            <text:p>Radix et Rhizoma Cynanchi Baiqian</text:p>
          </table:table-cell>
          <table:table-cell table:number-columns-repeated="1018"/>
        </table:table-row>
        <table:table-row table:style-name="ro1">
          <table:table-cell office:value-type="string">
            <text:p>Tx Cold Phlegm</text:p>
          </table:table-cell>
          <table:table-cell office:value-type="string">
            <text:p>Warm and Transform Cold Phlegm</text:p>
          </table:table-cell>
          <table:table-cell office:value-type="string">
            <text:p>Ban Xia</text:p>
          </table:table-cell>
          <table:table-cell office:value-type="string">
            <text:p>半夏</text:p>
          </table:table-cell>
          <table:table-cell office:value-type="string">
            <text:p>pinellia rhizome/ pinellia tuber</text:p>
          </table:table-cell>
          <table:table-cell office:value-type="string">
            <text:p>Rhizoma Pinelliae Ternatae</text:p>
          </table:table-cell>
          <table:table-cell table:number-columns-repeated="1018"/>
        </table:table-row>
        <table:table-row table:style-name="ro1">
          <table:table-cell office:value-type="string">
            <text:p>Tx Cold Phlegm</text:p>
          </table:table-cell>
          <table:table-cell office:value-type="string">
            <text:p>Warm and Transform Cold Phlegm</text:p>
          </table:table-cell>
          <table:table-cell office:value-type="string">
            <text:p>Jie Geng</text:p>
          </table:table-cell>
          <table:table-cell office:value-type="string">
            <text:p>桔梗</text:p>
          </table:table-cell>
          <table:table-cell office:value-type="string">
            <text:p>baloon flower root/ platycodon root</text:p>
          </table:table-cell>
          <table:table-cell office:value-type="string">
            <text:p>Radix Platycodi Grandifolii</text:p>
          </table:table-cell>
          <table:table-cell table:number-columns-repeated="1018"/>
        </table:table-row>
        <table:table-row table:style-name="ro1">
          <table:table-cell office:value-type="string">
            <text:p>Tx Cold Phlegm</text:p>
          </table:table-cell>
          <table:table-cell office:value-type="string">
            <text:p>Warm and Transform Cold Phlegm</text:p>
          </table:table-cell>
          <table:table-cell office:value-type="string">
            <text:p>Tian Nan Xing</text:p>
          </table:table-cell>
          <table:table-cell office:value-type="string">
            <text:p>天南星</text:p>
          </table:table-cell>
          <table:table-cell office:value-type="string">
            <text:p>jack-in-the-pulpit rhizome/ arisaema</text:p>
          </table:table-cell>
          <table:table-cell office:value-type="string">
            <text:p>Rhizoma Arisaematis</text:p>
          </table:table-cell>
          <table:table-cell table:number-columns-repeated="1018"/>
        </table:table-row>
        <table:table-row table:style-name="ro1">
          <table:table-cell office:value-type="string">
            <text:p>Tx Cold Phlegm</text:p>
          </table:table-cell>
          <table:table-cell office:value-type="string">
            <text:p>Warm and Transform Cold Phlegm</text:p>
          </table:table-cell>
          <table:table-cell office:value-type="string">
            <text:p>Xuan Fu Hua</text:p>
          </table:table-cell>
          <table:table-cell office:value-type="string">
            <text:p>旋覆花</text:p>
          </table:table-cell>
          <table:table-cell office:value-type="string">
            <text:p>inula flower</text:p>
          </table:table-cell>
          <table:table-cell office:value-type="string">
            <text:p>Flos Inulae</text:p>
          </table:table-cell>
          <table:table-cell table:number-columns-repeated="1018"/>
        </table:table-row>
        <table:table-row table:style-name="ro1">
          <table:table-cell office:value-type="string">
            <text:p>Tx Cold Phlegm</text:p>
          </table:table-cell>
          <table:table-cell office:value-type="string">
            <text:p>Warm and Transform Cold Phlegm</text:p>
          </table:table-cell>
          <table:table-cell office:value-type="string">
            <text:p>Zao Jia</text:p>
          </table:table-cell>
          <table:table-cell office:value-type="string">
            <text:p>皂角</text:p>
          </table:table-cell>
          <table:table-cell office:value-type="string">
            <text:p>gleditsia fruit/ Chinese honeylocust fruit</text:p>
          </table:table-cell>
          <table:table-cell office:value-type="string">
            <text:p>Gleditsiae Fructus</text:p>
          </table:table-cell>
          <table:table-cell table:number-columns-repeated="1018"/>
        </table:table-row>
        <table:table-row table:style-name="ro1">
          <table:table-cell office:value-type="string">
            <text:p>Tx Cold Phlegm</text:p>
          </table:table-cell>
          <table:table-cell office:value-type="string">
            <text:p>Warm and Transform Cold Phlegm</text:p>
          </table:table-cell>
          <table:table-cell office:value-type="string">
            <text:p>Zao Jiao Ci</text:p>
          </table:table-cell>
          <table:table-cell office:value-type="string">
            <text:p>皂角刺</text:p>
          </table:table-cell>
          <table:table-cell office:value-type="string">
            <text:p>heavenly nail/ gleditsia thorn</text:p>
          </table:table-cell>
          <table:table-cell office:value-type="string">
            <text:p>Gleditsiae Spina</text:p>
          </table:table-cell>
          <table:table-cell table:number-columns-repeated="1018"/>
        </table:table-row>
        <table:table-row table:style-name="ro1">
          <table:table-cell office:value-type="string">
            <text:p>Tx Cold Phlegm</text:p>
          </table:table-cell>
          <table:table-cell office:value-type="string">
            <text:p>Warm and Transform Cold Phlegm</text:p>
          </table:table-cell>
          <table:table-cell office:value-type="string">
            <text:p>Zhi Bai Fu Zi</text:p>
          </table:table-cell>
          <table:table-cell office:value-type="string">
            <text:p>製白附子</text:p>
          </table:table-cell>
          <table:table-cell office:value-type="string">
            <text:p>prepared typhonium rhizome</text:p>
          </table:table-cell>
          <table:table-cell office:value-type="string">
            <text:p>Typhonii Rhizoma preparatum</text:p>
          </table:table-cell>
          <table:table-cell table:number-columns-repeated="1018"/>
        </table:table-row>
        <table:table-row table:style-name="ro1">
          <table:table-cell office:value-type="string">
            <text:p>Tx Cold Phlegm</text:p>
          </table:table-cell>
          <table:table-cell office:value-type="string">
            <text:p>Warm and Transform Cold Phlegm</text:p>
          </table:table-cell>
          <table:table-cell office:value-type="string">
            <text:p>Zhi Ban Xia</text:p>
          </table:table-cell>
          <table:table-cell office:value-type="string">
            <text:p>製半夏</text:p>
          </table:table-cell>
          <table:table-cell office:value-type="string">
            <text:p>pinellia rhizome</text:p>
          </table:table-cell>
          <table:table-cell office:value-type="string">
            <text:p>Pinelliae Rhizoma preparatum</text:p>
          </table:table-cell>
          <table:table-cell table:number-columns-repeated="1018"/>
        </table:table-row>
        <table:table-row table:style-name="ro1">
          <table:table-cell office:value-type="string">
            <text:p>Tx Cold Phlegm</text:p>
          </table:table-cell>
          <table:table-cell office:value-type="string">
            <text:p>Warm and Transform Cold Phlegm</text:p>
          </table:table-cell>
          <table:table-cell office:value-type="string">
            <text:p>Zhi Guan Bai Fu</text:p>
          </table:table-cell>
          <table:table-cell office:value-type="string">
            <text:p>製關白附</text:p>
          </table:table-cell>
          <table:table-cell office:value-type="string">
            <text:p>prepared Korean aconite</text:p>
          </table:table-cell>
          <table:table-cell office:value-type="string">
            <text:p>Aconiti coreani Radix preparata</text:p>
          </table:table-cell>
          <table:table-cell table:number-columns-repeated="1018"/>
        </table:table-row>
        <table:table-row table:style-name="ro1">
          <table:table-cell office:value-type="string">
            <text:p>Tx Cold Phlegm</text:p>
          </table:table-cell>
          <table:table-cell office:value-type="string">
            <text:p>Warm and Transform Cold Phlegm</text:p>
          </table:table-cell>
          <table:table-cell office:value-type="string">
            <text:p>Zhi Tian Nan Xing</text:p>
          </table:table-cell>
          <table:table-cell office:value-type="string">
            <text:p>製天南星</text:p>
          </table:table-cell>
          <table:table-cell office:value-type="string">
            <text:p>prepared arisaema rhizome/ jack-in-the-pulpit</text:p>
          </table:table-cell>
          <table:table-cell office:value-type="string">
            <text:p>Arisaematis Rhizoma preparatum</text:p>
          </table:table-cell>
          <table:table-cell table:number-columns-repeated="1018"/>
        </table:table-row>
        <table:table-row table:style-name="ro1">
          <table:table-cell office:value-type="string">
            <text:p>Stop Cough</text:p>
          </table:table-cell>
          <table:table-cell office:value-type="string">
            <text:p>Stop Cough and Wheezing </text:p>
          </table:table-cell>
          <table:table-cell office:value-type="string">
            <text:p>Bai Bu</text:p>
          </table:table-cell>
          <table:table-cell office:value-type="string">
            <text:p>百部</text:p>
          </table:table-cell>
          <table:table-cell office:value-type="string">
            <text:p>stemona root</text:p>
          </table:table-cell>
          <table:table-cell office:value-type="string">
            <text:p>Radix Stemonae</text:p>
          </table:table-cell>
          <table:table-cell table:number-columns-repeated="1018"/>
        </table:table-row>
        <table:table-row table:style-name="ro1">
          <table:table-cell office:value-type="string">
            <text:p>Stop Cough</text:p>
          </table:table-cell>
          <table:table-cell office:value-type="string">
            <text:p>Stop Cough and Wheezing </text:p>
          </table:table-cell>
          <table:table-cell office:value-type="string">
            <text:p>Gua Di</text:p>
          </table:table-cell>
          <table:table-cell office:value-type="string">
            <text:p>瓜蒂</text:p>
          </table:table-cell>
          <table:table-cell office:value-type="string">
            <text:p>melon stalk</text:p>
          </table:table-cell>
          <table:table-cell office:value-type="string">
            <text:p>Melo Pedicellus</text:p>
          </table:table-cell>
          <table:table-cell table:number-columns-repeated="1018"/>
        </table:table-row>
        <table:table-row table:style-name="ro1">
          <table:table-cell office:value-type="string">
            <text:p>Stop Cough</text:p>
          </table:table-cell>
          <table:table-cell office:value-type="string">
            <text:p>Stop Cough and Wheezing </text:p>
          </table:table-cell>
          <table:table-cell office:value-type="string">
            <text:p>Kuan Dong Hua</text:p>
          </table:table-cell>
          <table:table-cell office:value-type="string">
            <text:p>款冬花</text:p>
          </table:table-cell>
          <table:table-cell office:value-type="string">
            <text:p>coltsfoot/ tussilago flower</text:p>
          </table:table-cell>
          <table:table-cell office:value-type="string">
            <text:p>Flos Tussilaginis Farfare</text:p>
          </table:table-cell>
          <table:table-cell table:number-columns-repeated="1018"/>
        </table:table-row>
        <table:table-row table:style-name="ro1">
          <table:table-cell office:value-type="string">
            <text:p>Stop Cough</text:p>
          </table:table-cell>
          <table:table-cell office:value-type="string">
            <text:p>Stop Cough and Wheezing </text:p>
          </table:table-cell>
          <table:table-cell office:value-type="string">
            <text:p>Li Lu</text:p>
          </table:table-cell>
          <table:table-cell office:value-type="string">
            <text:p>藜蘆</text:p>
          </table:table-cell>
          <table:table-cell office:value-type="string">
            <text:p>veratrum root and rhizome</text:p>
          </table:table-cell>
          <table:table-cell office:value-type="string">
            <text:p>Veratri nigri Radix et Rhizoma</text:p>
          </table:table-cell>
          <table:table-cell table:number-columns-repeated="1018"/>
        </table:table-row>
        <table:table-row table:style-name="ro1">
          <table:table-cell office:value-type="string">
            <text:p>Stop Cough</text:p>
          </table:table-cell>
          <table:table-cell office:value-type="string">
            <text:p>Stop Cough and Wheezing </text:p>
          </table:table-cell>
          <table:table-cell office:value-type="string">
            <text:p>Luo Han Guo</text:p>
          </table:table-cell>
          <table:table-cell office:value-type="string">
            <text:p>羅漢果</text:p>
          </table:table-cell>
          <table:table-cell office:value-type="string">
            <text:p>momordica fruit/ Grosvenor's momordica fruit</text:p>
          </table:table-cell>
          <table:table-cell office:value-type="string">
            <text:p>Momordicae Fructus</text:p>
          </table:table-cell>
          <table:table-cell table:number-columns-repeated="1018"/>
        </table:table-row>
        <table:table-row table:style-name="ro1">
          <table:table-cell office:value-type="string">
            <text:p>Stop Cough</text:p>
          </table:table-cell>
          <table:table-cell office:value-type="string">
            <text:p>Stop Cough and Wheezing </text:p>
          </table:table-cell>
          <table:table-cell office:value-type="string">
            <text:p>Ma Dou Ling</text:p>
          </table:table-cell>
          <table:table-cell office:value-type="string">
            <text:p>馬兜鈴</text:p>
          </table:table-cell>
          <table:table-cell office:value-type="string">
            <text:p>birthwort fruit/ aristolochia fruit</text:p>
          </table:table-cell>
          <table:table-cell office:value-type="string">
            <text:p>Fructus Aristolochiae</text:p>
          </table:table-cell>
          <table:table-cell table:number-columns-repeated="1018"/>
        </table:table-row>
        <table:table-row table:style-name="ro1">
          <table:table-cell office:value-type="string">
            <text:p>Stop Cough</text:p>
          </table:table-cell>
          <table:table-cell office:value-type="string">
            <text:p>Stop Cough and Wheezing </text:p>
          </table:table-cell>
          <table:table-cell office:value-type="string">
            <text:p>Meng Shi</text:p>
          </table:table-cell>
          <table:table-cell office:value-type="string">
            <text:p>礞石</text:p>
          </table:table-cell>
          <table:table-cell office:value-type="string">
            <text:p>lapis stone</text:p>
          </table:table-cell>
          <table:table-cell office:value-type="string">
            <text:p>Lapis Micae seu Chloriti</text:p>
          </table:table-cell>
          <table:table-cell table:number-columns-repeated="1018"/>
        </table:table-row>
        <table:table-row table:style-name="ro1">
          <table:table-cell office:value-type="string">
            <text:p>Stop Cough</text:p>
          </table:table-cell>
          <table:table-cell office:value-type="string">
            <text:p>Stop Cough and Wheezing </text:p>
          </table:table-cell>
          <table:table-cell office:value-type="string">
            <text:p>Mu Hu Die</text:p>
          </table:table-cell>
          <table:table-cell office:value-type="string">
            <text:p>木蝴蝶</text:p>
          </table:table-cell>
          <table:table-cell office:value-type="string">
            <text:p>oroxylum seeds</text:p>
          </table:table-cell>
          <table:table-cell office:value-type="string">
            <text:p>Oroxyli Semen</text:p>
          </table:table-cell>
          <table:table-cell table:number-columns-repeated="1018"/>
        </table:table-row>
        <table:table-row table:style-name="ro1">
          <table:table-cell office:value-type="string">
            <text:p>Stop Cough</text:p>
          </table:table-cell>
          <table:table-cell office:value-type="string">
            <text:p>Stop Cough and Wheezing </text:p>
          </table:table-cell>
          <table:table-cell office:value-type="string">
            <text:p>Pi Pa Ye</text:p>
          </table:table-cell>
          <table:table-cell office:value-type="string">
            <text:p>枇杷葉</text:p>
          </table:table-cell>
          <table:table-cell office:value-type="string">
            <text:p>loquat leaf/ eriobotrya</text:p>
          </table:table-cell>
          <table:table-cell office:value-type="string">
            <text:p>Folium Eriobotryae Japonicae</text:p>
          </table:table-cell>
          <table:table-cell table:number-columns-repeated="1018"/>
        </table:table-row>
        <table:table-row table:style-name="ro1">
          <table:table-cell office:value-type="string">
            <text:p>Stop Cough</text:p>
          </table:table-cell>
          <table:table-cell office:value-type="string">
            <text:p>Stop Cough and Wheezing </text:p>
          </table:table-cell>
          <table:table-cell office:value-type="string">
            <text:p>Sang Bai Pi</text:p>
          </table:table-cell>
          <table:table-cell office:value-type="string">
            <text:p>桑白皮</text:p>
          </table:table-cell>
          <table:table-cell office:value-type="string">
            <text:p>mulberry root bark/ morus bark</text:p>
          </table:table-cell>
          <table:table-cell office:value-type="string">
            <text:p>Cortex Mori Albae Radicis</text:p>
          </table:table-cell>
          <table:table-cell table:number-columns-repeated="1018"/>
        </table:table-row>
        <table:table-row table:style-name="ro1">
          <table:table-cell office:value-type="string">
            <text:p>Stop Cough</text:p>
          </table:table-cell>
          <table:table-cell office:value-type="string">
            <text:p>Stop Cough and Wheezing </text:p>
          </table:table-cell>
          <table:table-cell office:value-type="string">
            <text:p>Ting Li Zi</text:p>
          </table:table-cell>
          <table:table-cell office:value-type="string">
            <text:p>葶藶子</text:p>
          </table:table-cell>
          <table:table-cell office:value-type="string">
            <text:p>tingli seed/ descurainia seed/ lepidium seed</text:p>
          </table:table-cell>
          <table:table-cell office:value-type="string">
            <text:p>Semen Descurainiae seu Lepidii</text:p>
          </table:table-cell>
          <table:table-cell table:number-columns-repeated="1018"/>
        </table:table-row>
        <table:table-row table:style-name="ro1">
          <table:table-cell office:value-type="string">
            <text:p>Stop Cough</text:p>
          </table:table-cell>
          <table:table-cell office:value-type="string">
            <text:p>Stop Cough and Wheezing </text:p>
          </table:table-cell>
          <table:table-cell office:value-type="string">
            <text:p>Xing Ren</text:p>
          </table:table-cell>
          <table:table-cell office:value-type="string">
            <text:p>杏仁</text:p>
          </table:table-cell>
          <table:table-cell office:value-type="string">
            <text:p>apricot seed or kernel</text:p>
          </table:table-cell>
          <table:table-cell office:value-type="string">
            <text:p>Semen Pruni Armeniacae</text:p>
          </table:table-cell>
          <table:table-cell table:number-columns-repeated="1018"/>
        </table:table-row>
        <table:table-row table:style-name="ro1">
          <table:table-cell office:value-type="string">
            <text:p>Stop Cough</text:p>
          </table:table-cell>
          <table:table-cell office:value-type="string">
            <text:p>Stop Cough and Wheezing </text:p>
          </table:table-cell>
          <table:table-cell office:value-type="string">
            <text:p>Zi Jin Niu</text:p>
          </table:table-cell>
          <table:table-cell office:value-type="string">
            <text:p>紫金牛</text:p>
          </table:table-cell>
          <table:table-cell office:value-type="string">
            <text:p>Japanese ardisia</text:p>
          </table:table-cell>
          <table:table-cell office:value-type="string">
            <text:p>Ardisiae japonicae Herba</text:p>
          </table:table-cell>
          <table:table-cell table:number-columns-repeated="1018"/>
        </table:table-row>
        <table:table-row table:style-name="ro1">
          <table:table-cell office:value-type="string">
            <text:p>Stop Cough</text:p>
          </table:table-cell>
          <table:table-cell office:value-type="string">
            <text:p>Stop Cough and Wheezing </text:p>
          </table:table-cell>
          <table:table-cell office:value-type="string">
            <text:p>Zi Su Zi</text:p>
          </table:table-cell>
          <table:table-cell office:value-type="string">
            <text:p>紫蘇子</text:p>
          </table:table-cell>
          <table:table-cell office:value-type="string">
            <text:p>purple perilla fruit/ perilla seed</text:p>
          </table:table-cell>
          <table:table-cell office:value-type="string">
            <text:p>Fructus Perillae Frutiscentis</text:p>
          </table:table-cell>
          <table:table-cell table:number-columns-repeated="1018"/>
        </table:table-row>
        <table:table-row table:style-name="ro1">
          <table:table-cell office:value-type="string">
            <text:p>Stop Cough</text:p>
          </table:table-cell>
          <table:table-cell office:value-type="string">
            <text:p>Stop Cough and Wheezing </text:p>
          </table:table-cell>
          <table:table-cell office:value-type="string">
            <text:p>Zi Wan</text:p>
          </table:table-cell>
          <table:table-cell office:value-type="string">
            <text:p>紫苑</text:p>
          </table:table-cell>
          <table:table-cell office:value-type="string">
            <text:p>aster root/ purple aster</text:p>
          </table:table-cell>
          <table:table-cell office:value-type="string">
            <text:p>Radix Asteris Tatarici</text:p>
          </table:table-cell>
          <table:table-cell table:number-columns-repeated="1018"/>
        </table:table-row>
        <table:table-row table:style-name="ro1">
          <table:table-cell office:value-type="string">
            <text:p>Warm Int/ Expel Cold</text:p>
          </table:table-cell>
          <table:table-cell office:value-type="string">
            <text:p>Warm the Interior and Expel Cold </text:p>
          </table:table-cell>
          <table:table-cell office:value-type="string">
            <text:p>Bi Ba</text:p>
          </table:table-cell>
          <table:table-cell office:value-type="string">
            <text:p>蓽菝</text:p>
          </table:table-cell>
          <table:table-cell office:value-type="string">
            <text:p>long pepper fruit</text:p>
          </table:table-cell>
          <table:table-cell office:value-type="string">
            <text:p>Piperis Longi Fructus</text:p>
          </table:table-cell>
          <table:table-cell table:number-columns-repeated="1018"/>
        </table:table-row>
        <table:table-row table:style-name="ro1">
          <table:table-cell office:value-type="string">
            <text:p>Warm Int/ Expel Cold</text:p>
          </table:table-cell>
          <table:table-cell office:value-type="string">
            <text:p>Warm the Interior and Expel Cold </text:p>
          </table:table-cell>
          <table:table-cell office:value-type="string">
            <text:p>Bi Cheng Qie</text:p>
          </table:table-cell>
          <table:table-cell office:value-type="string">
            <text:p>蓽荿茄</text:p>
          </table:table-cell>
          <table:table-cell office:value-type="string">
            <text:p>cubeb fruit</text:p>
          </table:table-cell>
          <table:table-cell office:value-type="string">
            <text:p>Litseae Fructus</text:p>
          </table:table-cell>
          <table:table-cell table:number-columns-repeated="1018"/>
        </table:table-row>
        <table:table-row table:style-name="ro1">
          <table:table-cell office:value-type="string">
            <text:p>Warm Int/ Expel Cold</text:p>
          </table:table-cell>
          <table:table-cell office:value-type="string">
            <text:p>Warm the Interior and Expel Cold </text:p>
          </table:table-cell>
          <table:table-cell office:value-type="string">
            <text:p>Cao Wu</text:p>
          </table:table-cell>
          <table:table-cell office:value-type="string">
            <text:p>草烏</text:p>
          </table:table-cell>
          <table:table-cell office:value-type="string">
            <text:p>wild aconite</text:p>
          </table:table-cell>
          <table:table-cell office:value-type="string">
            <text:p>Radix Aconiti Kusnezoffii</text:p>
          </table:table-cell>
          <table:table-cell table:number-columns-repeated="1018"/>
        </table:table-row>
        <table:table-row table:style-name="ro1">
          <table:table-cell office:value-type="string">
            <text:p>Warm Int/ Expel Cold</text:p>
          </table:table-cell>
          <table:table-cell office:value-type="string">
            <text:p>Warm the Interior and Expel Cold </text:p>
          </table:table-cell>
          <table:table-cell office:value-type="string">
            <text:p>Chuan Jiao</text:p>
          </table:table-cell>
          <table:table-cell office:value-type="string">
            <text:p>川椒</text:p>
          </table:table-cell>
          <table:table-cell office:value-type="string">
            <text:p>fruit of Sichuan pepper/ Chinese prickly-ash/ zanthoxylum</text:p>
          </table:table-cell>
          <table:table-cell office:value-type="string">
            <text:p>Pericarpium Zanthoxyli Bungeani</text:p>
          </table:table-cell>
          <table:table-cell table:number-columns-repeated="1018"/>
        </table:table-row>
        <table:table-row table:style-name="ro1">
          <table:table-cell office:value-type="string">
            <text:p>Warm Int/ Expel Cold</text:p>
          </table:table-cell>
          <table:table-cell office:value-type="string">
            <text:p>Warm the Interior and Expel Cold </text:p>
          </table:table-cell>
          <table:table-cell office:value-type="string">
            <text:p>Chuan Wu</text:p>
          </table:table-cell>
          <table:table-cell office:value-type="string">
            <text:p>川烏</text:p>
          </table:table-cell>
          <table:table-cell office:value-type="string">
            <text:p>Sichuan aconite main root</text:p>
          </table:table-cell>
          <table:table-cell office:value-type="string">
            <text:p>Radix Aconiti Carmichaeli</text:p>
          </table:table-cell>
          <table:table-cell table:number-columns-repeated="1018"/>
        </table:table-row>
        <table:table-row table:style-name="ro1">
          <table:table-cell office:value-type="string">
            <text:p>Warm Int/ Expel Cold</text:p>
          </table:table-cell>
          <table:table-cell office:value-type="string">
            <text:p>Warm the Interior and Expel Cold </text:p>
          </table:table-cell>
          <table:table-cell office:value-type="string">
            <text:p>Ding Xiang</text:p>
          </table:table-cell>
          <table:table-cell office:value-type="string">
            <text:p>丁香</text:p>
          </table:table-cell>
          <table:table-cell office:value-type="string">
            <text:p>clove</text:p>
          </table:table-cell>
          <table:table-cell office:value-type="string">
            <text:p>Caryophylli Flos</text:p>
          </table:table-cell>
          <table:table-cell table:number-columns-repeated="1018"/>
        </table:table-row>
        <table:table-row table:style-name="ro1">
          <table:table-cell office:value-type="string">
            <text:p>Warm Int/ Expel Cold</text:p>
          </table:table-cell>
          <table:table-cell office:value-type="string">
            <text:p>Warm the Interior and Expel Cold </text:p>
          </table:table-cell>
          <table:table-cell office:value-type="string">
            <text:p>Fu Zi</text:p>
          </table:table-cell>
          <table:table-cell office:value-type="string">
            <text:p>附子</text:p>
          </table:table-cell>
          <table:table-cell office:value-type="string">
            <text:p>Prepared daughter root of Sichuan aconite</text:p>
          </table:table-cell>
          <table:table-cell office:value-type="string">
            <text:p>Radix Lateralis Aconiti Carmichaeli Praeparata</text:p>
          </table:table-cell>
          <table:table-cell table:number-columns-repeated="1018"/>
        </table:table-row>
        <table:table-row table:style-name="ro1">
          <table:table-cell office:value-type="string">
            <text:p>Warm Int/ Expel Cold</text:p>
          </table:table-cell>
          <table:table-cell office:value-type="string">
            <text:p>Warm the Interior and Expel Cold </text:p>
          </table:table-cell>
          <table:table-cell office:value-type="string">
            <text:p>Gan Jiang</text:p>
          </table:table-cell>
          <table:table-cell office:value-type="string">
            <text:p>乾姜</text:p>
          </table:table-cell>
          <table:table-cell office:value-type="string">
            <text:p>dried ginger rhizome</text:p>
          </table:table-cell>
          <table:table-cell office:value-type="string">
            <text:p>Zingiberis Rhizoma</text:p>
          </table:table-cell>
          <table:table-cell table:number-columns-repeated="1018"/>
        </table:table-row>
        <table:table-row table:style-name="ro1">
          <table:table-cell office:value-type="string">
            <text:p>Warm Int/ Expel Cold</text:p>
          </table:table-cell>
          <table:table-cell office:value-type="string">
            <text:p>Warm the Interior and Expel Cold </text:p>
          </table:table-cell>
          <table:table-cell office:value-type="string">
            <text:p>Gao Liang Jiang</text:p>
          </table:table-cell>
          <table:table-cell office:value-type="string">
            <text:p>高良姜</text:p>
          </table:table-cell>
          <table:table-cell office:value-type="string">
            <text:p>lesser galangal rhizome/ galanga</text:p>
          </table:table-cell>
          <table:table-cell office:value-type="string">
            <text:p>Alpiniae officinarum Rhizoma</text:p>
          </table:table-cell>
          <table:table-cell table:number-columns-repeated="1018"/>
        </table:table-row>
        <table:table-row table:style-name="ro1">
          <table:table-cell office:value-type="string">
            <text:p>Warm Int/ Expel Cold</text:p>
          </table:table-cell>
          <table:table-cell office:value-type="string">
            <text:p>Warm the Interior and Expel Cold </text:p>
          </table:table-cell>
          <table:table-cell office:value-type="string">
            <text:p>Guan Gui</text:p>
          </table:table-cell>
          <table:table-cell office:value-type="string">
            <text:p>官桂</text:p>
          </table:table-cell>
          <table:table-cell office:value-type="string">
            <text:p>Cinnamon bark/ inner bark of Siagon cinnamon</text:p>
          </table:table-cell>
          <table:table-cell office:value-type="string">
            <text:p>Cinnamomi Cortex</text:p>
          </table:table-cell>
          <table:table-cell table:number-columns-repeated="1018"/>
        </table:table-row>
        <table:table-row table:style-name="ro1">
          <table:table-cell office:value-type="string">
            <text:p>Warm Int/ Expel Cold</text:p>
          </table:table-cell>
          <table:table-cell office:value-type="string">
            <text:p>Warm the Interior and Expel Cold </text:p>
          </table:table-cell>
          <table:table-cell office:value-type="string">
            <text:p>Hu Jiao</text:p>
          </table:table-cell>
          <table:table-cell office:value-type="string">
            <text:p>胡椒</text:p>
          </table:table-cell>
          <table:table-cell office:value-type="string">
            <text:p>pepper</text:p>
          </table:table-cell>
          <table:table-cell office:value-type="string">
            <text:p>Piperis Fructus</text:p>
          </table:table-cell>
          <table:table-cell table:number-columns-repeated="1018"/>
        </table:table-row>
        <table:table-row table:style-name="ro1">
          <table:table-cell office:value-type="string">
            <text:p>Warm Int/ Expel Cold</text:p>
          </table:table-cell>
          <table:table-cell office:value-type="string">
            <text:p>Warm the Interior and Expel Cold </text:p>
          </table:table-cell>
          <table:table-cell office:value-type="string">
            <text:p>Hua Jiao</text:p>
          </table:table-cell>
          <table:table-cell office:value-type="string">
            <text:p>花椒</text:p>
          </table:table-cell>
          <table:table-cell office:value-type="string">
            <text:p>Sichuan pepper/ zanthoxylum/ Chinese prickly-ash</text:p>
          </table:table-cell>
          <table:table-cell office:value-type="string">
            <text:p>Zanthoxyli Pericarpium</text:p>
          </table:table-cell>
          <table:table-cell table:number-columns-repeated="1018"/>
        </table:table-row>
        <table:table-row table:style-name="ro1">
          <table:table-cell office:value-type="string">
            <text:p>Warm Int/ Expel Cold</text:p>
          </table:table-cell>
          <table:table-cell office:value-type="string">
            <text:p>Warm the Interior and Expel Cold </text:p>
          </table:table-cell>
          <table:table-cell office:value-type="string">
            <text:p>Rou Gui</text:p>
          </table:table-cell>
          <table:table-cell office:value-type="string">
            <text:p>肉桂</text:p>
          </table:table-cell>
          <table:table-cell office:value-type="string">
            <text:p>inner bark of Saigon cinnamon/ cinnamon bark</text:p>
          </table:table-cell>
          <table:table-cell office:value-type="string">
            <text:p>Cinnamomi Cortex</text:p>
          </table:table-cell>
          <table:table-cell table:number-columns-repeated="1018"/>
        </table:table-row>
        <table:table-row table:style-name="ro1">
          <table:table-cell office:value-type="string">
            <text:p>Warm Int/ Expel Cold</text:p>
          </table:table-cell>
          <table:table-cell office:value-type="string">
            <text:p>Warm the Interior and Expel Cold </text:p>
          </table:table-cell>
          <table:table-cell office:value-type="string">
            <text:p>Wu Zhu Yu</text:p>
          </table:table-cell>
          <table:table-cell office:value-type="string">
            <text:p>吳茱萸</text:p>
          </table:table-cell>
          <table:table-cell office:value-type="string">
            <text:p>evodia fruit</text:p>
          </table:table-cell>
          <table:table-cell office:value-type="string">
            <text:p>Fructus Evodiae Rutaecarpae</text:p>
          </table:table-cell>
          <table:table-cell table:number-columns-repeated="1018"/>
        </table:table-row>
        <table:table-row table:style-name="ro1">
          <table:table-cell office:value-type="string">
            <text:p>Warm Int/ Expel Cold</text:p>
          </table:table-cell>
          <table:table-cell office:value-type="string">
            <text:p>Warm the Interior and Expel Cold </text:p>
          </table:table-cell>
          <table:table-cell office:value-type="string">
            <text:p>Xiao Hui Xiang</text:p>
          </table:table-cell>
          <table:table-cell office:value-type="string">
            <text:p>小茴香</text:p>
          </table:table-cell>
          <table:table-cell office:value-type="string">
            <text:p>fennel fruit</text:p>
          </table:table-cell>
          <table:table-cell office:value-type="string">
            <text:p>Foeniculi Fructus</text:p>
          </table:table-cell>
          <table:table-cell table:number-columns-repeated="1018"/>
        </table:table-row>
        <table:table-row table:style-name="ro1">
          <table:table-cell office:value-type="string">
            <text:p>Warm Int/ Expel Cold</text:p>
          </table:table-cell>
          <table:table-cell office:value-type="string">
            <text:p>Warm the Interior and Expel Cold </text:p>
          </table:table-cell>
          <table:table-cell office:value-type="string">
            <text:p>Zhi Cao Wu</text:p>
          </table:table-cell>
          <table:table-cell office:value-type="string">
            <text:p>製草烏</text:p>
          </table:table-cell>
          <table:table-cell office:value-type="string">
            <text:p>processed wild aconite root</text:p>
          </table:table-cell>
          <table:table-cell office:value-type="string">
            <text:p>Aconiti Kusnezoffii Radix Praeparatae</text:p>
          </table:table-cell>
          <table:table-cell table:number-columns-repeated="1018"/>
        </table:table-row>
        <table:table-row table:style-name="ro1">
          <table:table-cell office:value-type="string">
            <text:p>Warm Int/ Expel Cold</text:p>
          </table:table-cell>
          <table:table-cell office:value-type="string">
            <text:p>Warm the Interior and Expel Cold </text:p>
          </table:table-cell>
          <table:table-cell office:value-type="string">
            <text:p>Zhi Chuan Wu</text:p>
          </table:table-cell>
          <table:table-cell office:value-type="string">
            <text:p>製川烏</text:p>
          </table:table-cell>
          <table:table-cell office:value-type="string">
            <text:p>processed Sichuan aconite main root</text:p>
          </table:table-cell>
          <table:table-cell office:value-type="string">
            <text:p>Aconiti Radix preparata</text:p>
          </table:table-cell>
          <table:table-cell table:number-columns-repeated="1018"/>
        </table:table-row>
        <table:table-row table:style-name="ro1">
          <table:table-cell office:value-type="string">
            <text:p>Warm Int/ Expel Cold</text:p>
          </table:table-cell>
          <table:table-cell office:value-type="string">
            <text:p>Warm the Interior and Expel Cold </text:p>
          </table:table-cell>
          <table:table-cell office:value-type="string">
            <text:p>Zhi Fu Zi</text:p>
          </table:table-cell>
          <table:table-cell office:value-type="string">
            <text:p>製附子</text:p>
          </table:table-cell>
          <table:table-cell office:value-type="string">
            <text:p>processed aconite accessory root/ daughter root of Sichuan aconite</text:p>
          </table:table-cell>
          <table:table-cell office:value-type="string">
            <text:p>Aconiti Radix lateralis preparata</text:p>
          </table:table-cell>
          <table:table-cell table:number-columns-repeated="1018"/>
        </table:table-row>
        <table:table-row table:style-name="ro1" table:number-rows-repeated="10480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ulas" table:style-name="ta1" table:print="false"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2">
          <table:table-cell office:value-type="string">
            <text:p>Clear Heat from the Qi Level </text:p>
          </table:table-cell>
          <table:table-cell office:value-type="string">
            <text:p><text:a xlink:href="">Zhi Zi Gan Jiang Tang</text:a></text:p>
          </table:table-cell>
          <table:table-cell office:value-type="string">
            <text:p> </text:p>
          </table:table-cell>
          <table:table-cell office:value-type="string">
            <text:p>Gardenia and Ginger Decoction</text:p>
          </table:table-cell>
        </table:table-row>
        <table:table-row table:style-name="ro2">
          <table:table-cell office:value-type="string">
            <text:p>Clear Heat from the Qi Level </text:p>
          </table:table-cell>
          <table:table-cell office:value-type="string">
            <text:p><text:a xlink:href="">Bai Hu Cheng Qi Tang</text:a></text:p>
          </table:table-cell>
          <table:table-cell office:value-type="string">
            <text:p>白虎承氣湯</text:p>
          </table:table-cell>
          <table:table-cell office:value-type="string">
            <text:p>White Tiger and Order the Qi Decoction</text:p>
          </table:table-cell>
        </table:table-row>
        <table:table-row table:style-name="ro2">
          <table:table-cell office:value-type="string">
            <text:p>Clear Heat from the Qi Level </text:p>
          </table:table-cell>
          <table:table-cell office:value-type="string">
            <text:p><text:a xlink:href="">Bai Hu Jia Cang Zhu Tang</text:a></text:p>
          </table:table-cell>
          <table:table-cell office:value-type="string">
            <text:p> </text:p>
          </table:table-cell>
          <table:table-cell office:value-type="string">
            <text:p>White Tiger plus Atractylodis Decoction</text:p>
          </table:table-cell>
        </table:table-row>
        <table:table-row table:style-name="ro2">
          <table:table-cell office:value-type="string">
            <text:p>Clear Heat from the Qi Level </text:p>
          </table:table-cell>
          <table:table-cell office:value-type="string">
            <text:p><text:a xlink:href="">Bai Hu Jia Gui Zi Tang</text:a></text:p>
          </table:table-cell>
          <table:table-cell office:value-type="string">
            <text:p>白虎加桂枝湯</text:p>
          </table:table-cell>
          <table:table-cell office:value-type="string">
            <text:p>White Tiger plus Cinnamon Twig Decoction</text:p>
          </table:table-cell>
        </table:table-row>
        <table:table-row table:style-name="ro2">
          <table:table-cell office:value-type="string">
            <text:p>Clear Heat from the Qi Level </text:p>
          </table:table-cell>
          <table:table-cell office:value-type="string">
            <text:p><text:a xlink:href="">Bai Hu Jia Ren Shen Tang</text:a></text:p>
          </table:table-cell>
          <table:table-cell office:value-type="string">
            <text:p>白虎加人參湯</text:p>
          </table:table-cell>
          <table:table-cell office:value-type="string">
            <text:p>White Tiger plus Ginseng Decoction</text:p>
          </table:table-cell>
        </table:table-row>
        <table:table-row table:style-name="ro2">
          <table:table-cell office:value-type="string">
            <text:p>Clear Heat from the Qi Level </text:p>
          </table:table-cell>
          <table:table-cell office:value-type="string">
            <text:p><text:a xlink:href="">Bai Hu Tang</text:a></text:p>
          </table:table-cell>
          <table:table-cell office:value-type="string">
            <text:p>白虎湯</text:p>
          </table:table-cell>
          <table:table-cell office:value-type="string">
            <text:p>White Tiger Decoction</text:p>
          </table:table-cell>
        </table:table-row>
        <table:table-row table:style-name="ro2">
          <table:table-cell office:value-type="string">
            <text:p>Clear Heat from the Qi Level </text:p>
          </table:table-cell>
          <table:table-cell office:value-type="string">
            <text:p><text:a xlink:href="">Chai Hu Bai Hu Tang</text:a></text:p>
          </table:table-cell>
          <table:table-cell office:value-type="string">
            <text:p> </text:p>
          </table:table-cell>
          <table:table-cell office:value-type="string">
            <text:p>Bupleurum White Tiger Decoction</text:p>
          </table:table-cell>
        </table:table-row>
        <table:table-row table:style-name="ro2">
          <table:table-cell office:value-type="string">
            <text:p>Clear Heat from the Qi Level </text:p>
          </table:table-cell>
          <table:table-cell office:value-type="string">
            <text:p><text:a xlink:href="">Ling Xi Bai Hu Tang</text:a></text:p>
          </table:table-cell>
          <table:table-cell office:value-type="string">
            <text:p> </text:p>
          </table:table-cell>
          <table:table-cell office:value-type="string">
            <text:p>White Tiger with Antelope and Rhinoceros</text:p>
          </table:table-cell>
        </table:table-row>
        <table:table-row table:style-name="ro2">
          <table:table-cell office:value-type="string">
            <text:p>Clear Heat from the Qi Level </text:p>
          </table:table-cell>
          <table:table-cell office:value-type="string">
            <text:p><text:a xlink:href="">Zhen Ni Bai Hu Tang</text:a></text:p>
          </table:table-cell>
          <table:table-cell office:value-type="string">
            <text:p> </text:p>
          </table:table-cell>
          <table:table-cell office:value-type="string">
            <text:p>White Tiger Decoction to Suppress Rebellion</text:p>
          </table:table-cell>
        </table:table-row>
        <table:table-row table:style-name="ro2">
          <table:table-cell office:value-type="string">
            <text:p>Clear Heat from the Qi Level </text:p>
          </table:table-cell>
          <table:table-cell office:value-type="string">
            <text:p><text:a xlink:href="">Zhi Shi Zhi Zi Chi Tang</text:a></text:p>
          </table:table-cell>
          <table:table-cell office:value-type="string">
            <text:p> </text:p>
          </table:table-cell>
          <table:table-cell office:value-type="string">
            <text:p>Bitter Orange/ Gardenia/ and Prepared Soybean Decoction</text:p>
          </table:table-cell>
        </table:table-row>
        <table:table-row table:style-name="ro2">
          <table:table-cell office:value-type="string">
            <text:p>Clear Heat from the Qi Level </text:p>
          </table:table-cell>
          <table:table-cell office:value-type="string">
            <text:p><text:a xlink:href="">Zhi Zi Da Huang Tang</text:a></text:p>
          </table:table-cell>
          <table:table-cell office:value-type="string">
            <text:p> </text:p>
          </table:table-cell>
          <table:table-cell office:value-type="string">
            <text:p>Gardenia and Rhubarb Decoction</text:p>
          </table:table-cell>
        </table:table-row>
        <table:table-row table:style-name="ro2">
          <table:table-cell office:value-type="string">
            <text:p>Clear Heat from the Qi Level </text:p>
          </table:table-cell>
          <table:table-cell office:value-type="string">
            <text:p><text:a xlink:href="">Zhi Zi Dou Chi Tang</text:a></text:p>
          </table:table-cell>
          <table:table-cell office:value-type="string">
            <text:p>梔子豆豉湯</text:p>
          </table:table-cell>
          <table:table-cell office:value-type="string">
            <text:p>Gardenia and Prepared Soybean Decoction</text:p>
          </table:table-cell>
        </table:table-row>
        <table:table-row table:style-name="ro2">
          <table:table-cell office:value-type="string">
            <text:p>Clear Heat from the Qi Level </text:p>
          </table:table-cell>
          <table:table-cell office:value-type="string">
            <text:p><text:a xlink:href="">Zhi Zi Gan Cao Chi Tang</text:a></text:p>
          </table:table-cell>
          <table:table-cell office:value-type="string">
            <text:p> </text:p>
          </table:table-cell>
          <table:table-cell office:value-type="string">
            <text:p>Gardenia/ Licorice/ and Prepared Soybean Decoction</text:p>
          </table:table-cell>
        </table:table-row>
        <table:table-row table:style-name="ro2">
          <table:table-cell office:value-type="string">
            <text:p>Clear Heat from the Qi Level </text:p>
          </table:table-cell>
          <table:table-cell office:value-type="string">
            <text:p><text:a xlink:href="">Zhi Zi Hou Po Tang</text:a></text:p>
          </table:table-cell>
          <table:table-cell office:value-type="string">
            <text:p> </text:p>
          </table:table-cell>
          <table:table-cell office:value-type="string">
            <text:p>Gardenia and Magnolia Bark Decoction</text:p>
          </table:table-cell>
        </table:table-row>
        <table:table-row table:style-name="ro2">
          <table:table-cell office:value-type="string">
            <text:p>Clear Heat from the Qi Level </text:p>
          </table:table-cell>
          <table:table-cell office:value-type="string">
            <text:p><text:a xlink:href="">Zhi Zi Sheng Jiang Chi Tang</text:a></text:p>
          </table:table-cell>
          <table:table-cell office:value-type="string">
            <text:p> </text:p>
          </table:table-cell>
          <table:table-cell office:value-type="string">
            <text:p>Gardenia/ Fresh Ginger/ and Prepared Soybean Decoction</text:p>
          </table:table-cell>
        </table:table-row>
        <table:table-row table:style-name="ro2">
          <table:table-cell office:value-type="string">
            <text:p>Clear Heat from the Qi Level </text:p>
          </table:table-cell>
          <table:table-cell office:value-type="string">
            <text:p><text:a xlink:href="">Zhu Ye Shi Gao Tang</text:a></text:p>
          </table:table-cell>
          <table:table-cell office:value-type="string">
            <text:p>竹葉石膏湯</text:p>
          </table:table-cell>
          <table:table-cell office:value-type="string">
            <text:p>Lophatherus and Gypsum Decoction</text:p>
          </table:table-cell>
        </table:table-row>
        <table:table-row table:style-name="ro2">
          <table:table-cell office:value-type="string">
            <text:p>Warm the Channels and Disperse Cold</text:p>
          </table:table-cell>
          <table:table-cell office:value-type="string">
            <text:p><text:a xlink:href="">Dang Gui Si Ni Tang</text:a></text:p>
          </table:table-cell>
          <table:table-cell office:value-type="string">
            <text:p>當歸四逆湯</text:p>
          </table:table-cell>
          <table:table-cell office:value-type="string">
            <text:p>Tangkuei Decoction for Frigid Extremities</text:p>
          </table:table-cell>
        </table:table-row>
        <table:table-row table:style-name="ro2">
          <table:table-cell office:value-type="string">
            <text:p>Warm the Channels and Disperse Cold</text:p>
          </table:table-cell>
          <table:table-cell office:value-type="string">
            <text:p><text:a xlink:href="">Yang He Tang</text:a></text:p>
          </table:table-cell>
          <table:table-cell office:value-type="string">
            <text:p>陽和湯</text:p>
          </table:table-cell>
          <table:table-cell office:value-type="string">
            <text:p>Yang-Heartening Decoction</text:p>
          </table:table-cell>
        </table:table-row>
        <table:table-row table:style-name="ro2">
          <table:table-cell office:value-type="string">
            <text:p>Warm the Middle and Dispel Cold </text:p>
          </table:table-cell>
          <table:table-cell office:value-type="string">
            <text:p><text:a xlink:href="">Da Jian Zhong Tang</text:a></text:p>
          </table:table-cell>
          <table:table-cell office:value-type="string">
            <text:p>大建中湯</text:p>
          </table:table-cell>
          <table:table-cell office:value-type="string">
            <text:p>Major Construct the Middle Decoction</text:p>
          </table:table-cell>
        </table:table-row>
        <table:table-row table:style-name="ro2">
          <table:table-cell office:value-type="string">
            <text:p>Warm the Middle and Dispel Cold </text:p>
          </table:table-cell>
          <table:table-cell office:value-type="string">
            <text:p><text:a xlink:href="">Gan Cao Gan Jiang Tang</text:a></text:p>
          </table:table-cell>
          <table:table-cell office:value-type="string">
            <text:p>甘草乾薑湯</text:p>
          </table:table-cell>
          <table:table-cell office:value-type="string">
            <text:p>Licorice and Ginger Decoction</text:p>
          </table:table-cell>
        </table:table-row>
        <table:table-row table:style-name="ro2">
          <table:table-cell office:value-type="string">
            <text:p>Warm the Middle and Dispel Cold </text:p>
          </table:table-cell>
          <table:table-cell office:value-type="string">
            <text:p><text:a xlink:href="">Li Zhong Wan</text:a></text:p>
          </table:table-cell>
          <table:table-cell office:value-type="string">
            <text:p>理中丸</text:p>
          </table:table-cell>
          <table:table-cell office:value-type="string">
            <text:p>Regulate the Middle Pill</text:p>
          </table:table-cell>
        </table:table-row>
        <table:table-row table:style-name="ro2">
          <table:table-cell office:value-type="string">
            <text:p>Warm the Middle and Dispel Cold </text:p>
          </table:table-cell>
          <table:table-cell office:value-type="string">
            <text:p><text:a xlink:href="">Wu Zhu Yu Tang</text:a></text:p>
          </table:table-cell>
          <table:table-cell office:value-type="string">
            <text:p>吳茱萸湯</text:p>
          </table:table-cell>
          <table:table-cell office:value-type="string">
            <text:p>Evodia Decoction</text:p>
          </table:table-cell>
        </table:table-row>
        <table:table-row table:style-name="ro2">
          <table:table-cell office:value-type="string">
            <text:p>Warm the Middle and Dispel Cold </text:p>
          </table:table-cell>
          <table:table-cell office:value-type="string">
            <text:p><text:a xlink:href="">Xiao Jian Zhong Tang</text:a></text:p>
          </table:table-cell>
          <table:table-cell office:value-type="string">
            <text:p>小建中湯</text:p>
          </table:table-cell>
          <table:table-cell office:value-type="string">
            <text:p>Minor Construct the Middle Decoction</text:p>
          </table:table-cell>
        </table:table-row>
        <table:table-row table:style-name="ro2">
          <table:table-cell office:value-type="string">
            <text:p>Rescue Devastated Yang </text:p>
          </table:table-cell>
          <table:table-cell office:value-type="string">
            <text:p><text:a xlink:href="">Hei Xi Dan</text:a></text:p>
          </table:table-cell>
          <table:table-cell office:value-type="string">
            <text:p>黑錫丹</text:p>
          </table:table-cell>
          <table:table-cell office:value-type="string">
            <text:p>Lead Special pill</text:p>
          </table:table-cell>
        </table:table-row>
        <table:table-row table:style-name="ro2">
          <table:table-cell office:value-type="string">
            <text:p>Rescue Devastated Yang </text:p>
          </table:table-cell>
          <table:table-cell office:value-type="string">
            <text:p><text:a xlink:href="">Shen Fu Tang</text:a></text:p>
          </table:table-cell>
          <table:table-cell office:value-type="string">
            <text:p>蔘附湯</text:p>
          </table:table-cell>
          <table:table-cell office:value-type="string">
            <text:p>Ginseng and Prepared Aconite Decoction</text:p>
          </table:table-cell>
        </table:table-row>
        <table:table-row table:style-name="ro2">
          <table:table-cell office:value-type="string">
            <text:p>Rescue Devastated Yang </text:p>
          </table:table-cell>
          <table:table-cell office:value-type="string">
            <text:p><text:a xlink:href="">Si Ni Tang</text:a></text:p>
          </table:table-cell>
          <table:table-cell office:value-type="string">
            <text:p>四逆湯</text:p>
          </table:table-cell>
          <table:table-cell office:value-type="string">
            <text:p>Frigid Extremities Decoction</text:p>
          </table:table-cell>
        </table:table-row>
        <table:table-row table:style-name="ro2">
          <table:table-cell office:value-type="string">
            <text:p>Tonify the Qi </text:p>
          </table:table-cell>
          <table:table-cell office:value-type="string">
            <text:p><text:a xlink:href="">Jia Jian Sheng Mai San</text:a></text:p>
          </table:table-cell>
          <table:table-cell office:value-type="string">
            <text:p> </text:p>
          </table:table-cell>
          <table:table-cell office:value-type="string">
            <text:p>Modified Generate the Pulse Powder</text:p>
          </table:table-cell>
        </table:table-row>
        <table:table-row table:style-name="ro2">
          <table:table-cell office:value-type="string">
            <text:p>Tonify the Qi </text:p>
          </table:table-cell>
          <table:table-cell office:value-type="string">
            <text:p><text:a xlink:href="">Bao Yuan Tang</text:a></text:p>
          </table:table-cell>
          <table:table-cell office:value-type="string">
            <text:p> </text:p>
          </table:table-cell>
          <table:table-cell office:value-type="string">
            <text:p>Preserve the Basal Decoction</text:p>
          </table:table-cell>
        </table:table-row>
        <table:table-row table:style-name="ro2">
          <table:table-cell office:value-type="string">
            <text:p>Tonify the Qi </text:p>
          </table:table-cell>
          <table:table-cell office:value-type="string">
            <text:p><text:a xlink:href="">Bu Fei Tang</text:a></text:p>
          </table:table-cell>
          <table:table-cell office:value-type="string">
            <text:p>補肺湯</text:p>
          </table:table-cell>
          <table:table-cell office:value-type="string">
            <text:p>Tonify the Lungs Decoction</text:p>
          </table:table-cell>
        </table:table-row>
        <table:table-row table:style-name="ro2">
          <table:table-cell office:value-type="string">
            <text:p>Tonify the Qi </text:p>
          </table:table-cell>
          <table:table-cell office:value-type="string">
            <text:p><text:a xlink:href="">Bu Zhong Yi Qi Tang</text:a></text:p>
          </table:table-cell>
          <table:table-cell office:value-type="string">
            <text:p>補中益氣湯</text:p>
          </table:table-cell>
          <table:table-cell office:value-type="string">
            <text:p>Tonify the Middle and Augment the Qi Decoction</text:p>
          </table:table-cell>
        </table:table-row>
        <table:table-row table:style-name="ro2">
          <table:table-cell office:value-type="string">
            <text:p>Tonify the Qi </text:p>
          </table:table-cell>
          <table:table-cell office:value-type="string">
            <text:p><text:a xlink:href="">Gu Zhen Tang</text:a></text:p>
          </table:table-cell>
          <table:table-cell office:value-type="string">
            <text:p> </text:p>
          </table:table-cell>
          <table:table-cell office:value-type="string">
            <text:p>Stabilize the True Decoction</text:p>
          </table:table-cell>
        </table:table-row>
        <table:table-row table:style-name="ro2">
          <table:table-cell office:value-type="string">
            <text:p>Tonify the Qi </text:p>
          </table:table-cell>
          <table:table-cell office:value-type="string">
            <text:p><text:a xlink:href="">Jia Jian Bu Zhong Yi Qi Tang</text:a></text:p>
          </table:table-cell>
          <table:table-cell office:value-type="string">
            <text:p> </text:p>
          </table:table-cell>
          <table:table-cell office:value-type="string">
            <text:p>Modified Tonify the Middle and Augment the Qi Decoction</text:p>
          </table:table-cell>
        </table:table-row>
        <table:table-row table:style-name="ro2">
          <table:table-cell office:value-type="string">
            <text:p>Tonify the Qi </text:p>
          </table:table-cell>
          <table:table-cell office:value-type="string">
            <text:p><text:a xlink:href="">Ju Yuan Jian</text:a></text:p>
          </table:table-cell>
          <table:table-cell office:value-type="string">
            <text:p> </text:p>
          </table:table-cell>
          <table:table-cell office:value-type="string">
            <text:p>Lift the Source Decoction</text:p>
          </table:table-cell>
        </table:table-row>
        <table:table-row table:style-name="ro2">
          <table:table-cell office:value-type="string">
            <text:p>Tonify the Qi </text:p>
          </table:table-cell>
          <table:table-cell office:value-type="string">
            <text:p><text:a xlink:href="">Liu Jun Zi Tang</text:a></text:p>
          </table:table-cell>
          <table:table-cell office:value-type="string">
            <text:p>六君子湯</text:p>
          </table:table-cell>
          <table:table-cell office:value-type="string">
            <text:p>Six Gentleman Decoction</text:p>
          </table:table-cell>
        </table:table-row>
        <table:table-row table:style-name="ro2">
          <table:table-cell office:value-type="string">
            <text:p>Tonify the Qi </text:p>
          </table:table-cell>
          <table:table-cell office:value-type="string">
            <text:p><text:a xlink:href="">Liu Shen San</text:a></text:p>
          </table:table-cell>
          <table:table-cell office:value-type="string">
            <text:p> </text:p>
          </table:table-cell>
          <table:table-cell office:value-type="string">
            <text:p>Six Miracle Powder From Standards of Patterns and Treatments</text:p>
          </table:table-cell>
        </table:table-row>
        <table:table-row table:style-name="ro2">
          <table:table-cell office:value-type="string">
            <text:p>Tonify the Qi </text:p>
          </table:table-cell>
          <table:table-cell office:value-type="string">
            <text:p><text:a xlink:href="">Ren Shen Ge Jie San</text:a></text:p>
          </table:table-cell>
          <table:table-cell office:value-type="string">
            <text:p>人參蛤蚧散</text:p>
          </table:table-cell>
          <table:table-cell office:value-type="string">
            <text:p>Ginseng and Gecko Powder</text:p>
          </table:table-cell>
        </table:table-row>
        <table:table-row table:style-name="ro2">
          <table:table-cell office:value-type="string">
            <text:p>Tonify the Qi </text:p>
          </table:table-cell>
          <table:table-cell office:value-type="string">
            <text:p><text:a xlink:href="">Ren Shen Hu Tao Tang</text:a></text:p>
          </table:table-cell>
          <table:table-cell office:value-type="string">
            <text:p> </text:p>
          </table:table-cell>
          <table:table-cell office:value-type="string">
            <text:p>Ginseng and Walnut Decoction</text:p>
          </table:table-cell>
        </table:table-row>
        <table:table-row table:style-name="ro2">
          <table:table-cell office:value-type="string">
            <text:p>Tonify the Qi </text:p>
          </table:table-cell>
          <table:table-cell office:value-type="string">
            <text:p><text:a xlink:href="">Shen Ling Bai Zhu San</text:a></text:p>
          </table:table-cell>
          <table:table-cell office:value-type="string">
            <text:p>蔘苓白朮散</text:p>
          </table:table-cell>
          <table:table-cell office:value-type="string">
            <text:p>Ginseng/ Poria/ and Atractylodes Macrocephala Powd</text:p>
          </table:table-cell>
        </table:table-row>
        <table:table-row table:style-name="ro2">
          <table:table-cell office:value-type="string">
            <text:p>Tonify the Qi </text:p>
          </table:table-cell>
          <table:table-cell office:value-type="string">
            <text:p><text:a xlink:href="">Sheng Mai San</text:a></text:p>
          </table:table-cell>
          <table:table-cell office:value-type="string">
            <text:p>生脈散</text:p>
          </table:table-cell>
          <table:table-cell office:value-type="string">
            <text:p>Generate the Pulse powder</text:p>
          </table:table-cell>
        </table:table-row>
        <table:table-row table:style-name="ro2">
          <table:table-cell office:value-type="string">
            <text:p>Tonify the Qi </text:p>
          </table:table-cell>
          <table:table-cell office:value-type="string">
            <text:p><text:a xlink:href="">Sheng Xian Tang</text:a></text:p>
          </table:table-cell>
          <table:table-cell office:value-type="string">
            <text:p> </text:p>
          </table:table-cell>
          <table:table-cell office:value-type="string">
            <text:p>Raise the Sinking Decoction</text:p>
          </table:table-cell>
        </table:table-row>
        <table:table-row table:style-name="ro2">
          <table:table-cell office:value-type="string">
            <text:p>Tonify the Qi </text:p>
          </table:table-cell>
          <table:table-cell office:value-type="string">
            <text:p><text:a xlink:href="">Sheng Yang Yi Wei Tang</text:a></text:p>
          </table:table-cell>
          <table:table-cell office:value-type="string">
            <text:p> </text:p>
          </table:table-cell>
          <table:table-cell office:value-type="string">
            <text:p>Raise the Yang and Benefit the Stomach Decoction</text:p>
          </table:table-cell>
        </table:table-row>
        <table:table-row table:style-name="ro2">
          <table:table-cell office:value-type="string">
            <text:p>Tonify the Qi </text:p>
          </table:table-cell>
          <table:table-cell office:value-type="string">
            <text:p><text:a xlink:href="">Sheng Yu Tang</text:a></text:p>
          </table:table-cell>
          <table:table-cell office:value-type="string">
            <text:p> </text:p>
          </table:table-cell>
          <table:table-cell office:value-type="string">
            <text:p>Sage-Like Healing Decoction</text:p>
          </table:table-cell>
        </table:table-row>
        <table:table-row table:style-name="ro2">
          <table:table-cell office:value-type="string">
            <text:p>Tonify the Qi </text:p>
          </table:table-cell>
          <table:table-cell office:value-type="string">
            <text:p><text:a xlink:href="">Si Jun Zi Tang</text:a></text:p>
          </table:table-cell>
          <table:table-cell office:value-type="string">
            <text:p>四君子湯</text:p>
          </table:table-cell>
          <table:table-cell office:value-type="string">
            <text:p>Four Gentleman Decoction</text:p>
          </table:table-cell>
        </table:table-row>
        <table:table-row table:style-name="ro2">
          <table:table-cell office:value-type="string">
            <text:p>Tonify the Qi </text:p>
          </table:table-cell>
          <table:table-cell office:value-type="string">
            <text:p><text:a xlink:href="">Tiao Zhong Yi Qi Tang</text:a></text:p>
          </table:table-cell>
          <table:table-cell office:value-type="string">
            <text:p> </text:p>
          </table:table-cell>
          <table:table-cell office:value-type="string">
            <text:p>Regulate the Middle and Augment the Qi Decoction</text:p>
          </table:table-cell>
        </table:table-row>
        <table:table-row table:style-name="ro2">
          <table:table-cell office:value-type="string">
            <text:p>Tonify the Qi </text:p>
          </table:table-cell>
          <table:table-cell office:value-type="string">
            <text:p><text:a xlink:href="">Xiang Sha Liu Jun Zi Tang</text:a></text:p>
          </table:table-cell>
          <table:table-cell office:value-type="string">
            <text:p>香砂六君子湯</text:p>
          </table:table-cell>
          <table:table-cell office:value-type="string">
            <text:p>Six Gentlemen Decoction with Aucklandia and Amomum</text:p>
          </table:table-cell>
        </table:table-row>
        <table:table-row table:style-name="ro2">
          <table:table-cell office:value-type="string">
            <text:p>Tonify the Qi </text:p>
          </table:table-cell>
          <table:table-cell office:value-type="string">
            <text:p><text:a xlink:href="">Xiang Sha Yang Wei Tang</text:a></text:p>
          </table:table-cell>
          <table:table-cell office:value-type="string">
            <text:p>香砂養胃湯</text:p>
          </table:table-cell>
          <table:table-cell office:value-type="string">
            <text:p>Nourish the Stomach Decoction with Aucklandia and</text:p>
          </table:table-cell>
        </table:table-row>
        <table:table-row table:style-name="ro2">
          <table:table-cell office:value-type="string">
            <text:p>Tonify the Qi </text:p>
          </table:table-cell>
          <table:table-cell office:value-type="string">
            <text:p><text:a xlink:href="">Yi Gong San</text:a></text:p>
          </table:table-cell>
          <table:table-cell office:value-type="string">
            <text:p> </text:p>
          </table:table-cell>
          <table:table-cell office:value-type="string">
            <text:p>Extraordinary Merit Powder</text:p>
          </table:table-cell>
        </table:table-row>
        <table:table-row table:style-name="ro2">
          <table:table-cell office:value-type="string">
            <text:p>Tonify the Qi </text:p>
          </table:table-cell>
          <table:table-cell office:value-type="string">
            <text:p><text:a xlink:href="">Yi Qi Cong Ming Tang</text:a></text:p>
          </table:table-cell>
          <table:table-cell office:value-type="string">
            <text:p> </text:p>
          </table:table-cell>
          <table:table-cell office:value-type="string">
            <text:p>Augment the Qi and Increase Acuity Decoction</text:p>
          </table:table-cell>
        </table:table-row>
        <table:table-row table:style-name="ro2">
          <table:table-cell office:value-type="string">
            <text:p>Tonify the Blood </text:p>
          </table:table-cell>
          <table:table-cell office:value-type="string">
            <text:p><text:a xlink:href="">Ai Fu Nuan Gong Wan</text:a></text:p>
          </table:table-cell>
          <table:table-cell office:value-type="string">
            <text:p>艾附暖宮丸</text:p>
          </table:table-cell>
          <table:table-cell office:value-type="string">
            <text:p>Mugwort and Prepared Aconite Pill for Warming the Womb</text:p>
          </table:table-cell>
        </table:table-row>
        <table:table-row table:style-name="ro2">
          <table:table-cell office:value-type="string">
            <text:p>Tonify the Blood </text:p>
          </table:table-cell>
          <table:table-cell office:value-type="string">
            <text:p><text:a xlink:href="">Bu Gan Tang</text:a></text:p>
          </table:table-cell>
          <table:table-cell office:value-type="string">
            <text:p> </text:p>
          </table:table-cell>
          <table:table-cell office:value-type="string">
            <text:p>Tonify the Liver Decoction</text:p>
          </table:table-cell>
        </table:table-row>
        <table:table-row table:style-name="ro2">
          <table:table-cell office:value-type="string">
            <text:p>Tonify the Blood </text:p>
          </table:table-cell>
          <table:table-cell office:value-type="string">
            <text:p><text:a xlink:href="">Dang Gui Ji Xue Teng Tang</text:a></text:p>
          </table:table-cell>
          <table:table-cell office:value-type="string">
            <text:p> </text:p>
          </table:table-cell>
          <table:table-cell office:value-type="string">
            <text:p>Tangkuei and Jixueteng Decoction</text:p>
          </table:table-cell>
        </table:table-row>
        <table:table-row table:style-name="ro2">
          <table:table-cell office:value-type="string">
            <text:p>Tonify the Blood </text:p>
          </table:table-cell>
          <table:table-cell office:value-type="string">
            <text:p><text:a xlink:href="">Dang Gui San</text:a></text:p>
          </table:table-cell>
          <table:table-cell office:value-type="string">
            <text:p> </text:p>
          </table:table-cell>
          <table:table-cell office:value-type="string">
            <text:p>Tangkuei Powder</text:p>
          </table:table-cell>
        </table:table-row>
        <table:table-row table:style-name="ro2">
          <table:table-cell office:value-type="string">
            <text:p>Tonify the Blood </text:p>
          </table:table-cell>
          <table:table-cell office:value-type="string">
            <text:p><text:a xlink:href="">Dang Gui Shao Yao San</text:a></text:p>
          </table:table-cell>
          <table:table-cell office:value-type="string">
            <text:p>當歸芍藥散</text:p>
          </table:table-cell>
          <table:table-cell office:value-type="string">
            <text:p>Tangkuei and Peony Powder</text:p>
          </table:table-cell>
        </table:table-row>
        <table:table-row table:style-name="ro3">
          <table:table-cell office:value-type="string">
            <text:p>Tonify the Blood </text:p>
          </table:table-cell>
          <table:table-cell office:value-type="string">
            <text:p><text:a xlink:href="">Dang Gui Sheng Jiang Yang Rou Tang</text:a></text:p>
          </table:table-cell>
          <table:table-cell office:value-type="string">
            <text:p>當歸生薑羊肉湯</text:p>
          </table:table-cell>
          <table:table-cell office:value-type="string">
            <text:p>Mutton Stew with Tangkuei and Fresh Ginger</text:p>
          </table:table-cell>
        </table:table-row>
        <table:table-row table:style-name="ro2">
          <table:table-cell office:value-type="string">
            <text:p>Tonify the Blood </text:p>
          </table:table-cell>
          <table:table-cell office:value-type="string">
            <text:p><text:a xlink:href="">Guo Qi Yin</text:a></text:p>
          </table:table-cell>
          <table:table-cell office:value-type="string">
            <text:p>過期飲</text:p>
          </table:table-cell>
          <table:table-cell office:value-type="string">
            <text:p>Delayed Menstruation Decoction</text:p>
          </table:table-cell>
        </table:table-row>
        <table:table-row table:style-name="ro2">
          <table:table-cell office:value-type="string">
            <text:p>Tonify the Blood </text:p>
          </table:table-cell>
          <table:table-cell office:value-type="string">
            <text:p><text:a xlink:href="">Jia Wei Si Wu Tang</text:a></text:p>
          </table:table-cell>
          <table:table-cell office:value-type="string">
            <text:p> </text:p>
          </table:table-cell>
          <table:table-cell office:value-type="string">
            <text:p>Augmented Four Substance Decoction</text:p>
          </table:table-cell>
        </table:table-row>
        <table:table-row table:style-name="ro2">
          <table:table-cell office:value-type="string">
            <text:p>Tonify the Blood </text:p>
          </table:table-cell>
          <table:table-cell office:value-type="string">
            <text:p><text:a xlink:href="">Qin Lian Si Wu Tang</text:a></text:p>
          </table:table-cell>
          <table:table-cell office:value-type="string">
            <text:p> </text:p>
          </table:table-cell>
          <table:table-cell office:value-type="string">
            <text:p>Four-Substance Decoction with Scutellaria and Coptis</text:p>
          </table:table-cell>
        </table:table-row>
        <table:table-row table:style-name="ro2">
          <table:table-cell office:value-type="string">
            <text:p>Tonify the Blood </text:p>
          </table:table-cell>
          <table:table-cell office:value-type="string">
            <text:p><text:a xlink:href="">San Huang Si Wu Tang</text:a></text:p>
          </table:table-cell>
          <table:table-cell office:value-type="string">
            <text:p> </text:p>
          </table:table-cell>
          <table:table-cell office:value-type="string">
            <text:p>Three-Yellow and Four-Substance Decoction</text:p>
          </table:table-cell>
        </table:table-row>
        <table:table-row table:style-name="ro2">
          <table:table-cell office:value-type="string">
            <text:p>Tonify the Blood </text:p>
          </table:table-cell>
          <table:table-cell office:value-type="string">
            <text:p><text:a xlink:href="">Shao Yao Gan Cao Fu Zi Tang</text:a></text:p>
          </table:table-cell>
          <table:table-cell office:value-type="string">
            <text:p> </text:p>
          </table:table-cell>
          <table:table-cell office:value-type="string">
            <text:p>Peony/ Licorice and Prepared Aconite Decoction</text:p>
          </table:table-cell>
        </table:table-row>
        <table:table-row table:style-name="ro2">
          <table:table-cell office:value-type="string">
            <text:p>Tonify the Blood </text:p>
          </table:table-cell>
          <table:table-cell office:value-type="string">
            <text:p><text:a xlink:href="">Shao Yao Gan Cao Tang</text:a></text:p>
          </table:table-cell>
          <table:table-cell office:value-type="string">
            <text:p>芍藥甘草湯</text:p>
          </table:table-cell>
          <table:table-cell office:value-type="string">
            <text:p>Peony and Licorice Decoction</text:p>
          </table:table-cell>
        </table:table-row>
        <table:table-row table:style-name="ro2">
          <table:table-cell office:value-type="string">
            <text:p>Tonify the Blood </text:p>
          </table:table-cell>
          <table:table-cell office:value-type="string">
            <text:p><text:a xlink:href="">Si Wu Tang</text:a></text:p>
          </table:table-cell>
          <table:table-cell office:value-type="string">
            <text:p>四物湯</text:p>
          </table:table-cell>
          <table:table-cell office:value-type="string">
            <text:p>Four-Substance Decoction</text:p>
          </table:table-cell>
        </table:table-row>
        <table:table-row table:style-name="ro2">
          <table:table-cell office:value-type="string">
            <text:p>Tonify the Blood </text:p>
          </table:table-cell>
          <table:table-cell office:value-type="string">
            <text:p><text:a xlink:href="">Tao Hong Si Wu Tang</text:a></text:p>
          </table:table-cell>
          <table:table-cell office:value-type="string">
            <text:p>桃紅四物湯</text:p>
          </table:table-cell>
          <table:table-cell office:value-type="string">
            <text:p>Four-Substance Decoction with Safflower and Peach</text:p>
          </table:table-cell>
        </table:table-row>
        <table:table-row table:style-name="ro2">
          <table:table-cell office:value-type="string">
            <text:p>Tonify the Blood </text:p>
          </table:table-cell>
          <table:table-cell office:value-type="string">
            <text:p><text:a xlink:href="">Wen Qing Yin</text:a></text:p>
          </table:table-cell>
          <table:table-cell office:value-type="string">
            <text:p> </text:p>
          </table:table-cell>
          <table:table-cell office:value-type="string">
            <text:p>Warming and Clearing Decoction</text:p>
          </table:table-cell>
        </table:table-row>
        <table:table-row table:style-name="ro2">
          <table:table-cell office:value-type="string">
            <text:p>Tonify the Blood </text:p>
          </table:table-cell>
          <table:table-cell office:value-type="string">
            <text:p><text:a xlink:href="">Yu Zhu San</text:a></text:p>
          </table:table-cell>
          <table:table-cell office:value-type="string">
            <text:p> </text:p>
          </table:table-cell>
          <table:table-cell office:value-type="string">
            <text:p>Jade Candle Powder</text:p>
          </table:table-cell>
        </table:table-row>
        <table:table-row table:style-name="ro2">
          <table:table-cell office:value-type="string">
            <text:p>Tonify the Qi and Blood </text:p>
          </table:table-cell>
          <table:table-cell office:value-type="string">
            <text:p><text:a xlink:href="">Ba Zhen Tang</text:a></text:p>
          </table:table-cell>
          <table:table-cell office:value-type="string">
            <text:p>八珍湯</text:p>
          </table:table-cell>
          <table:table-cell office:value-type="string">
            <text:p>Eight Treasure Decoction</text:p>
          </table:table-cell>
        </table:table-row>
        <table:table-row table:style-name="ro2">
          <table:table-cell office:value-type="string">
            <text:p>Tonify the Qi and Blood </text:p>
          </table:table-cell>
          <table:table-cell office:value-type="string">
            <text:p><text:a xlink:href="">Ba Zhen Yi Mu Wan</text:a></text:p>
          </table:table-cell>
          <table:table-cell office:value-type="string">
            <text:p>八珍益母丸</text:p>
          </table:table-cell>
          <table:table-cell office:value-type="string">
            <text:p>Eight Treasure Pill to Benefit Mothers</text:p>
          </table:table-cell>
        </table:table-row>
        <table:table-row table:style-name="ro2">
          <table:table-cell office:value-type="string">
            <text:p>Tonify the Qi and Blood </text:p>
          </table:table-cell>
          <table:table-cell office:value-type="string">
            <text:p><text:a xlink:href="">Chang Ning Tang</text:a></text:p>
          </table:table-cell>
          <table:table-cell office:value-type="string">
            <text:p> </text:p>
          </table:table-cell>
          <table:table-cell office:value-type="string">
            <text:p>Intestinal Serenity Decoction</text:p>
          </table:table-cell>
        </table:table-row>
        <table:table-row table:style-name="ro2">
          <table:table-cell office:value-type="string">
            <text:p>Tonify the Qi and Blood </text:p>
          </table:table-cell>
          <table:table-cell office:value-type="string">
            <text:p><text:a xlink:href="">Dang Gui Bu Xue Tang</text:a></text:p>
          </table:table-cell>
          <table:table-cell office:value-type="string">
            <text:p>當歸補血湯</text:p>
          </table:table-cell>
          <table:table-cell office:value-type="string">
            <text:p>Tangkuei Decoction to Tonify the Blood</text:p>
          </table:table-cell>
        </table:table-row>
        <table:table-row table:style-name="ro2">
          <table:table-cell office:value-type="string">
            <text:p>Tonify the Qi and Blood </text:p>
          </table:table-cell>
          <table:table-cell office:value-type="string">
            <text:p><text:a xlink:href="">Gu Ben Zhi Beng Tang</text:a></text:p>
          </table:table-cell>
          <table:table-cell office:value-type="string">
            <text:p> </text:p>
          </table:table-cell>
          <table:table-cell office:value-type="string">
            <text:p>Stabilize the Root and Stop Excessive Uterine Bleeding Decoction</text:p>
          </table:table-cell>
        </table:table-row>
        <table:table-row table:style-name="ro2">
          <table:table-cell office:value-type="string">
            <text:p>Tonify the Qi and Blood </text:p>
          </table:table-cell>
          <table:table-cell office:value-type="string">
            <text:p><text:a xlink:href="">Gui Pi Tang</text:a></text:p>
          </table:table-cell>
          <table:table-cell office:value-type="string">
            <text:p>歸脾湯</text:p>
          </table:table-cell>
          <table:table-cell office:value-type="string">
            <text:p>Restore the Spleen Decoction</text:p>
          </table:table-cell>
        </table:table-row>
        <table:table-row table:style-name="ro2">
          <table:table-cell office:value-type="string">
            <text:p>Tonify the Qi and Blood </text:p>
          </table:table-cell>
          <table:table-cell office:value-type="string">
            <text:p><text:a xlink:href="">He Ren Yin</text:a></text:p>
          </table:table-cell>
          <table:table-cell office:value-type="string">
            <text:p>何人飲</text:p>
          </table:table-cell>
          <table:table-cell office:value-type="string">
            <text:p>Polygonum Multiflorum Root and Ginseng Decoction</text:p>
          </table:table-cell>
        </table:table-row>
        <table:table-row table:style-name="ro2">
          <table:table-cell office:value-type="string">
            <text:p>Tonify the Qi and Blood </text:p>
          </table:table-cell>
          <table:table-cell office:value-type="string">
            <text:p><text:a xlink:href="">Jia Jian Fu Mai Tang</text:a></text:p>
          </table:table-cell>
          <table:table-cell office:value-type="string">
            <text:p> </text:p>
          </table:table-cell>
          <table:table-cell office:value-type="string">
            <text:p>Modified Restore the Pulse Decoction</text:p>
          </table:table-cell>
        </table:table-row>
        <table:table-row table:style-name="ro2">
          <table:table-cell office:value-type="string">
            <text:p>Tonify the Qi and Blood </text:p>
          </table:table-cell>
          <table:table-cell office:value-type="string">
            <text:p><text:a xlink:href="">Ren Shen Yang Ying Tang</text:a></text:p>
          </table:table-cell>
          <table:table-cell office:value-type="string">
            <text:p> </text:p>
          </table:table-cell>
          <table:table-cell office:value-type="string">
            <text:p>Ginseng Decoction to Nourish the Nutritive Qi</text:p>
          </table:table-cell>
        </table:table-row>
        <table:table-row table:style-name="ro2">
          <table:table-cell office:value-type="string">
            <text:p>Tonify the Qi and Blood </text:p>
          </table:table-cell>
          <table:table-cell office:value-type="string">
            <text:p><text:a xlink:href="">Shi Quan Da Bu Tang</text:a></text:p>
          </table:table-cell>
          <table:table-cell office:value-type="string">
            <text:p>十全大補湯</text:p>
          </table:table-cell>
          <table:table-cell office:value-type="string">
            <text:p>All-Inclusive Great Tonifying Decoction</text:p>
          </table:table-cell>
        </table:table-row>
        <table:table-row table:style-name="ro2">
          <table:table-cell office:value-type="string">
            <text:p>Tonify the Qi and Blood </text:p>
          </table:table-cell>
          <table:table-cell office:value-type="string">
            <text:p><text:a xlink:href="">Tai Shan Pan Shi San</text:a></text:p>
          </table:table-cell>
          <table:table-cell office:value-type="string">
            <text:p>泰山盤石散</text:p>
          </table:table-cell>
          <table:table-cell office:value-type="string">
            <text:p>Powder that Gives the Stability of Mount Tai</text:p>
          </table:table-cell>
        </table:table-row>
        <table:table-row table:style-name="ro2">
          <table:table-cell office:value-type="string">
            <text:p>Tonify the Qi and Blood </text:p>
          </table:table-cell>
          <table:table-cell office:value-type="string">
            <text:p><text:a xlink:href="">Tou Nong San</text:a></text:p>
          </table:table-cell>
          <table:table-cell office:value-type="string">
            <text:p>透膿散</text:p>
          </table:table-cell>
          <table:table-cell office:value-type="string">
            <text:p>Discharge Pus Powder</text:p>
          </table:table-cell>
        </table:table-row>
        <table:table-row table:style-name="ro2">
          <table:table-cell office:value-type="string">
            <text:p>Tonify the Qi and Blood </text:p>
          </table:table-cell>
          <table:table-cell office:value-type="string">
            <text:p><text:a xlink:href="">Xiang Bei Yang Ying Tang</text:a></text:p>
          </table:table-cell>
          <table:table-cell office:value-type="string">
            <text:p> </text:p>
          </table:table-cell>
          <table:table-cell office:value-type="string">
            <text:p>Cyperus and Fritillaria Decoction to Nourish the Nutritive Qi</text:p>
          </table:table-cell>
        </table:table-row>
        <table:table-row table:style-name="ro2">
          <table:table-cell office:value-type="string">
            <text:p>Tonify the Qi and Blood </text:p>
          </table:table-cell>
          <table:table-cell office:value-type="string">
            <text:p><text:a xlink:href="">Zhi Gan Cao Tang</text:a></text:p>
          </table:table-cell>
          <table:table-cell office:value-type="string">
            <text:p>炙甘草湯</text:p>
          </table:table-cell>
          <table:table-cell office:value-type="string">
            <text:p>Honey-Fried Licorice Decoction</text:p>
          </table:table-cell>
        </table:table-row>
        <table:table-row table:style-name="ro2">
          <table:table-cell office:value-type="string">
            <text:p>Nourish and Tonify the Yin </text:p>
          </table:table-cell>
          <table:table-cell office:value-type="string">
            <text:p><text:a xlink:href="">Du Qi Wan</text:a></text:p>
          </table:table-cell>
          <table:table-cell office:value-type="string">
            <text:p> </text:p>
          </table:table-cell>
          <table:table-cell office:value-type="string">
            <text:p>Capital Qi Pill</text:p>
          </table:table-cell>
        </table:table-row>
        <table:table-row table:style-name="ro2">
          <table:table-cell office:value-type="string">
            <text:p>Nourish and Tonify the Yin </text:p>
          </table:table-cell>
          <table:table-cell office:value-type="string">
            <text:p><text:a xlink:href="">Ba Wei Di Huang Wan</text:a></text:p>
          </table:table-cell>
          <table:table-cell office:value-type="string">
            <text:p>八味地黃丸</text:p>
          </table:table-cell>
          <table:table-cell office:value-type="string">
            <text:p>Eight-Ingredient Pill with Rehmannia</text:p>
          </table:table-cell>
        </table:table-row>
        <table:table-row table:style-name="ro2">
          <table:table-cell office:value-type="string">
            <text:p>Nourish and Tonify the Yin </text:p>
          </table:table-cell>
          <table:table-cell office:value-type="string">
            <text:p><text:a xlink:href="">Ba Xian Chang Shou Wan</text:a></text:p>
          </table:table-cell>
          <table:table-cell office:value-type="string">
            <text:p>八仙長壽丸</text:p>
          </table:table-cell>
          <table:table-cell office:value-type="string">
            <text:p>Eight Immortal Pill for Longevity</text:p>
          </table:table-cell>
        </table:table-row>
        <table:table-row table:style-name="ro2">
          <table:table-cell office:value-type="string">
            <text:p>Nourish and Tonify the Yin </text:p>
          </table:table-cell>
          <table:table-cell office:value-type="string">
            <text:p><text:a xlink:href="">Da Bu Yin Wan</text:a></text:p>
          </table:table-cell>
          <table:table-cell office:value-type="string">
            <text:p>大補陰丸</text:p>
          </table:table-cell>
          <table:table-cell office:value-type="string">
            <text:p>Great Tonify the Yin Pill</text:p>
          </table:table-cell>
        </table:table-row>
        <table:table-row table:style-name="ro2">
          <table:table-cell office:value-type="string">
            <text:p>Nourish and Tonify the Yin </text:p>
          </table:table-cell>
          <table:table-cell office:value-type="string">
            <text:p><text:a xlink:href="">Da Bu Yuan Jian</text:a></text:p>
          </table:table-cell>
          <table:table-cell office:value-type="string">
            <text:p>大補元煎</text:p>
          </table:table-cell>
          <table:table-cell office:value-type="string">
            <text:p>Great Tonify the Basal Decoction</text:p>
          </table:table-cell>
        </table:table-row>
        <table:table-row table:style-name="ro2">
          <table:table-cell office:value-type="string">
            <text:p>Nourish and Tonify the Yin </text:p>
          </table:table-cell>
          <table:table-cell office:value-type="string">
            <text:p><text:a xlink:href="">Da Zao Wan</text:a></text:p>
          </table:table-cell>
          <table:table-cell office:value-type="string">
            <text:p>大造丸</text:p>
          </table:table-cell>
          <table:table-cell office:value-type="string">
            <text:p>Great Creation Pill</text:p>
          </table:table-cell>
        </table:table-row>
        <table:table-row table:style-name="ro2">
          <table:table-cell office:value-type="string">
            <text:p>Nourish and Tonify the Yin </text:p>
          </table:table-cell>
          <table:table-cell office:value-type="string">
            <text:p><text:a xlink:href="">Dang Gui Di Huang Yin</text:a></text:p>
          </table:table-cell>
          <table:table-cell office:value-type="string">
            <text:p> </text:p>
          </table:table-cell>
          <table:table-cell office:value-type="string">
            <text:p>Tangkuei and Rehmannia Decoction</text:p>
          </table:table-cell>
        </table:table-row>
        <table:table-row table:style-name="ro2">
          <table:table-cell office:value-type="string">
            <text:p>Nourish and Tonify the Yin </text:p>
          </table:table-cell>
          <table:table-cell office:value-type="string">
            <text:p><text:a xlink:href="">Er Long Zuo Ci Wan</text:a></text:p>
          </table:table-cell>
          <table:table-cell office:value-type="string">
            <text:p>耳聾左慈丸</text:p>
          </table:table-cell>
          <table:table-cell office:value-type="string">
            <text:p>Pill for Deafness that is Kind to the Left (Kidney)</text:p>
          </table:table-cell>
        </table:table-row>
        <table:table-row table:style-name="ro2">
          <table:table-cell office:value-type="string">
            <text:p>Nourish and Tonify the Yin </text:p>
          </table:table-cell>
          <table:table-cell office:value-type="string">
            <text:p><text:a xlink:href="">Er Zhi Wan</text:a></text:p>
          </table:table-cell>
          <table:table-cell office:value-type="string">
            <text:p>二至丸</text:p>
          </table:table-cell>
          <table:table-cell office:value-type="string">
            <text:p>Two-Ultimate Pill</text:p>
          </table:table-cell>
        </table:table-row>
        <table:table-row table:style-name="ro2">
          <table:table-cell office:value-type="string">
            <text:p>Nourish and Tonify the Yin </text:p>
          </table:table-cell>
          <table:table-cell office:value-type="string">
            <text:p><text:a xlink:href="">Gu Yin Jian</text:a></text:p>
          </table:table-cell>
          <table:table-cell office:value-type="string">
            <text:p> </text:p>
          </table:table-cell>
          <table:table-cell office:value-type="string">
            <text:p>Stabilize the Yin Decoction</text:p>
          </table:table-cell>
        </table:table-row>
        <table:table-row table:style-name="ro2">
          <table:table-cell office:value-type="string">
            <text:p>Nourish and Tonify the Yin </text:p>
          </table:table-cell>
          <table:table-cell office:value-type="string">
            <text:p><text:a xlink:href="">Hu Qian Wan</text:a></text:p>
          </table:table-cell>
          <table:table-cell office:value-type="string">
            <text:p>虎潛丸</text:p>
          </table:table-cell>
          <table:table-cell office:value-type="string">
            <text:p>Hidden Tiger Pill</text:p>
          </table:table-cell>
        </table:table-row>
        <table:table-row table:style-name="ro2">
          <table:table-cell office:value-type="string">
            <text:p>Nourish and Tonify the Yin </text:p>
          </table:table-cell>
          <table:table-cell office:value-type="string">
            <text:p><text:a xlink:href="">Hu Qian Wan modified</text:a></text:p>
          </table:table-cell>
          <table:table-cell office:value-type="string">
            <text:p> </text:p>
          </table:table-cell>
          <table:table-cell office:value-type="string">
            <text:p>Hidden Tiger Pill from the Analytic Collection</text:p>
          </table:table-cell>
        </table:table-row>
        <table:table-row table:style-name="ro2">
          <table:table-cell office:value-type="string">
            <text:p>Nourish and Tonify the Yin </text:p>
          </table:table-cell>
          <table:table-cell office:value-type="string">
            <text:p><text:a xlink:href="">Jia Wei Liu Wei Di Huang Wan</text:a></text:p>
          </table:table-cell>
          <table:table-cell office:value-type="string">
            <text:p> </text:p>
          </table:table-cell>
          <table:table-cell office:value-type="string">
            <text:p>Augmented Six-Ingredient Pill with Rehmannia</text:p>
          </table:table-cell>
        </table:table-row>
        <table:table-row table:style-name="ro2">
          <table:table-cell office:value-type="string">
            <text:p>Nourish and Tonify the Yin </text:p>
          </table:table-cell>
          <table:table-cell office:value-type="string">
            <text:p><text:a xlink:href="">Liu Wei Di Huang Wan</text:a></text:p>
          </table:table-cell>
          <table:table-cell office:value-type="string">
            <text:p>六味地黃丸</text:p>
          </table:table-cell>
          <table:table-cell office:value-type="string">
            <text:p>Six-Ingredient Pill with Rehmannia</text:p>
          </table:table-cell>
        </table:table-row>
        <table:table-row table:style-name="ro2">
          <table:table-cell office:value-type="string">
            <text:p>Nourish and Tonify the Yin </text:p>
          </table:table-cell>
          <table:table-cell office:value-type="string">
            <text:p><text:a xlink:href="">Ming Mu Di Huang Wan</text:a></text:p>
          </table:table-cell>
          <table:table-cell office:value-type="string">
            <text:p> </text:p>
          </table:table-cell>
          <table:table-cell office:value-type="string">
            <text:p>Improve Vision Pill with Rehmannia</text:p>
          </table:table-cell>
        </table:table-row>
        <table:table-row table:style-name="ro2">
          <table:table-cell office:value-type="string">
            <text:p>Nourish and Tonify the Yin </text:p>
          </table:table-cell>
          <table:table-cell office:value-type="string">
            <text:p><text:a xlink:href="">Qi Bao Mei Ran Dan</text:a></text:p>
          </table:table-cell>
          <table:table-cell office:value-type="string">
            <text:p> </text:p>
          </table:table-cell>
          <table:table-cell office:value-type="string">
            <text:p>Seven-Treasures Special Pill for Beautiful Whiskers</text:p>
          </table:table-cell>
        </table:table-row>
        <table:table-row table:style-name="ro2">
          <table:table-cell office:value-type="string">
            <text:p>Nourish and Tonify the Yin </text:p>
          </table:table-cell>
          <table:table-cell office:value-type="string">
            <text:p><text:a xlink:href="">Qi Ju Di Huang Wan</text:a></text:p>
          </table:table-cell>
          <table:table-cell office:value-type="string">
            <text:p> </text:p>
          </table:table-cell>
          <table:table-cell office:value-type="string">
            <text:p>Lycium Fruit/ Chrysanthemum and Rehmannia Pill</text:p>
          </table:table-cell>
        </table:table-row>
        <table:table-row table:style-name="ro2">
          <table:table-cell office:value-type="string">
            <text:p>Nourish and Tonify the Yin </text:p>
          </table:table-cell>
          <table:table-cell office:value-type="string">
            <text:p><text:a xlink:href="">Sang Ma Wan</text:a></text:p>
          </table:table-cell>
          <table:table-cell office:value-type="string">
            <text:p> </text:p>
          </table:table-cell>
          <table:table-cell office:value-type="string">
            <text:p>Mulberry Leaf and Sesame Seed Pill</text:p>
          </table:table-cell>
        </table:table-row>
        <table:table-row table:style-name="ro2">
          <table:table-cell office:value-type="string">
            <text:p>Nourish and Tonify the Yin </text:p>
          </table:table-cell>
          <table:table-cell office:value-type="string">
            <text:p><text:a xlink:href="">Shi Hu Ye Guang Wan</text:a></text:p>
          </table:table-cell>
          <table:table-cell office:value-type="string">
            <text:p> </text:p>
          </table:table-cell>
          <table:table-cell office:value-type="string">
            <text:p>Dendrobium Pill for Night Vision</text:p>
          </table:table-cell>
        </table:table-row>
        <table:table-row table:style-name="ro2">
          <table:table-cell office:value-type="string">
            <text:p>Nourish and Tonify the Yin </text:p>
          </table:table-cell>
          <table:table-cell office:value-type="string">
            <text:p><text:a xlink:href="">Yi Guan Jian</text:a></text:p>
          </table:table-cell>
          <table:table-cell office:value-type="string">
            <text:p>一貫煎</text:p>
          </table:table-cell>
          <table:table-cell office:value-type="string">
            <text:p>Linking Decoction</text:p>
          </table:table-cell>
        </table:table-row>
        <table:table-row table:style-name="ro2">
          <table:table-cell office:value-type="string">
            <text:p>Nourish and Tonify the Yin </text:p>
          </table:table-cell>
          <table:table-cell office:value-type="string">
            <text:p><text:a xlink:href="">Zhi Bai Di Huang Wan</text:a></text:p>
          </table:table-cell>
          <table:table-cell office:value-type="string">
            <text:p> </text:p>
          </table:table-cell>
          <table:table-cell office:value-type="string">
            <text:p>Anemarrhena/ Phellodendron/ and Rehmannia Pill</text:p>
          </table:table-cell>
        </table:table-row>
        <table:table-row table:style-name="ro2">
          <table:table-cell office:value-type="string">
            <text:p>Nourish and Tonify the Yin </text:p>
          </table:table-cell>
          <table:table-cell office:value-type="string">
            <text:p><text:a xlink:href="">Zhu Jing Wan</text:a></text:p>
          </table:table-cell>
          <table:table-cell office:value-type="string">
            <text:p> </text:p>
          </table:table-cell>
          <table:table-cell office:value-type="string">
            <text:p>Preserve Vistas Pill</text:p>
          </table:table-cell>
        </table:table-row>
        <table:table-row table:style-name="ro2">
          <table:table-cell office:value-type="string">
            <text:p>Nourish and Tonify the Yin </text:p>
          </table:table-cell>
          <table:table-cell office:value-type="string">
            <text:p><text:a xlink:href="">Zi Shen Tong Guan Wan</text:a></text:p>
          </table:table-cell>
          <table:table-cell office:value-type="string">
            <text:p> </text:p>
          </table:table-cell>
          <table:table-cell office:value-type="string">
            <text:p>Enrich the Kidneys and Open the Gates Pill</text:p>
          </table:table-cell>
        </table:table-row>
        <table:table-row table:style-name="ro2">
          <table:table-cell office:value-type="string">
            <text:p>Nourish and Tonify the Yin </text:p>
          </table:table-cell>
          <table:table-cell office:value-type="string">
            <text:p><text:a xlink:href="">Zuo Gui Wan</text:a></text:p>
          </table:table-cell>
          <table:table-cell office:value-type="string">
            <text:p>左歸丸</text:p>
          </table:table-cell>
          <table:table-cell office:value-type="string">
            <text:p>Restore the Left (Kidney) Pill.</text:p>
          </table:table-cell>
        </table:table-row>
        <table:table-row table:style-name="ro2">
          <table:table-cell office:value-type="string">
            <text:p>Nourish and Tonify the Yin </text:p>
          </table:table-cell>
          <table:table-cell office:value-type="string">
            <text:p><text:a xlink:href="">Zuo Gui Yin</text:a></text:p>
          </table:table-cell>
          <table:table-cell office:value-type="string">
            <text:p> </text:p>
          </table:table-cell>
          <table:table-cell office:value-type="string">
            <text:p>Restore the Left (Kidney) Decoction</text:p>
          </table:table-cell>
        </table:table-row>
        <table:table-row table:style-name="ro2">
          <table:table-cell office:value-type="string">
            <text:p>Warm and Tonify the Yang</text:p>
          </table:table-cell>
          <table:table-cell office:value-type="string">
            <text:p><text:a xlink:href="">Er Xian Tang</text:a></text:p>
          </table:table-cell>
          <table:table-cell office:value-type="string">
            <text:p> </text:p>
          </table:table-cell>
          <table:table-cell office:value-type="string">
            <text:p>Two-Immortal Decoction</text:p>
          </table:table-cell>
        </table:table-row>
        <table:table-row table:style-name="ro2">
          <table:table-cell office:value-type="string">
            <text:p>Warm and Tonify the Yang</text:p>
          </table:table-cell>
          <table:table-cell office:value-type="string">
            <text:p><text:a xlink:href="">Gui Lu Er Xian Jiao</text:a></text:p>
          </table:table-cell>
          <table:table-cell office:value-type="string">
            <text:p>龜鹿二仙膠</text:p>
          </table:table-cell>
          <table:table-cell office:value-type="string">
            <text:p>Tortoise Shell and Deer Antler Syrup</text:p>
          </table:table-cell>
        </table:table-row>
        <table:table-row table:style-name="ro2">
          <table:table-cell office:value-type="string">
            <text:p>Warm and Tonify the Yang</text:p>
          </table:table-cell>
          <table:table-cell office:value-type="string">
            <text:p><text:a xlink:href="">Ji Sheng Shen Qi Wan</text:a></text:p>
          </table:table-cell>
          <table:table-cell office:value-type="string">
            <text:p> </text:p>
          </table:table-cell>
          <table:table-cell office:value-type="string">
            <text:p>Kidney Qi Pill from Formulas to Aid the Living</text:p>
          </table:table-cell>
        </table:table-row>
        <table:table-row table:style-name="ro2">
          <table:table-cell office:value-type="string">
            <text:p>Warm and Tonify the Yang</text:p>
          </table:table-cell>
          <table:table-cell office:value-type="string">
            <text:p><text:a xlink:href="">Jin Gui Shen Qi Wan</text:a></text:p>
          </table:table-cell>
          <table:table-cell office:value-type="string">
            <text:p>金匱腎氣丸</text:p>
          </table:table-cell>
          <table:table-cell office:value-type="string">
            <text:p>Kd Qi Pill from the Golden Cabinet</text:p>
          </table:table-cell>
        </table:table-row>
        <table:table-row table:style-name="ro2">
          <table:table-cell office:value-type="string">
            <text:p>Warm and Tonify the Yang</text:p>
          </table:table-cell>
          <table:table-cell office:value-type="string">
            <text:p><text:a xlink:href="">Shi Bu Wan</text:a></text:p>
          </table:table-cell>
          <table:table-cell office:value-type="string">
            <text:p> </text:p>
          </table:table-cell>
          <table:table-cell office:value-type="string">
            <text:p>Ten-Tonic Pill</text:p>
          </table:table-cell>
        </table:table-row>
        <table:table-row table:style-name="ro2">
          <table:table-cell office:value-type="string">
            <text:p>Warm and Tonify the Yang</text:p>
          </table:table-cell>
          <table:table-cell office:value-type="string">
            <text:p><text:a xlink:href="">Tu Si Zi Wan</text:a></text:p>
          </table:table-cell>
          <table:table-cell office:value-type="string">
            <text:p> </text:p>
          </table:table-cell>
          <table:table-cell office:value-type="string">
            <text:p>Cuscuta Seed Pill</text:p>
          </table:table-cell>
        </table:table-row>
        <table:table-row table:style-name="ro2">
          <table:table-cell office:value-type="string">
            <text:p>Warm and Tonify the Yang</text:p>
          </table:table-cell>
          <table:table-cell office:value-type="string">
            <text:p><text:a xlink:href="">You Gui Wan</text:a></text:p>
          </table:table-cell>
          <table:table-cell office:value-type="string">
            <text:p>右歸丸</text:p>
          </table:table-cell>
          <table:table-cell office:value-type="string">
            <text:p>Restore the Right (Kidney) Pill</text:p>
          </table:table-cell>
        </table:table-row>
        <table:table-row table:style-name="ro2">
          <table:table-cell office:value-type="string">
            <text:p>Warm and Tonify the Yang</text:p>
          </table:table-cell>
          <table:table-cell office:value-type="string">
            <text:p><text:a xlink:href="">You Gui Yin</text:a></text:p>
          </table:table-cell>
          <table:table-cell office:value-type="string">
            <text:p> </text:p>
          </table:table-cell>
          <table:table-cell office:value-type="string">
            <text:p>Restore the Right Kidney Decoction</text:p>
          </table:table-cell>
        </table:table-row>
        <table:table-row table:style-name="ro2">
          <table:table-cell office:value-type="string">
            <text:p>Warm and Tonify the Yang</text:p>
          </table:table-cell>
          <table:table-cell office:value-type="string">
            <text:p><text:a xlink:href="">Zan Yu Dan</text:a></text:p>
          </table:table-cell>
          <table:table-cell office:value-type="string">
            <text:p> </text:p>
          </table:table-cell>
          <table:table-cell office:value-type="string">
            <text:p>Special Pill to Aid Fertility</text:p>
          </table:table-cell>
        </table:table-row>
        <table:table-row table:style-name="ro2">
          <table:table-cell office:value-type="string">
            <text:p>Restrain Leakage from the lntestines </text:p>
          </table:table-cell>
          <table:table-cell office:value-type="string">
            <text:p><text:a xlink:href="">Dan Liao Si Shen Wan</text:a></text:p>
          </table:table-cell>
          <table:table-cell office:value-type="string">
            <text:p> </text:p>
          </table:table-cell>
          <table:table-cell office:value-type="string">
            <text:p>Four-Miracle Pill from the Tranquil Hut</text:p>
          </table:table-cell>
        </table:table-row>
        <table:table-row table:style-name="ro2">
          <table:table-cell office:value-type="string">
            <text:p>Restrain Leakage from the lntestines </text:p>
          </table:table-cell>
          <table:table-cell office:value-type="string">
            <text:p><text:a xlink:href="">Si Shen Wan</text:a></text:p>
          </table:table-cell>
          <table:table-cell office:value-type="string">
            <text:p>四神丸</text:p>
          </table:table-cell>
          <table:table-cell office:value-type="string">
            <text:p>Four-Miracle Pill</text:p>
          </table:table-cell>
        </table:table-row>
        <table:table-row table:style-name="ro2">
          <table:table-cell office:value-type="string">
            <text:p>Restrain Leakage from the lntestines </text:p>
          </table:table-cell>
          <table:table-cell office:value-type="string">
            <text:p><text:a xlink:href="">Tao Hua Tang</text:a></text:p>
          </table:table-cell>
          <table:table-cell office:value-type="string">
            <text:p> </text:p>
          </table:table-cell>
          <table:table-cell office:value-type="string">
            <text:p>Peach Blossom Decoction</text:p>
          </table:table-cell>
        </table:table-row>
        <table:table-row table:style-name="ro2">
          <table:table-cell office:value-type="string">
            <text:p>Restrain Leakage from the lntestines </text:p>
          </table:table-cell>
          <table:table-cell office:value-type="string">
            <text:p><text:a xlink:href="">Yi Huang San</text:a></text:p>
          </table:table-cell>
          <table:table-cell office:value-type="string">
            <text:p> </text:p>
          </table:table-cell>
          <table:table-cell office:value-type="string">
            <text:p>Benefit the Yellow Powder</text:p>
          </table:table-cell>
        </table:table-row>
        <table:table-row table:style-name="ro2">
          <table:table-cell office:value-type="string">
            <text:p>Restrain Leakage from the lntestines </text:p>
          </table:table-cell>
          <table:table-cell office:value-type="string">
            <text:p><text:a xlink:href="">Zhen Ren Yang Zang Tang</text:a></text:p>
          </table:table-cell>
          <table:table-cell office:value-type="string">
            <text:p>真人養臟湯</text:p>
          </table:table-cell>
          <table:table-cell office:value-type="string">
            <text:p>Immortal's Decoction to Nourish the Organs</text:p>
          </table:table-cell>
        </table:table-row>
        <table:table-row table:style-name="ro2">
          <table:table-cell office:value-type="string">
            <text:p>Stabilize the Kidneys</text:p>
          </table:table-cell>
          <table:table-cell office:value-type="string">
            <text:p><text:a xlink:href="">Fu Tu Dan</text:a></text:p>
          </table:table-cell>
          <table:table-cell office:value-type="string">
            <text:p> </text:p>
          </table:table-cell>
          <table:table-cell office:value-type="string">
            <text:p>Poria and Cuscuta Special Pill</text:p>
          </table:table-cell>
        </table:table-row>
        <table:table-row table:style-name="ro2">
          <table:table-cell office:value-type="string">
            <text:p>Stabilize the Kidneys</text:p>
          </table:table-cell>
          <table:table-cell office:value-type="string">
            <text:p><text:a xlink:href="">Gui Zhi Gan Cao Long Gu Mu Li Tang</text:a></text:p>
          </table:table-cell>
          <table:table-cell office:value-type="string">
            <text:p> </text:p>
          </table:table-cell>
          <table:table-cell office:value-type="string">
            <text:p>Cinnamon Twig/ Licorice/ Dragon Bone and Oyster Shell</text:p>
          </table:table-cell>
        </table:table-row>
        <table:table-row table:style-name="ro2">
          <table:table-cell office:value-type="string">
            <text:p>Stabilize the Kidneys</text:p>
          </table:table-cell>
          <table:table-cell office:value-type="string">
            <text:p><text:a xlink:href="">Gui Zhi Jia Long Gu Mu Li Tang</text:a></text:p>
          </table:table-cell>
          <table:table-cell office:value-type="string">
            <text:p> </text:p>
          </table:table-cell>
          <table:table-cell office:value-type="string">
            <text:p>Cinnamon Twig Decoction plus Dragon Bone and Oyster Shell</text:p>
          </table:table-cell>
        </table:table-row>
        <table:table-row table:style-name="ro2">
          <table:table-cell office:value-type="string">
            <text:p>Stabilize the Kidneys</text:p>
          </table:table-cell>
          <table:table-cell office:value-type="string">
            <text:p><text:a xlink:href="">Jin Suo Gu Jing Wan</text:a></text:p>
          </table:table-cell>
          <table:table-cell office:value-type="string">
            <text:p>金鎖固精丸</text:p>
          </table:table-cell>
          <table:table-cell office:value-type="string">
            <text:p>Metal Lock pill to Stabilize the Essence</text:p>
          </table:table-cell>
        </table:table-row>
        <table:table-row table:style-name="ro2">
          <table:table-cell office:value-type="string">
            <text:p>Stabilize the Kidneys</text:p>
          </table:table-cell>
          <table:table-cell office:value-type="string">
            <text:p><text:a xlink:href="">Sang Piao Xiao San</text:a></text:p>
          </table:table-cell>
          <table:table-cell office:value-type="string">
            <text:p>桑螵蛸散</text:p>
          </table:table-cell>
          <table:table-cell office:value-type="string">
            <text:p>Mantis Egg-Case powder</text:p>
          </table:table-cell>
        </table:table-row>
        <table:table-row table:style-name="ro2">
          <table:table-cell office:value-type="string">
            <text:p>Stabilize the Kidneys</text:p>
          </table:table-cell>
          <table:table-cell office:value-type="string">
            <text:p><text:a xlink:href="">Shou Tai Wan</text:a></text:p>
          </table:table-cell>
          <table:table-cell office:value-type="string">
            <text:p> </text:p>
          </table:table-cell>
          <table:table-cell office:value-type="string">
            <text:p>Fetus Longevity Pill</text:p>
          </table:table-cell>
        </table:table-row>
        <table:table-row table:style-name="ro2">
          <table:table-cell office:value-type="string">
            <text:p>Stabilize the Kidneys</text:p>
          </table:table-cell>
          <table:table-cell office:value-type="string">
            <text:p><text:a xlink:href="">Shui Lu Er Xian Dan</text:a></text:p>
          </table:table-cell>
          <table:table-cell office:value-type="string">
            <text:p> </text:p>
          </table:table-cell>
          <table:table-cell office:value-type="string">
            <text:p>Water and Earth Immortals Special Pill</text:p>
          </table:table-cell>
        </table:table-row>
        <table:table-row table:style-name="ro2">
          <table:table-cell office:value-type="string">
            <text:p>Stabilize the Kidneys</text:p>
          </table:table-cell>
          <table:table-cell office:value-type="string">
            <text:p><text:a xlink:href="">Suo Quan Wan</text:a></text:p>
          </table:table-cell>
          <table:table-cell office:value-type="string">
            <text:p> </text:p>
          </table:table-cell>
          <table:table-cell office:value-type="string">
            <text:p>Shut the Sluice Pill</text:p>
          </table:table-cell>
        </table:table-row>
        <table:table-row table:style-name="ro2">
          <table:table-cell office:value-type="string">
            <text:p>Stabilize the Womb</text:p>
          </table:table-cell>
          <table:table-cell office:value-type="string">
            <text:p><text:a xlink:href="">Gu Chong Tang</text:a></text:p>
          </table:table-cell>
          <table:table-cell office:value-type="string">
            <text:p> </text:p>
          </table:table-cell>
          <table:table-cell office:value-type="string">
            <text:p>Stabilize Gushing Decoction</text:p>
          </table:table-cell>
        </table:table-row>
        <table:table-row table:style-name="ro2">
          <table:table-cell office:value-type="string">
            <text:p>Stabilize the Womb</text:p>
          </table:table-cell>
          <table:table-cell office:value-type="string">
            <text:p><text:a xlink:href="">Gu Jing Wan</text:a></text:p>
          </table:table-cell>
          <table:table-cell office:value-type="string">
            <text:p>固經丸</text:p>
          </table:table-cell>
          <table:table-cell office:value-type="string">
            <text:p>Stabilize the Menses Pill</text:p>
          </table:table-cell>
        </table:table-row>
        <table:table-row table:style-name="ro2">
          <table:table-cell office:value-type="string">
            <text:p>Stabilize the Womb</text:p>
          </table:table-cell>
          <table:table-cell office:value-type="string">
            <text:p><text:a xlink:href="">Qing Dai Tang</text:a></text:p>
          </table:table-cell>
          <table:table-cell office:value-type="string">
            <text:p> </text:p>
          </table:table-cell>
          <table:table-cell office:value-type="string">
            <text:p>Clear Discharge Decoction</text:p>
          </table:table-cell>
        </table:table-row>
        <table:table-row table:style-name="ro2">
          <table:table-cell office:value-type="string">
            <text:p>Stabilize the Womb</text:p>
          </table:table-cell>
          <table:table-cell office:value-type="string">
            <text:p><text:a xlink:href="">Wan Dai Tang</text:a></text:p>
          </table:table-cell>
          <table:table-cell office:value-type="string">
            <text:p>完帶湯</text:p>
          </table:table-cell>
          <table:table-cell office:value-type="string">
            <text:p>End Discharge Decoction</text:p>
          </table:table-cell>
        </table:table-row>
        <table:table-row table:style-name="ro2">
          <table:table-cell office:value-type="string">
            <text:p>Stabilize the Womb</text:p>
          </table:table-cell>
          <table:table-cell office:value-type="string">
            <text:p><text:a xlink:href="">Yi Huang Tang</text:a></text:p>
          </table:table-cell>
          <table:table-cell office:value-type="string">
            <text:p>易黃湯</text:p>
          </table:table-cell>
          <table:table-cell office:value-type="string">
            <text:p>Change Yellow (Discharge) Decoction</text:p>
          </table:table-cell>
        </table:table-row>
        <table:table-row table:style-name="ro2">
          <table:table-cell office:value-type="string">
            <text:p>Stabilize the Womb</text:p>
          </table:table-cell>
          <table:table-cell office:value-type="string">
            <text:p><text:a xlink:href="">Zhen Ling Dan</text:a></text:p>
          </table:table-cell>
          <table:table-cell office:value-type="string">
            <text:p>鎮靈丹</text:p>
          </table:table-cell>
          <table:table-cell office:value-type="string">
            <text:p>Rouse The Spirit Special Pill</text:p>
          </table:table-cell>
        </table:table-row>
        <table:table-row table:style-name="ro2">
          <table:table-cell office:value-type="string">
            <text:p>Nourish the Heart and Calm the Spirit </text:p>
          </table:table-cell>
          <table:table-cell office:value-type="string">
            <text:p><text:a xlink:href="">Bai Zi Yang Xin Wan</text:a></text:p>
          </table:table-cell>
          <table:table-cell office:value-type="string">
            <text:p>柏子養心湯</text:p>
          </table:table-cell>
          <table:table-cell office:value-type="string">
            <text:p>Biota Seed Pill to Nourish the Heart</text:p>
          </table:table-cell>
        </table:table-row>
        <table:table-row table:style-name="ro2">
          <table:table-cell office:value-type="string">
            <text:p>Nourish the Heart and Calm the Spirit </text:p>
          </table:table-cell>
          <table:table-cell office:value-type="string">
            <text:p><text:a xlink:href="">Ding Zhi Wan</text:a></text:p>
          </table:table-cell>
          <table:table-cell office:value-type="string">
            <text:p>定志丸</text:p>
          </table:table-cell>
          <table:table-cell office:value-type="string">
            <text:p>Settle the Emotions Pill</text:p>
          </table:table-cell>
        </table:table-row>
        <table:table-row table:style-name="ro2">
          <table:table-cell office:value-type="string">
            <text:p>Nourish the Heart and Calm the Spirit </text:p>
          </table:table-cell>
          <table:table-cell office:value-type="string">
            <text:p><text:a xlink:href="">Ding Zhi Wan modified</text:a></text:p>
          </table:table-cell>
          <table:table-cell office:value-type="string">
            <text:p> </text:p>
          </table:table-cell>
          <table:table-cell office:value-type="string">
            <text:p>Settle the Emotions Pill from the Wondrous Lantern</text:p>
          </table:table-cell>
        </table:table-row>
        <table:table-row table:style-name="ro2">
          <table:table-cell office:value-type="string">
            <text:p>Nourish the Heart and Calm the Spirit </text:p>
          </table:table-cell>
          <table:table-cell office:value-type="string">
            <text:p><text:a xlink:href="">Gan Mai Da Zao Tang</text:a></text:p>
          </table:table-cell>
          <table:table-cell office:value-type="string">
            <text:p>甘麥大棗湯</text:p>
          </table:table-cell>
          <table:table-cell office:value-type="string">
            <text:p>Licorice Wheat and Jujube Decoction</text:p>
          </table:table-cell>
        </table:table-row>
        <table:table-row table:style-name="ro2">
          <table:table-cell office:value-type="string">
            <text:p>Nourish the Heart and Calm the Spirit </text:p>
          </table:table-cell>
          <table:table-cell office:value-type="string">
            <text:p><text:a xlink:href="">Huang Lian E Jiao Tang</text:a></text:p>
          </table:table-cell>
          <table:table-cell office:value-type="string">
            <text:p>黃蓮阿膠湯</text:p>
          </table:table-cell>
          <table:table-cell office:value-type="string">
            <text:p>Coptis and Ass- Hide Gelatin Decoction</text:p>
          </table:table-cell>
        </table:table-row>
        <table:table-row table:style-name="ro2">
          <table:table-cell office:value-type="string">
            <text:p>Nourish the Heart and Calm the Spirit </text:p>
          </table:table-cell>
          <table:table-cell office:value-type="string">
            <text:p><text:a xlink:href="">Jiao Tai Wan</text:a></text:p>
          </table:table-cell>
          <table:table-cell office:value-type="string">
            <text:p> </text:p>
          </table:table-cell>
          <table:table-cell office:value-type="string">
            <text:p>Grand Communication Pill</text:p>
          </table:table-cell>
        </table:table-row>
        <table:table-row table:style-name="ro2">
          <table:table-cell office:value-type="string">
            <text:p>Nourish the Heart and Calm the Spirit </text:p>
          </table:table-cell>
          <table:table-cell office:value-type="string">
            <text:p><text:a xlink:href="">Suan Zao Ren Tang</text:a></text:p>
          </table:table-cell>
          <table:table-cell office:value-type="string">
            <text:p>酸棗仁湯</text:p>
          </table:table-cell>
          <table:table-cell office:value-type="string">
            <text:p>Sour Jujube Decoction</text:p>
          </table:table-cell>
        </table:table-row>
        <table:table-row table:style-name="ro2">
          <table:table-cell office:value-type="string">
            <text:p>Nourish the Heart and Calm the Spirit </text:p>
          </table:table-cell>
          <table:table-cell office:value-type="string">
            <text:p><text:a xlink:href="">Tian Wang Bu Xin Dan</text:a></text:p>
          </table:table-cell>
          <table:table-cell office:value-type="string">
            <text:p>天王補心丹</text:p>
          </table:table-cell>
          <table:table-cell office:value-type="string">
            <text:p>Emperor of Heaven's Special Pill to Tonify the Heart</text:p>
          </table:table-cell>
        </table:table-row>
        <table:table-row table:style-name="ro2">
          <table:table-cell office:value-type="string">
            <text:p>Nourish the Heart and Calm the Spirit </text:p>
          </table:table-cell>
          <table:table-cell office:value-type="string">
            <text:p><text:a xlink:href="">Yang Xin Tang</text:a></text:p>
          </table:table-cell>
          <table:table-cell office:value-type="string">
            <text:p>養心湯</text:p>
          </table:table-cell>
          <table:table-cell office:value-type="string">
            <text:p>Nourish the Heart Decoction</text:p>
          </table:table-cell>
        </table:table-row>
        <table:table-row table:style-name="ro2">
          <table:table-cell office:value-type="string">
            <text:p>Nourish the Heart and Calm the Spirit </text:p>
          </table:table-cell>
          <table:table-cell office:value-type="string">
            <text:p><text:a xlink:href="">Zhen Zhu Mu Wan</text:a></text:p>
          </table:table-cell>
          <table:table-cell office:value-type="string">
            <text:p>珍珠母丸</text:p>
          </table:table-cell>
          <table:table-cell office:value-type="string">
            <text:p>Mother of Pearl Pill</text:p>
          </table:table-cell>
        </table:table-row>
        <table:table-row table:style-name="ro3">
          <table:table-cell office:value-type="string">
            <text:p>Sedate and Calm the Spirit </text:p>
          </table:table-cell>
          <table:table-cell office:value-type="string">
            <text:p><text:a xlink:href="">Chai Hu Jia Long Gu Mu Li Tang</text:a></text:p>
          </table:table-cell>
          <table:table-cell office:value-type="string">
            <text:p>柴胡加龍骨牡蠣湯</text:p>
          </table:table-cell>
          <table:table-cell office:value-type="string">
            <text:p>Bupleurum plus Dragon Bone and Oyster Shell Decoction</text:p>
          </table:table-cell>
        </table:table-row>
        <table:table-row table:style-name="ro2">
          <table:table-cell office:value-type="string">
            <text:p>Sedate and Calm the Spirit </text:p>
          </table:table-cell>
          <table:table-cell office:value-type="string">
            <text:p><text:a xlink:href="">Ci Zhu Wan</text:a></text:p>
          </table:table-cell>
          <table:table-cell office:value-type="string">
            <text:p>磁朱丸</text:p>
          </table:table-cell>
          <table:table-cell office:value-type="string">
            <text:p>Magnetite and Cinnabar Pill</text:p>
          </table:table-cell>
        </table:table-row>
        <table:table-row table:style-name="ro2">
          <table:table-cell office:value-type="string">
            <text:p>Sedate and Calm the Spirit </text:p>
          </table:table-cell>
          <table:table-cell office:value-type="string">
            <text:p><text:a xlink:href="">Sheng Tie Lou Yin</text:a></text:p>
          </table:table-cell>
          <table:table-cell office:value-type="string">
            <text:p>生鐵落飲</text:p>
          </table:table-cell>
          <table:table-cell office:value-type="string">
            <text:p>Iron Filings Decoction</text:p>
          </table:table-cell>
        </table:table-row>
        <table:table-row table:style-name="ro2">
          <table:table-cell office:value-type="string">
            <text:p>Sedate and Calm the Spirit </text:p>
          </table:table-cell>
          <table:table-cell office:value-type="string">
            <text:p><text:a xlink:href="">Zhu Sha An Shen Wan</text:a></text:p>
          </table:table-cell>
          <table:table-cell office:value-type="string">
            <text:p>朱砂安神丸</text:p>
          </table:table-cell>
          <table:table-cell office:value-type="string">
            <text:p>Cinnabar Pill to Calm the Spirit</text:p>
          </table:table-cell>
        </table:table-row>
        <table:table-row table:style-name="ro2">
          <table:table-cell office:value-type="string">
            <text:p>Clear Heat and Open the Orifices </text:p>
          </table:table-cell>
          <table:table-cell office:value-type="string">
            <text:p><text:a xlink:href="">An Gong Niu Huang Wan</text:a></text:p>
          </table:table-cell>
          <table:table-cell office:value-type="string">
            <text:p>安宫牛黃丸</text:p>
          </table:table-cell>
          <table:table-cell office:value-type="string">
            <text:p>Calm the Palace with Cattle Gallstone Pill</text:p>
          </table:table-cell>
        </table:table-row>
        <table:table-row table:style-name="ro2">
          <table:table-cell office:value-type="string">
            <text:p>Clear Heat and Open the Orifices </text:p>
          </table:table-cell>
          <table:table-cell office:value-type="string">
            <text:p><text:a xlink:href="">Hui Chun Dan</text:a></text:p>
          </table:table-cell>
          <table:table-cell office:value-type="string">
            <text:p>回春丹</text:p>
          </table:table-cell>
          <table:table-cell office:value-type="string">
            <text:p>Return of Spring Special Pill</text:p>
          </table:table-cell>
        </table:table-row>
        <table:table-row table:style-name="ro2">
          <table:table-cell office:value-type="string">
            <text:p>Clear Heat and Open the Orifices </text:p>
          </table:table-cell>
          <table:table-cell office:value-type="string">
            <text:p><text:a xlink:href="">Niu Huang Cheng Qi Tang</text:a></text:p>
          </table:table-cell>
          <table:table-cell office:value-type="string">
            <text:p> </text:p>
          </table:table-cell>
          <table:table-cell office:value-type="string">
            <text:p>Cattle Gallstone Decoction to Order the Qi</text:p>
          </table:table-cell>
        </table:table-row>
        <table:table-row table:style-name="ro2">
          <table:table-cell office:value-type="string">
            <text:p>Clear Heat and Open the Orifices </text:p>
          </table:table-cell>
          <table:table-cell office:value-type="string">
            <text:p><text:a xlink:href="">Niu Huang Qing Xin Wan</text:a></text:p>
          </table:table-cell>
          <table:table-cell office:value-type="string">
            <text:p>牛黃清心丸</text:p>
          </table:table-cell>
          <table:table-cell office:value-type="string">
            <text:p>Cattle Gallstone Pill to Clear the Heart</text:p>
          </table:table-cell>
        </table:table-row>
        <table:table-row table:style-name="ro2">
          <table:table-cell office:value-type="string">
            <text:p>Clear Heat and Open the Orifices </text:p>
          </table:table-cell>
          <table:table-cell office:value-type="string">
            <text:p><text:a xlink:href="">Zhi Bao Dan</text:a></text:p>
          </table:table-cell>
          <table:table-cell office:value-type="string">
            <text:p>至寶丹</text:p>
          </table:table-cell>
          <table:table-cell office:value-type="string">
            <text:p>Greatest Treasure Special Pill</text:p>
          </table:table-cell>
        </table:table-row>
        <table:table-row table:style-name="ro2">
          <table:table-cell office:value-type="string">
            <text:p>Clear Heat and Open the Orifices </text:p>
          </table:table-cell>
          <table:table-cell office:value-type="string">
            <text:p><text:a xlink:href="">Zi Xue Dan</text:a></text:p>
          </table:table-cell>
          <table:table-cell office:value-type="string">
            <text:p>紫雪丹</text:p>
          </table:table-cell>
          <table:table-cell office:value-type="string">
            <text:p>Purple Snow Special Pill</text:p>
          </table:table-cell>
        </table:table-row>
        <table:table-row table:style-name="ro2">
          <table:table-cell office:value-type="string">
            <text:p>Warm and Open the Orifices</text:p>
          </table:table-cell>
          <table:table-cell office:value-type="string">
            <text:p><text:a xlink:href="">Su He Xiang Wan</text:a></text:p>
          </table:table-cell>
          <table:table-cell office:value-type="string">
            <text:p>蘇合香丸</text:p>
          </table:table-cell>
          <table:table-cell office:value-type="string">
            <text:p>Liquid Styrax Pill</text:p>
          </table:table-cell>
        </table:table-row>
        <table:table-row table:style-name="ro2">
          <table:table-cell office:value-type="string">
            <text:p>Scour Phlegm and Open the Orifices</text:p>
          </table:table-cell>
          <table:table-cell office:value-type="string">
            <text:p><text:a xlink:href="">Di Tan Tang</text:a></text:p>
          </table:table-cell>
          <table:table-cell office:value-type="string">
            <text:p>滌痰湯</text:p>
          </table:table-cell>
          <table:table-cell office:value-type="string">
            <text:p>Scour Phlegm Decoction</text:p>
          </table:table-cell>
        </table:table-row>
        <table:table-row table:style-name="ro2">
          <table:table-cell office:value-type="string">
            <text:p>Scour Phlegm and Open the Orifices</text:p>
          </table:table-cell>
          <table:table-cell office:value-type="string">
            <text:p><text:a xlink:href="">Gun Tan Wan</text:a></text:p>
          </table:table-cell>
          <table:table-cell office:value-type="string">
            <text:p>滾痰丸</text:p>
          </table:table-cell>
          <table:table-cell office:value-type="string">
            <text:p>Vaporize Phlegm Pill</text:p>
          </table:table-cell>
        </table:table-row>
        <table:table-row table:style-name="ro2">
          <table:table-cell office:value-type="string">
            <text:p>Scour Phlegm and Open the Orifices</text:p>
          </table:table-cell>
          <table:table-cell office:value-type="string">
            <text:p><text:a xlink:href="">Tong Guan San</text:a></text:p>
          </table:table-cell>
          <table:table-cell office:value-type="string">
            <text:p>通關散</text:p>
          </table:table-cell>
          <table:table-cell office:value-type="string">
            <text:p>Open the Gate Powder</text:p>
          </table:table-cell>
        </table:table-row>
        <table:table-row table:style-name="ro2">
          <table:table-cell office:value-type="string">
            <text:p>Promote the Movement of Qi </text:p>
          </table:table-cell>
          <table:table-cell office:value-type="string">
            <text:p><text:a xlink:href="">Ban Xia Hou Po Tang</text:a></text:p>
          </table:table-cell>
          <table:table-cell office:value-type="string">
            <text:p>半夏厚朴湯</text:p>
          </table:table-cell>
          <table:table-cell office:value-type="string">
            <text:p>Pinellia and Magnolia Bark Decoction</text:p>
          </table:table-cell>
        </table:table-row>
        <table:table-row table:style-name="ro2">
          <table:table-cell office:value-type="string">
            <text:p>Promote the Movement of Qi </text:p>
          </table:table-cell>
          <table:table-cell office:value-type="string">
            <text:p><text:a xlink:href="">Ben Tun Wan</text:a></text:p>
          </table:table-cell>
          <table:table-cell office:value-type="string">
            <text:p>奔豚丸</text:p>
          </table:table-cell>
          <table:table-cell office:value-type="string">
            <text:p>Running Piglet Pill</text:p>
          </table:table-cell>
        </table:table-row>
        <table:table-row table:style-name="ro2">
          <table:table-cell office:value-type="string">
            <text:p>Promote the Movement of Qi </text:p>
          </table:table-cell>
          <table:table-cell office:value-type="string">
            <text:p><text:a xlink:href="">Dao Qi Tang</text:a></text:p>
          </table:table-cell>
          <table:table-cell office:value-type="string">
            <text:p> </text:p>
          </table:table-cell>
          <table:table-cell office:value-type="string">
            <text:p>Conduct the Qi Decoction</text:p>
          </table:table-cell>
        </table:table-row>
        <table:table-row table:style-name="ro2">
          <table:table-cell office:value-type="string">
            <text:p>Promote the Movement of Qi </text:p>
          </table:table-cell>
          <table:table-cell office:value-type="string">
            <text:p><text:a xlink:href="">Gua Lou Xie Bai Bai Jiu Tang</text:a></text:p>
          </table:table-cell>
          <table:table-cell office:value-type="string">
            <text:p> </text:p>
          </table:table-cell>
          <table:table-cell office:value-type="string">
            <text:p>Trichosanthes Fruit/ Chinese Chive/ and Wine Decoction</text:p>
          </table:table-cell>
        </table:table-row>
        <table:table-row table:style-name="ro2">
          <table:table-cell office:value-type="string">
            <text:p>Promote the Movement of Qi </text:p>
          </table:table-cell>
          <table:table-cell office:value-type="string">
            <text:p><text:a xlink:href="">Gua Lou Xie Bai Ban Xia Tang</text:a></text:p>
          </table:table-cell>
          <table:table-cell office:value-type="string">
            <text:p> </text:p>
          </table:table-cell>
          <table:table-cell office:value-type="string">
            <text:p>Trichosanthes Fruit/ Chinese Chive/ and Pinellia Decoction</text:p>
          </table:table-cell>
        </table:table-row>
        <table:table-row table:style-name="ro2">
          <table:table-cell office:value-type="string">
            <text:p>Promote the Movement of Qi </text:p>
          </table:table-cell>
          <table:table-cell office:value-type="string">
            <text:p><text:a xlink:href="">Hou Po Wen Zhong Tang</text:a></text:p>
          </table:table-cell>
          <table:table-cell office:value-type="string">
            <text:p>厚朴温中湯</text:p>
          </table:table-cell>
          <table:table-cell office:value-type="string">
            <text:p>Magnolia Bark Decoction for Warming the Middle</text:p>
          </table:table-cell>
        </table:table-row>
        <table:table-row table:style-name="ro2">
          <table:table-cell office:value-type="string">
            <text:p>Promote the Movement of Qi </text:p>
          </table:table-cell>
          <table:table-cell office:value-type="string">
            <text:p><text:a xlink:href="">Jia Wei Wu Yao Tang</text:a></text:p>
          </table:table-cell>
          <table:table-cell office:value-type="string">
            <text:p> </text:p>
          </table:table-cell>
          <table:table-cell office:value-type="string">
            <text:p>Augmented Lindera Decoction</text:p>
          </table:table-cell>
        </table:table-row>
        <table:table-row table:style-name="ro2">
          <table:table-cell office:value-type="string">
            <text:p>Promote the Movement of Qi </text:p>
          </table:table-cell>
          <table:table-cell office:value-type="string">
            <text:p><text:a xlink:href="">Jin Ling Zi San</text:a></text:p>
          </table:table-cell>
          <table:table-cell office:value-type="string">
            <text:p>金鈴子散</text:p>
          </table:table-cell>
          <table:table-cell office:value-type="string">
            <text:p>Melia Toosendan Powder</text:p>
          </table:table-cell>
        </table:table-row>
        <table:table-row table:style-name="ro2">
          <table:table-cell office:value-type="string">
            <text:p>Promote the Movement of Qi </text:p>
          </table:table-cell>
          <table:table-cell office:value-type="string">
            <text:p><text:a xlink:href="">Ju He Wan</text:a></text:p>
          </table:table-cell>
          <table:table-cell office:value-type="string">
            <text:p>橘核丸</text:p>
          </table:table-cell>
          <table:table-cell office:value-type="string">
            <text:p>Tangerine Seed Pill</text:p>
          </table:table-cell>
        </table:table-row>
        <table:table-row table:style-name="ro2">
          <table:table-cell office:value-type="string">
            <text:p>Promote the Movement of Qi </text:p>
          </table:table-cell>
          <table:table-cell office:value-type="string">
            <text:p><text:a xlink:href="">Liang Fu Wan</text:a></text:p>
          </table:table-cell>
          <table:table-cell office:value-type="string">
            <text:p>良附丸</text:p>
          </table:table-cell>
          <table:table-cell office:value-type="string">
            <text:p>Galangal and Cyperuss pill</text:p>
          </table:table-cell>
        </table:table-row>
        <table:table-row table:style-name="ro2">
          <table:table-cell office:value-type="string">
            <text:p>Promote the Movement of Qi </text:p>
          </table:table-cell>
          <table:table-cell office:value-type="string">
            <text:p><text:a xlink:href="">Nuan Gan Jian</text:a></text:p>
          </table:table-cell>
          <table:table-cell office:value-type="string">
            <text:p>暖肝煎</text:p>
          </table:table-cell>
          <table:table-cell office:value-type="string">
            <text:p>Warm the Liver Decoction</text:p>
          </table:table-cell>
        </table:table-row>
        <table:table-row table:style-name="ro2">
          <table:table-cell office:value-type="string">
            <text:p>Promote the Movement of Qi </text:p>
          </table:table-cell>
          <table:table-cell office:value-type="string">
            <text:p><text:a xlink:href="">Pai Qi Yin</text:a></text:p>
          </table:table-cell>
          <table:table-cell office:value-type="string">
            <text:p> </text:p>
          </table:table-cell>
          <table:table-cell office:value-type="string">
            <text:p>Discharge Gas Decoction</text:p>
          </table:table-cell>
        </table:table-row>
        <table:table-row table:style-name="ro2">
          <table:table-cell office:value-type="string">
            <text:p>Promote the Movement of Qi </text:p>
          </table:table-cell>
          <table:table-cell office:value-type="string">
            <text:p><text:a xlink:href="">Si Qi Tang</text:a></text:p>
          </table:table-cell>
          <table:table-cell office:value-type="string">
            <text:p> </text:p>
          </table:table-cell>
          <table:table-cell office:value-type="string">
            <text:p>Four-Ingredient Decoction for the Seven Emotions</text:p>
          </table:table-cell>
        </table:table-row>
        <table:table-row table:style-name="ro2">
          <table:table-cell office:value-type="string">
            <text:p>Promote the Movement of Qi </text:p>
          </table:table-cell>
          <table:table-cell office:value-type="string">
            <text:p><text:a xlink:href="">Tian Tai Wu Yao San</text:a></text:p>
          </table:table-cell>
          <table:table-cell office:value-type="string">
            <text:p>天臺烏藥散</text:p>
          </table:table-cell>
          <table:table-cell office:value-type="string">
            <text:p>Top-Quality Lindera Powder</text:p>
          </table:table-cell>
        </table:table-row>
        <table:table-row table:style-name="ro2">
          <table:table-cell office:value-type="string">
            <text:p>Promote the Movement of Qi </text:p>
          </table:table-cell>
          <table:table-cell office:value-type="string">
            <text:p><text:a xlink:href="">Yue Ju Wan</text:a></text:p>
          </table:table-cell>
          <table:table-cell office:value-type="string">
            <text:p>越鞠丸</text:p>
          </table:table-cell>
          <table:table-cell office:value-type="string">
            <text:p>Escape Restraint Pill</text:p>
          </table:table-cell>
        </table:table-row>
        <table:table-row table:style-name="ro3">
          <table:table-cell office:value-type="string">
            <text:p>Promote the Movement of Qi </text:p>
          </table:table-cell>
          <table:table-cell office:value-type="string">
            <text:p><text:a xlink:href="">Zhi Shi Gua Lou Gui Zhi Tang</text:a></text:p>
          </table:table-cell>
          <table:table-cell office:value-type="string">
            <text:p> </text:p>
          </table:table-cell>
          <table:table-cell office:value-type="string">
            <text:p>Immature Bitter Orange/ Trichosanthes Fruit/ and Cinnamon Twig Decoction</text:p>
          </table:table-cell>
        </table:table-row>
        <table:table-row table:style-name="ro2">
          <table:table-cell office:value-type="string">
            <text:p>Direct Rebellious Qi Downward </text:p>
          </table:table-cell>
          <table:table-cell office:value-type="string">
            <text:p><text:a xlink:href="">Ding Chuan Tang</text:a></text:p>
          </table:table-cell>
          <table:table-cell office:value-type="string">
            <text:p>定喘湯</text:p>
          </table:table-cell>
          <table:table-cell office:value-type="string">
            <text:p>Arrest Wheezing Decoction</text:p>
          </table:table-cell>
        </table:table-row>
        <table:table-row table:style-name="ro2">
          <table:table-cell office:value-type="string">
            <text:p>Direct Rebellious Qi Downward </text:p>
          </table:table-cell>
          <table:table-cell office:value-type="string">
            <text:p><text:a xlink:href="">Ding Xiang Shi Di Tang</text:a></text:p>
          </table:table-cell>
          <table:table-cell office:value-type="string">
            <text:p>丁香柿蒂湯</text:p>
          </table:table-cell>
          <table:table-cell office:value-type="string">
            <text:p>Clove and Persimmon Calyx Decoction</text:p>
          </table:table-cell>
        </table:table-row>
        <table:table-row table:style-name="ro2">
          <table:table-cell office:value-type="string">
            <text:p>Direct Rebellious Qi Downward </text:p>
          </table:table-cell>
          <table:table-cell office:value-type="string">
            <text:p><text:a xlink:href="">Gan Jiang Ren Shen Ban Xia Wan</text:a></text:p>
          </table:table-cell>
          <table:table-cell office:value-type="string">
            <text:p> </text:p>
          </table:table-cell>
          <table:table-cell office:value-type="string">
            <text:p>Ginger/ Ginseng and Pinellia Pill</text:p>
          </table:table-cell>
        </table:table-row>
        <table:table-row table:style-name="ro2">
          <table:table-cell office:value-type="string">
            <text:p>Direct Rebellious Qi Downward </text:p>
          </table:table-cell>
          <table:table-cell office:value-type="string">
            <text:p><text:a xlink:href="">Ju Pi Tang</text:a></text:p>
          </table:table-cell>
          <table:table-cell office:value-type="string">
            <text:p> </text:p>
          </table:table-cell>
          <table:table-cell office:value-type="string">
            <text:p>Tangerine Peel Decoction</text:p>
          </table:table-cell>
        </table:table-row>
        <table:table-row table:style-name="ro3">
          <table:table-cell office:value-type="string">
            <text:p>Direct Rebellious Qi Downward </text:p>
          </table:table-cell>
          <table:table-cell office:value-type="string">
            <text:p><text:a xlink:href="">Ju Pi Zhu Ru Tang (modified)</text:a></text:p>
          </table:table-cell>
          <table:table-cell office:value-type="string">
            <text:p> </text:p>
          </table:table-cell>
          <table:table-cell office:value-type="string">
            <text:p>Tangerine Peel and Bamboo Shavings Decoction (from formulas to aid the living)</text:p>
          </table:table-cell>
        </table:table-row>
        <table:table-row table:style-name="ro2">
          <table:table-cell office:value-type="string">
            <text:p>Direct Rebellious Qi Downward </text:p>
          </table:table-cell>
          <table:table-cell office:value-type="string">
            <text:p><text:a xlink:href="">Ju Pi Zhu Ru Tang</text:a></text:p>
          </table:table-cell>
          <table:table-cell office:value-type="string">
            <text:p>橘皮竹茹湯</text:p>
          </table:table-cell>
          <table:table-cell office:value-type="string">
            <text:p>Tangerine Peel and Bamboo Shavings Decoction</text:p>
          </table:table-cell>
        </table:table-row>
        <table:table-row table:style-name="ro2">
          <table:table-cell office:value-type="string">
            <text:p>Direct Rebellious Qi Downward </text:p>
          </table:table-cell>
          <table:table-cell office:value-type="string">
            <text:p><text:a xlink:href="">Liu Mo Tang</text:a></text:p>
          </table:table-cell>
          <table:table-cell office:value-type="string">
            <text:p> </text:p>
          </table:table-cell>
          <table:table-cell office:value-type="string">
            <text:p>Six Milled-herb Decoction</text:p>
          </table:table-cell>
        </table:table-row>
        <table:table-row table:style-name="ro2">
          <table:table-cell office:value-type="string">
            <text:p>Direct Rebellious Qi Downward </text:p>
          </table:table-cell>
          <table:table-cell office:value-type="string">
            <text:p><text:a xlink:href="">Shen Mi Tang</text:a></text:p>
          </table:table-cell>
          <table:table-cell office:value-type="string">
            <text:p> </text:p>
          </table:table-cell>
          <table:table-cell office:value-type="string">
            <text:p>Mysterious Decoction</text:p>
          </table:table-cell>
        </table:table-row>
        <table:table-row table:style-name="ro2">
          <table:table-cell office:value-type="string">
            <text:p>Direct Rebellious Qi Downward </text:p>
          </table:table-cell>
          <table:table-cell office:value-type="string">
            <text:p><text:a xlink:href="">Shi Di Tang</text:a></text:p>
          </table:table-cell>
          <table:table-cell office:value-type="string">
            <text:p> </text:p>
          </table:table-cell>
          <table:table-cell office:value-type="string">
            <text:p>Persimmon Calyx Decoction</text:p>
          </table:table-cell>
        </table:table-row>
        <table:table-row table:style-name="ro2">
          <table:table-cell office:value-type="string">
            <text:p>Direct Rebellious Qi Downward </text:p>
          </table:table-cell>
          <table:table-cell office:value-type="string">
            <text:p><text:a xlink:href="">Si Mo Tang</text:a></text:p>
          </table:table-cell>
          <table:table-cell office:value-type="string">
            <text:p>四磨湯</text:p>
          </table:table-cell>
          <table:table-cell office:value-type="string">
            <text:p>Four Milled-Herb Decoction</text:p>
          </table:table-cell>
        </table:table-row>
        <table:table-row table:style-name="ro2">
          <table:table-cell office:value-type="string">
            <text:p>Direct Rebellious Qi Downward </text:p>
          </table:table-cell>
          <table:table-cell office:value-type="string">
            <text:p><text:a xlink:href="">Su Zi Jiang Qi Tang</text:a></text:p>
          </table:table-cell>
          <table:table-cell office:value-type="string">
            <text:p>蘇子降氣湯</text:p>
          </table:table-cell>
          <table:table-cell office:value-type="string">
            <text:p>Perilla Fruit Decoction for Directing Qi Downward</text:p>
          </table:table-cell>
        </table:table-row>
        <table:table-row table:style-name="ro2">
          <table:table-cell office:value-type="string">
            <text:p>Direct Rebellious Qi Downward </text:p>
          </table:table-cell>
          <table:table-cell office:value-type="string">
            <text:p><text:a xlink:href="">Wu Mo Yin Zi</text:a></text:p>
          </table:table-cell>
          <table:table-cell office:value-type="string">
            <text:p> </text:p>
          </table:table-cell>
          <table:table-cell office:value-type="string">
            <text:p>Five Milled-Herb Decoction</text:p>
          </table:table-cell>
        </table:table-row>
        <table:table-row table:style-name="ro2">
          <table:table-cell office:value-type="string">
            <text:p>Direct Rebellious Qi Downward </text:p>
          </table:table-cell>
          <table:table-cell office:value-type="string">
            <text:p><text:a xlink:href="">Xin Zhi Ju Pi Zhu Ru Tang</text:a></text:p>
          </table:table-cell>
          <table:table-cell office:value-type="string">
            <text:p> </text:p>
          </table:table-cell>
          <table:table-cell office:value-type="string">
            <text:p>Newly-Formulated Tangerine Peel and Bamboo Shavings Decoction</text:p>
          </table:table-cell>
        </table:table-row>
        <table:table-row table:style-name="ro2">
          <table:table-cell office:value-type="string">
            <text:p>Direct Rebellious Qi Downward </text:p>
          </table:table-cell>
          <table:table-cell office:value-type="string">
            <text:p><text:a xlink:href="">Xuan Fu Dai Zhe Tang</text:a></text:p>
          </table:table-cell>
          <table:table-cell office:value-type="string">
            <text:p>旋覆代赭湯</text:p>
          </table:table-cell>
          <table:table-cell office:value-type="string">
            <text:p>Inola and Hematite Decoctioon</text:p>
          </table:table-cell>
        </table:table-row>
        <table:table-row table:style-name="ro2">
          <table:table-cell office:value-type="string">
            <text:p>Reduce Food Stagnation </text:p>
          </table:table-cell>
          <table:table-cell office:value-type="string">
            <text:p><text:a xlink:href="">Bao He Wan</text:a></text:p>
          </table:table-cell>
          <table:table-cell office:value-type="string">
            <text:p>保和丸</text:p>
          </table:table-cell>
          <table:table-cell office:value-type="string">
            <text:p>Preserve Harmony Pill</text:p>
          </table:table-cell>
        </table:table-row>
        <table:table-row table:style-name="ro2">
          <table:table-cell office:value-type="string">
            <text:p>Reduce Food Stagnation </text:p>
          </table:table-cell>
          <table:table-cell office:value-type="string">
            <text:p><text:a xlink:href="">Jian Pi Wan</text:a></text:p>
          </table:table-cell>
          <table:table-cell office:value-type="string">
            <text:p>健脾丸</text:p>
          </table:table-cell>
          <table:table-cell office:value-type="string">
            <text:p>Strengthen the Spleen Pill</text:p>
          </table:table-cell>
        </table:table-row>
        <table:table-row table:style-name="ro2">
          <table:table-cell office:value-type="string">
            <text:p>Reduce Food Stagnation </text:p>
          </table:table-cell>
          <table:table-cell office:value-type="string">
            <text:p><text:a xlink:href="">Mu Xiang Bing Lang Wan</text:a></text:p>
          </table:table-cell>
          <table:table-cell office:value-type="string">
            <text:p>木香檳榔丸</text:p>
          </table:table-cell>
          <table:table-cell office:value-type="string">
            <text:p>Aucklandia and Betel Nut Pill from the Analytic Co</text:p>
          </table:table-cell>
        </table:table-row>
        <table:table-row table:style-name="ro2">
          <table:table-cell office:value-type="string">
            <text:p>Reduce Food Stagnation </text:p>
          </table:table-cell>
          <table:table-cell office:value-type="string">
            <text:p><text:a xlink:href="">Xiao Ru Wan</text:a></text:p>
          </table:table-cell>
          <table:table-cell office:value-type="string">
            <text:p>消乳丸</text:p>
          </table:table-cell>
          <table:table-cell office:value-type="string">
            <text:p>Reduce Infantile Stagnation Pill</text:p>
          </table:table-cell>
        </table:table-row>
        <table:table-row table:style-name="ro2">
          <table:table-cell office:value-type="string">
            <text:p>Reduce Food Stagnation </text:p>
          </table:table-cell>
          <table:table-cell office:value-type="string">
            <text:p><text:a xlink:href="">Zhi Shi Dao Zhi Wan</text:a></text:p>
          </table:table-cell>
          <table:table-cell office:value-type="string">
            <text:p>枳實導滯丸</text:p>
          </table:table-cell>
          <table:table-cell office:value-type="string">
            <text:p>Immature Bitter Orange Pill to Guide out Stagnation</text:p>
          </table:table-cell>
        </table:table-row>
        <table:table-row table:style-name="ro2">
          <table:table-cell office:value-type="string">
            <text:p>Reduce Food Stagnation </text:p>
          </table:table-cell>
          <table:table-cell office:value-type="string">
            <text:p><text:a xlink:href="">Zhi Shi Xiao Pi Wan</text:a></text:p>
          </table:table-cell>
          <table:table-cell office:value-type="string">
            <text:p>枳實消痞丸</text:p>
          </table:table-cell>
          <table:table-cell office:value-type="string">
            <text:p>Immature Bitter Orange Pill to Reduce Focal Distention</text:p>
          </table:table-cell>
        </table:table-row>
        <table:table-row table:style-name="ro2">
          <table:table-cell office:value-type="string">
            <text:p>Reduce Food Stagnation </text:p>
          </table:table-cell>
          <table:table-cell office:value-type="string">
            <text:p><text:a xlink:href="">Zhi Zhu Tang</text:a></text:p>
          </table:table-cell>
          <table:table-cell office:value-type="string">
            <text:p>枳朮湯</text:p>
          </table:table-cell>
          <table:table-cell office:value-type="string">
            <text:p>Immature Bitter Orange and Atractylodes Macrocephala Decoction</text:p>
          </table:table-cell>
        </table:table-row>
        <table:table-row table:style-name="ro2">
          <table:table-cell office:value-type="string">
            <text:p>Reduce Food Stagnation </text:p>
          </table:table-cell>
          <table:table-cell office:value-type="string">
            <text:p><text:a xlink:href="">Zhi Zhu Wan</text:a></text:p>
          </table:table-cell>
          <table:table-cell office:value-type="string">
            <text:p>枳朮丸</text:p>
          </table:table-cell>
          <table:table-cell office:value-type="string">
            <text:p>Immature Bitter Orange and Atractylodes Macrocephala Pill</text:p>
          </table:table-cell>
        </table:table-row>
        <table:table-row table:style-name="ro2">
          <table:table-cell office:value-type="string">
            <text:p>Invigorate the Blood and Dispel Blood Stasis </text:p>
          </table:table-cell>
          <table:table-cell office:value-type="string">
            <text:p><text:a xlink:href="">Bu Yang Huan Wu Tang</text:a></text:p>
          </table:table-cell>
          <table:table-cell office:value-type="string">
            <text:p>補陽還五湯</text:p>
          </table:table-cell>
          <table:table-cell office:value-type="string">
            <text:p>Tonify the Yang to Restore Five (Tenths) Decoction</text:p>
          </table:table-cell>
        </table:table-row>
        <table:table-row table:style-name="ro2">
          <table:table-cell office:value-type="string">
            <text:p>Invigorate the Blood and Dispel Blood Stasis </text:p>
          </table:table-cell>
          <table:table-cell office:value-type="string">
            <text:p><text:a xlink:href="">Da Huang Zhe Chong Wan</text:a></text:p>
          </table:table-cell>
          <table:table-cell office:value-type="string">
            <text:p>大黃蛰虫丸</text:p>
          </table:table-cell>
          <table:table-cell office:value-type="string">
            <text:p>Rhubarb and Eupolnhagea pill</text:p>
          </table:table-cell>
        </table:table-row>
        <table:table-row table:style-name="ro2">
          <table:table-cell office:value-type="string">
            <text:p>Invigorate the Blood and Dispel Blood Stasis </text:p>
          </table:table-cell>
          <table:table-cell office:value-type="string">
            <text:p><text:a xlink:href="">Dan Shen Yin</text:a></text:p>
          </table:table-cell>
          <table:table-cell office:value-type="string">
            <text:p>丹參飲</text:p>
          </table:table-cell>
          <table:table-cell office:value-type="string">
            <text:p>Salvia Decoction</text:p>
          </table:table-cell>
        </table:table-row>
        <table:table-row table:style-name="ro2">
          <table:table-cell office:value-type="string">
            <text:p>Invigorate the Blood and Dispel Blood Stasis </text:p>
          </table:table-cell>
          <table:table-cell office:value-type="string">
            <text:p><text:a xlink:href="">Di Dang Tang</text:a></text:p>
          </table:table-cell>
          <table:table-cell office:value-type="string">
            <text:p> </text:p>
          </table:table-cell>
          <table:table-cell office:value-type="string">
            <text:p>Resistance Decoction</text:p>
          </table:table-cell>
        </table:table-row>
        <table:table-row table:style-name="ro2">
          <table:table-cell office:value-type="string">
            <text:p>Invigorate the Blood and Dispel Blood Stasis </text:p>
          </table:table-cell>
          <table:table-cell office:value-type="string">
            <text:p><text:a xlink:href="">Ge Xia Zhu Yu Tang</text:a></text:p>
          </table:table-cell>
          <table:table-cell office:value-type="string">
            <text:p> </text:p>
          </table:table-cell>
          <table:table-cell office:value-type="string">
            <text:p>Drive Out Blood Stasis Below the Diaphragm Decoction</text:p>
          </table:table-cell>
        </table:table-row>
        <table:table-row table:style-name="ro2">
          <table:table-cell office:value-type="string">
            <text:p>Invigorate the Blood and Dispel Blood Stasis </text:p>
          </table:table-cell>
          <table:table-cell office:value-type="string">
            <text:p><text:a xlink:href="">Shao Fu Zhu Yu Tang</text:a></text:p>
          </table:table-cell>
          <table:table-cell office:value-type="string">
            <text:p> </text:p>
          </table:table-cell>
          <table:table-cell office:value-type="string">
            <text:p>Drive Out Blood Stasis in the Lower Abdomen Decoction</text:p>
          </table:table-cell>
        </table:table-row>
        <table:table-row table:style-name="ro2">
          <table:table-cell office:value-type="string">
            <text:p>Invigorate the Blood and Dispel Blood Stasis </text:p>
          </table:table-cell>
          <table:table-cell office:value-type="string">
            <text:p><text:a xlink:href="">Shen Tong Zhu Yu Tang</text:a></text:p>
          </table:table-cell>
          <table:table-cell office:value-type="string">
            <text:p> </text:p>
          </table:table-cell>
          <table:table-cell office:value-type="string">
            <text:p>Drive Out Blood Stasis from a Painful Body Decoction</text:p>
          </table:table-cell>
        </table:table-row>
        <table:table-row table:style-name="ro2">
          <table:table-cell office:value-type="string">
            <text:p>Invigorate the Blood and Dispel Blood Stasis </text:p>
          </table:table-cell>
          <table:table-cell office:value-type="string">
            <text:p><text:a xlink:href="">Shi Xiao San</text:a></text:p>
          </table:table-cell>
          <table:table-cell office:value-type="string">
            <text:p>失笑散</text:p>
          </table:table-cell>
          <table:table-cell office:value-type="string">
            <text:p>Sudden Smile Powder</text:p>
          </table:table-cell>
        </table:table-row>
        <table:table-row table:style-name="ro2">
          <table:table-cell office:value-type="string">
            <text:p>Invigorate the Blood and Dispel Blood Stasis </text:p>
          </table:table-cell>
          <table:table-cell office:value-type="string">
            <text:p><text:a xlink:href="">Shou Nian San</text:a></text:p>
          </table:table-cell>
          <table:table-cell office:value-type="string">
            <text:p> </text:p>
          </table:table-cell>
          <table:table-cell office:value-type="string">
            <text:p>Pinch Powder</text:p>
          </table:table-cell>
        </table:table-row>
        <table:table-row table:style-name="ro2">
          <table:table-cell office:value-type="string">
            <text:p>Invigorate the Blood and Dispel Blood Stasis </text:p>
          </table:table-cell>
          <table:table-cell office:value-type="string">
            <text:p><text:a xlink:href="">Shu Jing Huo Xue Tang</text:a></text:p>
          </table:table-cell>
          <table:table-cell office:value-type="string">
            <text:p> </text:p>
          </table:table-cell>
          <table:table-cell office:value-type="string">
            <text:p>Relax the Channels and Invigorate the Blood Decoction</text:p>
          </table:table-cell>
        </table:table-row>
        <table:table-row table:style-name="ro2">
          <table:table-cell office:value-type="string">
            <text:p>Invigorate the Blood and Dispel Blood Stasis </text:p>
          </table:table-cell>
          <table:table-cell office:value-type="string">
            <text:p><text:a xlink:href="">Tao He Cheng Qi Tang</text:a></text:p>
          </table:table-cell>
          <table:table-cell office:value-type="string">
            <text:p>桃核承氣湯</text:p>
          </table:table-cell>
          <table:table-cell office:value-type="string">
            <text:p>Peach Pit Decoction to Order the Qi</text:p>
          </table:table-cell>
        </table:table-row>
        <table:table-row table:style-name="ro2">
          <table:table-cell office:value-type="string">
            <text:p>Invigorate the Blood and Dispel Blood Stasis </text:p>
          </table:table-cell>
          <table:table-cell office:value-type="string">
            <text:p><text:a xlink:href="">Tong Qiao Huo Xue Tang</text:a></text:p>
          </table:table-cell>
          <table:table-cell office:value-type="string">
            <text:p> </text:p>
          </table:table-cell>
          <table:table-cell office:value-type="string">
            <text:p>Unblock the Orifices and Invigorate the Blood Decoction</text:p>
          </table:table-cell>
        </table:table-row>
        <table:table-row table:style-name="ro2">
          <table:table-cell office:value-type="string">
            <text:p>Invigorate the Blood and Dispel Blood Stasis </text:p>
          </table:table-cell>
          <table:table-cell office:value-type="string">
            <text:p><text:a xlink:href="">Xue Fu Zhu Yu Tang</text:a></text:p>
          </table:table-cell>
          <table:table-cell office:value-type="string">
            <text:p>血府逐瘀湯</text:p>
          </table:table-cell>
          <table:table-cell office:value-type="string">
            <text:p>Drive Out Stasis in the Mansion of Blood Decoction</text:p>
          </table:table-cell>
        </table:table-row>
        <table:table-row table:style-name="ro2">
          <table:table-cell office:value-type="string">
            <text:p>Invigorate the Blood and Dispel Blood Stasis </text:p>
          </table:table-cell>
          <table:table-cell office:value-type="string">
            <text:p><text:a xlink:href="">Yan Hu Suo Tang</text:a></text:p>
          </table:table-cell>
          <table:table-cell office:value-type="string">
            <text:p> </text:p>
          </table:table-cell>
          <table:table-cell office:value-type="string">
            <text:p>Corydalis Docoction</text:p>
          </table:table-cell>
        </table:table-row>
        <table:table-row table:style-name="ro2">
          <table:table-cell office:value-type="string">
            <text:p>Clear Heat and Stop Bleeding </text:p>
          </table:table-cell>
          <table:table-cell office:value-type="string">
            <text:p><text:a xlink:href="">Di Yu San</text:a></text:p>
          </table:table-cell>
          <table:table-cell office:value-type="string">
            <text:p> </text:p>
          </table:table-cell>
          <table:table-cell office:value-type="string">
            <text:p>Sanguisorba Powder</text:p>
          </table:table-cell>
        </table:table-row>
        <table:table-row table:style-name="ro2">
          <table:table-cell office:value-type="string">
            <text:p>Clear Heat and Stop Bleeding </text:p>
          </table:table-cell>
          <table:table-cell office:value-type="string">
            <text:p><text:a xlink:href="">Huai Hua San</text:a></text:p>
          </table:table-cell>
          <table:table-cell office:value-type="string">
            <text:p>槐花散</text:p>
          </table:table-cell>
          <table:table-cell office:value-type="string">
            <text:p>Sophora Japonica Flower Powder</text:p>
          </table:table-cell>
        </table:table-row>
        <table:table-row table:style-name="ro2">
          <table:table-cell office:value-type="string">
            <text:p>Clear Heat and Stop Bleeding </text:p>
          </table:table-cell>
          <table:table-cell office:value-type="string">
            <text:p><text:a xlink:href="">Huai Jiao Wan</text:a></text:p>
          </table:table-cell>
          <table:table-cell office:value-type="string">
            <text:p> </text:p>
          </table:table-cell>
          <table:table-cell office:value-type="string">
            <text:p>Sophora Japonica Fruit Pill</text:p>
          </table:table-cell>
        </table:table-row>
        <table:table-row table:style-name="ro2">
          <table:table-cell office:value-type="string">
            <text:p>Clear Heat and Stop Bleeding </text:p>
          </table:table-cell>
          <table:table-cell office:value-type="string">
            <text:p><text:a xlink:href="">Huang Tu Tang</text:a></text:p>
          </table:table-cell>
          <table:table-cell office:value-type="string">
            <text:p>黃土湯</text:p>
          </table:table-cell>
          <table:table-cell office:value-type="string">
            <text:p>Yellow Earth Decoction</text:p>
          </table:table-cell>
        </table:table-row>
        <table:table-row table:style-name="ro2">
          <table:table-cell office:value-type="string">
            <text:p>Clear Heat and Stop Bleeding </text:p>
          </table:table-cell>
          <table:table-cell office:value-type="string">
            <text:p><text:a xlink:href="">Ke Xue Fang</text:a></text:p>
          </table:table-cell>
          <table:table-cell office:value-type="string">
            <text:p>咳血方</text:p>
          </table:table-cell>
          <table:table-cell office:value-type="string">
            <text:p>Coughing of Blood Formula</text:p>
          </table:table-cell>
        </table:table-row>
        <table:table-row table:style-name="ro2">
          <table:table-cell office:value-type="string">
            <text:p>Clear Heat and Stop Bleeding </text:p>
          </table:table-cell>
          <table:table-cell office:value-type="string">
            <text:p><text:a xlink:href="">Ning Xue Tang</text:a></text:p>
          </table:table-cell>
          <table:table-cell office:value-type="string">
            <text:p> </text:p>
          </table:table-cell>
          <table:table-cell office:value-type="string">
            <text:p>Quiet the Blood Decoction</text:p>
          </table:table-cell>
        </table:table-row>
        <table:table-row table:style-name="ro2">
          <table:table-cell office:value-type="string">
            <text:p>Clear Heat and Stop Bleeding </text:p>
          </table:table-cell>
          <table:table-cell office:value-type="string">
            <text:p><text:a xlink:href="">Qing Jing Zhi Xue Tang</text:a></text:p>
          </table:table-cell>
          <table:table-cell office:value-type="string">
            <text:p> </text:p>
          </table:table-cell>
          <table:table-cell office:value-type="string">
            <text:p>Cool the Menses and Stop Bleeding Decoction</text:p>
          </table:table-cell>
        </table:table-row>
        <table:table-row table:style-name="ro2">
          <table:table-cell office:value-type="string">
            <text:p>Clear Heat and Stop Bleeding </text:p>
          </table:table-cell>
          <table:table-cell office:value-type="string">
            <text:p><text:a xlink:href="">Qing Re Zhi Beng Tang</text:a></text:p>
          </table:table-cell>
          <table:table-cell office:value-type="string">
            <text:p>清熱止崩湯</text:p>
          </table:table-cell>
          <table:table-cell office:value-type="string">
            <text:p>Clear Heat and Stop Excessive Uterine Bleeding Dec</text:p>
          </table:table-cell>
        </table:table-row>
        <table:table-row table:style-name="ro2">
          <table:table-cell office:value-type="string">
            <text:p>Clear Heat and Stop Bleeding </text:p>
          </table:table-cell>
          <table:table-cell office:value-type="string">
            <text:p><text:a xlink:href="">Shi Hui San</text:a></text:p>
          </table:table-cell>
          <table:table-cell office:value-type="string">
            <text:p>十灰散</text:p>
          </table:table-cell>
          <table:table-cell office:value-type="string">
            <text:p>Ten Partially-Charred Substances Powder</text:p>
          </table:table-cell>
        </table:table-row>
        <table:table-row table:style-name="ro2">
          <table:table-cell office:value-type="string">
            <text:p>Clear Heat and Stop Bleeding </text:p>
          </table:table-cell>
          <table:table-cell office:value-type="string">
            <text:p><text:a xlink:href="">Shun Jing Tang</text:a></text:p>
          </table:table-cell>
          <table:table-cell office:value-type="string">
            <text:p> </text:p>
          </table:table-cell>
          <table:table-cell office:value-type="string">
            <text:p>Smooth the Menses Decoction</text:p>
          </table:table-cell>
        </table:table-row>
        <table:table-row table:style-name="ro2">
          <table:table-cell office:value-type="string">
            <text:p>Clear Heat and Stop Bleeding </text:p>
          </table:table-cell>
          <table:table-cell office:value-type="string">
            <text:p><text:a xlink:href="">Si Sheng Wan</text:a></text:p>
          </table:table-cell>
          <table:table-cell office:value-type="string">
            <text:p>四生丸</text:p>
          </table:table-cell>
          <table:table-cell office:value-type="string">
            <text:p>Four-Fresh Pill</text:p>
          </table:table-cell>
        </table:table-row>
        <table:table-row table:style-name="ro2">
          <table:table-cell office:value-type="string">
            <text:p>Tonify and Stop Bleeding </text:p>
          </table:table-cell>
          <table:table-cell office:value-type="string">
            <text:p><text:a xlink:href="">Bai Ye Tang</text:a></text:p>
          </table:table-cell>
          <table:table-cell office:value-type="string">
            <text:p> </text:p>
          </table:table-cell>
          <table:table-cell office:value-type="string">
            <text:p>Biota Twig Decoction</text:p>
          </table:table-cell>
        </table:table-row>
        <table:table-row table:style-name="ro2">
          <table:table-cell office:value-type="string">
            <text:p>Tonify and Stop Bleeding </text:p>
          </table:table-cell>
          <table:table-cell office:value-type="string">
            <text:p><text:a xlink:href="">Ding Xiang Jiao Ai Tang</text:a></text:p>
          </table:table-cell>
          <table:table-cell office:value-type="string">
            <text:p> </text:p>
          </table:table-cell>
          <table:table-cell office:value-type="string">
            <text:p>Clove/ Ass-Hide Gelatin/ and Mugwort Decoction</text:p>
          </table:table-cell>
        </table:table-row>
        <table:table-row table:style-name="ro2">
          <table:table-cell office:value-type="string">
            <text:p>Tonify and Stop Bleeding </text:p>
          </table:table-cell>
          <table:table-cell office:value-type="string">
            <text:p><text:a xlink:href="">Jiao Ai Tang</text:a></text:p>
          </table:table-cell>
          <table:table-cell office:value-type="string">
            <text:p>膠艾湯</text:p>
          </table:table-cell>
          <table:table-cell office:value-type="string">
            <text:p>Ass-Hide Gelatin and Mugwort Decoction</text:p>
          </table:table-cell>
        </table:table-row>
        <table:table-row table:style-name="ro2">
          <table:table-cell office:value-type="string">
            <text:p>Release Wind from the Skin and Channels </text:p>
          </table:table-cell>
          <table:table-cell office:value-type="string">
            <text:p><text:a xlink:href="">Qian Zheng San</text:a></text:p>
          </table:table-cell>
          <table:table-cell office:value-type="string">
            <text:p>牽正散</text:p>
          </table:table-cell>
          <table:table-cell office:value-type="string">
            <text:p>Lead to Symmetry Powder</text:p>
          </table:table-cell>
        </table:table-row>
        <table:table-row table:style-name="ro2">
          <table:table-cell office:value-type="string">
            <text:p>Release Wind from the Skin and Channels </text:p>
          </table:table-cell>
          <table:table-cell office:value-type="string">
            <text:p><text:a xlink:href="">Si Wu Xiao Feng Yin</text:a></text:p>
          </table:table-cell>
          <table:table-cell office:value-type="string">
            <text:p>四物消風飲</text:p>
          </table:table-cell>
          <table:table-cell office:value-type="string">
            <text:p>Eliminate Wind Decoction with the Four Substances</text:p>
          </table:table-cell>
        </table:table-row>
        <table:table-row table:style-name="ro2">
          <table:table-cell office:value-type="string">
            <text:p>Release Wind from the Skin and Channels </text:p>
          </table:table-cell>
          <table:table-cell office:value-type="string">
            <text:p><text:a xlink:href="">Wu Hu Zhui Feng San</text:a></text:p>
          </table:table-cell>
          <table:table-cell office:value-type="string">
            <text:p>五虎逐風散</text:p>
          </table:table-cell>
          <table:table-cell office:value-type="string">
            <text:p>Five-Tiger Powder to Pursue Wind</text:p>
          </table:table-cell>
        </table:table-row>
        <table:table-row table:style-name="ro2">
          <table:table-cell office:value-type="string">
            <text:p>Release Wind from the Skin and Channels </text:p>
          </table:table-cell>
          <table:table-cell office:value-type="string">
            <text:p><text:a xlink:href="">Wu Tou Tang</text:a></text:p>
          </table:table-cell>
          <table:table-cell office:value-type="string">
            <text:p>烏頭湯</text:p>
          </table:table-cell>
          <table:table-cell office:value-type="string">
            <text:p>Aconite Decoction</text:p>
          </table:table-cell>
        </table:table-row>
        <table:table-row table:style-name="ro2">
          <table:table-cell office:value-type="string">
            <text:p>Release Wind from the Skin and Channels </text:p>
          </table:table-cell>
          <table:table-cell office:value-type="string">
            <text:p><text:a xlink:href="">Wu Yao Shun Qi San</text:a></text:p>
          </table:table-cell>
          <table:table-cell office:value-type="string">
            <text:p>烏藥順氣散</text:p>
          </table:table-cell>
          <table:table-cell office:value-type="string">
            <text:p>Lindera Powder to Smooth the Flow of Qi</text:p>
          </table:table-cell>
        </table:table-row>
        <table:table-row table:style-name="ro2">
          <table:table-cell office:value-type="string">
            <text:p>Release Wind from the Skin and Channels </text:p>
          </table:table-cell>
          <table:table-cell office:value-type="string">
            <text:p><text:a xlink:href="">Xiao Feng San</text:a></text:p>
          </table:table-cell>
          <table:table-cell office:value-type="string">
            <text:p>消風散</text:p>
          </table:table-cell>
          <table:table-cell office:value-type="string">
            <text:p>Eliminate Wind Powder</text:p>
          </table:table-cell>
        </table:table-row>
        <table:table-row table:style-name="ro2">
          <table:table-cell office:value-type="string">
            <text:p>Release Wind from the Skin and Channels </text:p>
          </table:table-cell>
          <table:table-cell office:value-type="string">
            <text:p><text:a xlink:href="">Xiao Feng San (modification 1)</text:a></text:p>
          </table:table-cell>
          <table:table-cell office:value-type="string">
            <text:p> </text:p>
          </table:table-cell>
          <table:table-cell office:value-type="string">
            <text:p>Eliminate Wind Powder from Imperial Grace Formulary</text:p>
          </table:table-cell>
        </table:table-row>
        <table:table-row table:style-name="ro2">
          <table:table-cell office:value-type="string">
            <text:p>Release Wind from the Skin and Channels </text:p>
          </table:table-cell>
          <table:table-cell office:value-type="string">
            <text:p><text:a xlink:href="">Xiao Feng San (modification 2)</text:a></text:p>
          </table:table-cell>
          <table:table-cell office:value-type="string">
            <text:p> </text:p>
          </table:table-cell>
          <table:table-cell office:value-type="string">
            <text:p>Eliminate Wind Powder from Effecctive Formulas</text:p>
          </table:table-cell>
        </table:table-row>
        <table:table-row table:style-name="ro2">
          <table:table-cell office:value-type="string">
            <text:p>Release Wind from the Skin and Channels </text:p>
          </table:table-cell>
          <table:table-cell office:value-type="string">
            <text:p><text:a xlink:href="">Xiao Huo Luo Dan</text:a></text:p>
          </table:table-cell>
          <table:table-cell office:value-type="string">
            <text:p>小活络丹</text:p>
          </table:table-cell>
          <table:table-cell office:value-type="string">
            <text:p>Minor Invigorate the Collaterals Special Pill</text:p>
          </table:table-cell>
        </table:table-row>
        <table:table-row table:style-name="ro2">
          <table:table-cell office:value-type="string">
            <text:p>Release Wind from the Skin and Channels </text:p>
          </table:table-cell>
          <table:table-cell office:value-type="string">
            <text:p><text:a xlink:href="">Xiao Xu Ming Tang</text:a></text:p>
          </table:table-cell>
          <table:table-cell office:value-type="string">
            <text:p>小續命湯</text:p>
          </table:table-cell>
          <table:table-cell office:value-type="string">
            <text:p>Minor Prolong Life Decoction</text:p>
          </table:table-cell>
        </table:table-row>
        <table:table-row table:style-name="ro2">
          <table:table-cell office:value-type="string">
            <text:p>Release Wind from the Skin and Channels </text:p>
          </table:table-cell>
          <table:table-cell office:value-type="string">
            <text:p><text:a xlink:href="">Xu Ming Tang</text:a></text:p>
          </table:table-cell>
          <table:table-cell office:value-type="string">
            <text:p>續命湯</text:p>
          </table:table-cell>
          <table:table-cell office:value-type="string">
            <text:p>Prolong Life Decoction</text:p>
          </table:table-cell>
        </table:table-row>
        <table:table-row table:style-name="ro2">
          <table:table-cell office:value-type="string">
            <text:p>Release Wind from the Skin and Channels </text:p>
          </table:table-cell>
          <table:table-cell office:value-type="string">
            <text:p><text:a xlink:href="">Yu Zhen San</text:a></text:p>
          </table:table-cell>
          <table:table-cell office:value-type="string">
            <text:p>玉真散</text:p>
          </table:table-cell>
          <table:table-cell office:value-type="string">
            <text:p>True Jade Powder</text:p>
          </table:table-cell>
        </table:table-row>
        <table:table-row table:style-name="ro2">
          <table:table-cell office:value-type="string">
            <text:p>Release Wind from the Skin and Channels </text:p>
          </table:table-cell>
          <table:table-cell office:value-type="string">
            <text:p><text:a xlink:href="">Zhi Jing San</text:a></text:p>
          </table:table-cell>
          <table:table-cell office:value-type="string">
            <text:p>止痙散</text:p>
          </table:table-cell>
          <table:table-cell office:value-type="string">
            <text:p>Stop Spasms Powder</text:p>
          </table:table-cell>
        </table:table-row>
        <table:table-row table:style-name="ro2">
          <table:table-cell office:value-type="string">
            <text:p>Extinguish Internal Wind </text:p>
          </table:table-cell>
          <table:table-cell office:value-type="string">
            <text:p><text:a xlink:href="">Da Ding Feng Zhu</text:a></text:p>
          </table:table-cell>
          <table:table-cell office:value-type="string">
            <text:p>大定風珠</text:p>
          </table:table-cell>
          <table:table-cell office:value-type="string">
            <text:p>Major Arrest Wind Pearl</text:p>
          </table:table-cell>
        </table:table-row>
        <table:table-row table:style-name="ro2">
          <table:table-cell office:value-type="string">
            <text:p>Extinguish Internal Wind </text:p>
          </table:table-cell>
          <table:table-cell office:value-type="string">
            <text:p><text:a xlink:href="">Di Huang Yin Zi</text:a></text:p>
          </table:table-cell>
          <table:table-cell office:value-type="string">
            <text:p>地黃飲子</text:p>
          </table:table-cell>
          <table:table-cell office:value-type="string">
            <text:p>Rehmannia Decoction</text:p>
          </table:table-cell>
        </table:table-row>
        <table:table-row table:style-name="ro2">
          <table:table-cell office:value-type="string">
            <text:p>Extinguish Internal Wind </text:p>
          </table:table-cell>
          <table:table-cell office:value-type="string">
            <text:p><text:a xlink:href="">E Jiao Ji Zi Huang Tang</text:a></text:p>
          </table:table-cell>
          <table:table-cell office:value-type="string">
            <text:p>阿膠雞子黃湯</text:p>
          </table:table-cell>
          <table:table-cell office:value-type="string">
            <text:p>Ass-Hide Gelatin and Egg Yolk Decoction</text:p>
          </table:table-cell>
        </table:table-row>
        <table:table-row table:style-name="ro2">
          <table:table-cell office:value-type="string">
            <text:p>Extinguish Internal Wind </text:p>
          </table:table-cell>
          <table:table-cell office:value-type="string">
            <text:p><text:a xlink:href="">Gou Teng Yin</text:a></text:p>
          </table:table-cell>
          <table:table-cell office:value-type="string">
            <text:p>鉤藤飲</text:p>
          </table:table-cell>
          <table:table-cell office:value-type="string">
            <text:p>Uncaria Decotion</text:p>
          </table:table-cell>
        </table:table-row>
        <table:table-row table:style-name="ro2">
          <table:table-cell office:value-type="string">
            <text:p>Extinguish Internal Wind </text:p>
          </table:table-cell>
          <table:table-cell office:value-type="string">
            <text:p><text:a xlink:href="">Jian Ling Tang</text:a></text:p>
          </table:table-cell>
          <table:table-cell office:value-type="string">
            <text:p> </text:p>
          </table:table-cell>
          <table:table-cell office:value-type="string">
            <text:p>Construct Roof Tiles Decoction</text:p>
          </table:table-cell>
        </table:table-row>
        <table:table-row table:style-name="ro2">
          <table:table-cell office:value-type="string">
            <text:p>Extinguish Internal Wind </text:p>
          </table:table-cell>
          <table:table-cell office:value-type="string">
            <text:p><text:a xlink:href="">Ling Jiao Gou Teng Tang</text:a></text:p>
          </table:table-cell>
          <table:table-cell office:value-type="string">
            <text:p>羚角芶藤湯</text:p>
          </table:table-cell>
          <table:table-cell office:value-type="string">
            <text:p>Antelope Horn and Unicaria Decoction</text:p>
          </table:table-cell>
        </table:table-row>
        <table:table-row table:style-name="ro2">
          <table:table-cell office:value-type="string">
            <text:p>Extinguish Internal Wind </text:p>
          </table:table-cell>
          <table:table-cell office:value-type="string">
            <text:p><text:a xlink:href="">San Jia Fu Mai Tang</text:a></text:p>
          </table:table-cell>
          <table:table-cell office:value-type="string">
            <text:p>三甲復脈湯</text:p>
          </table:table-cell>
          <table:table-cell office:value-type="string">
            <text:p>Three-Shell Decoction to Restore the Pulse</text:p>
          </table:table-cell>
        </table:table-row>
        <table:table-row table:style-name="ro2">
          <table:table-cell office:value-type="string">
            <text:p>Extinguish Internal Wind </text:p>
          </table:table-cell>
          <table:table-cell office:value-type="string">
            <text:p><text:a xlink:href="">Tian Ma Gou Teng Yin</text:a></text:p>
          </table:table-cell>
          <table:table-cell office:value-type="string">
            <text:p>天麻芶藤飲</text:p>
          </table:table-cell>
          <table:table-cell office:value-type="string">
            <text:p>Gastrodia and Uncaria Decoction</text:p>
          </table:table-cell>
        </table:table-row>
        <table:table-row table:style-name="ro2">
          <table:table-cell office:value-type="string">
            <text:p>Extinguish Internal Wind </text:p>
          </table:table-cell>
          <table:table-cell office:value-type="string">
            <text:p><text:a xlink:href="">Zhen Gan Xi Feng Tang</text:a></text:p>
          </table:table-cell>
          <table:table-cell office:value-type="string">
            <text:p>鎮肝熄風湯</text:p>
          </table:table-cell>
          <table:table-cell office:value-type="string">
            <text:p>Sedate the Liver and Extinquish Wind Decoction</text:p>
          </table:table-cell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9">03/29/2010</text:date>, <text:time>16:0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yler Gannon</meta:initial-creator>
    <meta:creation-date>2010-03-29T14:57:41</meta:creation-date>
    <dc:date>2010-03-29T16:04:55</dc:date>
    <dc:creator>Tyler Gannon</dc:creator>
    <meta:editing-duration>PT00H34M18S</meta:editing-duration>
    <meta:editing-cycles>2</meta:editing-cycles>
    <meta:generator>OpenOffice.org/3.2$Linux OpenOffice.org_project/320m12$Build-9483</meta:generator>
    <meta:document-statistic meta:table-count="3" meta:cell-count="4295" meta:object-count="0"/>
  </office:meta>
</office:document-meta>
</file>